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01pt"/>
    </style:style>
    <style:style style:name="co2" style:family="table-column">
      <style:table-column-properties fo:break-before="auto" style:column-width="62.79pt"/>
    </style:style>
    <style:style style:name="co3" style:family="table-column">
      <style:table-column-properties fo:break-before="auto" style:column-width="130.39pt"/>
    </style:style>
    <style:style style:name="co4" style:family="table-column">
      <style:table-column-properties fo:break-before="auto" style:column-width="115.51pt"/>
    </style:style>
    <style:style style:name="co5" style:family="table-column">
      <style:table-column-properties fo:break-before="auto" style:column-width="82.26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84.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ta1" style:family="table" style:master-page-name="PageStyle_5f_Table_20_S1">
      <style:table-properties table:display="true" style:writing-mode="lr-tb"/>
    </style:style>
    <style:style style:name="ta2" style:family="table" style:master-page-name="PageStyle_5f_Table_20_S2">
      <style:table-properties table:display="true" style:writing-mode="lr-tb"/>
    </style:style>
    <style:style style:name="ta3" style:family="table" style:master-page-name="PageStyle_5f_Table_20_S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padding="2.01pt"/>
    </style:style>
    <style:style style:name="ce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name-complex="宋体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S1" table:style-name="ta1">
        <office:forms form:automatic-focus="false" form:apply-design-mode="false"/>
        <table:table-column table:style-name="co1" table:number-columns-repeated="257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SMILES</text:p>
          </table:table-cell>
          <table:table-cell table:style-name="ce1" office:value-type="string" calcext:value-type="string">
            <text:p>Bioactivity*</text:p>
          </table:table-cell>
          <table:table-cell table:style-name="ce7" office:value-type="string" calcext:value-type="string">
            <text:p>Labe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[N+](=O)c1cccc(c1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C[C@H]3[C@@H](CCc4cc(OS(O)(=O)=O)ccc34)[C@@H]1CC[C@@]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CC(C)C1CCC2C(CCCC12C)=CC=C1CC(O)CC(O)C1=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ccc-2c(Cc3ccccc-23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O)C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N(C2OC(CO)C(O)C2F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C3CCC4(C)C(O)CCC4C3CCc2c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2cc3c(ccc4ccccc34)c3CCc1c2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C(c1ccc(O)cc1)c1ccc(OCCN(C)C)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N(C=N1)C1OC(CO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CC1O)N1C=C(F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c1ncnc2[nH]cn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O[C@H](O[C@@H]2[C@@H](CO)O[C@H](O[C@@H]3[C@@H](CO)O[C@@H](O)[C@H](O)[C@H]3O)[C@H](O)[C@H]2O)[C@H](O)[C@@H](O)[C@@H]1N[C@H]1C=C(CO)[C@@H](O)[C@H](O)[C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=O)Nc1ccc(OCC(O)CNC(C)C)c(c1)C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CC(C1=C(O)c2ccccc2OC1=O)c1ccc(cc1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c1ccc(cc1)S(=O)(=O)NC(=O)N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[C@@H](CS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)c(\C=C\C(\C)=C\C=C\C(\C)=C\C(O)=O)c(C)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c2ncn(COCCO)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nc2n(cnc12)[C@@H]1O[C@H](CO)[C@@H](O)[C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O[C@H]3OC=C[C@H]3c2c2OC(=O)C3=C(CCC3=O)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C2CC3C4N(C)c5ccccc5C44CC(C2C4O)N3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Sc1ccc2nc(NC(=O)OC)[nH]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NC([N]C(N)C2CC1OC)N(C)CCCNC(=O)C1CCC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=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=CCOC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Cc1ccccc1)CC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(O)C(=O)NC1CC(N)C(OC2OC(CN)C(O)C(O)C2O)C(O)C1OC1OC(CO)C(O)C(N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N)NC(=O)c1nc(Cl)c(N)nc1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CCCCNC1c2ccccc2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1=C(C)N(C)N(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C(O)=O)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=C1c2ccccc2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1cc(Nc2ccnc3cc(Cl)ccc23)cc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N(CC(O)C(Cc1ccccc1)NC(=O)OC1CCOC1)S(=O)(=O)c1ccc(N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CC(=CNC1=O)c1ccn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NS(C)(=O)=O)ccc1Nc1c2ccccc2n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#N)c1cc(Cn2cncn2)cc(c1)C(C)(C)C#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=C=Nc1c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1cccc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1(CCC)CCC2(CCN(CCCN(CC)CC)C2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[C@@H](Oc1ccccc1C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(C(=O)Nc2ccccc2)c(c(-c2ccc(F)cc2)n1CCC(O)CC(O)CC(O)=O)-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(=O)O[C@H]1[C@H](O[C@@H]2C[C@H]([C@H]3CC[C@@]45C[C@@H](CC[C@H]4[C@]3(C)C2)C(=C)[C@@H]5O)C(O)=O)O[C@H](CO)[C@@H](OS([O-])(=O)=O)[C@@H]1OS([O-]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c(C(C)C)c(CC(=O)NS(=O)(=O)Oc2c(cccc2C(C)C)C(C)C)c(c1)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N(C=N1)[C@@H]1O[C@H](CO)[C@@H](O)[C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(CC1)=C1c2ccccc2CCc2cccn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nc(c1Sc1ncnc2nc[nH]c12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OC(=O)C(C)C(OC2CC(C)(OC)C(O)C(C)O2)C(C)C(OC2OC(C)CC(C2O)N(C)C)C(C)(O)CC(C)CN(C)C(C)C(O)C1(C)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C2C(NC(=O)C(NC(=O)N3CCNC3=O)c3ccccc3)C(=O)N2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[C@H](NC(=O)C(=NOC(C)(C)C(O)=O)c2csc(N)n2)C(=O)N1S(O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(CC(O)=O)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B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CCCC(O)=O)nc2cc(ccc12)N(CCCl)CC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2oc(nc2c1)-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OCC(CN(Cc1ccccc1)c1ccccc1)N1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=CC=C(C)C=CC1=C(C)CCCC1(C)C)=CC=CC=C(C)C=CC=C(C)C=CC1=C(C)CCCC1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Oc1ccc(CCNC(=O)c2ccc(Cl)cc2)c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O)(CS(=O)(=O)c1ccc(F)cc1)C(=O)Nc1ccc(C#N)c(c1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CC[C@@H]1SC[C@@H]2NC(=O)N[C@H]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Oc1ccc(COCCOC(C)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cc1Oc1c(NS(=O)(=O)c2ccc(cc2)C(C)(C)C)nc(nc1OCCO)-c1n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(CC(O)=O)cccc1C(=O)c1ccc(Br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(Br)C(=O)N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=O)Nc1ncnc2n(cnc12)C1OC2COP(O)(=O)OC2C1OC(=O)CC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1OC2CC3C4CCC5=CC(=O)C=CC5(C)C4C(O)CC3(C)C2(O1)C(=O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Nc1cc(cc(c1Oc1ccccc1)S(N)(=O)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(O)ccc2CC3N(CC4CC4)CCC4(CC5(CCC34CC5C(C)(O)C(C)(C)C)OC)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C(C)(C)C)C(=O)c1cccc(Cl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CC2(CCCC2)CC(=O)N1CCCCN1CCN(CC1)c1n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(=O)(=O)OCCCCOS(C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1(CC=C)C(=O)N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(cc1S(O)(=O)=O)C1(OC(=O)c2c1c(Br)c(Br)c(Br)c2Br)c1ccc(O)c(c1)S(O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c(O)c(c1)C(C)(C)C)C(C)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ncn(C)c2C(=O)N(C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CCCC(C)(C)O)[C@H]1CC[C@H]2\C(CCC[C@]12C)=C\C=C1\C[C@@H](O)CCC1=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CCC(C)(C)O)C1CCC2C(CCCC12C)=CC=C1CC(O)CC(O)C1=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O)C(=O)OCC2=C1C=C1C3NC4CCCCC4CC3CN1C2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1nc2cccc(C(=O)OC(C)OC(=O)OC3CCCCC3)c2n1Cc1ccc(cc1)-c1ccccc1-c1nn[nH]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1cc(O)c(C2C=C(C)CCC2C(C)=C)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N1c2ccccc2C=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Nc1nc2ccccc2[nH]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C2C(NC(=O)C(C(O)=O)c3ccccc3)C(=O)N2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N1C=CN(C)C1=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(Cl)(Cl)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CNC(=O)N(CCCl)N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cc1OCCNCC(O)COc1cccc2[nH]c3ccccc3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2c(O)cc(O)cc2OC1c1ccc(O)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CCC(O)=O)[C@H]1CC[C@H]2[C@@H]3[C@H](O)C[C@@H]4C[C@H](O)CC[C@]4(C)[C@H]3CC[C@]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(=O)NC1C2SCC(Cl)=C(N2C1=O)C(O)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(N2[C@H](SC1)[C@H](NC(=O)[C@H](N)c1ccc(O)cc1)C2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nnnc1SCC1=C(N2[C@H](SC1)[C@H](NC(=O)[C@H](O)c1ccccc1)C2=O)C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nc(SCC2=C(N3C(SC2)C(NC(=O)Cn2cnnn2)C3=O)C(O)=O)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(cs1)C(=NOCC(O)=O)C(=O)NC1C2SCC(C=C)=C(N2C1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=C(C(=O)NC1C2SCC(COC(C)=O)=C(N2C1=O)C(O)=O)c1csc(N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[C@]1(NC(=O)C2SC(S2)=C(C(N)=O)C(O)=O)[C@H]2SCC(CSc3nnnn3C)=C(N2C1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n1nnnc1SCC1=C(N2[C@H](SC1)[C@H](NC(=O)Cc1csc(N)n1)C2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[C@]1(NC(=O)Cc2cccs2)[C@H]2SCC(COC(N)=O)=C(N2C1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=C(C(=O)NC1C2SCC(CSC3=NC(=O)C(=O)NN3C)=C(N2C1=O)C(O)=O)c1csc(N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\N=C(\C(=O)N[C@H]1[C@H]2SCC(CSC3=NC(=O)C(=O)NN3C)=C(N2C1=O)C([O-])=O)c1csc(N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1=C(N2[C@H](SC1)[C@H](NC(=O)Cc1cccs1)C2=O)C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O)C(Cl)(Cl)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Cc1ccc(cc1)N(CCCl)CC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@H](NC(=O)C(Cl)Cl)[C@H](O)c1ccc(cc1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(=N)NC(=N)N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sc1CC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c2ccc(Cl)cc2)S(=O)(=O)CC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(c1ccc(Cl)cc1)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N1c2ccccc2Sc2ccc(Cl)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NC(=O)NS(=O)(=O)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[C@H]1[C@@H]2C[C@H]3C(=C(O)c4c(O)ccc(Cl)c4[C@@]3(C)O)C(=O)[C@]2(O)C(=O)\C(=C(\N)O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nc2cc(Cl)ccc2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Oc1ccc(cc1)C(=O)c1ccc(Cl)cc1)C(=O)NCCS(O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N(CC(CO)OCP(O)(O)=O)C=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Oc2ccc(CC3SC(=O)NC3=O)cc2)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=C(NCCSCc1nc[nH]c1C)NC#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N=C(C(O)=O)C(=O)c2cc3OCOc3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=CN(C2CC2)c2cc(N3CCNCC3)c(F)cc2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N(CCCOc2ccc(F)cc2)CCC1NC(=O)c1cc(Cl)c(N)c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(Cl)nc2n(cnc12)[C@H]1C[C@H](O)[C@@H](C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C@H]1OC(=O)[C@H](C)[C@@H](O[C@H]2C[C@@](C)(OC)[C@@H](O)[C@H](C)O2)C(C)[C@@H](O[C@@H]2O[C@H](C)C[C@@H]([C@H]2O)N(C)C)[C@@](C)(C[C@@H](C)C(=O)[C@H](C)[C@@H](O)[C@]1(C)O)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=C1OC2CC(=O)N2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[C@@H]1C[C@H](N(C)C1)C(=O)N[C@H]([C@H](C)Cl)[C@H]1O[C@H](SC)[C@H](O)[C@@H](O)[C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ccc(Cl)cc2N(c2ccccc2)C(=O)C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(Cl)nc2n(cnc12)C1OC(CO)C(O)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=C1C=C2N(c3ccc(Cl)cc3)c3ccccc3N=C2C=C1N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(C)(C)O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Oc1ccc(cc1)C(=C(/Cl)c1ccccc1)\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N1c2ccccc2CCc2ccc(Cl)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c(Cl)c1NC1=N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(N1CCc2sccc2C1)c1ccc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cc2c(s1)N(C)C(=O)CN=C2c1ccc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nc(c1C(=O)N[C@H]1[C@H]2SC(C)(C)[C@@H](N2C1=O)C([O-])=O)-c1ccc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1)C1=Nc2cc(Cl)ccc2N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1C2CCC(CC1OC(=O)c1ccccc1)N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C3C4C=CC(O)C5Oc1c2C45CCN3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=CC(=O)CC(=O)C=Cc2ccc(O)c(OC)c2)cc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1)C(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CN(CCCl)P1(=O)NCCC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(CC1)=C1c2ccccc2C=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[C@@]1(O)CC[C@H]2[C@@H]3C=C(Cl)C4=CC(=O)[C@@H]5C[C@@H]5[C@]4(C)[C@H]3CC[C@]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N(C=C1)C1OC(CO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N=Nc1[nH]cnc1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C[C@H]3[C@@H](CCC4=Cc5oncc5C[C@]34C)[C@@H]1CC[C@@]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[N+](=O)c1ccc(cc1)-c1ccc(\C=N\N2CC(=O)NC2=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cc1)S(=O)(=O)c1ccc(N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c2C(=O)c3c(O)c4CC(O)(CC(OC5CC(N)C(O)C(C)O5)c4c(O)c3C(=O)c12)C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N(C=N1)C1CC(O)C(C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c(cc1)-n1nc(nc1-c1ccccc1O)-c1cccc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(O)CCCCCNC(=O)CCC(=O)N(O)CCCCCNC(=O)CCC(=O)N(O)CCCCC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CCCCCCCCN(C)C(=O)Oc1cccc(c1)[N+](C)(C)C)C(=O)Oc1cccc(c1)[N+](C)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[C@H]1[C@@H]2C[C@@H]3[C@H](O)c4c(Cl)ccc(O)c4C(O)=C3C(=O)[C@]2(O)C(=O)\C(=C(\N)O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OC(F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2CC(=C)C3C(CCC4=CCCCC34)C1CCC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H]1C[C@H]2[C@@H]3CCC4=CC(=O)C=C[C@]4(C)[C@@]3(F)[C@@H](O)C[C@]2(C)[C@@]1(O)C(=O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C3C4CCCCC4(CCN3C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H]1C(O)O[C@H](CO)[C@H](O)[C@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ccc(Cl)cc2C(=NC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Nc2ccc(Cl)cc2S(O)(=O)=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C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(=O)Nc1ccc(Cl)c(Cl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1ccccc1Nc1c(Cl)cc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=C(CC2=C(O)Oc3ccccc3C2=O)C(=O)c2ccccc2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(=O)N1CCN(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(CC)COC(=O)c1ccccc1C(=O)OCC(CC)CCC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(ccc1O)-c1ccc(F)c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=C1NNC(=N)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CCc1ccccc1)NC[C@H](O)c1ccc(O)c(c1)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)C1Sc2ccccc2N(CCN(C)C)C(=O)C1OC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(S)C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N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OC(=O)c1ccccc1C(=O)OCCCC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N(CCO)c1nc(N2CCCCC2)c2nc(nc(N3CCCCC3)c2n1)N(CCO)C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S(O)(=O)=O)C1=C(C)N(C)N(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C[n+]2ccccc2-c2cccc[n+]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C(C)=CC(C)C(O)C(C)C=CC(O)CC1OC(=O)C(C)C(O)C1C)C(O)C(C)C(OC(N)=O)C(C)C=CC=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(CCC(C(N)=O)(c1ccccc1)c1ccccn1)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(=S)SSC(=S)N(CC)C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Cc1ccc(O)cc1)NCCc1ccc(O)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=CCC=CCC=CCC=CCC=CCC=CC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1ccc(O)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C(CCN2CCOCC2)C(C1=O)(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=C1c2ccccc2CO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C(C(O)C1O)C1C=C(F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c2C(=O)c3c(O)c4C[C@](O)(C[C@H](O[C@H]5C[C@H](N)[C@H](O)[C@H](C)O5)c4c(O)c3C(=O)c12)C(=O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H]1[C@H]2[C@H](O)[C@H]3[C@H](N(C)C)C(=O)\C(=C(/N)O)C(=O)[C@@]3(O)C(=O)C2=C(O)c2c(O)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C(Oc1cccc2ccccc12)c1ccc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C1CCC2C3C=CC4=CC(=O)CCC4(C)C3CCC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c(CCNC22CSC3C4C5N(C)C(Cc6cc(C)c(OC)c(O)c56)C(O)N4C(COC2=O)c2c4OCOc4c(C)c(OC(C)=O)c32)c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=CCC=CCC=CCC=CCC=CCC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(CCc1ccccc1)NC(C)C(=O)N1CCC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C(CCc1ccccc1)C(O)=O)C(=O)N1CCC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OC(F)(F)C(F)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=C(C(O)=O)C(=O)c2cc(F)c(nc12)N1CCN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C(O)CCC2(C)C1CCC1(C)C2C(=O)C=C2C3CC(C)(CCC3(C)CCC12C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(=O)C(=C\c1cc(O)c(O)c(c1)[N+]([O-])=O)\C#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c2ncn(C3CC(O)C(CO)C3=C)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C)C(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(O)c1ccc(O)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(C=C2C1Cc1c[nH]c3cccc2c13)C(=O)NC1(C)OC2(O)C3CCCN3C(=O)C(Cc3ccccc3)N2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OC(=O)C(C)C(OC2CC(C)(OC)C(O)C(C)O2)C(C)C(OC2OC(C)CC(C2O)N(C)C)C(C)(O)CC(C)C(=O)C(C)C(O)C1(C)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OC(=O)C(C)C(OC2CC(C)(OC)C(O)C(C)O2)C(C)C(OC2OC(C)CC(C2OC(C)=O)N(C)C)C(C)(O)CC(C)C(=O)C(C)C(O)C1(C)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OC(=O)C(C)C(CC(OC2OC(C)CC(C2O)N(C)C)C(C)(O)CC(C)C(=O)C(C)CC1(C)O)OC1CC(C)(OC)C(O)C(C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OC(=O)C(C)C(OC2CC(C)(OC)C(O)C(C)O2)C(C)C(OC2OC(C)CC(C2OC(=O)CC)N(C)C)C(C)(O)CC(C)C(=O)C(C)C(O)C1(C)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nc(nc2c1)S(=O)Cc1ncc(C)c(OC)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cc(OC(=O)N(CCCl)CCCl)ccc34)C1CCC2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C[C@H]3[C@@H](CCc4cc(O)ccc34)[C@@H]1CCC2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(=O)(=O)OCCOS(C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C[C@H]3[C@@H](CCc4cc(O)ccc34)[C@@H]1CC[C@@]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cc(ccn1)C(N)=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SCC[C@H](N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)C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[C@H]1CC[C@@H]2[C@H]3CC[C@@]4(C)[C@@H](CC[C@@]4(OC(C)=O)C#C)[C@@H]3CCC2=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cccc2c3CCOC(CC)(CC(O)=O)c3[nH]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(CCCCCCOc2ccc(Cl)cc2)C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c(OC)c1O)[C@H]1[C@@H]2C(COC2=O)C(O[C@@H]2O[C@@H]3CO[C@@H](C)O[C@H]3[C@H](O)[C@H]2O)c2cc3OCOc3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=C(C)C=CC=C(C)C=Cc1c(C)cc(OC)c(C)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CCC1C(N(C1=O)c1ccc(F)cc1)c1ccc(O)cc1)c1ccc(F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(CCn1cnc2cnc(N)nc12)COC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S(=O)(N1CCCNCC1)c1cccc2cn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(F)Oc1ccc(NN=C(C#N)C#N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OCC(COC(N)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=C(C)NC(C)=C(C1c1cccc(Cl)c1Cl)C(=O)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OC(=O)C(C)(C)Oc1ccc(cc1)C(=O)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c1ccc(O)cc1)NCC(O)c1cc(O)c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=CC1=C(C)CCCC1(C)C)=CC=CC(C)=CC(=O)Nc1ccc(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N(C1CCN(CCc2ccccc2)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(OCC(=O)N2CCN(Cc3ccc4OCOc4c3)CC2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(F)COc1ccc(OCC(F)(F)F)c(c1)C(=O)NC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H]1O[C@H](C[C@@H]1O)N1C=C(F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nc(c1C(=O)NC1C2SC(C)(C)C(N2C1=O)C(O)=O)-c1c(F)cc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=NC=C(F)C(=N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(F)nc2n(cnc12)C1OC(COP(O)(O)=O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ncn-2c1CN(C)C(=O)c1cc(F)ccc-2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1=CN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(c(F)c1)-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1ccc(cc1)C(CCCN1CCC2(CC1)N(CNC2=O)c1ccccc1)c1ccc(F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(=O)Nc1ccc(c(c1)C(F)(F)F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1c(\C=C\[C@H](O)C[C@H](O)CC([O-])=O)c(-c2ccc(F)cc2)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CC\C(=N/OCCN)c1ccc(cc1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n[nH]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P(O)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OC(OP(=O)(CCCCc1ccccc1)CC(=O)N1CC(CC1C(O)=O)C1CCCCC1)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O)(CO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(O)C(O)(COP(O)(O)=O)OC1COP(O)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1ccc(CCC(N)(CO)C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[N+](=O)c1ccc(\C=N\N2CCOC2=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S(=O)(=O)c1cc(C(O)=O)c(NCc2ccco2)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N(CCN(CC(O)=O)CC(O)=O)CCN(CC(O)=O)C(COCc1cccc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c2ncn(COC(CO)CO)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(N2CCNC(C)C2)c(F)cc2C(=O)C(=CN(C3CC3)c12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ncnc(Nc3ccc(F)c(Cl)c3)c2cc1OCCCN1CCO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)c(OCCCC(C)(C)C(O)=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CC(=O)N(CCCCN2CCN(CC2)c2ncccn2)C(=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2CCC3C(CCC4=CC(=O)CCC34)C1C=CC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c1)S(=O)(=O)NC(=O)NN1CC2CCC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O)C(O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C(N)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CC(=O)N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(O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(O)c(O)c(C=O)c2c(O)c(c(C)cc12)-c1c(C)cc2c(C(C)C)c(O)c(O)c(C=O)c2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N(CCN1)c1cc2N(C=C(C(O)=O)C(=O)c2c(C)c1F)C1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=CC(=O)C[C@@H](C)[C@]11Oc2c(C1=O)c(OC)cc(OC)c2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N)=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NC1CC(=O)CN1C=Nc2cc(Br)c(Cl)cc2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(CCN(CCCC(=O)c2ccc(F)cc2)CC1)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(F)C(Cl)B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C(O)OC(CO)C(O)C1OC1OC(C(OC2OC(CO)C(O)C(OC3OC(C(O)C(O)C3O)C(O)=O)C2NC(C)=O)C(O)C1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Nc1ccc(CO)c2Sc3ccccc3C(=O)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Nc1nn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(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N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OCCN1CCN(CC1)C(c1ccccc1)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[C@H]2CC[C@@H]1C[C@@H](C2)OC(=O)[C@H](C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1ccc(CC(O)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H]1O[C@H](C[C@@H]1O)N1C=C(I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CNP1(=O)OCCCN1CC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2CC(=C)C3C(CCC4=CC(=O)CCC34)C1CCC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c2cc(OCC(O)=O)c(Cl)c(Cl)c2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(=O)C1CN(Cc2cccnc2)CCN1CC(O)CC(Cc1ccccc1)C(=O)NC1C(O)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n(C(=O)c3ccc(Cl)cc3)c(C)c(CC(O)=O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(O)C(O)C(O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Nc1ncc(C)c2[nH]c3ccc4cc(O)ccc4c3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O)C(=O)Nc1c(I)c(C(=O)NC(CO)CO)c(I)c(C(=O)NC(CO)CO)c1I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NC(=O)c1ccn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1=NC2(CCCC2)C(=O)N1Cc1ccc(cc1)-c1ccccc1-c1nn[nH]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c2CN3C(=CC4=C(COC(=O)C4(O)CC)C3=O)c2nc2ccc(OC(=O)N3CCC(CC3)N3CCCCC3)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1n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[C@H]1CO[C@@H]2[C@@H](CO[C@H]12)O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\C(\C=C\C1=C(C)CCCC1(C)C)=C/C=C/C(/C)=C\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1=C(C)NC(C)=C(C1c1cccc2nonc12)C(=O)O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)N1N=CN(C1=O)c1ccc(cc1)N1CCN(CC1)c1ccc(OCC2COC(Cn3cncn3)(O2)c2ccc(Cl)cc2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C2(C)OC2CC(NC(=O)CC(O)C(C)(C)C(=O)C(C)C1O)C(C)=Cc1csc(C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1ccc(cc1)C(=O)C1CCN(CCN2C(=O)Nc3ccccc3C2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[C@@H]1CCn2c1ccc2C(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1ccc(O)c(O)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O)(CO)C(O)C1OC1OC(CO)C(O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(=O)(=O)CCNCc1ccc(o1)-c1ccc2ncnc(Nc3ccc(OCc4cccc(F)c4)c(Cl)c3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N+](C)(C)CCOP(O)(=O)OCC(COC=O)OC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ncc1C(=O)Nc1ccc(cc1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C2=C(NCC(CNc3ccc(cc3)C(=O)NC(CCC(O)=O)C(O)=O)N2C=O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CN2CC(N=C2S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Oc2c(N3CCN(C)CC3)c(F)cc3C(=O)C(=CN1c23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2CCC3C(CCC4=CC(=O)CCC34)C1CCC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(=O)Nc1c(C)ccc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CC(NC(CCc1ccccc1)C(O)=O)C(=O)N1CCC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CCC(O)=O)[C@H]1CC[C@H]2[C@@H]3CC[C@@H]4C[C@H](O)CC[C@]4(C)[C@H]3CC[C@]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CN1c2ccccc2CCc2ccccc12)CC(=O)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=C(C(O)=O)C(=O)c2cc(F)c(N3CCNC(C)C3)c(F)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CN(N=O)C(=O)N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C(=O)Nc2ccccn2)=C(O)c2sc(Cl)cc2S1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1nc(Cl)c(CO)n1Cc1ccc(cc1)-c1ccccc1-c1nn[nH]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C@H](C)C(=O)O[C@H]1C[C@@H](C)C=C2C=C[C@H](C)[C@H](CC[C@@H]3C[C@@H](O)CC(=O)O3)[C@@H]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1)C1=Nc2ccccc2Oc2ccc(Cl)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Nc2c(F)cccc2Cl)c(CC(O)=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OC(=O)C(C(=O)OC(C)C)=C1SC=C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c(COP(O)(O)=O)c(CN(CCN(CC(O)=O)Cc2c(COP(O)(O)=O)cnc(C)c2O)CC(O)=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@H](O)[C@@H](O)[C@H](O)[C@H](O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Nc1nc2ccc(cc2[nH]1)C(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l)c(Nc2ccccc2C(O)=O)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1CNCN1)C1CCCC(C)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C1CCCCN1)c1cc(nc2c(cccc12)C(F)(F)F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\C(O)=N\C2=NC=C(C)S2)=C(O)C2=CC=CC=C2S1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1ccc(cc1)N(CCCl)CCCl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C(=O)c2ccccc2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(=O)NC(=O)N(C)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H](O)[C@@H]1[C@H]2[C@@H](C)C(S[C@@H]3CN[C@@H](C3)C(=O)N(C)C)=C(N2C1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CC1CCN1c2ccccc2Sc2ccc(cc12)S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[C@H]3CC[C@@]4(C)[C@@H](CC[C@@]4(O)C#C)[C@@H]3CC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1cc(O)c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(=N)N=C(N)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[C@H]1[C@@H]2[C@@H](O)[C@@H]3C(=C)c4cccc(O)c4C(O)=C3C(=O)[C@]2(O)C(=O)\C(=C(\N)O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C(CC(C)N(C)C)(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C)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N(Cc1cccs1)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c(OC)c1C(=O)N[C@H]1C2SC(C)(C)C(N2C1=O)C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CCC(N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1cnc2nc(N)nc(N)c2n1)c1ccc(cc1)C(=O)N[C@@H](CCC(O)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2OC(=O)C=Cc2cc2cco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F)(F)C(Cl)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(C1CCCCN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2C3CCC(O)(C(=O)CO)C3(C)CC(O)C2C2(C)C=CC(=O)C=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O)CCC2C3CCC4=CC(=O)CCC4(C)C3CCC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NC(=O)c1cc(Cl)c(N)c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2cc(Cl)c(cc2C(=O)N1c1ccccc1C)S(N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c(n1CCO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(=O)c1cccnc1)c1cccn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[C@@H]2[C@H](NC(=O)[C@H](NC(=O)N3CCN(C3=O)S(C)(=O)=O)c3ccccc3)C(=O)N2[C@H]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2C(C1)c1ccccc1Cc1ccccc2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(COC(Cn2ccnc2)c2ccc(Cl)cc2Cl)c(Cl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CCCCCCOP(O)(=O)OCC[N+](C)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[C@H]1[C@@H]2C[C@@H]3Cc4c(ccc(O)c4C(=O)C3=C(O)[C@]2(O)C(=O)C(C(N)=O)=C1O)N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(nc(N)n1=O)N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2C(C1)c1ccccc1Cc1cccnc2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2C3NC3CN1C1=C(C2COC(N)=O)C(=O)C(N)=C(C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(Cl)C(c1ccc(Cl)cc1)c1ccc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1CCN(CC1)c1nc2ccccc2n1Cc1ccc(F)cc1)C1=NC=CC(=O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CS(=O)C(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c(C)[nH]c2CCC(CN3CCOCC3)C(=O)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Nc1c[n+](no1)N1CCO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C(=O)O[C@@H]2CCn3ccc(COC(=O)[C@](C)(O)[C@]1(C)O)c2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O)c1ccccc1CC[C@@H](SCC1(CC(O)=O)CC1)c1cccc(\C=C\c2ccc3ccc(Cl)cc3n2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(NCN1CCOCC1)c1cn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23C4Oc5c2c(CC1C3C=CC4O)ccc5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(NC(=O)C(C(O)=O)c2ccc(O)cc2)C2OCC(CSc3nnnn3C)=C(N2C1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(N2CC3CCCNC3C2)c(F)cc2C(=O)C(=CN(C3CC3)c12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c(OC(C)=O)c(C)cc1OCCN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1N=C(N)CC1=O)c1ccc(Cl)c(Cl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C(O)COc1cccc2C[C@@H](O)[C@@H](O)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=C(C(O)=O)C(=O)c2ccc(C)n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2C[C@H]3N(CC4CC4)CC[C@@]45[C@@H](Oc1c24)C(=O)CC[C@@]35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c(ccc2c1)C(C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=NN(CCCN2CCN(CC2)c2cccc(Cl)c2)C(=O)N1CCO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(O)cccc1C(=O)NC(CSc1ccccc1)C(O)CN1CC2CCCCC2CC1C(=O)NC(C)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nc2N(C3CC3)c3ncccc3C(=O)N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1=C(C)NC(C)=C(C1c1cccc(c1)[N+]([O-])=O)C(=O)OCCN(C)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c1cccn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C1c1cccn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1=C(C)NC(C)=C(C1c1ccccc1N(=O)=O)C(=O)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N1C(=O)CN(CCc2ccc(o2)[N+]([O-])=O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NC(=O)N(C1=O)c1ccc(c(c1)C(F)(F)F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(=O)(=O)Nc1ccc(cc1Oc1ccccc1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1=C(C)NC(C)=C(C1c1ccccc1[N+]([O-])=O)C(=O)OC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[N+](=O)c1ccc(\C=N\N2CC(=O)NC2=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[N+](=O)OCC(CO[N+]([O-])=O)O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NCCSCc1csc(CN(C)C)n1)=C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(O)C(O)C(O)C(O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(O)c1ccc(O)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=C(C(O)=O)C(=O)c2cc(F)c(cc12)N1CCN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C@]12CC[C@H]3[C@@H](CCC4=CC(=O)CC[C@H]34)[C@@H]1CC[C@@]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[C@@H]1[C@@H](OC(N)=O)[C@@H](O)[C@H](Oc2ccc3C(O)=C(NC(=O)c4ccc(O)c(CC=C(C)C)c4)C(=O)Oc3c2C)OC1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(CC)COC(=O)\C=C\c1ccc(O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1)C1=Nc2ccccc2Nc2sc(C)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[nH]c(nc2c1)S(=O)Cc1ncc(C)c(OC)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cn1CC1CCc2c(C1=O)c1ccccc1n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CC(CC1OC(=O)C1CCCCCC)OC(=O)C(CC(C)C)NC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(CC(=O)NCc2ccccc2)c2cc(F)ccc2C1=Cc1ccn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CC1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c1nc(c(o1)-c1ccccc1)-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N=C(c2ccccc2)c2cc(Cl)ccc2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Oc1ccc2nc(NC(=O)OC)[nH]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O)CCC2C3CCC4CC(=O)C(CC4(C)C3CCC12C)=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23C4Oc5c2c(CC1C3(O)CCC4=O)ccc5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1ccc(cc1)C1(C(=O)Nc2ccccc12)c1ccc(OC(C)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c2ccc[nH+]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(O)(P(O)(O)=O)P(O)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NC(CS(=O)C2[N]C3CCC(CC3N2)OC(F)F)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n+]1ccc(cc1)-c1cc[n+](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(Br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C(O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c2ncn(CCC(CO)CO)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S)C(N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C)C1(CC)C(=O)N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ncn(C)c2C(=O)N(CCCCC(C)=O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(F)C(F)(F)C(F)(F)C(F)(F)C(F)(F)C(F)(F)C(F)(F)C(F)(F)B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(C(C1CCCCC1)C1CCCCC1)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NC(C)C(=O)N1C2CCCCC2CC1C(O)=O)C(=O)OC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N=Nc2ccccc2)c(N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NC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(=O)NC(=O)N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1c2ccccc2S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c1)N(CC1=NCCN1)c1ccc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1C(=O)N(N(C1=O)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(O)c1cccc(O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=C=N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CNc1ccccn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NC(=O)C(N1)(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(=O)(=O)Oc1ccc(cc1)C(c1ccc(OS(O)(=O)=O)cc1)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1ccc(cc1)C(CCCN1CCC(CC1)N1C(=O)Nc2ccccc12)c1ccc(F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=C(C(O)=O)C(=O)c2cnc(nc12)N1CCN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OC)C(CC2C[N]C3NC(N)[N]C(N)C3C2C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C(=O)Nc2ccccn2)=C(O)c2ccccc2S1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(N2CC=CC2)c(Cl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CC(O)C=Cc1c(nc2ccccc2c1-c1ccc(F)cc1)C1CC1)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(CC1)=C1c2ccsc2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OCCOCCOCCOCCOCCOCCOCCOC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C2C(NC(=O)Cc3ccccc3)C(=O)N2C1C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=C4CC(O)CCC34C)C1CCC2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)C(=O)OC1CC(O)C=C2C=CC(C)C(CCC(O)CC(O)CC(O)=O)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nc(nc(N)c2cc1OC)N1CCN(CC1)C(=O)c1ccc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(O)C3C(CCC4=CC(=O)C=CC34C)C1CCC2(O)C(=O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(=O)NCN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N(CCC)S(=O)(=O)c1ccc(c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NC(=O)c1ccc(N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[C@H]1CC[C@H]2[C@@H]3CCC4=CC(=O)CC[C@]4(C)[C@H]3CC[C@]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ccc(C(C)C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OC(Cc1ccccc1)(C(C)CN(C)C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Oc1c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1=CC(=O)NC(=S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(O)C=CC1C(O)CC(=O)C1CC=CCC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(O)C=CC1C(O)CC(O)C1CC=CCC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1cc(ccn1)C(N)=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c1cn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=O)OCc1cccc(COC(=O)NC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CC(C)NC1C2CCC(Cl)CC2NC2CCC(CC12)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[C@H](CCc1ccccc1)N[C@@H](C)C(=O)N1Cc2ccccc2C[C@H]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nccc([C@H](O)[C@H]3C[C@@H]4CCN3C[C@@H]4C=C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nccc([C@@H](O)[C@@H]3CC4CCN3C[C@@H]4C=C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1ccc2NC(C)=NC(=O)c2c1)c1ccc(s1)C(=O)NC(CCC(O)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(CCc1ccccc1)NC(C)C(=O)N1C2CCCC2C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\C(\C=C\C1=C(C)CCCC1(C)C)=C/C=C/C(/C)=C/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CCCCCC(=O)OC\C=C(/C)\C=C\C=C(/C)\C=C\C1=C(C)CCCC1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c1ncn(n1)[C@@H]1O[C@H](CO)[C@@H](O)[C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2N=C3C(=O)NC(=O)N=C3N(CC(O)C(O)C(O)CO)c2c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2ccc(OC(F)(F)F)cc2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(CCN2CCC(CC2)c2noc3cc(F)ccc23)C(=O)N2CCCCC2=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[C@H](NC(=O)N(C)Cc1csc(n1)C(C)C)C(=O)N[C@H](C[C@H](O)[C@H](Cc1ccccc1)NC(=O)OCc1cncs1)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(=O)(=O)c1ccc(cc1)C1=C(C(=O)O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OC[C@H]3Oc4c5C[C@@H](Oc5ccc4C(=O)[C@H]3c2cc1OC)C(C)=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O)C(=O)OCC2=C1C=C1N(Cc3cc4c(cccc4nc13)N(=O)=O)C2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c1cccc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(=O)[C@@H]1C[C@@H]2CCCC[C@@H]2CN1C[C@@H](O)[C@H](CC1=CC=CC=C1)NC(=O)[C@H](CC(N)=O)NC(=O)C1=NC2=CC=CC=C2C=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c1ccccc1)N(C)C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[C@H]1CC[C@@H](c2ccc(Cl)c(Cl)c2)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OC(C(F)(F)F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(N(C)C)C1(CCC1)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cc1O)C1Oc2cc(ccc2OC1CO)C1Oc2cc(O)cc(O)c2C(=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)(C)C(=O)O[C@H]1C[C@@H](C)C=C2C=C[C@H](C)[C@H](CC[C@@H]3C[C@@H](O)CC(=O)O3)[C@@H]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oc(NS(=O)(=O)c2ccsc2C(=O)Cc2cc3OCOc3cc2C)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N(CC(C)N1)c1c(F)c(N)c2C(=O)C(=CN(C3CC3)c2c1F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S[C@@H]1CC2=CC(=O)CC[C@]2(C)[C@H]2CC[C@@]3(C)[C@@H](CC[C@@]33CCC(=O)O3)[C@H]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N([C@@H]2O[C@H](CO)C=C2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1C(O)C(O)C(CO)OC1OC1C(OC2C(O)C(O)C(NC(N)=N)C(O)C2NC(N)=N)OC(C)C1(O)C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NC(=O)CCCCCCC(=O)N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C(=O)Nc2nccs2)=C(O)c2ccccc2S1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C(N2C(CC2=O)S1(=O)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cc1)S(=O)(=O)Nc1n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NS(=O)(=O)c2ccc(N)cc2)nc(OC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nc(NS(=O)(=O)c2ccc(N)cc2)n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C)nc(NS(=O)(=O)c2ccc(N)cc2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nc(NS(=O)(=O)c2ccc(N)cc2)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NS(=O)(=O)c2ccc(N)cc2)n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cc1)S(N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cc1)S(=O)(=O)Nc1ccnn1-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C(CCS(=O)c2ccccc2)C(=O)N(N1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(CC(O)=O)c2cc(F)ccc2\C1=C/c1ccc(cc1)S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(CC(O)=O)c2cc(F)ccc2C1=Cc1ccc(cc1)S(C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NC(C)C(O)c1ccc(SC(C)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CCC1CNC(=O)c1cc(ccc1OC)S(N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2CCCCc2n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\C(=C(/c1ccccc1)c1ccc(OCCN(C)C)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(C)c2CCC(=O)N(Cc3ccc(cc3)-c3ccccc3-c3nn[nH]n3)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1=CN(C2CCCO2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1nc2c(C)cc(cc2n1Cc1ccc(cc1)-c1ccccc1C(O)=O)-c1nc2ccccc2n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N(CCN1)c1cc2N(C=C(C(O)=O)C(=O)c2cc1F)c1ccc(F)c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N=Nc2c(ncn2C1=O)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n1cnc2c(N)ncnc12)OCP(O)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\C=C\C#CC(C)(C)C)CC1=CC=CC2=CC=CC=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c1ccc(cc1)C(O)CCCN1CCC(CC1)C(O)(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=CC(=O)CCC34C)C1CCC2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CCN3CC(CC(C)C)C(=O)CC3c2c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(Cl)=C(Cl)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[C@H]1[C@@H]2C[C@H]3C(=C(O)c4c(O)cccc4C3(C)O)C(=O)[C@]2(O)C(=O)\C(=C(\N)O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C3N(C)CCc4cc(OC)c(OC)c(Oc5cc6C(Cc7ccc(Oc1c2)cc7)N(C)CCc6cc5OC)c34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N(C2CCC(=O)NC2=O)C(=O)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(CCO)sc[n+]1Cc1cnc(C)nc1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(=O)(=O)c1ccc(cc1)C(O)C(CO)NC(=O)C(Cl)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=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(S)c2[nH]cn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ccccc2C(NCCCCCCC(O)=O)c2ccc(Cl)cc2S1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cc1CN1CCc2scc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Oc1ccc(C(=O)c2cccs2)c(Cl)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S)C(=O)N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2nsnc2c1NC1=N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[C@H]1O[C@H](O[C@@H]2[C@@H](N)C[C@@H](N)[C@H](O[C@H]3O[C@H](CO)[C@@H](O)[C@H](N)[C@H]3O)[C@H]2O)[C@H](N)C[C@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c1)S(=O)(=O)NC(=O)NN1C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c1)C(=O)c1ccc(CC(O)=O)n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N1CCCCC1)C(=O)c1ccc(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(CCC(c1ccccc1)c1cc(C)ccc1O)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O[C@@H]2CO[C@@]3(COS(N)(=O)=O)OC(C)(C)O[C@H]3[C@@H]2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c(c1)C1(O)CCCCC1CN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(CCc1ccccc1)NC(C)C(=O)N1C2CCCCC2C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1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=C(Cl)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CN2c3ccccc3Sc3ccc(cc23)C(F)(F)F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1cc(I)c(Oc2ccc(O)c(I)c2)c(I)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=O)OC(C)(C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c(OC)c1OC)C(=O)NCc1ccc(OCCN(C)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c2cnc(N)nc2N)cc(OC)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N(Cc1ccccc1)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(C)c2OC(C)(COc3ccc(CC4SC(=O)NC4=O)cc3)CCc2c(C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H]1[C@@H]2CN(C[C@H]12)c1nc2N(C=C(C(O)=O)C(=O)c2cc1F)c1ccc(F)c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CCC(=O)NCCS(O)(=O)=O)[C@H]1CCC2C3[C@@H](O)C[C@@H]4C[C@H](O)CC[C@]4(C)C3CC[C@]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NC=CC(=O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CN(CCCl)C1=CN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C(O)C1O)N1C=C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CCC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(=O)N(Cc1ccc(cc1)-c1ccccc1-c1nn[nH]n1)[C@@H](C(C)C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c(Nc3ccc(Br)cc3F)ncnc2cc1OCC1CCN(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)C(CN(C)C)C1(O)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N(C)CCCC(C#N)(C(C)C)c2ccc(OC)c(OC)c2)c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nc2n(cnc12)[C@@H]1O[C@H](CO)[C@@H](O)[C@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=CC2CN(C1)Cc1c([nH]c3ccccc13)C(C2)(C(=O)OC)c1cc2c(cc1OC)N(C)C1C22CCN3CC=CC(CC)(C23)C(OC(C)=O)C1(O)C(=O)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CCO)C=CC=C(C)C=CC1=C(C)CCCC1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CC(C)CCCC(C)CCCC1(C)CCc2c(C)c(O)c(C)c(C)c2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CC(C)CCCC(C)CCCC(C)=CCC1=C(C)C(=O)c2ccccc2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(CO)NC1CC(O)(CO)C(O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1ncncc1F)C(O)(Cn1cncn1)c1ccc(F)c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N[C@H](C1CCCCC1)C(=O)N1CC[C@H]1C(=O)NCc1ccc(cc1)C(=N)N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cc1Cc1cn(C)c2ccc(NC(=O)OC3CCCC3)cc12)C(=O)NS(=O)(=O)c1cccc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N(C=C1)[C@H]1CC[C@@H](C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N([C@H]2C[C@H](N=[N+]=[N-])[C@@H](CO)O2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(=O)Cc1c(nc2ccc(C)cn12)-c1ccc(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O)Nc1nc(NCc2ccccc2)c2ncn(C(C)C)c2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CC#N)C=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(Cl)cc(Cl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CC1O)N1C=C(Br)C(=O)N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c(I)cc(I)c(C(O)=O)c1I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[N+]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(CC(O)=O)C[N+]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@H]([C@@H]1CC(Cl)=NO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C12CC3CC(CC(C3)C1)C2)-c1ccc2cc(ccc2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nc2[nH]cn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nc2n(cnc12)C1OC(COP(O)(=O)OP(O)(=O)OP(O)(O)=O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SC(N)=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N(O)N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C(O)c1ccc(O)c(C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2C3C(Cl)CC4=CC(=O)C=CC4(C)C3C(O)CC2(C)C1(O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OCC(=O)C1(OC(=O)CC)C(C)CC2C3C(Cl)CC4=CC(=O)C=CC4(C)C3C(O)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C(O)(P(O)(O)=O)P(O)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N=NN(CCN2CCC(COC)(CC2)N(C(=O)CC)c2ccccc2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=CCC1(CC=C)C(=O)NC(=O)N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NC(=O)C(=O)C(=O)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nc2CN=C(c3ccccc3)c3cc(Cl)ccc3-n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[C@H](O)\C=C\[C@H]1[C@H](O)CC(=O)[C@@H]1CCCC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1nc(nc(n1)N(C)C)N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2CC3CC(CC(C3)C1)C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C(Oc1nc(C)cc(C)n1)C(O)=O)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(Br)cc(Br)cc1CNC1CCC(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NCCSP(O)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N)=NC(=O)c1nc(Cl)c(N)nc1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CC(=O)NC1=O)c1ccc(N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c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cc2Oc3nc(N)c(cc3C(=O)c2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=C(COCCN)NC(C)=C(C1c1ccccc1Cl)C(=O)O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CC(C)C)C(=O)NC(=O)N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2Oc3ccccc3N=C(N3CCNCC3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)C1=CC(=S)SS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(CCN(CCc2ccc(N)cc2)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(Cl)c(N=C2NCCN2)c(Cl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(CC=C)C(=O)NC(=O)N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H](O)[C@H]1OC(=O)C(O)=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=CC=C(C)C=CC1=C(C)C(=O)C(O)CC1(C)C)=CC=CC=C(C)C=CC=C(C)C=CC1=C(C)C(=O)C(O)CC1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N2CCC(CC2)Nc2nc3ccccc3n2Cc2ccc(F)cc2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=C(C2CCC(CC2)c2ccc(Cl)cc2)C(=O)c2ccccc2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CCC1CC(C2)OC(=O)C(C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C(CC1)N1N=C(Cc2ccc(Cl)cc2)c2ccccc2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C@H]1OC(=O)[C@H](C)[C@@H](O[C@H]2C[C@@](C)(OC)[C@@H](O)[C@H](C)O2)[C@H](C)[C@@H](O[C@@H]2O[C@H](C)C[C@@H]([C@H]2O)N(C)C)[C@](C)(O)C[C@@H](C)CN(C)[C@H](C)[C@@H](O)[C@]1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[C@H]2[C@@H](NC(=O)[C@H](NC(=O)N3CCNC3=O)c3ccccc3)C(=O)N2[C@@H]1C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[C@H](NC(=O)C(=N/OC(C)(C)C(O)=O)\c2csc(N)n2)C(=O)N1S(O)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C)C(=O)NC(=O)N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2C3CCC4=CC(=O)C=CC4(C)C3(Cl)C(O)CC2(C)C1(O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OCC(=O)[C@@]1(OC(=O)CC)[C@@H](C)C[C@H]2[C@@H]3CCC4=CC(=O)C=C[C@]4(C)[C@@]3(Cl)[C@@H](O)C[C@]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[C@H](CCc1ccccc1)N[C@H]1CCc2ccccc2N(CC(O)=O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#CCC(C)C(O)C=CC1C(O)CC2Oc3c(cccc3CCCC(O)=O)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N+](C)(C)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C[C@H]2[C@@H]3CCC4=CC(=O)C=C[C@]4(C)[C@@]3(F)[C@@H](O)C[C@]2(C)[C@@]1(O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cn(cn1)C(c1ccccc1)c1ccc(cc1)-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c1)C(=O)Oc1ccc(cc1OC(=O)c1ccc(C)cc1)C(O)CNC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=C=Nc1ccc2cccc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N+](C)(C)Cc1ccccc1Br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rc1c(NC2=NCCN2)ccc2nccn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1N2C(=O)C(NC(=O)C3CN(C)C4Cc5c(Br)[nH]c6cccc(C4=C3)c56)(OC2(O)C2CCCN2C1=O)C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(c1ccc(Br)cc1)c1cccc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nc2CN=C(c3cc(Br)sc3-n12)c1cccc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N1CCCCC1C(=O)Nc1c(C)ccc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1ccc(cc1)C(C)(C)C)Cc1ccc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1(CC)C(=O)NC(=O)N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(CCC(Cn2ccnc2)Sc2c(Cl)cccc2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2CC3N(CC4CCC4)CCC4(CCCCC34O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C(=O)N(CCCN(C)C)C(=O)C1CC2C(Cc3c[nH]c4cccc2c34)N(CC=C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=CC(O)C1CC1)C1CCC2C(CCCC12C)=CC=C1CC(O)CC(O)C1=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C(=O)CN(CCN(CC([O-])=O)CC([O-])=O)CC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1nc2cccc(C(O)=O)c2n1Cc1ccc(cc1)-c1ccccc1-c1nnn[nH]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C(N)CC(=O)NCC1NC(=O)C(CO)NC(=O)C(N)CNC(=O)C(NC(=O)C(NC1=O)=CNC(N)=O)C1CCN=C(N)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N+](C)(C)CCOC(N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=O)Oc1ccc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C(CCC2(C)C1CCC1(C)C2C(=O)C=C2C3CC(C)(CCC3(C)CCC12C)C(O)=O)OC(=O)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[C@H](CC[C@@]2(C)[C@H]1CC[C@]1(C)[C@@H]2C(=O)C=C2[C@@H]3C[C@](C)(CC[C@]3(C)CC[C@@]12C)C([O-])=O)OC(=O)CCC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](Cc1ccc(O)c(O)c1)(NN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NC(=O)NS(=O)(=O)c1ccc(N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cc(cc1S(C)(=O)=O)C(=O)NC(N)=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C)(COC(N)=O)COC(=O)NC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2c(c1)[nH]c1ccc(Cl)cc2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C(O)COc1cccc2NC(=O)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nnnc1SCC1=C(N2C(SC1)C(NC(=O)C(O)c1ccccc1)C2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nnnc1SCC1=C(N2C(SC1)C(NC(=O)C(OC=O)c1ccccc1)C2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1=C(N2C(SC1)C(NC(=O)CSc1ccncc1)C2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=C(C(=O)NC1C2SCC(C[N+]3(C)CCCC3)=C(N2C1=O)C(O)=O)c1csc(N)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(NC(=O)CSCC#N)C2SCC(CSc3nnnn3C)=C(N2C1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C(=O)NC1C2SCC(CSc3nnnn3CS(O)(=O)=O)=C(N2C1=O)C(O)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1=C(N2C(SC1)C(NC(=O)C(=NOC)c1csc(N)n1)C2=O)C(=O)OC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O\N=C(/C(=O)N[C@H]1[C@H]2SCC(C[n+]3ccccc3)=C(N2C1=O)C([O-])=O)c1csc(N)n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(cs1)C(=CCC(O)=O)C(=O)NC1C2SCC=C(N2C1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=C(C(=O)NC1C2SCC(COC(N)=O)=C(N2C1=O)C(O)=O)c1ccco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=C(C(=O)NC1C2SCC(COC(N)=O)=C(N2C1=O)C(=O)OC(C)OC(C)=O)c1ccco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=C(C(=O)NC1C2SCC(COC(N)=O)=C(N2C1=O)C(=O)OC(C)OC(=O)C(C)(C)OC)c1ccco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1=C(N2[C@H](SC1)[C@H](NC(=O)CSc1ccncc1)C2=O)C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(N2[C@H](SC1)[C@H](NC(=O)[C@H](N)C1=CCC=CC1)C2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=O)C1OC(C(O)C1O)n1cnc2c(NCc3cccc(I)c3)ncn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=C1CN(O)C(=C2C=C(Cl)C=CC2=N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CC(C)Nc1ccnc2cc(Cl)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1C2CC3C(=C(O)C2(O)C(=O)C(C(N)=O)=C1O)C(=O)c1c(O)ccc(Cl)c1C3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C(O)OC(OS(O)(=O)=O)C(O)C1OC1OC(C(O)C(O)C1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C(=O)N(O)C(=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N1CCN(CC\C=C2\c3ccccc3Sc3ccc(cc23)C(F)(F)F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C1(OCc2cc(ccc12)C#N)c1ccc(F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(O)(CC(O)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[C@@H]1CCO[C@](C)(c1ccccc1)c1ccc(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N(C1)c1c(F)cc2C(=O)C(=CN(C3CC3)c2c1Cl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(I)cc(Cl)c2cccn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C[C@H]2[C@@H]3CCC4=CC(=O)C=C[C@]4(C)[C@@]3(F)[C@@H](O)C[C@]2(C)[C@@]1(O)C(=O)C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(O)(=O)C(Cl)(Cl)P(O)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nc2n(cnc12)C1OC(CO)C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(=O)C1(O)CCC2C3CCC4=CC(=O)CCC4(C)C3C(=O)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C2C(NC(=O)C3(N)CCCCC3)C(=O)N2C1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(=O)NC(=O)NC1=O)C1=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(O)=O)C1(O)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(CC(OC(=O)C=Cc2ccc(O)c(O)c2)C1O)(OC(=O)C=Cc1ccc(O)c(O)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c2C(=O)c3cccc(O)c3C(=O)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cc1N1CCN(CCc2nnc3CCCCn23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=C(CC2NCCc3cc(OC)c(OC)cc23)CC2N(CCc3cc(OC)c(OC)cc23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CN1c2ccccc2CC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ccccc2C(=NC(NC(=O)c2cc3ccccc3[nH]2)C1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N1CC(=O)NC(=O)C1)N1CC(=O)NC(=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H]1O[C@H](OC[C@H]2O[C@H](OC[C@@H](O)[C@@H](O)[C@H](O)[C@@H](O)C=O)[C@H](O)[C@@H](O)[C@@H]2O)[C@H](O)[C@@H](O)[C@@H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N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[C@H]3[C@H]4CCCC[C@@]4(CCN3C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c(I)c(NC(C)=O)c(I)c(C(O)=O)c1I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=C4CCC(=O)C=C4CCC3C1CCC2(O)CC#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(=O)c1cccc(C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C(OC2C(O)CC(OC3CCC4(C)C(CCC5C4CCC4(C)C(CCC54O)C4=CC(=O)OC4)C3)OC2C)C(O)CC1OC1CC(O)C(O)C(C)O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O[C@H](C[C@H](O)[C@@H]1O)O[C@H]1[C@@H](O)C[C@H](O[C@H]2[C@@H](O)C[C@H](O[C@H]3CC[C@@]4(C)[C@H](CC[C@@H]5[C@@H]4C[C@@H](O)[C@]4(C)C(CC[C@]54O)C4=CC(=O)OC4)C3)O[C@@H]2C)O[C@@H]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)[C@@H]1Sc2ccccc2N(CCN(C)C)C(=O)[C@@H]1OC(C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(CC[NH+](CCC(C#N)(c2ccccc2)c2ccccc2)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(O)c1ccc(OC(=O)C(C)(C)C)c(OC(=O)C(C)(C)C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(S)=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CC(CC3CCN(Cc4ccccc4)CC3)C(=O)c2cc1O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nc(nc(N)c2cc1OC)N1CCN(CC1)C(=O)C1COc2ccccc2O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C(c1ccc(OCCN(C)C)cc1)c1cccc(O)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1=CC(O)=C2[C@@H]3C=C(C)CC[C@H]3C(C)(C)OC2=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1ccc(cc1)C(=O)CCCN1CCC(=CC1)N1C(=O)N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(COC(Cn2ccnc2)c2ccc(Cl)cc2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C(N)(C(F)F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c1ccc(cc1)C(=O)C1NC(=O)N=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(O)C=CC1C(O)CC2OC(CC12)=CC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1ncc(\C=C(/Cc2cccs2)C(O)=O)n1Cc1ccc(c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[C@@H](C)\C=C\[C@@H](C)[C@H]1CC[C@H]2\C(CCC[C@]12C)=C\C=C1\C[C@@H](O)CCC1=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H](CO)NC(=O)[C@H]1CN(C)[C@@H]2Cc3c[nH]c4cccc(C2=C1)c3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[C@@H](C=C2[C@H]1Cc1c[nH]c3cccc2c13)C(=O)N[C@]1(C)O[C@@]2(O)[C@@H]3CCCN3C(=O)[C@H](Cc3ccccc3)N2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=O)Oc1ccc2N(C)[C@H]3N(C)CC[C@@]3(C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-2c(c1)C(=NCc1nncn-2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cc(OC(=O)c5ccccc5)ccc34)C1CCC2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cc(O)ccc34)C1CCC2OC(=O)C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(=O)OC1CCC2C3CCc4cc(O)ccc4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C(=O)OC1CCC2C3CCc4cc(O)ccc4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cc(OS(O)(=O)=O)ccc34)C1CCC2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C)C(=O)c1ccc(OCC(O)=O)c(Cl)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=CCCCCCCCC(=O)OCC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1ccc2nc(sc2c1)S(N)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cncn1C(C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(=O)C1CCC2C3CCC4NC(=O)C=CC4(C)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[C@H](O)[C@@]3(F)[C@@H](CCC4=CC(=O)CC[C@]34C)[C@@H]1CC[C@]2(O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OC2CC3C4CC(F)C5=CC(=O)C=CC5(C)C4C(O)CC3(C)C2(O1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ccc(cc2C(=NCC1=O)c1ccccc1F)N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OC1(C(C)CC2C3CC(F)C4=CC(=O)C=CC4(C)C3(F)C(O)CC12C)C(=O)SCF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c2nc(CNc3ccc(cc3)C(=O)N[C@@H](CCC(O)=O)C(O)=O)cnc2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C(=O)P([O-])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(C(=O)NCOP(O)(O)=O)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cco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N+](CC)(CC)CCOc1cccc(OCC[N+](CC)(CC)CC)c1OCC[N+](CC)(CC)C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N(C=C1)C1OC(CO)C(O)C1(F)F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1C(O)C(OC2C(N)CC(N)C(OC3OC(CN)CCC3N)C2O)OCC1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1ccc(cc1)C(=C1C=CC(C=C1)=[N+](C)C)c1ccc(cc1)N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=C(C)CN(C(=O)NCCc2ccc(cc2)S(=O)(=O)NC(=O)NC2CCC(C)CC2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nc(cn1)C(=O)NCCc1ccc(cc1)S(=O)(=O)NC(=O)N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C(O)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C(=O)NC(CSSCC(NC(=O)CCC(N)C(O)=O)C(=O)NCC(O)=O)C(=O)NCC(O)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N)NN=Cc1c(Cl)ccc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N)NCC1COC2(CCCCC2)O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N)NC(=O)Cc1c(Cl)ccc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(F)CN1c2ccc(Cl)cc2C(=NCC1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OC1(C(C)CC2C3CC(F)C4=CC(=O)C=CC4(C)C3(F)C(O)CC12C)C(=O)C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O)C1=C(C)c2cc3nc(cc4[nH]c(cc5nc(cc1[nH]2)C(C)=C5CCC(O)=O)c(CCC(O)=O)c4C)c(C)c3C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(CC)c1ccc(O)cc1)c1ccc(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(CC)CN1CN(CC(CC)CCCC)CC(C)(N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O)=NC(=O)C(C)(C2=CCCCC2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(=O)C1(O)CCC2C3CCC4=CC(=O)CCC4(C)C3C(O)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23C4CCC(=O)C2Oc2c3c(CC14)ccc2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N(CC)CCCC(O)c1ccc(NS(C)(=O)=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H]1O[C@H](C[C@H](N)[C@@H]1O)O[C@H]1C[C@@](O)(CC2=C1C(O)=C1C(=O)C3=CC=CC=C3C(=O)C1=C2O)C(C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=C(OC)C(=O)C(CCCCCCCCCCO)=C(C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C(=O)ON[C@H](CCC(O)=O)C(=O)COc1c(F)c(F)cc(F)c1F)C(=O)C(=O)Nc1ccccc1C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C(c1ccc(I)cc1)c1ccc(OCCN2CCCC2)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=O)C(Cc1c[nH]c2ccccc12)NC(=O)C(CC(C)C)CC(=O)N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2ccccc2N1NC(=O)c1ccc(Cl)c(c1)S(N)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(=O)[C@@H]1CN(Cc2cccnc2)CCN1C[C@@H](O)C[C@@H](Cc1ccccc1)C(=O)N[C@@H]1[C@H](O)C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C(C=CC=CC=CC=C2Cc3c(ccc4ccccc34)N2CCCCS(O)(=O)=O)=[N+](CCCCS(O)(=O)=O)c2ccc3ccccc3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C(O)C1O)n1cnc2c1NC=NC2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(=O)Nc1c(I)c(C(=O)NCC(O)CO)c(I)c(C(=O)N(C)CC(O)CO)c1I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no1)C(=O)NN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n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1ccc(O)c(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[N+](=O)O[C@@H]1CO[C@@H]2[C@H](CO[C@H]12)O[N+]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C(=O)Nc2cc(C)on2)=C(O)c2ccccc2S1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Oc1ccccc1)NC(C)C(O)c1ccc(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c(nc1CCOc1ccc(CC2C(=O)NOC2=O)cc1)-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[C@H]1O[C@H](O[C@@H]2[C@@H](N)C[C@@H](N)[C@H](O[C@H]3O[C@H](CO)[C@@H](O)[C@H](N)[C@H]3O)[C@H]2O)[C@H](O)[C@@H](O)[C@@H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1(CCCCC1=O)c1cccc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n2c1ccc2C(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(CC1)=C1c2ccsc2C(=O)C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2C(=O)C=C(C)Oc2c(OC)c2o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=CC=CC(=O)NCC(=O)NC1C(O)C(O)C(Nc2ncnc3nc[nH]c23)OC1C(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H]1O[C@@H](O[C@H]2[C@H](O)[C@@H](O)[C@H](O)O[C@@H]2CO)[C@H](O)[C@@H](O)[C@H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OC(=O)CCCC=CCC1C(O)CC(O)C1CCC(O)C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C(O)COc1cccc2C(=O)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@H](Cc1ccc(O)c(O)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COc2c(N3CCN(C)CC3)c(F)cc3C(=O)C(=CN1c23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=O)NN=C1c1ccc(NN=C(C#N)C#N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@H](Cc1cc(I)c(Oc2ccc(O)c(I)c2)c(I)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(=O)Nc1cc(cc(NC(=O)C(O)=O)c1Cl)C#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(=O)C(CCN1CCC(O)(CC1)c1ccc(Cl)cc1)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@H](C(=O)N[C@H]1[C@H]2CCC(Cl)=C(N2C1=O)C(O)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N1CCC(CC1)=C1c2ccc(Cl)cc2CCc2cccn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C(SP(=S)(OC)OC)C(=O)OC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CC12CCC(c3ccccc13)c1ccccc2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=O)C(NC(=O)C(CC(C)C)C(O)C(=O)NO)C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H](CC1=CC(O)=C(O)C=C1)[C@H](C)CC1=CC(O)=C(O)C=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(N2CCN=C2c2ccccc12)c1ccc(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c(CN2CCN(CC2)C(c2ccccc2)c2ccc(Cl)cc2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1C2C(O)C3C(=C)c4c(Cl)ccc(O)c4C(=O)C3=C(O)C2(O)C(=O)C(C(N)=O)=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1C[C@H]2[C@@H]3CC[C@](O)(C(C)=O)[C@@]3(C)CC[C@@H]2[C@@]2(C)CCC(=O)C=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[nH]cc(CCNC(C)=O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3CC(C)(C1)CC(N)(C3)C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NC(=O)N(C)C1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C(N1C)C(=O)N(C)c1cccc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S(=O)(=O)CCS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Nc2ccccc2C(=O)N1c1cccc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=CC(C)C1(CC=C)C(=O)NC(=O)N(C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OC)c(c1)C(O)C(C)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C)C(=O)NCC(C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(Cc1ccc(O)c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c2CN=C(c3ccccc3F)c3cc(Cl)ccc3-n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OC)c(c1)C(O)CNC(=O)C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#CC1(O)CCC2C3CCC4=CC(=O)CCC4=C3C(CC12C)c1ccc(cc1)N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(CC(=O)N1CC2CCCCC2C1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(CCc1ccccc1)NC(C)C(=O)N1Cc2cc(OC)c(OC)cc2CC1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2C3CCC4=CC(=O)C=CC4(C)C3(Cl)C(O)CC2(C)C1(OC(=O)c1ccco1)C(=O)C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H]1C[C@H]2[C@@H]3CCC4=CC(=O)C=C[C@]4(C)[C@@]3(Cl)[C@@H](O)C[C@]2(C)[C@@]1(O)C(=O)C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CCC(O1)C1(C)CCC2(CC(O)C(C)C(O2)C(C)C(OC)C(C)C(O)=O)O1)C1OC(CC1C)C1OC(O)(CO)C(C)C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[C@]1(NC(=O)C(C([O-])=O)c2ccc(O)cc2)[C@H]2OCC(CSc3nnnn3C)=C(N2C1=O)C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nc(C)nc(Cl)c1N=C1NCC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O)C(C)C1OC1CC1COC(CC(C)=CC(=O)OCCCCCCCCC(O)=O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[C@H]1[C@H](O)[C@@H](O)[C@H](O)[C@H](O)[C@@H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(C)(C)c1cc(O)c2C3CC(=O)CCC3C(C)(C)O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1ccc2ccccc2c1C(=O)N[C@H]1[C@H]2SC(C)(C)[C@@H](N2C1=O)C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=Cc1ccccc1)Cc1ccc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=CC2C3Cc4ccc(O)c5OC1C2(CCCN3CC=C)c45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2CC3N(CC=C)CCC45C(Oc1c24)C(=O)CCC35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(=O)OC1CCC2C3CCC4=CC(=O)CCC4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=C(C)c2cc3[nH]c(cc4nc(C(CCC(O)=O)C4C)c(CC(=O)NC(CC(O)=O)C(O)=O)c4nc(cc1[nH]2)c(C)c4C(O)=O)c(C)c3C=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1c2OC(=CC(=O)c2cc2C(=O)C=C(N(CC)c12)C(O)=O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(=O)Oc1cccc(c1)[N+]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(CCNNC(=O)c1ccncc1)N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1=C(C)NC(C)=C(C1c1cccc(c1)N(=O)=O)C(=O)OCCN(C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2CC(COC(=O)c3cncc(Br)c3)CN(C)C1Cc1cn(C)c3cccc2c1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(OCC(COC(=O)c1cccnc1)(COC(=O)c1cccnc1)COC(=O)c1cccnc1)c1cccn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(NCCON(=O)=O)c1cccn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c1ccc[n+](c1)C1OC(COP(O)(=O)OP(O)(=O)OCC2OC(C(O)C2O)n2cnc3c(N)ncnc23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cnc1Nc1cccc(c1)C(F)(F)F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S(=O)(=O)CCN1N=Cc1ccc(o1)N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NCCN1c1ncc(s1)N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CN=C(c2ccccc2)c2cc(ccc2N1)N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NN=Cc1ccc(o1)[N+]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Nc1nc2ccc(cc2[nH]1)C(=O)c1cccs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1(CCC2C3CCC4=CC(=O)CCC4C3CCC12C)C#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(OC(=O)c2c1OC)C1N(C)CCc2cc3OCOc3c(OC)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1nc(c(C(=O)OCC2=C(C)OC(=O)O2)n1Cc1ccc(cc1)-c1ccccc1-c1nn[nH]n1)C(C)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=C1c2ccccc2COc2ccc(CC(O)=O)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(ccc1O)N=Nc1ccc(O)c(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OC(c1ccccc1)c1cccc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1CCc2cc(CO)c(cc2N1)N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O)CCC2C3CCC4CC(=O)OCC4(C)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(=O)CN(CCO)CC(=O)N(C)C(C)(C)Cc1ccccc1)C(C)(C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(CON=C(Cn2ccnc2)c2ccc(Cl)cc2Cl)c(Cl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Oc1ccccc1OCC=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2nc[nH]c2C(=O)C(C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)CC#CCOC(=O)C(O)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C3N(C)CCC45C(Oc1c24)C(=O)CCC35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1C(=O)N(N(C1=O)c1ccc(O)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N+](C)(CC)CCOC(=O)C(O)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nc(O)c2cn[nH]c2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1C2C(O)C3C(=C(O)C2(O)C(=O)C(C(N)=O)=C1O)C(=O)c1c(O)cccc1C3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=Cc1ccc(Cn2ccnc2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O)[C@@H](O)C(\O)=N\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(SP(=S)(OC)OC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#C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[C@@H]1O[C@H](O[C@@H]2[C@@H](CO)O[C@@H](O[C@@H]3[C@@H](O)[C@H](N)C[C@H](N)[C@H]3O[C@H]3O[C@H](CO)[C@@H](O)[C@H](O)[C@H]3N)[C@@H]2O)[C@H](N)[C@@H](O)[C@@H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2c(ncn2CCC(CO)CO)C(=O)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N)c1ccc(OCCCCCOc2ccc(cc2)C(N)=N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2Cc3ccc(O)cc3C1(C)CCN2CC=C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CC1O)n1cnc2C(O)CNC=N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N1CC(CSC)CC2C1Cc1c[nH]c3cccc2c1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C(C=C(Cl)Cl)C1C(=O)OCc1cccc(Oc2ccccc2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N1CCN(CCCN2c3ccccc3Sc3ccc(Cl)cc23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N)NC(=N)NC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(cc1)C1(OC(=O)c2ccccc12)c1ccc(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Oc1ccccc1)N(CCCl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@H](N)[C@@H](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=O)Oc1ccc2N(C)C3N(C)CCC3(C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C@H]1[C@@H](Cc2cncn2C)CO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\N=C(/NC#N)Nc1ccncc1)C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Oc1cccc2[nH]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ccc(CCOc2ccc(CC3SC(=O)NC3=O)cc2)n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CN(C(=O)NC(C(=O)NC2C3SC(C)(C)C(N3C2=O)C(O)=O)c2ccccc2)C(=O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OCCOCCOCc1cc2OCOc2cc1CC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C(O)c1ccc(O)c(CO)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=CN(C(=O)C=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=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=C(C)c2cc3nc(cc4nc(cc5[nH]c(cc1[nH]2)c(C)c5C(C)O)c(C)c4CCC(O)=O)C(CCC(O)=O)=C3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2N(CC3CC3)C(=O)CN=C(c3ccccc3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(C1CCCCC1)N1CC2N(CCc3ccccc23)C(=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NC(C)CCCN)c2nccc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N1c2ccccc2S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N1c2ccccc2Sc2ccccc12)N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[C@@H](C)[C@@H](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(=O)Oc1ccc[n+](C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c(COP(O)(O)=O)c(C=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cc(CO)c(C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1ccccc1C1=NCC(=S)N(CC(F)(F)F)c2ccc(Cl)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cc(OC5CCCC5)ccc34)C1CCC2(O)C#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Cc1ccc(OCCN2c3ccccc3Oc3ccccc23)c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(cc1)-c1sc2cc(O)ccc2c1C(=O)c1ccc(OCCN2CCCCC2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NCCSCc1ccc(CN(C)C)o1)=CN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(CC1=CC(=O)Nc2ccccc12)NC(=O)c1ccc(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N(c1ccccc1)C1(CCN(CCC(=O)OC)CC1)C(=O)O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(CC2CN3CCc4c([nH]c5cc(OC)ccc45)C3CC2C1C(=O)OC)OC(=O)c1cc(OC)c(OC)c(OC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C12CC3CC(CC(C3)C1)C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C1(C)C(C)CC2C3CCC4=CC(=O)C=CC4(C)C3C(O)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(nn(c1-c1ccc(Cl)cc1)-c1ccc(Cl)cc1Cl)C(=O)NN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1C(CC2C3CCC4CC(O)C(CC4(C)C3CCC12C)N1CCOCC1)[N+]1(CC=C)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1C2CC3C(=C(O)C2(O)C(=O)C(C(=O)NCN2CCCC2)=C1O)C(=O)c1c(O)cccc1C3(C)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N1CCCCC1C(=O)Nc1c(C)ccc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cc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cc(ccc1O)C(O)CNCCCCCCOCCC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C(OC2CCC3(C)C4CCC5(C)C(CCC5(O)C4CCC3=C2)C2=CC(=O)OC=C2)C(O)C(O)C1OC1OC(CO)C(O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H](O)[C@@H](O)[C@H](O)[C@H](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1ccc(NS(C)(=O)=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CO)(OC2OC(CO)C(O)C(O)C2O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N(c1ccccc1)C1(COC)CCN(CCc2cccs2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(CSC(Cn2ccnc2)c2ccc(Cl)cc2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cc1)S(=O)(=O)NC(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ncnc(NS(=O)(=O)c2ccc(N)cc2)c1O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nc(NS(=O)(=O)c2ccc(N)cc2)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cc1)S(=O)(=O)Nc1cccc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S(=O)(=O)Cc1ccc2[nH]cc(CCN(C)C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(cc1)C(=O)c1cccs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(COC(=O)c2cc(O)c(O)c(O)c2)OC(OC(=O)c2cc(O)c(O)c(O)c2)C(O)C1OC(=O)c1cc(O)c(O)c(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ccc(nc1)C#Cc1ccc2SCCC(C)(C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ccc(Cl)cc2C(=NC(O)C1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c(OC)c1O)C1C2C(COC2=O)C(OC2OC(C)C(OC(O)c3cccs3)C(O)C2O)c2cc3OCOc3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C(O)c1cc(O)cc(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(=O)OC1CCC2C3CCC4=CC(=O)CCC4(C)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Nc1ccc(cc1)C(=O)OCCN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nc[nH]c2C(=O)N(C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SCCCCCCCCCCSC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c1csc(n1)C1OC(CO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C(O)COc1nsnc1N1CCO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sccc1COC(Cn1ccnc1)c1ccc(Cl)c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[n+](O)c2ccccc2[n+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(CCC2(CO2)C1C1(C)OC1CC=C(C)C)OC(=O)NC(=O)C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C(=O)Nc1c(C)ccc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CC(C)CCCC(C)CCCC1(C)CCc2c(C)c(OC(C)=O)c(C)c(C)c2O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(O)C(=O)OCC2=C1C=C1N(Cc3cc4c(CN(C)C)c(O)ccc4nc13)C2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=CC(=O)Nc2ccccc2C(O)=O)cc1O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@H]1C[C@H]1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1cc(I)c(Oc2ccc(O)c(I)c2)c(I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(O)C3(F)C(CCC4=CC(=O)C=CC34C)C1CC(O)C2(O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OC2CC3C4CCC5=CC(=O)C=CC5(C)C4(F)C(O)CC3(C)C2(O1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nnc2CN=C(c3ccccc3Cl)c3cc(Cl)ccc3-n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P(=O)(OC)C(O)C(Cl)(Cl)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(Cl)(Cl)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(Cl)ccc1Oc1ccc(Cl)c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N1c2ccccc2Sc2ccc(cc12)C(F)(F)F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1OC(CC1O)N1C=C(C(=O)NC1=O)C(F)(F)F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NCc2ccc3nc(N)nc(N)c3c2C)cc(OC)c1O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O)(C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1c[nH]c2ccccc12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CC(C)(C)c1ccc(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N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CCC(O)=O)[C@H]1CC[C@H]2[C@@H]3[C@@H](O)C[C@@H]4C[C@H](O)CC[C@]4(C)[C@H]3CC[C@]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(N)C(=O)OCCOCN1C=NC2C1N=C(N)NC2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1C(CC2C3CCC4CC(OC(C)=O)C(CC4(C)C3CCC12C)N1CCCCC1)[N+]1(C)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C(O)=O)C=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CC(C)C1CCC2C(CCCC12C)=CC=C1CC(O)CCC1=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CC(C1=C(O)c2ccccc2OC1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c(C)c1NC(=O)c1cc(c(Cl)cc1O)S(N)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1C(O)CCC2CN3CCc4c([nH]c5ccccc45)C3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CC(O)=O)n(C)c1C(=O)c1ccc(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raining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(Cl)C(Cl)C(Cl)C(Cl)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(cc(cc1N(=O)=O)N(=O)=O)N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c(NC2CC2)c2ncn([C@@H]3C[C@H](CO)C=C3)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ccc(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nnc(s1)S(N)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C(=O)OCOP(=O)(COCCn1cnc2c(N)ncnc12)OCOC(=O)C(C)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C(=O)NC(C)C(=O)NC1C2CN(CC12)c1nc2N(C=C(C(O)=O)C(=O)c2cc1F)c1ccc(F)c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ncnc2[nH]n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N(CCC)C(=O)Cc1c(nc2ccc(Cl)cn12)-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1oc2ccccc2c1C(=O)c1cc(I)c(OCCN(CC)CC)c(I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[C@@H]2[C@H](NC(=O)[C@H](N)C3=CC=C(O)C=C3)C(=O)N2[C@H]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[C@@H]2[C@H](NC(=O)[C@H](N)c3ccccc3)C(=O)N2[C@H]1C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c2cc3cccc(O)c3c(O)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(O)C1OC(O)=C(O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NC(C(=O)NC(Cc1ccccc1)C(O)CN(Cc1ccc(cc1)-c1ccccn1)NC(=O)C(NC(=O)OC)C(C)(C)C)C(C)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Oc1ccc(CC(N)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2Sc3ccccc3N(C(=O)CCN3CCN4CCCC4C3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@H](CO\C([O-])=C\[N+]#N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Oc1nn(Cc2ccccc2)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oc2ccccc2c1C(=O)c1ccc(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oc2ccccc2c1C(=O)c1cc(Br)c(O)c(Br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CCC2=C(O1)c1ccccc1C(=O)C2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CC(C)C1CCC2C3CC=C4CC(O)CCC4(C)C3CCC12C)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C)C1CCC2(CCC3(C)C(CCC4C5(C)CCC(O)C(C)(C)C5CCC34C)C12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(Cl)cc(Cl)cc1Sc1cc(Cl)cc(Cl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OC(=O)NC1=NC(=O)N(C=C1F)C1OC(C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NC(=O)CCCC\C=C\C(C)C)cc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H](CS)C(=O)N1CCC[C@H]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CN(C(=O)NC(C(=O)NC2C3SCC(CSc4nnnn4C)=C(N3C2=O)C(O)=O)c2ccc(O)cc2)C(=O)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=CC1=C(N2C(SC1)C(NC(=O)C(N)c1ccc(O)cc1)C2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=C(C(=O)NC1C2SCC=C(N2C1=O)C(O)=O)C1=CSC(=N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c1)-c1cc(nn1-c1ccc(cc1)S(N)(=O)=O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[O-]C(=O)C1=C(C[n+]2ccccc2)CS[C@@H]2[C@H](NC(=O)Cc3cccs3)C(=O)N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1=C(N2C(SC1)C(NC(=O)CCCC(N)C(O)=O)C2=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1c(nc(C(C)C)c(\C=C\[C@@H](O)C[C@@H](O)CC(O)=O)c1-c1ccc(F)cc1)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OCCN1CCN(CC1)C(c1ccccc1)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1(CCC2C3C=C(Cl)C4=CC(=O)CCC4(C)C3CCC12C)C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(Cl)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(nc2ccccc12)-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Oc1ccc(cc1)C1CC1(Cl)Cl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2CCC(NC(C)=O)C3=CC(=O)C(OC)=CC=C3c2c(OC)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2NCC(C)CC2OC11CCC2C3CC=C4CC(O)CCC4(C)C3CC2=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nc(c1C(=O)N[C@H]1[C@H]2SC(C)(C)[C@@H](N2C1=O)C(O)=O)-c1c(Cl)cc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@H]1CC[C@@H](O1)n1cnc2c1NC=NC2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C(CC)c1ccc(OP(O)(O)=O)cc1)c1ccc(OP(O)(O)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(CC2C1Cc1c[nH]c3cccc2c13)C(=O)NC1(C)OC2(O)C3CCCN3C(=O)C(Cc3ccccc3)N2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c(c1[N+]([O-])=O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CCC)C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C)[C@@H]1CCC(C)=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=C1c2ccccc2CS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(F)C1(OC(=O)Nc2ccc(Cl)cc12)C#CC1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)C(=O)Nc1ccccc1CCC1CCCCN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C[C@H]3[C@@H](CCc4cc(O)ccc34)[C@@H]1CC[C@@H]2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CC3C(CCc4cc(O)ccc34)C1CC[C@@H]2O[C@@H]1O[C@@H]([C@@H](O)[C@H](O)[C@H]1O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N)=Nc1nc(CSCCC(N)=NS(N)(=O)=O)c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c(Oc2ccccc2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[C@H]1O[C@H]([C@@H](F)[C@@H]1O)N1C=C(I)C(=O)N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(C(O)C1)c1c(O)cc(O)c2C(=O)C=C(Oc12)c1ccc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Cn1cncn1)(Cn1cncn1)c1ccc(F)c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C(Oc1ccc(cc1)C(F)(F)F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c2nc(CNc3ccc(cc3)C(=O)NC(CCC(O)=O)C(O)=O)cn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C1P(O)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(O)CCC2(C)C1CCC1(C)C2C(O)CC2C(C(CC12C)OC(C)=O)=C(CCC=C(C)C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)CC2=C(OC)C(=O)C=C(NC(=O)C(C)=CC=CC(OC)C(OC(N)=O)C(C)=CC(C)C1O)C2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(O)COC(=O)c1ccccc1Nc1ccnc2cc(Cl)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1ccc(O)c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l)cc1C(=O)NCCc1ccc(cc1)S(=O)(=O)NC(=O)N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N)NCCN1CC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O)C1CC(=O)c2c(O)cc(OC3OC(COC4OC(C)C(O)C(O)C4O)C(O)C(O)C3O)cc2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C(O)(CCCC(C)(C)O)C(=O)OC1C2c3cc4OCOc4cc3CCN3CCCC23C=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S(=O)(=O)c1cc2c(NCNS2(=O)=O)c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c1ccc(cc1)C(C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2ccc(cc2)C(=O)Nc2ccc(C)c(Nc3nccc(n3)-c3cccnc3)c2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CN1c2ccccc2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NC(=O)CO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OC(Cl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NC(=O)c1ccn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1CCN(CC1)c1ccc(OC[C@H]2CO[C@@](Cn3ccnc3)(O2)c2ccc(Cl)cc2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c(c1)C(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Cc1ccccc1)NCC(O)c1ccc(O)c(c1)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=NC(=O)N(C=C1)[C@H]1CS[C@@H](C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nnc(c(N)n1)-c1cccc(Cl)c1C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(OCC(F)(F)F)ccnc1CS(=O)c1nc2ccccc2[nH]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N1CCCC1=O)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(N1CCCNC1=O)C(=O)NC(CC(O)C(Cc1ccccc1)NC(=O)COc1c(C)cccc1C)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NNC(=O)C=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c(Nc2ccccc2C(O)=O)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1(CCC2C3C=C(C)C4=CC(=O)CCC4(C)C3CCC12C)C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cc(C)c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(CCN(C)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C)(COC(N)=O)CO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cc(O)c(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c1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(Cc1ccc(O)c(O)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1ccc2nc3ccc(cc3[s+]c2c1)N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c1ccc(OCC(O)CNC(C)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)COc1c(C)ccc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CNCCNc1ccc(NCCNCCO)c2C(=O)c3c(O)ccc(O)c3C(=O)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Nc1ccc2Sc3ccccc3N(C(=O)CCN3CCOCC3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(C)c2COC(=O)c2c(O)c1CC=C(C)C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(C)c2COC(=O)c2c(O)c1CC=C(C)CCC(=O)OCCN1CCO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cccn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OC(=O)C1=C(C)NC(C)=C(C1c1cccc(c1)[N+]([O-])=O)C(=O)O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1=C(C)NC(C)=C(C1c1cccc(c1)[N+]([O-])=O)C(=O)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(c2ccccc2)c2cccc(N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C[C@H]3[C@@H](CCC4=CC(=O)CC[C@H]34)[C@@H]1CC[C@@]2(O)C#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C=C1c2ccccc2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cc1B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nc(c1C(=O)NC1C2SC(C)(C)C(N2C1=O)C(O)=O)-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N1c2ccccc2CC(=O)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1ccc(cc1)[C@@H]1CCNC[C@H]1COc1ccc2OCO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C)SC2C(NC(=O)Cc3ccccc3)C(=O)N2C1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CCC(NC(=O)C(Cc1c[nH]c2ccccc12)NC(=O)CCNC(=O)OCC(C)C)C(=O)NC(CC(O)=O)C(=O)NC(Cc1ccccc1)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CN2c3ccccc3Sc3ccccc23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1ccc(NC(C)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1=C(O)Oc2ccccc2C1=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C@]12CC(=O)[C@H]3[C@@H](CCC4=CC(=O)C=C[C@]34C)[C@@H]1CC[C@]2(O)C(=O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Sc1cc(c(O)c(c1)C(C)(C)C)C(C)(C)C)Sc1cc(c(O)c(c1)C(C)(C)C)C(C)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NCc1ccc(cc1)C(=O)NC(C)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CN2c3ccccc3Sc3ccc(Cl)cc23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NCC(O)COc1ccccc1C(=O)CC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(N)C(=O)NC2C(CO)OC(C2O)n2cnc3c(ncnc23)N(C)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nc(N)nc(N)c1-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=COC2(C)Oc3c(C2=O)c2c(O)cc(NC(=O)C(C)=CC=CC(C)C(O)C(C)C(O)C(C)C(OC(C)=O)C1C)c(O)c2c(O)c3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CCc1ccc(O)cc1)C(O)c1ccc(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Oc1ccc(CC2SC(=O)NC2=O)cc1)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C)c(C=C2C(=O)Nc3ccccc23)[nH]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O)(CC)C=CC=CC(C)C1CCC2C(CCCC12C)=CC=C1CC(O)CC(O)C1=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1nn(C)c2c1N=C(NC2=O)c1cc(ccc1OCC)S(=O)(=O)N1CCN(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(=O)c1cc(Oc2ccc(NC(=O)Nc3ccc(Cl)c(c3)C(F)(F)F)cc2)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c2ccccc2-c2n[nH]c3cccc1c23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[C@@H]1[C@H](O)[C@H](NC)[C@H]2O[C@]3(O)[C@@H](O[C@H](C)CC3=O)O[C@@H]2[C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(O)CCC2C3CCC4Cc5[nH]ncc5CC4(C)C3CCC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[nH]c(C=C2C(=O)Nc3ccccc23)c(C)c1C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(S)C(S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=C\C(C=CC1=O)=N\Nc1ccc(cc1)S(=O)(=O)Nc1cccc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(C(=O)Nc2ccccn2)=C(O)c2sccc2S1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nc(cs1)-c1nc2ccccc2[nH]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Sc1ccc2Sc3ccccc3N(CCC3CCCCN3C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Cc1cc(I)c(Oc2cc(I)c(O)c(I)c2)c(I)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NC(=O)NS(=O)(=O)c1ccc(C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c1)C(=O)c1cc(O)c(O)c(c1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(cccc2c1C(F)(F)F)C(=S)N(C)C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Oc1ccc(cc1)C(=C(CCCl)c1ccc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1CCC(C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c(c1)N1CCN(CCCN2N=C3C=CC=CN3C2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NCCNCC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N2CCNCC2)c(OC)c1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OC)C(=O)N1CCN(CC1)c1ccc2NC(=O)CC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NC(=O)C1C2CCCC2CN1C(=O)C(NC(=O)C(NC(=O)c1cnccn1)C1CCCCC1)C(C)(C)C)C(=O)C(=O)NC1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N(O)C(N)=O)c1cc2ccccc2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cccc(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c1ncn(C2OC(CO)C(O)C2O)c1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(=O)NC1NC(=O)N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C(=O)C12OC3(CCCC3)OC1CC1C3CCC4=CC(=O)C=CC4(C)C3(F)C(O)CC2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N=C(N)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c2cccc-3c2C1Cc1ccc(O)c(O)c-3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nc2c(F)c(Nc3ccc(Br)cc3Cl)c(cc12)C(=O)NOC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CCCC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OC(C)OC(=O)C1N2C(SC1(C)C)C(NC(=O)C(N)c1ccccc1)C2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(=O)Oc1cc(OC(=O)N(C)C)cc(c1)C(O)CNC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Nc1ccc(OC(=O)c2ccccc2OC(C)=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1oc2ccccc2c1C(=O)c1cc(I)c(O)c(I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(OOC(=O)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Oc1ccc(CCOCC2CC2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OCN(C(=O)CCl)c1c(CC)cccc1C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1CCN(C(=O)N[C@@H](C(=O)N[C@H]2[C@H]3SCC(CSc4nnnn4C)=C(N3C2=O)C(O)=O)c2ccc(O)cc2)C(=O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1=C(N2C(SC1)C(NC(=O)C(=NOC)c1csc(N)n1)C2=O)C(=O)OC(C)OC(=O)OC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CCCCCC[N+]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c(cc1)S(=O)(=O)N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O)cc(C)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N+](C)(C)OP([O-])(=O)OP(O)(=O)OC[C@H]1O[C@H]([C@H](O)[C@@H]1O)N1C=CC(N)=N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cc1C(c1ccccc1)(c1ccccc1)n1ccn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C(O)=O)C(N)=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COc1cccc2OC(=CC(=O)c12)C(O)=O)COc1cccc2OC(=CC(=O)c12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C(CC(C)(C)C1)OC(=O)C(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c1ccc(cc1)C(c1ccc(Cl)cc1)C(Cl)(Cl)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CC(O)=O)C1CCC2C3C(CC(=O)C12C)C1(C)CCC(=S)CC1CC3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C(C)Cc1cccc(c1)C(F)(F)F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CCC(Cc3ccc(O)cc13)C2N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c1O)C1=CC(=O)c2c(O)cc(OC3OC(COC4OC(C)C(O)C(O)C4O)C(O)C(O)C3O)cc2O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C1CC(C)S(=O)(=O)c2sc(cc12)S(N)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N+](C)(C)c1cccc(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CCCC(=S)Nc1cc(C)c(O)c(C)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c2C(=O)c3c(O)c4C[C@](O)(C[C@H](O[C@H]5C[C@H](N)[C@@H](O)[C@H](C)O5)c4c(O)c3C(=O)c12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SCC(=O)NC1CCS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Cc1ccc(OCC(O)CNC(C)C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OC1CCC2C3CCc4cc(OC(=O)CC)ccc4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cc(OC(=O)c5ccc(cc5)N(CCCl)CCCl)ccc34)C1CCC2OC(=O)c1ccc(cc1)N(CCCl)CC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(=O)OC1CCC2C3CCc4cc(O)ccc4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cc(O)ccc34)C1CC(O)C2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(O)=O)c1ccc(cc1)C(O)CCCN1CCC(CC1)C(O)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2oc(nc2c1)-c1ccc(F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1(CC(O)=O)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1C(O)OC(CO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2CCCC1CC(C2)NC(=O)c1nn(C)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ccc(C)c2ccc(C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(Cl)cc(Cl)c(Cl)c1Cc1c(O)c(Cl)cc(Cl)c1Cl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c1cnc[nH]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(=O)O[C@@]1(CC[C@H]2[C@@H]3CCC4=CC(=O)CC[C@]4(C)[C@H]3[C@@H](O)C[C@]12C)C(=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#CCC(C)C(O)C=CC1C(O)CC2CC(CC12)=CC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OC(=O)C(CCc1ccccc1)NC(C)C(=O)N1C(=O)N(C)C=C1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[N+]1(C)C2CCC1CC(C2)OC(=O)C(C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C(=COc2ccccc12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1OC(OC2C(N)CC(N)C(OC3OC(CO)C(O)C(N)C3O)C2O)C(N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[C@@H](CCCNC(N)=N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CN(CCC1(C(O)=O)c1ccccc1)C1CCC(CC1)(C#N)c1ccc(F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[N+](C)(C)CC(O)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C)C(C)(COC(N)=O)COC(N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CCOC(=O)COc1ccc(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(=O)c1cccc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[C@@H](CO)NC(=O)[C@H]1CN(C)[C@@H]2Cc3cn(C)c4cccc(C2=C1)c34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C(O)COc1cc(C)c(OC(C)=O)c(C)c1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C(=O)O[C@]1(CCN(C)CCCc2nc3ccccc3[nH]2)CCc2cc(F)ccc2[C@@H]1C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N1CC(O)C(O)C(O)C1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(C)(O)CC=CC1C(O)CC(=O)C1CCCCCCC(=O)O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2cc(CCC(C)=O)cc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(CC1CCC1)C1Cc2ccc(O)c3OC4C(O)CCC1(O)C4(C)c2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1ccc2C[C@H]3N(CC4CC4)CC[C@@]45[C@@H](Oc1c24)C(=C)CC[C@@]35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OC(OC2CC3OC(O)(CC(O)C3C(O)=O)CC(O)CC3OC3C=CC(=O)OC(C)CC=CC=CC=CC=C2)C(O)C(N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C1CC(OC2C(N)CC(N)C(O)C2OC2OC(CO)C(OC3OC(CN)C(O)C(O)C3N)C2O)C(N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N[C@@H]1C[C@H](N)[C@@H](O[C@H]2OC(CN)=CC[C@H]2N)[C@H](O)[C@H]1O[C@H]1OC[C@](C)(O)[C@H](NC)[C@H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C(F)(F)c1ccc(C(=O)C2C(=O)CCCC2=O)c(c1)N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(=O)C1=CC(=O)NC(=O)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(C(=O)c2ccccc2)c(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CC1C2=C(C)C(CC(O)(CC3C4(COC4CC(O)C3(C)C1=O)OC(C)=O)C2(C)C)OC(=O)C(O)C(NC(=O)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(C)NC[C@H](O)COc1ccccc1C1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=O)OC1C(CC2C3CCC4CC(OC(C)=O)C(CC4(C)C3CCC12C)N1CC[N+](C)(C)CC1)N1CC[N+](C)(C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1CNCC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(cc(OC)c1OC)C1C2C(COC2=O)C(O)c2cc3OCOc3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C1NC([N]C(C2CCC(F)CC2)C1C=CC(O)CC(O)CC(O)=O)N(C)S(C)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[C@H]1[C@H](O)[C@@H](O)[C@H](CO)O[C@H]1O[C@H]1[C@H](O[C@H]2[C@H](O)[C@@H](O)[C@H](N=C(N)N)[C@@H](O)[C@@H]2N=C(N)N)O[C@@H](C)[C@]1(O)C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N=O)C(=O)N[C@H]1[C@@H](O)O[C@H](CO)[C@@H](O)[C@@H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CC(O)c1ccc(O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1CCN(CC(=O)N2c3c(C)scc3C(=O)Nc3ccccc23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1CCN(CC1)c1ccc(OCC2COC(Cn3cncn3)(O2)c2ccc(Cl)cc2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=CC(=O)CCC34C)C1CCC2OC(=O)CCC1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CCCCCCC(=O)CC(=O)OC1CCC2C3CCC4=CC(=O)CCC4(C)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12CCC3C(CCC4=CC(=O)CCC34C)C1CCC2OC(=O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C(=O)OC1CCC2C3CCC4=CC(=O)CCC4(C)C3CCC12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c1ccccc1Oc1c(NS(=O)(=O)c2ccc(cn2)C(C)C)nc(nc1OCCO)-c1ccnc(c1)-c1nn[nH]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N(C)S(=O)(=O)c1ccc2Sc3ccccc3\C(=C\CCN3CCN(C)CC3)c2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(O)=O)c1ccc(s1)C(=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)NC(=O)NS(=O)(=O)c1cnccc1Nc1cccc(C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=C1N(Cc2ccccc2)C2C[S]3CCCC3C2N1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C(CN(C)C)CN1c2ccccc2CCc2ccccc12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test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C@H](N)C(=O)N[C@@H](C)C(=O)NC1[C@H]2CN(C[C@@H]12)c1nc2N(C=C(C(O)=O)C(=O)c2cc1F)c1ccc(F)c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(=O)Cc1ccc(OCC=C)c(Cl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(=O)CCCCCCNC1c2ccccc2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(C)CCCC1c2ccccc2Nc2ccc(Cl)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c1ccc2c(C(=O)c3ccc(Cl)cc3)c(C)n(CC(O)=O)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=O)Oc1ccc(cc1)C(=C1CCCCC1)c1ccc(OC(C)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C2=C(OC(=O)N(C2=O)c2ccccn2)c2ccccc2S1(=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(N)=Nc1nc(CSCCN=CNS(=O)(=O)c2ccc(Br)cc2)c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1ccc(C(=O)c2cc(O)c(O)c(O)c2)c(O)c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(=O)Cc1csc(n1)-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NN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CCCC(CN2c3ccccc3Sc3ccccc23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(C)Cc1ccc(CSCCN\C(NCc2ccc3OCOc3c2)=C/[N+]([O-])=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1nc(cn1-c1ccc(cc1)[N+]([O-])=O)[N+]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COc1ccccc1)N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(=O)C1CCN(CCCN2c3ccccc3Sc3ccc(Cl)cc23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(=O)NS(=O)(=O)c1ccc(N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1ccc(cc1)S(=O)(=O)Nc1nccs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1cc(Br)c(O)c2n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=O)Oc1ccc(cc1)C1(C(=O)N(C(C)=O)c2ccccc12)c1ccc(OC(C)=O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1[C@@H]2CN(C[C@H]12)c1nc2N(C=C(C(O)=O)C(=O)c2cc1F)c1ccc(F)cc1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OC(Nc1ccc(cc1)C(O)=O)C(=O)c1ccc(cc1)-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OC(=O)CN[C@H](C1CCCCC1)C(=O)N1CC[C@H]1C(=O)NCc1ccc(cc1)C(\N)=N\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(C)CC=C(c1ccc(Br)cc1)c1cccn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O-][N+](=O)c1ccc(cc1)-c1ccc(C=NN2CC(=O)NC2=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=O)N1CCN(CC1)c1ccc(OC[C@@H]2CO[C@](Cn3ccnc3)(O2)c2ccc(Cl)cc2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1=NC(=O)N(C=C1)[C@@H]1CS[C@H](C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C@]1(O)CC[C@H]2[C@@H]3CC[C@H]4CC(=O)OC[C@]4(C)[C@H]3CC[C@]12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C@]1(O)CC[C@H]2[C@@H]3CC[C@H]4CC(=O)C(C[C@]4(C)[C@H]3CC[C@]12C)=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(c1ccc2c(C)n(C)nc2c1)c1ccnc(Nc2ccc(C)c(c2)S(N)(=O)=O)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N(CC)CCNC(=O)c1c(C)[nH]c(\C=C2/C(=O)Nc3ccc(F)cc23)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C@H](Cn1cnc2c(N)ncnc12)OCP(O)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C[C@@]1(CCc2ccccc2)CC(=O)C([C@H](CC)c2cccc(NS(=O)(=O)c3ccc(cn3)C(F)(F)F)c2)=C(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(=O)c1ccc(cc1)N1N\C(N\C1=C1\C=CC=CC1=O)=C1\C=CC=CC1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(C)N\N=C1/N=CN=C1C(N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1=C(N\N=C2/C=CC=C(C2=O)c2cccc(c2)C(O)=O)C(=O)N(N1)c1ccc(C)c(C)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c1cc(C)c(\C=C\C(\C)=C\C=C\C(\C)=C/C(O)=O)c(C)c1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1=NC(=O)N(C=C1)[C@@H]1O[C@H](CO)[C@@H](O)[C@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C)c1nnc(C)n1C1C[C@@H]2CC[C@H](C1)N2CC[C@H](NC(=O)C1CCC(F)(F)CC1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N)C(=O)OC(C)(C)Cc1ccc(Cl)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CCN1C(=O)[C@H](NC(=O)C11CCN(Cc2ccc(Oc3ccc(cc3)C(O)=O)cc2)CC1)[C@H](O)C1CCCC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=O)N[C@H]1[C@H](O)O[C@H](CO)[C@H](OS([O-])(=O)=O)[C@@H]1O[C@@H]1O[C@H]([C@@H](O)[C@H](O)[C@H]1O)C([O-]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CCC(CC1)Nc1ncc2ncnc(Nc3ccc(F)c(Cl)c3)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c1cccc2OC[C@H]3CN(CCCCN4C(=O)Nc5c(sc6ncc(nc56)-c5ccccc5)C4=O)C[C@H]3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\N=C(/N)c1ccc(cc1)-c1ccc(o1)-c1ccc(cc1)C(\N)=N\OC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O[C@@H]1OC(=O)C[C@@H]1NC(=O)[C@@H]1CCCN2N1C(=O)[C@H](CCC2=O)NC(=O)c1n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1nc(NC2CC2)c2ncn(C3C[C@@H](CO)C=C3)c2n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C@](O)(CS(=O)(=O)c1ccc(F)cc1)C(=O)Nc1ccc(C#N)c(c1)C(F)(F)F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lc1ccc2OC(=O)Nc2c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C(CO)NCCNC(CC)C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=C1N=CNc2nc[nH]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C=CNC1=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C@](N)(Cc1ccc(O)c(O)c1)C(O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[O-][N+](=O)c1ccc(\C=N/N2CC(=O)NC2=O)o1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CCCCCCCCC[C@@H](C[C@@H]1OC(=O)[C@H]1CCCCCC)OC(=O)[C@H](CC(C)C)NC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1=C(CC(O)=O)c2cc(F)ccc2C1=Cc1ccc(cc1)S(C)=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(CC=CC#CC(C)(C)C)Cc1cccc2ccccc12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C@H]1O[C@H](O[C@@H]2[C@@H](CO)O[C@H](O[C@@H]3[C@@H](CO)O[C@@H](O)[C@H](O)[C@H]3O)[C@H](O)[C@H]2O)[C@H](O)[C@@H](O)[C@@H]1N[C@H]1C=C(CO)[C@H](O)[C@H](O)[C@H]1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[C@H]1OC(=O)[C@H](C)[C@@H](O[C@H]2C[C@@](C)(OC)[C@@H](O)[C@H](C)O2)[C@H](C)[C@@H](O[C@@H]2O[C@H](C)C[C@@H]([C@H]2O)N(C)C)[C@](C)(O)C[C@@H](C)C(=O)[C@H](C)[C@@H](O)[C@]1(C)O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[C@H]2CC[C@@H]1CC(C2)OC(=O)C(CO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CCNc1ccc(cc1)C(=O)OCCOCCOCCOCCOCCOCCOCCOCCOCCO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Cc1ccccc1)N(C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[C@@H]2CC[C@@H]1CC(C2)OC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N+](C)(C)CC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C[N+](C)(C)C)OC(N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(CCN1CCCCC1)(C1CC2CC1C=C2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(C)CCOC(c1ccc(Cl)cc1)c1ccccn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\C(Nc1ccc(Cl)cc1)=N/C(N)=NCCCCCCN=C(N)\N=C(/N)Nc1ccc(Cl)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C[C@@H](C[C@H]2[C@H]1Cc1c[nH]c3cccc2c13)C(=O)N[C@]1(C)O[C@@]2(O)[C@@H]3CCCN3C(=O)[C@H](Cc3ccccc3)N2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(C)CCOC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C[C@H](O)c1ccc(O)c(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CCCCCC\C=C\CCCCCCC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O)(P(O)(O)=O)P(O)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1=C(Oc2c(cccc2C1=O)C(=O)OCCN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(N)=NCCN1CC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[C@H]1O[C@](O)(CO)[C@@H](O)[C@@H]1O[C@@H]1O[C@H](CO)[C@H](O)[C@H](O)[C@H]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N+](C)(C)C[C@H](O)CC([O-]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C(O)C(O)C(O)C(O)C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C@](N)(Cc1ccc(O)cc1)C(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1=CC(=NC(=N)N1O)N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O[C@]12[C@H]3N[C@H]3CN1C1=C([C@H]2COC(N)=O)C(=O)C(N)=C(C)C1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C1OC(OC2C(CO)OC(OC3C(O)C(N)CC(N)C3OC3OC(CN)C(O)C(O)C3N)C2O)C(N)C(O)C1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C[C@H](O)c1ccc(O)c(O)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1C(OCCN1C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(C)(N)C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C(CCN1CCCC1)(C1CCCCC1)c1ccccc1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[N+](C)(C)CCOC(=O)CCC(=O)OCC[N+](C)(C)C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COc1ccccc1OCCN[C@H](C)Cc1ccc(OC)c(c1)S(N)(=O)=O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external validation se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4" table:number-rows-spanned="1">
            <text:p>*<text:span text:style-name="T1"> The 1 represents DILI-positive, and 0 represents DILI-negative.</text:span></text:p>
          </table:table-cell>
          <table:covered-table-cell table:number-columns-repeated="3" table:style-name="ce6"/>
          <table:table-cell table:number-columns-repeated="1020"/>
        </table:table-row>
        <table:table-row table:style-name="ro2" table:number-rows-repeated="10472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 S2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ce8"/>
        <table:table-column table:style-name="co2" table:number-columns-repeated="1022" table:default-cell-style-name="Default"/>
        <table:table-row table:style-name="ro3">
          <table:table-cell table:number-columns-repeated="1024"/>
        </table:table-row>
        <table:table-row table:style-name="ro4">
          <table:table-cell/>
          <table:table-cell table:style-name="ce9" office:value-type="string" calcext:value-type="string" table:number-columns-spanned="10" table:number-rows-spanned="1">
            <text:p>Table S1.<text:span text:style-name="T2"> Performance of models for the training set and test set using different fingerprints and modeling methods</text:span></text:p>
          </table:table-cell>
          <table:covered-table-cell table:number-columns-repeated="9" table:style-name="ce9"/>
          <table:table-cell table:number-columns-repeated="1013"/>
        </table:table-row>
        <table:table-row table:style-name="ro4">
          <table:table-cell/>
          <table:table-cell table:style-name="ce10" office:value-type="string" calcext:value-type="string" table:number-columns-spanned="1" table:number-rows-spanned="2">
            <text:p>Models</text:p>
          </table:table-cell>
          <table:table-cell table:style-name="ce15" office:value-type="string" calcext:value-type="string" table:number-columns-spanned="1" table:number-rows-spanned="2">
            <text:p>IG Threshold</text:p>
          </table:table-cell>
          <table:table-cell table:style-name="ce20" office:value-type="string" calcext:value-type="string" table:number-columns-spanned="4" table:number-rows-spanned="1">
            <text:p>Training set</text:p>
          </table:table-cell>
          <table:covered-table-cell table:number-columns-repeated="3" table:style-name="ce20"/>
          <table:table-cell table:style-name="ce20" office:value-type="string" calcext:value-type="string" table:number-columns-spanned="4" table:number-rows-spanned="1">
            <text:p>Test set</text:p>
          </table:table-cell>
          <table:covered-table-cell table:number-columns-repeated="3" table:style-name="ce20"/>
          <table:table-cell table:number-columns-repeated="1013"/>
        </table:table-row>
        <table:table-row table:style-name="ro4">
          <table:table-cell/>
          <table:covered-table-cell table:style-name="ce11"/>
          <table:covered-table-cell table:style-name="ce16"/>
          <table:table-cell table:style-name="ce21" office:value-type="string" calcext:value-type="string">
            <text:p>Q</text:p>
          </table:table-cell>
          <table:table-cell table:style-name="ce21" office:value-type="string" calcext:value-type="string">
            <text:p>SE</text:p>
          </table:table-cell>
          <table:table-cell table:style-name="ce21" office:value-type="string" calcext:value-type="string">
            <text:p>SP</text:p>
          </table:table-cell>
          <table:table-cell table:style-name="ce21" office:value-type="string" calcext:value-type="string">
            <text:p>AUC</text:p>
          </table:table-cell>
          <table:table-cell table:style-name="ce21" office:value-type="string" calcext:value-type="string">
            <text:p>Q</text:p>
          </table:table-cell>
          <table:table-cell table:style-name="ce21" office:value-type="string" calcext:value-type="string">
            <text:p>SE</text:p>
          </table:table-cell>
          <table:table-cell table:style-name="ce21" office:value-type="string" calcext:value-type="string">
            <text:p>SP</text:p>
          </table:table-cell>
          <table:table-cell table:style-name="ce21" office:value-type="string" calcext:value-type="string">
            <text:p>AUC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SVM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7311" calcext:value-type="float">
            <text:p>0.7311</text:p>
          </table:table-cell>
          <table:table-cell table:style-name="ce17" office:value-type="float" office:value="0.9895" calcext:value-type="float">
            <text:p>0.9895</text:p>
          </table:table-cell>
          <table:table-cell table:style-name="ce17" office:value-type="float" office:value="0.3686" calcext:value-type="float">
            <text:p>0.3686</text:p>
          </table:table-cell>
          <table:table-cell table:style-name="ce17" office:value-type="float" office:value="0.9756" calcext:value-type="float">
            <text:p>0.9756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9419" calcext:value-type="float">
            <text:p>0.9419</text:p>
          </table:table-cell>
          <table:table-cell table:style-name="ce17" office:value-type="float" office:value="0.1146" calcext:value-type="float">
            <text:p>0.1146</text:p>
          </table:table-cell>
          <table:table-cell table:style-name="ce17" office:value-type="float" office:value="0.6096" calcext:value-type="float">
            <text:p>0.6096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NB</text:p>
          </table:table-cell>
          <table:table-cell table:style-name="ce17"/>
          <table:table-cell table:style-name="ce17" office:value-type="float" office:value="0.5102" calcext:value-type="float">
            <text:p>0.5102</text:p>
          </table:table-cell>
          <table:table-cell table:style-name="ce17" office:value-type="float" office:value="0.5919" calcext:value-type="float">
            <text:p>0.5919</text:p>
          </table:table-cell>
          <table:table-cell table:style-name="ce17" office:value-type="float" office:value="0.3956" calcext:value-type="float">
            <text:p>0.3956</text:p>
          </table:table-cell>
          <table:table-cell table:style-name="ce17" office:value-type="float" office:value="0.4949" calcext:value-type="float">
            <text:p>0.4949</text:p>
          </table:table-cell>
          <table:table-cell table:style-name="ce17" office:value-type="float" office:value="0.5817" calcext:value-type="float">
            <text:p>0.5817</text:p>
          </table:table-cell>
          <table:table-cell table:style-name="ce17" office:value-type="float" office:value="0.8323" calcext:value-type="float">
            <text:p>0.8323</text:p>
          </table:table-cell>
          <table:table-cell table:style-name="ce17" office:value-type="float" office:value="0.1771" calcext:value-type="float">
            <text:p>0.1771</text:p>
          </table:table-cell>
          <table:table-cell table:style-name="ce17" office:value-type="float" office:value="0.5165" calcext:value-type="float">
            <text:p>0.5165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kNN</text:p>
          </table:table-cell>
          <table:table-cell table:style-name="ce17"/>
          <table:table-cell table:style-name="ce17" office:value-type="float" office:value="0.5695" calcext:value-type="float">
            <text:p>0.5695</text:p>
          </table:table-cell>
          <table:table-cell table:style-name="ce17" office:value-type="float" office:value="0.8196" calcext:value-type="float">
            <text:p>0.8196</text:p>
          </table:table-cell>
          <table:table-cell table:style-name="ce17" office:value-type="float" office:value="0.2187" calcext:value-type="float">
            <text:p>0.2187</text:p>
          </table:table-cell>
          <table:table-cell table:style-name="ce17" office:value-type="float" office:value="0.5309" calcext:value-type="float">
            <text:p>0.5309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8387" calcext:value-type="float">
            <text:p>0.8387</text:p>
          </table:table-cell>
          <table:table-cell table:style-name="ce17" office:value-type="float" office:value="0.2812" calcext:value-type="float">
            <text:p>0.2812</text:p>
          </table:table-cell>
          <table:table-cell table:style-name="ce17" office:value-type="float" office:value="0.5916" calcext:value-type="float">
            <text:p>0.5916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CT</text:p>
          </table:table-cell>
          <table:table-cell table:style-name="ce17"/>
          <table:table-cell table:style-name="ce17" office:value-type="float" office:value="0.5583" calcext:value-type="float">
            <text:p>0.5583</text:p>
          </table:table-cell>
          <table:table-cell table:style-name="ce17" office:value-type="float" office:value="0.7968" calcext:value-type="float">
            <text:p>0.7968</text:p>
          </table:table-cell>
          <table:table-cell table:style-name="ce17" office:value-type="float" office:value="0.2236" calcext:value-type="float">
            <text:p>0.2236</text:p>
          </table:table-cell>
          <table:table-cell table:style-name="ce17" office:value-type="float" office:value="0.5156" calcext:value-type="float">
            <text:p>0.5156</text:p>
          </table:table-cell>
          <table:table-cell table:style-name="ce17" office:value-type="float" office:value="0.6335" calcext:value-type="float">
            <text:p>0.6335</text:p>
          </table:table-cell>
          <table:table-cell table:style-name="ce17" office:value-type="float" office:value="0.8903" calcext:value-type="float">
            <text:p>0.8903</text:p>
          </table:table-cell>
          <table:table-cell table:style-name="ce17" office:value-type="float" office:value="0.2188" calcext:value-type="float">
            <text:p>0.2188</text:p>
          </table:table-cell>
          <table:table-cell table:style-name="ce17" office:value-type="float" office:value="0.5802" calcext:value-type="float">
            <text:p>0.5802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RF</text:p>
          </table:table-cell>
          <table:table-cell table:style-name="ce17"/>
          <table:table-cell table:style-name="ce17" office:value-type="float" office:value="0.5511" calcext:value-type="float">
            <text:p>0.5511</text:p>
          </table:table-cell>
          <table:table-cell table:style-name="ce17" office:value-type="float" office:value="0.7706" calcext:value-type="float">
            <text:p>0.7706</text:p>
          </table:table-cell>
          <table:table-cell table:style-name="ce17" office:value-type="float" office:value="0.2432" calcext:value-type="float">
            <text:p>0.2432</text:p>
          </table:table-cell>
          <table:table-cell table:style-name="ce17" office:value-type="float" office:value="0.494" calcext:value-type="float">
            <text:p>0.494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8774" calcext:value-type="float">
            <text:p>0.8774</text:p>
          </table:table-cell>
          <table:table-cell table:style-name="ce17" office:value-type="float" office:value="0.2188" calcext:value-type="float">
            <text:p>0.2188</text:p>
          </table:table-cell>
          <table:table-cell table:style-name="ce17" office:value-type="float" office:value="0.5416" calcext:value-type="float">
            <text:p>0.5416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SVM</text:p>
          </table:table-cell>
          <table:table-cell table:style-name="ce17" office:value-type="float" office:value="0.0001" calcext:value-type="float">
            <text:p>0.0001</text:p>
          </table:table-cell>
          <table:table-cell table:style-name="ce17" office:value-type="float" office:value="0.7055" calcext:value-type="float">
            <text:p>0.7055</text:p>
          </table:table-cell>
          <table:table-cell table:style-name="ce17" office:value-type="float" office:value="0.9562" calcext:value-type="float">
            <text:p>0.9562</text:p>
          </table:table-cell>
          <table:table-cell table:style-name="ce17" office:value-type="float" office:value="0.3538" calcext:value-type="float">
            <text:p>0.3538</text:p>
          </table:table-cell>
          <table:table-cell table:style-name="ce17" office:value-type="float" office:value="0.8021" calcext:value-type="float">
            <text:p>0.8021</text:p>
          </table:table-cell>
          <table:table-cell table:style-name="ce17" office:value-type="float" office:value="0.6653" calcext:value-type="float">
            <text:p>0.6653</text:p>
          </table:table-cell>
          <table:table-cell table:style-name="ce17" office:value-type="float" office:value="0.929" calcext:value-type="float">
            <text:p>0.929</text:p>
          </table:table-cell>
          <table:table-cell table:style-name="ce17" office:value-type="float" office:value="0.2396" calcext:value-type="float">
            <text:p>0.2396</text:p>
          </table:table-cell>
          <table:table-cell table:style-name="ce17" office:value-type="float" office:value="0.6507" calcext:value-type="float">
            <text:p>0.6507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NB</text:p>
          </table:table-cell>
          <table:table-cell table:style-name="ce17"/>
          <table:table-cell table:style-name="ce17" office:value-type="float" office:value="0.5982" calcext:value-type="float">
            <text:p>0.5982</text:p>
          </table:table-cell>
          <table:table-cell table:style-name="ce17" office:value-type="float" office:value="0.8476" calcext:value-type="float">
            <text:p>0.8476</text:p>
          </table:table-cell>
          <table:table-cell table:style-name="ce17" office:value-type="float" office:value="0.2482" calcext:value-type="float">
            <text:p>0.2482</text:p>
          </table:table-cell>
          <table:table-cell table:style-name="ce17" office:value-type="float" office:value="0.5906" calcext:value-type="float">
            <text:p>0.5906</text:p>
          </table:table-cell>
          <table:table-cell table:style-name="ce17" office:value-type="float" office:value="0.5857" calcext:value-type="float">
            <text:p>0.5857</text:p>
          </table:table-cell>
          <table:table-cell table:style-name="ce17" office:value-type="float" office:value="0.8452" calcext:value-type="float">
            <text:p>0.8452</text:p>
          </table:table-cell>
          <table:table-cell table:style-name="ce17" office:value-type="float" office:value="0.1667" calcext:value-type="float">
            <text:p>0.1667</text:p>
          </table:table-cell>
          <table:table-cell table:style-name="ce17" office:value-type="float" office:value="0.5244" calcext:value-type="float">
            <text:p>0.5244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kNN</text:p>
          </table:table-cell>
          <table:table-cell table:style-name="ce17"/>
          <table:table-cell table:style-name="ce17" office:value-type="float" office:value="0.5726" calcext:value-type="float">
            <text:p>0.5726</text:p>
          </table:table-cell>
          <table:table-cell table:style-name="ce17" office:value-type="float" office:value="0.8056" calcext:value-type="float">
            <text:p>0.8056</text:p>
          </table:table-cell>
          <table:table-cell table:style-name="ce17" office:value-type="float" office:value="0.2457" calcext:value-type="float">
            <text:p>0.2457</text:p>
          </table:table-cell>
          <table:table-cell table:style-name="ce17" office:value-type="float" office:value="0.5315" calcext:value-type="float">
            <text:p>0.5315</text:p>
          </table:table-cell>
          <table:table-cell table:style-name="ce17" office:value-type="float" office:value="0.5936" calcext:value-type="float">
            <text:p>0.5936</text:p>
          </table:table-cell>
          <table:table-cell table:style-name="ce17" office:value-type="float" office:value="0.8581" calcext:value-type="float">
            <text:p>0.8581</text:p>
          </table:table-cell>
          <table:table-cell table:style-name="ce17" office:value-type="float" office:value="0.1667" calcext:value-type="float">
            <text:p>0.1667</text:p>
          </table:table-cell>
          <table:table-cell table:style-name="ce17" office:value-type="float" office:value="0.5221" calcext:value-type="float">
            <text:p>0.522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CT</text:p>
          </table:table-cell>
          <table:table-cell table:style-name="ce17"/>
          <table:table-cell table:style-name="ce17" office:value-type="float" office:value="0.5808" calcext:value-type="float">
            <text:p>0.5808</text:p>
          </table:table-cell>
          <table:table-cell table:style-name="ce17" office:value-type="float" office:value="0.8091" calcext:value-type="float">
            <text:p>0.8091</text:p>
          </table:table-cell>
          <table:table-cell table:style-name="ce17" office:value-type="float" office:value="0.2604" calcext:value-type="float">
            <text:p>0.2604</text:p>
          </table:table-cell>
          <table:table-cell table:style-name="ce17" office:value-type="float" office:value="0.5535" calcext:value-type="float">
            <text:p>0.5535</text:p>
          </table:table-cell>
          <table:table-cell table:style-name="ce17" office:value-type="float" office:value="0.5737" calcext:value-type="float">
            <text:p>0.5737</text:p>
          </table:table-cell>
          <table:table-cell table:style-name="ce17" office:value-type="float" office:value="0.8516" calcext:value-type="float">
            <text:p>0.8516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7" office:value-type="float" office:value="0.5013" calcext:value-type="float">
            <text:p>0.5013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RF</text:p>
          </table:table-cell>
          <table:table-cell table:style-name="ce17"/>
          <table:table-cell table:style-name="ce17" office:value-type="float" office:value="0.5797" calcext:value-type="float">
            <text:p>0.5797</text:p>
          </table:table-cell>
          <table:table-cell table:style-name="ce17" office:value-type="float" office:value="0.8231" calcext:value-type="float">
            <text:p>0.8231</text:p>
          </table:table-cell>
          <table:table-cell table:style-name="ce17" office:value-type="float" office:value="0.2383" calcext:value-type="float">
            <text:p>0.2383</text:p>
          </table:table-cell>
          <table:table-cell table:style-name="ce17" office:value-type="float" office:value="0.5494" calcext:value-type="float">
            <text:p>0.5494</text:p>
          </table:table-cell>
          <table:table-cell table:style-name="ce17" office:value-type="float" office:value="0.6096" calcext:value-type="float">
            <text:p>0.6096</text:p>
          </table:table-cell>
          <table:table-cell table:style-name="ce17" office:value-type="float" office:value="0.9161" calcext:value-type="float">
            <text:p>0.9161</text:p>
          </table:table-cell>
          <table:table-cell table:style-name="ce17" office:value-type="float" office:value="0.1146" calcext:value-type="float">
            <text:p>0.1146</text:p>
          </table:table-cell>
          <table:table-cell table:style-name="ce17" office:value-type="float" office:value="0.5624" calcext:value-type="float">
            <text:p>0.5624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SVM</text:p>
          </table:table-cell>
          <table:table-cell table:style-name="ce17" office:value-type="float" office:value="0.0005" calcext:value-type="float">
            <text:p>0.0005</text:p>
          </table:table-cell>
          <table:table-cell table:style-name="ce17" office:value-type="float" office:value="0.6237" calcext:value-type="float">
            <text:p>0.6237</text:p>
          </table:table-cell>
          <table:table-cell table:style-name="ce17" office:value-type="float" office:value="0.8792" calcext:value-type="float">
            <text:p>0.8792</text:p>
          </table:table-cell>
          <table:table-cell table:style-name="ce17" office:value-type="float" office:value="0.2654" calcext:value-type="float">
            <text:p>0.2654</text:p>
          </table:table-cell>
          <table:table-cell table:style-name="ce17" office:value-type="float" office:value="0.591" calcext:value-type="float">
            <text:p>0.591</text:p>
          </table:table-cell>
          <table:table-cell table:style-name="ce17" office:value-type="float" office:value="0.6375" calcext:value-type="float">
            <text:p>0.6375</text:p>
          </table:table-cell>
          <table:table-cell table:style-name="ce17" office:value-type="float" office:value="0.9032" calcext:value-type="float">
            <text:p>0.9032</text:p>
          </table:table-cell>
          <table:table-cell table:style-name="ce17" office:value-type="float" office:value="0.2083" calcext:value-type="float">
            <text:p>0.2083</text:p>
          </table:table-cell>
          <table:table-cell table:style-name="ce17" office:value-type="float" office:value="0.516" calcext:value-type="float">
            <text:p>0.516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NB</text:p>
          </table:table-cell>
          <table:table-cell table:style-name="ce17"/>
          <table:table-cell table:style-name="ce17" office:value-type="float" office:value="0.5951" calcext:value-type="float">
            <text:p>0.5951</text:p>
          </table:table-cell>
          <table:table-cell table:style-name="ce17" office:value-type="float" office:value="0.9702" calcext:value-type="float">
            <text:p>0.9702</text:p>
          </table:table-cell>
          <table:table-cell table:style-name="ce17" office:value-type="float" office:value="0.0688" calcext:value-type="float">
            <text:p>0.0688</text:p>
          </table:table-cell>
          <table:table-cell table:style-name="ce17" office:value-type="float" office:value="0.5659" calcext:value-type="float">
            <text:p>0.5659</text:p>
          </table:table-cell>
          <table:table-cell table:style-name="ce17" office:value-type="float" office:value="0.6096" calcext:value-type="float">
            <text:p>0.6096</text:p>
          </table:table-cell>
          <table:table-cell table:style-name="ce17" office:value-type="float" office:value="0.9742" calcext:value-type="float">
            <text:p>0.9742</text:p>
          </table:table-cell>
          <table:table-cell table:style-name="ce17" office:value-type="float" office:value="0.0208" calcext:value-type="float">
            <text:p>0.0208</text:p>
          </table:table-cell>
          <table:table-cell table:style-name="ce17" office:value-type="float" office:value="0.5597" calcext:value-type="float">
            <text:p>0.5597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kNN</text:p>
          </table:table-cell>
          <table:table-cell table:style-name="ce17"/>
          <table:table-cell table:style-name="ce17" office:value-type="float" office:value="0.592" calcext:value-type="float">
            <text:p>0.592</text:p>
          </table:table-cell>
          <table:table-cell table:style-name="ce17" office:value-type="float" office:value="0.9229" calcext:value-type="float">
            <text:p>0.9229</text:p>
          </table:table-cell>
          <table:table-cell table:style-name="ce17" office:value-type="float" office:value="0.1278" calcext:value-type="float">
            <text:p>0.1278</text:p>
          </table:table-cell>
          <table:table-cell table:style-name="ce17" office:value-type="float" office:value="0.4828" calcext:value-type="float">
            <text:p>0.4828</text:p>
          </table:table-cell>
          <table:table-cell table:style-name="ce17" office:value-type="float" office:value="0.6016" calcext:value-type="float">
            <text:p>0.6016</text:p>
          </table:table-cell>
          <table:table-cell table:style-name="ce17" office:value-type="float" office:value="0.9484" calcext:value-type="float">
            <text:p>0.9484</text:p>
          </table:table-cell>
          <table:table-cell table:style-name="ce17" office:value-type="float" office:value="0.0417" calcext:value-type="float">
            <text:p>0.0417</text:p>
          </table:table-cell>
          <table:table-cell table:style-name="ce17" office:value-type="float" office:value="0.4943" calcext:value-type="float">
            <text:p>0.4943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CT</text:p>
          </table:table-cell>
          <table:table-cell table:style-name="ce17"/>
          <table:table-cell table:style-name="ce17" office:value-type="float" office:value="0.592" calcext:value-type="float">
            <text:p>0.592</text:p>
          </table:table-cell>
          <table:table-cell table:style-name="ce17" office:value-type="float" office:value="0.9545" calcext:value-type="float">
            <text:p>0.9545</text:p>
          </table:table-cell>
          <table:table-cell table:style-name="ce17" office:value-type="float" office:value="0.0835" calcext:value-type="float">
            <text:p>0.0835</text:p>
          </table:table-cell>
          <table:table-cell table:style-name="ce17" office:value-type="float" office:value="0.5471" calcext:value-type="float">
            <text:p>0.5471</text:p>
          </table:table-cell>
          <table:table-cell table:style-name="ce17" office:value-type="float" office:value="0.6135" calcext:value-type="float">
            <text:p>0.6135</text:p>
          </table:table-cell>
          <table:table-cell table:style-name="ce17" office:value-type="float" office:value="0.9806" calcext:value-type="float">
            <text:p>0.9806</text:p>
          </table:table-cell>
          <table:table-cell table:style-name="ce17" office:value-type="float" office:value="0.0208" calcext:value-type="float">
            <text:p>0.0208</text:p>
          </table:table-cell>
          <table:table-cell table:style-name="ce17" office:value-type="float" office:value="0.5257" calcext:value-type="float">
            <text:p>0.5257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RF</text:p>
          </table:table-cell>
          <table:table-cell table:style-name="ce17"/>
          <table:table-cell table:style-name="ce17" office:value-type="float" office:value="0.5941" calcext:value-type="float">
            <text:p>0.5941</text:p>
          </table:table-cell>
          <table:table-cell table:style-name="ce17" office:value-type="float" office:value="0.9737" calcext:value-type="float">
            <text:p>0.9737</text:p>
          </table:table-cell>
          <table:table-cell table:style-name="ce17" office:value-type="float" office:value="0.0614" calcext:value-type="float">
            <text:p>0.0614</text:p>
          </table:table-cell>
          <table:table-cell table:style-name="ce17" office:value-type="float" office:value="0.5561" calcext:value-type="float">
            <text:p>0.5561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0.9871" calcext:value-type="float">
            <text:p>0.9871</text:p>
          </table:table-cell>
          <table:table-cell table:style-name="ce17" office:value-type="float" office:value="0.0208" calcext:value-type="float">
            <text:p>0.0208</text:p>
          </table:table-cell>
          <table:table-cell table:style-name="ce17" office:value-type="float" office:value="0.5481" calcext:value-type="float">
            <text:p>0.548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SVM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17" office:value-type="float" office:value="0.6186" calcext:value-type="float">
            <text:p>0.6186</text:p>
          </table:table-cell>
          <table:table-cell table:style-name="ce17" office:value-type="float" office:value="0.8809" calcext:value-type="float">
            <text:p>0.8809</text:p>
          </table:table-cell>
          <table:table-cell table:style-name="ce17" office:value-type="float" office:value="0.2506" calcext:value-type="float">
            <text:p>0.2506</text:p>
          </table:table-cell>
          <table:table-cell table:style-name="ce17" office:value-type="float" office:value="0.5076" calcext:value-type="float">
            <text:p>0.5076</text:p>
          </table:table-cell>
          <table:table-cell table:style-name="ce17" office:value-type="float" office:value="0.6374" calcext:value-type="float">
            <text:p>0.6374</text:p>
          </table:table-cell>
          <table:table-cell table:style-name="ce17" office:value-type="float" office:value="0.9032" calcext:value-type="float">
            <text:p>0.9032</text:p>
          </table:table-cell>
          <table:table-cell table:style-name="ce17" office:value-type="float" office:value="0.2083" calcext:value-type="float">
            <text:p>0.2083</text:p>
          </table:table-cell>
          <table:table-cell table:style-name="ce17" office:value-type="float" office:value="0.4361" calcext:value-type="float">
            <text:p>0.436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NB</text:p>
          </table:table-cell>
          <table:table-cell table:style-name="ce17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494" calcext:value-type="float">
            <text:p>0.5494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421" calcext:value-type="float">
            <text:p>0.5421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kNN</text:p>
          </table:table-cell>
          <table:table-cell table:style-name="ce17"/>
          <table:table-cell table:style-name="ce17" office:value-type="float" office:value="0.5214" calcext:value-type="float">
            <text:p>0.5214</text:p>
          </table:table-cell>
          <table:table-cell table:style-name="ce17" office:value-type="float" office:value="0.5201" calcext:value-type="float">
            <text:p>0.5201</text:p>
          </table:table-cell>
          <table:table-cell table:style-name="ce17" office:value-type="float" office:value="0.5233" calcext:value-type="float">
            <text:p>0.5233</text:p>
          </table:table-cell>
          <table:table-cell table:style-name="ce17" office:value-type="float" office:value="0.5359" calcext:value-type="float">
            <text:p>0.5359</text:p>
          </table:table-cell>
          <table:table-cell table:style-name="ce17" office:value-type="float" office:value="0.5618" calcext:value-type="float">
            <text:p>0.5618</text:p>
          </table:table-cell>
          <table:table-cell table:style-name="ce17" office:value-type="float" office:value="0.8323" calcext:value-type="float">
            <text:p>0.8323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7" office:value-type="float" office:value="0.495" calcext:value-type="float">
            <text:p>0.495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CT</text:p>
          </table:table-cell>
          <table:table-cell table:style-name="ce17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RF</text:p>
          </table:table-cell>
          <table:table-cell table:style-name="ce17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473" calcext:value-type="float">
            <text:p>0.5473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392" calcext:value-type="float">
            <text:p>0.5392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SVM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6053" calcext:value-type="float">
            <text:p>0.6053</text:p>
          </table:table-cell>
          <table:table-cell table:style-name="ce17" office:value-type="float" office:value="0.9299" calcext:value-type="float">
            <text:p>0.9299</text:p>
          </table:table-cell>
          <table:table-cell table:style-name="ce17" office:value-type="float" office:value="0.1499" calcext:value-type="float">
            <text:p>0.1499</text:p>
          </table:table-cell>
          <table:table-cell table:style-name="ce17" office:value-type="float" office:value="0.2153" calcext:value-type="float">
            <text:p>0.2153</text:p>
          </table:table-cell>
          <table:table-cell table:style-name="ce17" office:value-type="float" office:value="0.6454" calcext:value-type="float">
            <text:p>0.6454</text:p>
          </table:table-cell>
          <table:table-cell table:style-name="ce17" office:value-type="float" office:value="0.9742" calcext:value-type="float">
            <text:p>0.9742</text:p>
          </table:table-cell>
          <table:table-cell table:style-name="ce17" office:value-type="float" office:value="0.1146" calcext:value-type="float">
            <text:p>0.1146</text:p>
          </table:table-cell>
          <table:table-cell table:style-name="ce17" office:value-type="float" office:value="0.1597" calcext:value-type="float">
            <text:p>0.1597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NB</text:p>
          </table:table-cell>
          <table:table-cell table:style-name="ce18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119" calcext:value-type="float">
            <text:p>0.5119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kNN</text:p>
          </table:table-cell>
          <table:table-cell table:style-name="ce18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119" calcext:value-type="float">
            <text:p>0.5119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CT</text:p>
          </table:table-cell>
          <table:table-cell table:style-name="ce18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MACCS-RF</text:p>
          </table:table-cell>
          <table:table-cell table:style-name="ce18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119" calcext:value-type="float">
            <text:p>0.5119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SVM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7076" calcext:value-type="float">
            <text:p>0.7076</text:p>
          </table:table-cell>
          <table:table-cell table:style-name="ce17" office:value-type="float" office:value="0.9755" calcext:value-type="float">
            <text:p>0.9755</text:p>
          </table:table-cell>
          <table:table-cell table:style-name="ce17" office:value-type="float" office:value="0.3317" calcext:value-type="float">
            <text:p>0.3317</text:p>
          </table:table-cell>
          <table:table-cell table:style-name="ce17" office:value-type="float" office:value="0.8847" calcext:value-type="float">
            <text:p>0.8847</text:p>
          </table:table-cell>
          <table:table-cell table:style-name="ce17" office:value-type="float" office:value="0.6335" calcext:value-type="float">
            <text:p>0.6335</text:p>
          </table:table-cell>
          <table:table-cell table:style-name="ce17" office:value-type="float" office:value="0.929" calcext:value-type="float">
            <text:p>0.929</text:p>
          </table:table-cell>
          <table:table-cell table:style-name="ce17" office:value-type="float" office:value="0.1563" calcext:value-type="float">
            <text:p>0.1563</text:p>
          </table:table-cell>
          <table:table-cell table:style-name="ce17" office:value-type="float" office:value="0.6233" calcext:value-type="float">
            <text:p>0.6233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NB</text:p>
          </table:table-cell>
          <table:table-cell table:style-name="ce17"/>
          <table:table-cell table:style-name="ce17" office:value-type="float" office:value="0.5102" calcext:value-type="float">
            <text:p>0.5102</text:p>
          </table:table-cell>
          <table:table-cell table:style-name="ce17" office:value-type="float" office:value="0.5919" calcext:value-type="float">
            <text:p>0.5919</text:p>
          </table:table-cell>
          <table:table-cell table:style-name="ce17" office:value-type="float" office:value="0.3956" calcext:value-type="float">
            <text:p>0.3956</text:p>
          </table:table-cell>
          <table:table-cell table:style-name="ce17" office:value-type="float" office:value="0.4949" calcext:value-type="float">
            <text:p>0.4949</text:p>
          </table:table-cell>
          <table:table-cell table:style-name="ce17" office:value-type="float" office:value="0.5817" calcext:value-type="float">
            <text:p>0.5817</text:p>
          </table:table-cell>
          <table:table-cell table:style-name="ce17" office:value-type="float" office:value="0.8323" calcext:value-type="float">
            <text:p>0.8323</text:p>
          </table:table-cell>
          <table:table-cell table:style-name="ce17" office:value-type="float" office:value="0.1771" calcext:value-type="float">
            <text:p>0.1771</text:p>
          </table:table-cell>
          <table:table-cell table:style-name="ce17" office:value-type="float" office:value="0.5165" calcext:value-type="float">
            <text:p>0.516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kNN</text:p>
          </table:table-cell>
          <table:table-cell table:style-name="ce17"/>
          <table:table-cell table:style-name="ce17" office:value-type="float" office:value="0.5695" calcext:value-type="float">
            <text:p>0.5695</text:p>
          </table:table-cell>
          <table:table-cell table:style-name="ce17" office:value-type="float" office:value="0.8196" calcext:value-type="float">
            <text:p>0.8196</text:p>
          </table:table-cell>
          <table:table-cell table:style-name="ce17" office:value-type="float" office:value="0.2187" calcext:value-type="float">
            <text:p>0.2187</text:p>
          </table:table-cell>
          <table:table-cell table:style-name="ce17" office:value-type="float" office:value="0.5309" calcext:value-type="float">
            <text:p>0.5309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8387" calcext:value-type="float">
            <text:p>0.8387</text:p>
          </table:table-cell>
          <table:table-cell table:style-name="ce17" office:value-type="float" office:value="0.2812" calcext:value-type="float">
            <text:p>0.2812</text:p>
          </table:table-cell>
          <table:table-cell table:style-name="ce17" office:value-type="float" office:value="0.5916" calcext:value-type="float">
            <text:p>0.5916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CT</text:p>
          </table:table-cell>
          <table:table-cell table:style-name="ce17"/>
          <table:table-cell table:style-name="ce17" office:value-type="float" office:value="0.5583" calcext:value-type="float">
            <text:p>0.5583</text:p>
          </table:table-cell>
          <table:table-cell table:style-name="ce17" office:value-type="float" office:value="0.7968" calcext:value-type="float">
            <text:p>0.7968</text:p>
          </table:table-cell>
          <table:table-cell table:style-name="ce17" office:value-type="float" office:value="0.2236" calcext:value-type="float">
            <text:p>0.2236</text:p>
          </table:table-cell>
          <table:table-cell table:style-name="ce17" office:value-type="float" office:value="0.5156" calcext:value-type="float">
            <text:p>0.5156</text:p>
          </table:table-cell>
          <table:table-cell table:style-name="ce17" office:value-type="float" office:value="0.6335" calcext:value-type="float">
            <text:p>0.6335</text:p>
          </table:table-cell>
          <table:table-cell table:style-name="ce17" office:value-type="float" office:value="0.8903" calcext:value-type="float">
            <text:p>0.8903</text:p>
          </table:table-cell>
          <table:table-cell table:style-name="ce17" office:value-type="float" office:value="0.2188" calcext:value-type="float">
            <text:p>0.2188</text:p>
          </table:table-cell>
          <table:table-cell table:style-name="ce17" office:value-type="float" office:value="0.5802" calcext:value-type="float">
            <text:p>0.5802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RF</text:p>
          </table:table-cell>
          <table:table-cell table:style-name="ce17"/>
          <table:table-cell table:style-name="ce17" office:value-type="float" office:value="0.5583" calcext:value-type="float">
            <text:p>0.5583</text:p>
          </table:table-cell>
          <table:table-cell table:style-name="ce17" office:value-type="float" office:value="0.7968" calcext:value-type="float">
            <text:p>0.7968</text:p>
          </table:table-cell>
          <table:table-cell table:style-name="ce17" office:value-type="float" office:value="0.2236" calcext:value-type="float">
            <text:p>0.2236</text:p>
          </table:table-cell>
          <table:table-cell table:style-name="ce17" office:value-type="float" office:value="0.5156" calcext:value-type="float">
            <text:p>0.5156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8774" calcext:value-type="float">
            <text:p>0.8774</text:p>
          </table:table-cell>
          <table:table-cell table:style-name="ce17" office:value-type="float" office:value="0.2188" calcext:value-type="float">
            <text:p>0.2188</text:p>
          </table:table-cell>
          <table:table-cell table:style-name="ce17" office:value-type="float" office:value="0.5416" calcext:value-type="float">
            <text:p>0.5416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SVM</text:p>
          </table:table-cell>
          <table:table-cell table:style-name="ce17" office:value-type="float" office:value="0.0001" calcext:value-type="float">
            <text:p>0.0001</text:p>
          </table:table-cell>
          <table:table-cell table:style-name="ce17" office:value-type="float" office:value="0.6984" calcext:value-type="float">
            <text:p>0.6984</text:p>
          </table:table-cell>
          <table:table-cell table:style-name="ce17" office:value-type="float" office:value="0.9229" calcext:value-type="float">
            <text:p>0.9229</text:p>
          </table:table-cell>
          <table:table-cell table:style-name="ce17" office:value-type="float" office:value="0.3833" calcext:value-type="float">
            <text:p>0.3833</text:p>
          </table:table-cell>
          <table:table-cell table:style-name="ce17" office:value-type="float" office:value="0.7956" calcext:value-type="float">
            <text:p>0.7956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8774" calcext:value-type="float">
            <text:p>0.8774</text:p>
          </table:table-cell>
          <table:table-cell table:style-name="ce17" office:value-type="float" office:value="0.2186" calcext:value-type="float">
            <text:p>0.2186</text:p>
          </table:table-cell>
          <table:table-cell table:style-name="ce17" office:value-type="float" office:value="0.6143" calcext:value-type="float">
            <text:p>0.6143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NB</text:p>
          </table:table-cell>
          <table:table-cell table:style-name="ce17"/>
          <table:table-cell table:style-name="ce17" office:value-type="float" office:value="0.5982" calcext:value-type="float">
            <text:p>0.5982</text:p>
          </table:table-cell>
          <table:table-cell table:style-name="ce17" office:value-type="float" office:value="0.8476" calcext:value-type="float">
            <text:p>0.8476</text:p>
          </table:table-cell>
          <table:table-cell table:style-name="ce17" office:value-type="float" office:value="0.2482" calcext:value-type="float">
            <text:p>0.2482</text:p>
          </table:table-cell>
          <table:table-cell table:style-name="ce17" office:value-type="float" office:value="0.5906" calcext:value-type="float">
            <text:p>0.5906</text:p>
          </table:table-cell>
          <table:table-cell table:style-name="ce17" office:value-type="float" office:value="0.5857" calcext:value-type="float">
            <text:p>0.5857</text:p>
          </table:table-cell>
          <table:table-cell table:style-name="ce17" office:value-type="float" office:value="0.8452" calcext:value-type="float">
            <text:p>0.8452</text:p>
          </table:table-cell>
          <table:table-cell table:style-name="ce17" office:value-type="float" office:value="0.1667" calcext:value-type="float">
            <text:p>0.1667</text:p>
          </table:table-cell>
          <table:table-cell table:style-name="ce17" office:value-type="float" office:value="0.5244" calcext:value-type="float">
            <text:p>0.5244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kNN</text:p>
          </table:table-cell>
          <table:table-cell table:style-name="ce17"/>
          <table:table-cell table:style-name="ce17" office:value-type="float" office:value="0.5726" calcext:value-type="float">
            <text:p>0.5726</text:p>
          </table:table-cell>
          <table:table-cell table:style-name="ce17" office:value-type="float" office:value="0.8056" calcext:value-type="float">
            <text:p>0.8056</text:p>
          </table:table-cell>
          <table:table-cell table:style-name="ce17" office:value-type="float" office:value="0.2457" calcext:value-type="float">
            <text:p>0.2457</text:p>
          </table:table-cell>
          <table:table-cell table:style-name="ce17" office:value-type="float" office:value="0.5315" calcext:value-type="float">
            <text:p>0.5315</text:p>
          </table:table-cell>
          <table:table-cell table:style-name="ce17" office:value-type="float" office:value="0.5936" calcext:value-type="float">
            <text:p>0.5936</text:p>
          </table:table-cell>
          <table:table-cell table:style-name="ce17" office:value-type="float" office:value="0.8581" calcext:value-type="float">
            <text:p>0.8581</text:p>
          </table:table-cell>
          <table:table-cell table:style-name="ce17" office:value-type="float" office:value="0.1667" calcext:value-type="float">
            <text:p>0.1667</text:p>
          </table:table-cell>
          <table:table-cell table:style-name="ce17" office:value-type="float" office:value="0.5221" calcext:value-type="float">
            <text:p>0.5221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CT</text:p>
          </table:table-cell>
          <table:table-cell table:style-name="ce17"/>
          <table:table-cell table:style-name="ce17" office:value-type="float" office:value="0.5808" calcext:value-type="float">
            <text:p>0.5808</text:p>
          </table:table-cell>
          <table:table-cell table:style-name="ce17" office:value-type="float" office:value="0.8091" calcext:value-type="float">
            <text:p>0.8091</text:p>
          </table:table-cell>
          <table:table-cell table:style-name="ce17" office:value-type="float" office:value="0.2604" calcext:value-type="float">
            <text:p>0.2604</text:p>
          </table:table-cell>
          <table:table-cell table:style-name="ce17" office:value-type="float" office:value="0.5535" calcext:value-type="float">
            <text:p>0.5535</text:p>
          </table:table-cell>
          <table:table-cell table:style-name="ce17" office:value-type="float" office:value="0.5737" calcext:value-type="float">
            <text:p>0.5737</text:p>
          </table:table-cell>
          <table:table-cell table:style-name="ce17" office:value-type="float" office:value="0.8516" calcext:value-type="float">
            <text:p>0.8516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7" office:value-type="float" office:value="0.5013" calcext:value-type="float">
            <text:p>0.5013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RF</text:p>
          </table:table-cell>
          <table:table-cell table:style-name="ce17"/>
          <table:table-cell table:style-name="ce17" office:value-type="float" office:value="0.5797" calcext:value-type="float">
            <text:p>0.5797</text:p>
          </table:table-cell>
          <table:table-cell table:style-name="ce17" office:value-type="float" office:value="0.8231" calcext:value-type="float">
            <text:p>0.8231</text:p>
          </table:table-cell>
          <table:table-cell table:style-name="ce17" office:value-type="float" office:value="0.2383" calcext:value-type="float">
            <text:p>0.2383</text:p>
          </table:table-cell>
          <table:table-cell table:style-name="ce17" office:value-type="float" office:value="0.5494" calcext:value-type="float">
            <text:p>0.5494</text:p>
          </table:table-cell>
          <table:table-cell table:style-name="ce17" office:value-type="float" office:value="0.6096" calcext:value-type="float">
            <text:p>0.6096</text:p>
          </table:table-cell>
          <table:table-cell table:style-name="ce17" office:value-type="float" office:value="0.9161" calcext:value-type="float">
            <text:p>0.9161</text:p>
          </table:table-cell>
          <table:table-cell table:style-name="ce17" office:value-type="float" office:value="0.1146" calcext:value-type="float">
            <text:p>0.1146</text:p>
          </table:table-cell>
          <table:table-cell table:style-name="ce17" office:value-type="float" office:value="0.5624" calcext:value-type="float">
            <text:p>0.5624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SVM</text:p>
          </table:table-cell>
          <table:table-cell table:style-name="ce17" office:value-type="float" office:value="0.0005" calcext:value-type="float">
            <text:p>0.0005</text:p>
          </table:table-cell>
          <table:table-cell table:style-name="ce17" office:value-type="float" office:value="0.7965" calcext:value-type="float">
            <text:p>0.7965</text:p>
          </table:table-cell>
          <table:table-cell table:style-name="ce17" office:value-type="float" office:value="0.9475" calcext:value-type="float">
            <text:p>0.9475</text:p>
          </table:table-cell>
          <table:table-cell table:style-name="ce17" office:value-type="float" office:value="0.5848" calcext:value-type="float">
            <text:p>0.5848</text:p>
          </table:table-cell>
          <table:table-cell table:style-name="ce17" office:value-type="float" office:value="0.8876" calcext:value-type="float">
            <text:p>0.8876</text:p>
          </table:table-cell>
          <table:table-cell table:style-name="ce17" office:value-type="float" office:value="0.6454" calcext:value-type="float">
            <text:p>0.6454</text:p>
          </table:table-cell>
          <table:table-cell table:style-name="ce17" office:value-type="float" office:value="0.8452" calcext:value-type="float">
            <text:p>0.8452</text:p>
          </table:table-cell>
          <table:table-cell table:style-name="ce17" office:value-type="float" office:value="0.3229" calcext:value-type="float">
            <text:p>0.3229</text:p>
          </table:table-cell>
          <table:table-cell table:style-name="ce17" office:value-type="float" office:value="0.5987" calcext:value-type="float">
            <text:p>0.598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NB</text:p>
          </table:table-cell>
          <table:table-cell table:style-name="ce17"/>
          <table:table-cell table:style-name="ce17" office:value-type="float" office:value="0.5951" calcext:value-type="float">
            <text:p>0.5951</text:p>
          </table:table-cell>
          <table:table-cell table:style-name="ce17" office:value-type="float" office:value="0.9702" calcext:value-type="float">
            <text:p>0.9702</text:p>
          </table:table-cell>
          <table:table-cell table:style-name="ce17" office:value-type="float" office:value="0.0688" calcext:value-type="float">
            <text:p>0.0688</text:p>
          </table:table-cell>
          <table:table-cell table:style-name="ce17" office:value-type="float" office:value="0.5659" calcext:value-type="float">
            <text:p>0.5659</text:p>
          </table:table-cell>
          <table:table-cell table:style-name="ce17" office:value-type="float" office:value="0.6096" calcext:value-type="float">
            <text:p>0.6096</text:p>
          </table:table-cell>
          <table:table-cell table:style-name="ce17" office:value-type="float" office:value="0.9742" calcext:value-type="float">
            <text:p>0.9742</text:p>
          </table:table-cell>
          <table:table-cell table:style-name="ce17" office:value-type="float" office:value="0.0208" calcext:value-type="float">
            <text:p>0.0208</text:p>
          </table:table-cell>
          <table:table-cell table:style-name="ce17" office:value-type="float" office:value="0.5597" calcext:value-type="float">
            <text:p>0.559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kNN</text:p>
          </table:table-cell>
          <table:table-cell table:style-name="ce17"/>
          <table:table-cell table:style-name="ce17" office:value-type="float" office:value="0.592" calcext:value-type="float">
            <text:p>0.592</text:p>
          </table:table-cell>
          <table:table-cell table:style-name="ce17" office:value-type="float" office:value="0.9229" calcext:value-type="float">
            <text:p>0.9229</text:p>
          </table:table-cell>
          <table:table-cell table:style-name="ce17" office:value-type="float" office:value="0.1278" calcext:value-type="float">
            <text:p>0.1278</text:p>
          </table:table-cell>
          <table:table-cell table:style-name="ce17" office:value-type="float" office:value="0.4828" calcext:value-type="float">
            <text:p>0.4828</text:p>
          </table:table-cell>
          <table:table-cell table:style-name="ce17" office:value-type="float" office:value="0.6016" calcext:value-type="float">
            <text:p>0.6016</text:p>
          </table:table-cell>
          <table:table-cell table:style-name="ce17" office:value-type="float" office:value="0.9484" calcext:value-type="float">
            <text:p>0.9484</text:p>
          </table:table-cell>
          <table:table-cell table:style-name="ce17" office:value-type="float" office:value="0.0417" calcext:value-type="float">
            <text:p>0.0417</text:p>
          </table:table-cell>
          <table:table-cell table:style-name="ce17" office:value-type="float" office:value="0.4943" calcext:value-type="float">
            <text:p>0.4943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CT</text:p>
          </table:table-cell>
          <table:table-cell table:style-name="ce17"/>
          <table:table-cell table:style-name="ce17" office:value-type="float" office:value="0.592" calcext:value-type="float">
            <text:p>0.592</text:p>
          </table:table-cell>
          <table:table-cell table:style-name="ce17" office:value-type="float" office:value="0.9545" calcext:value-type="float">
            <text:p>0.9545</text:p>
          </table:table-cell>
          <table:table-cell table:style-name="ce17" office:value-type="float" office:value="0.0835" calcext:value-type="float">
            <text:p>0.0835</text:p>
          </table:table-cell>
          <table:table-cell table:style-name="ce17" office:value-type="float" office:value="0.5471" calcext:value-type="float">
            <text:p>0.5471</text:p>
          </table:table-cell>
          <table:table-cell table:style-name="ce17" office:value-type="float" office:value="0.6135" calcext:value-type="float">
            <text:p>0.6135</text:p>
          </table:table-cell>
          <table:table-cell table:style-name="ce17" office:value-type="float" office:value="0.9806" calcext:value-type="float">
            <text:p>0.9806</text:p>
          </table:table-cell>
          <table:table-cell table:style-name="ce17" office:value-type="float" office:value="0.0208" calcext:value-type="float">
            <text:p>0.0208</text:p>
          </table:table-cell>
          <table:table-cell table:style-name="ce17" office:value-type="float" office:value="0.5257" calcext:value-type="float">
            <text:p>0.525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RF</text:p>
          </table:table-cell>
          <table:table-cell table:style-name="ce17"/>
          <table:table-cell table:style-name="ce17" office:value-type="float" office:value="0.5941" calcext:value-type="float">
            <text:p>0.5941</text:p>
          </table:table-cell>
          <table:table-cell table:style-name="ce17" office:value-type="float" office:value="0.9737" calcext:value-type="float">
            <text:p>0.9737</text:p>
          </table:table-cell>
          <table:table-cell table:style-name="ce17" office:value-type="float" office:value="0.0614" calcext:value-type="float">
            <text:p>0.0614</text:p>
          </table:table-cell>
          <table:table-cell table:style-name="ce17" office:value-type="float" office:value="0.5561" calcext:value-type="float">
            <text:p>0.5561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0.9871" calcext:value-type="float">
            <text:p>0.9871</text:p>
          </table:table-cell>
          <table:table-cell table:style-name="ce17" office:value-type="float" office:value="0.0208" calcext:value-type="float">
            <text:p>0.0208</text:p>
          </table:table-cell>
          <table:table-cell table:style-name="ce17" office:value-type="float" office:value="0.5481" calcext:value-type="float">
            <text:p>0.5481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SVM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17" office:value-type="float" office:value="0.8221" calcext:value-type="float">
            <text:p>0.8221</text:p>
          </table:table-cell>
          <table:table-cell table:style-name="ce17" office:value-type="float" office:value="0.965" calcext:value-type="float">
            <text:p>0.965</text:p>
          </table:table-cell>
          <table:table-cell table:style-name="ce17" office:value-type="float" office:value="0.6216" calcext:value-type="float">
            <text:p>0.6216</text:p>
          </table:table-cell>
          <table:table-cell table:style-name="ce17" office:value-type="float" office:value="0.8881" calcext:value-type="float">
            <text:p>0.8881</text:p>
          </table:table-cell>
          <table:table-cell table:style-name="ce17" office:value-type="float" office:value="0.5976" calcext:value-type="float">
            <text:p>0.5976</text:p>
          </table:table-cell>
          <table:table-cell table:style-name="ce17" office:value-type="float" office:value="0.7742" calcext:value-type="float">
            <text:p>0.7742</text:p>
          </table:table-cell>
          <table:table-cell table:style-name="ce17" office:value-type="float" office:value="0.3125" calcext:value-type="float">
            <text:p>0.3125</text:p>
          </table:table-cell>
          <table:table-cell table:style-name="ce17" office:value-type="float" office:value="0.58" calcext:value-type="float">
            <text:p>0.5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NB</text:p>
          </table:table-cell>
          <table:table-cell table:style-name="ce17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494" calcext:value-type="float">
            <text:p>0.5494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421" calcext:value-type="float">
            <text:p>0.5421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kNN</text:p>
          </table:table-cell>
          <table:table-cell table:style-name="ce17"/>
          <table:table-cell table:style-name="ce17" office:value-type="float" office:value="0.5214" calcext:value-type="float">
            <text:p>0.5214</text:p>
          </table:table-cell>
          <table:table-cell table:style-name="ce17" office:value-type="float" office:value="0.5201" calcext:value-type="float">
            <text:p>0.5201</text:p>
          </table:table-cell>
          <table:table-cell table:style-name="ce17" office:value-type="float" office:value="0.5233" calcext:value-type="float">
            <text:p>0.5233</text:p>
          </table:table-cell>
          <table:table-cell table:style-name="ce17" office:value-type="float" office:value="0.5359" calcext:value-type="float">
            <text:p>0.5359</text:p>
          </table:table-cell>
          <table:table-cell table:style-name="ce17" office:value-type="float" office:value="0.5618" calcext:value-type="float">
            <text:p>0.5618</text:p>
          </table:table-cell>
          <table:table-cell table:style-name="ce17" office:value-type="float" office:value="0.8323" calcext:value-type="float">
            <text:p>0.8323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7" office:value-type="float" office:value="0.495" calcext:value-type="float">
            <text:p>0.49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CT</text:p>
          </table:table-cell>
          <table:table-cell table:style-name="ce17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RF</text:p>
          </table:table-cell>
          <table:table-cell table:style-name="ce17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392" calcext:value-type="float">
            <text:p>0.5392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SVM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7454" calcext:value-type="float">
            <text:p>0.7454</text:p>
          </table:table-cell>
          <table:table-cell table:style-name="ce17" office:value-type="float" office:value="0.9405" calcext:value-type="float">
            <text:p>0.9405</text:p>
          </table:table-cell>
          <table:table-cell table:style-name="ce17" office:value-type="float" office:value="0.4717" calcext:value-type="float">
            <text:p>0.4717</text:p>
          </table:table-cell>
          <table:table-cell table:style-name="ce17" office:value-type="float" office:value="0.6679" calcext:value-type="float">
            <text:p>0.6679</text:p>
          </table:table-cell>
          <table:table-cell table:style-name="ce17" office:value-type="float" office:value="0.5817" calcext:value-type="float">
            <text:p>0.5817</text:p>
          </table:table-cell>
          <table:table-cell table:style-name="ce17" office:value-type="float" office:value="0.8" calcext:value-type="float">
            <text:p>0.8</text:p>
          </table:table-cell>
          <table:table-cell table:style-name="ce17" office:value-type="float" office:value="0.2292" calcext:value-type="float">
            <text:p>0.2292</text:p>
          </table:table-cell>
          <table:table-cell table:style-name="ce17" office:value-type="float" office:value="0.4245" calcext:value-type="float">
            <text:p>0.424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NB</text:p>
          </table:table-cell>
          <table:table-cell table:style-name="ce18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119" calcext:value-type="float">
            <text:p>0.5119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kNN</text:p>
          </table:table-cell>
          <table:table-cell table:style-name="ce18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119" calcext:value-type="float">
            <text:p>0.5119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CT</text:p>
          </table:table-cell>
          <table:table-cell table:style-name="ce18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MACCSKeys-RF</text:p>
          </table:table-cell>
          <table:table-cell table:style-name="ce18"/>
          <table:table-cell table:style-name="ce17" office:value-type="float" office:value="0.5838" calcext:value-type="float">
            <text:p>0.5838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119" calcext:value-type="float">
            <text:p>0.5119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SVM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683" calcext:value-type="float">
            <text:p>0.683</text:p>
          </table:table-cell>
          <table:table-cell table:style-name="ce17" office:value-type="float" office:value="0.9492" calcext:value-type="float">
            <text:p>0.9492</text:p>
          </table:table-cell>
          <table:table-cell table:style-name="ce17" office:value-type="float" office:value="0.3096" calcext:value-type="float">
            <text:p>0.3096</text:p>
          </table:table-cell>
          <table:table-cell table:style-name="ce17" office:value-type="float" office:value="0.801" calcext:value-type="float">
            <text:p>0.801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871" calcext:value-type="float">
            <text:p>0.871</text:p>
          </table:table-cell>
          <table:table-cell table:style-name="ce17" office:value-type="float" office:value="0.2292" calcext:value-type="float">
            <text:p>0.2292</text:p>
          </table:table-cell>
          <table:table-cell table:style-name="ce17" office:value-type="float" office:value="0.6093" calcext:value-type="float">
            <text:p>0.6093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NB</text:p>
          </table:table-cell>
          <table:table-cell table:style-name="ce17"/>
          <table:table-cell table:style-name="ce17" office:value-type="float" office:value="0.5562" calcext:value-type="float">
            <text:p>0.5562</text:p>
          </table:table-cell>
          <table:table-cell table:style-name="ce17" office:value-type="float" office:value="0.6322" calcext:value-type="float">
            <text:p>0.6322</text:p>
          </table:table-cell>
          <table:table-cell table:style-name="ce17" office:value-type="float" office:value="0.4496" calcext:value-type="float">
            <text:p>0.4496</text:p>
          </table:table-cell>
          <table:table-cell table:style-name="ce17" office:value-type="float" office:value="0.5823" calcext:value-type="float">
            <text:p>0.5823</text:p>
          </table:table-cell>
          <table:table-cell table:style-name="ce17" office:value-type="float" office:value="0.5976" calcext:value-type="float">
            <text:p>0.5976</text:p>
          </table:table-cell>
          <table:table-cell table:style-name="ce17" office:value-type="float" office:value="0.6387" calcext:value-type="float">
            <text:p>0.6387</text:p>
          </table:table-cell>
          <table:table-cell table:style-name="ce17" office:value-type="float" office:value="0.5312" calcext:value-type="float">
            <text:p>0.5312</text:p>
          </table:table-cell>
          <table:table-cell table:style-name="ce17" office:value-type="float" office:value="0.607" calcext:value-type="float">
            <text:p>0.60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kNN</text:p>
          </table:table-cell>
          <table:table-cell table:style-name="ce17"/>
          <table:table-cell table:style-name="ce17" office:value-type="float" office:value="0.5388" calcext:value-type="float">
            <text:p>0.5388</text:p>
          </table:table-cell>
          <table:table-cell table:style-name="ce17" office:value-type="float" office:value="0.6217" calcext:value-type="float">
            <text:p>0.6217</text:p>
          </table:table-cell>
          <table:table-cell table:style-name="ce17" office:value-type="float" office:value="0.4226" calcext:value-type="float">
            <text:p>0.4226</text:p>
          </table:table-cell>
          <table:table-cell table:style-name="ce17" office:value-type="float" office:value="0.5385" calcext:value-type="float">
            <text:p>0.5385</text:p>
          </table:table-cell>
          <table:table-cell table:style-name="ce17" office:value-type="float" office:value="0.6175" calcext:value-type="float">
            <text:p>0.6175</text:p>
          </table:table-cell>
          <table:table-cell table:style-name="ce17" office:value-type="float" office:value="0.6968" calcext:value-type="float">
            <text:p>0.6968</text:p>
          </table:table-cell>
          <table:table-cell table:style-name="ce17" office:value-type="float" office:value="0.4896" calcext:value-type="float">
            <text:p>0.4896</text:p>
          </table:table-cell>
          <table:table-cell table:style-name="ce17" office:value-type="float" office:value="0.5976" calcext:value-type="float">
            <text:p>0.5976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CT</text:p>
          </table:table-cell>
          <table:table-cell table:style-name="ce17"/>
          <table:table-cell table:style-name="ce17" office:value-type="float" office:value="0.543" calcext:value-type="float">
            <text:p>0.543</text:p>
          </table:table-cell>
          <table:table-cell table:style-name="ce17" office:value-type="float" office:value="0.6025" calcext:value-type="float">
            <text:p>0.6025</text:p>
          </table:table-cell>
          <table:table-cell table:style-name="ce17" office:value-type="float" office:value="0.4595" calcext:value-type="float">
            <text:p>0.4595</text:p>
          </table:table-cell>
          <table:table-cell table:style-name="ce17" office:value-type="float" office:value="0.5494" calcext:value-type="float">
            <text:p>0.5494</text:p>
          </table:table-cell>
          <table:table-cell table:style-name="ce17" office:value-type="float" office:value="0.6056" calcext:value-type="float">
            <text:p>0.6056</text:p>
          </table:table-cell>
          <table:table-cell table:style-name="ce17" office:value-type="float" office:value="0.6581" calcext:value-type="float">
            <text:p>0.6581</text:p>
          </table:table-cell>
          <table:table-cell table:style-name="ce17" office:value-type="float" office:value="0.5208" calcext:value-type="float">
            <text:p>0.5208</text:p>
          </table:table-cell>
          <table:table-cell table:style-name="ce17" office:value-type="float" office:value="0.5949" calcext:value-type="float">
            <text:p>0.5949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RF</text:p>
          </table:table-cell>
          <table:table-cell table:style-name="ce17"/>
          <table:table-cell table:style-name="ce17" office:value-type="float" office:value="0.5716" calcext:value-type="float">
            <text:p>0.5716</text:p>
          </table:table-cell>
          <table:table-cell table:style-name="ce17" office:value-type="float" office:value="0.6708" calcext:value-type="float">
            <text:p>0.6708</text:p>
          </table:table-cell>
          <table:table-cell table:style-name="ce17" office:value-type="float" office:value="0.4324" calcext:value-type="float">
            <text:p>0.4324</text:p>
          </table:table-cell>
          <table:table-cell table:style-name="ce17" office:value-type="float" office:value="0.5999" calcext:value-type="float">
            <text:p>0.5999</text:p>
          </table:table-cell>
          <table:table-cell table:style-name="ce17" office:value-type="float" office:value="0.6096" calcext:value-type="float">
            <text:p>0.6096</text:p>
          </table:table-cell>
          <table:table-cell table:style-name="ce17" office:value-type="float" office:value="0.6516" calcext:value-type="float">
            <text:p>0.6516</text:p>
          </table:table-cell>
          <table:table-cell table:style-name="ce17" office:value-type="float" office:value="0.5417" calcext:value-type="float">
            <text:p>0.5417</text:p>
          </table:table-cell>
          <table:table-cell table:style-name="ce17" office:value-type="float" office:value="0.6135" calcext:value-type="float">
            <text:p>0.613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SVM</text:p>
          </table:table-cell>
          <table:table-cell table:style-name="ce17" office:value-type="float" office:value="0.0001" calcext:value-type="float">
            <text:p>0.0001</text:p>
          </table:table-cell>
          <table:table-cell table:style-name="ce17" office:value-type="float" office:value="0.6654" calcext:value-type="float">
            <text:p>0.6654</text:p>
          </table:table-cell>
          <table:table-cell table:style-name="ce17" office:value-type="float" office:value="0.8844" calcext:value-type="float">
            <text:p>0.8844</text:p>
          </table:table-cell>
          <table:table-cell table:style-name="ce17" office:value-type="float" office:value="0.3587" calcext:value-type="float">
            <text:p>0.3587</text:p>
          </table:table-cell>
          <table:table-cell table:style-name="ce17" office:value-type="float" office:value="0.7083" calcext:value-type="float">
            <text:p>0.7083</text:p>
          </table:table-cell>
          <table:table-cell table:style-name="ce17" office:value-type="float" office:value="0.6295" calcext:value-type="float">
            <text:p>0.6295</text:p>
          </table:table-cell>
          <table:table-cell table:style-name="ce17" office:value-type="float" office:value="0.8258" calcext:value-type="float">
            <text:p>0.8258</text:p>
          </table:table-cell>
          <table:table-cell table:style-name="ce17" office:value-type="float" office:value="0.3125" calcext:value-type="float">
            <text:p>0.3125</text:p>
          </table:table-cell>
          <table:table-cell table:style-name="ce17" office:value-type="float" office:value="0.604" calcext:value-type="float">
            <text:p>0.604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NB</text:p>
          </table:table-cell>
          <table:table-cell table:style-name="ce17"/>
          <table:table-cell table:style-name="ce17" office:value-type="float" office:value="0.6094" calcext:value-type="float">
            <text:p>0.6094</text:p>
          </table:table-cell>
          <table:table-cell table:style-name="ce17" office:value-type="float" office:value="0.6953" calcext:value-type="float">
            <text:p>0.6953</text:p>
          </table:table-cell>
          <table:table-cell table:style-name="ce17" office:value-type="float" office:value="0.4889" calcext:value-type="float">
            <text:p>0.4889</text:p>
          </table:table-cell>
          <table:table-cell table:style-name="ce17" office:value-type="float" office:value="0.6599" calcext:value-type="float">
            <text:p>0.6599</text:p>
          </table:table-cell>
          <table:table-cell table:style-name="ce17" office:value-type="float" office:value="0.5976" calcext:value-type="float">
            <text:p>0.5976</text:p>
          </table:table-cell>
          <table:table-cell table:style-name="ce17" office:value-type="float" office:value="0.6774" calcext:value-type="float">
            <text:p>0.6774</text:p>
          </table:table-cell>
          <table:table-cell table:style-name="ce17" office:value-type="float" office:value="0.4688" calcext:value-type="float">
            <text:p>0.4688</text:p>
          </table:table-cell>
          <table:table-cell table:style-name="ce17" office:value-type="float" office:value="0.6082" calcext:value-type="float">
            <text:p>0.6082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kNN</text:p>
          </table:table-cell>
          <table:table-cell table:style-name="ce17"/>
          <table:table-cell table:style-name="ce17" office:value-type="float" office:value="0.5736" calcext:value-type="float">
            <text:p>0.5736</text:p>
          </table:table-cell>
          <table:table-cell table:style-name="ce17" office:value-type="float" office:value="0.6743" calcext:value-type="float">
            <text:p>0.6743</text:p>
          </table:table-cell>
          <table:table-cell table:style-name="ce17" office:value-type="float" office:value="0.4324" calcext:value-type="float">
            <text:p>0.4324</text:p>
          </table:table-cell>
          <table:table-cell table:style-name="ce17" office:value-type="float" office:value="0.5728" calcext:value-type="float">
            <text:p>0.5728</text:p>
          </table:table-cell>
          <table:table-cell table:style-name="ce17" office:value-type="float" office:value="0.5498" calcext:value-type="float">
            <text:p>0.5498</text:p>
          </table:table-cell>
          <table:table-cell table:style-name="ce17" office:value-type="float" office:value="0.5806" calcext:value-type="float">
            <text:p>0.5806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0.5703" calcext:value-type="float">
            <text:p>0.5703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CT</text:p>
          </table:table-cell>
          <table:table-cell table:style-name="ce17"/>
          <table:table-cell table:style-name="ce17" office:value-type="float" office:value="0.6022" calcext:value-type="float">
            <text:p>0.6022</text:p>
          </table:table-cell>
          <table:table-cell table:style-name="ce17" office:value-type="float" office:value="0.7145" calcext:value-type="float">
            <text:p>0.7145</text:p>
          </table:table-cell>
          <table:table-cell table:style-name="ce17" office:value-type="float" office:value="0.4447" calcext:value-type="float">
            <text:p>0.4447</text:p>
          </table:table-cell>
          <table:table-cell table:style-name="ce17" office:value-type="float" office:value="0.6153" calcext:value-type="float">
            <text:p>0.6153</text:p>
          </table:table-cell>
          <table:table-cell table:style-name="ce17" office:value-type="float" office:value="0.5737" calcext:value-type="float">
            <text:p>0.5737</text:p>
          </table:table-cell>
          <table:table-cell table:style-name="ce17" office:value-type="float" office:value="0.5935" calcext:value-type="float">
            <text:p>0.5935</text:p>
          </table:table-cell>
          <table:table-cell table:style-name="ce17" office:value-type="float" office:value="0.5417" calcext:value-type="float">
            <text:p>0.5417</text:p>
          </table:table-cell>
          <table:table-cell table:style-name="ce17" office:value-type="float" office:value="0.6289" calcext:value-type="float">
            <text:p>0.6289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RF</text:p>
          </table:table-cell>
          <table:table-cell table:style-name="ce17"/>
          <table:table-cell table:style-name="ce17" office:value-type="float" office:value="0.5961" calcext:value-type="float">
            <text:p>0.5961</text:p>
          </table:table-cell>
          <table:table-cell table:style-name="ce17" office:value-type="float" office:value="0.7863" calcext:value-type="float">
            <text:p>0.7863</text:p>
          </table:table-cell>
          <table:table-cell table:style-name="ce17" office:value-type="float" office:value="0.3292" calcext:value-type="float">
            <text:p>0.3292</text:p>
          </table:table-cell>
          <table:table-cell table:style-name="ce17" office:value-type="float" office:value="0.617" calcext:value-type="float">
            <text:p>0.617</text:p>
          </table:table-cell>
          <table:table-cell table:style-name="ce17" office:value-type="float" office:value="0.5936" calcext:value-type="float">
            <text:p>0.5936</text:p>
          </table:table-cell>
          <table:table-cell table:style-name="ce17" office:value-type="float" office:value="0.7419" calcext:value-type="float">
            <text:p>0.7419</text:p>
          </table:table-cell>
          <table:table-cell table:style-name="ce17" office:value-type="float" office:value="0.3542" calcext:value-type="float">
            <text:p>0.3542</text:p>
          </table:table-cell>
          <table:table-cell table:style-name="ce17" office:value-type="float" office:value="0.5824" calcext:value-type="float">
            <text:p>0.5824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SVM</text:p>
          </table:table-cell>
          <table:table-cell table:style-name="ce17" office:value-type="float" office:value="0.0005" calcext:value-type="float">
            <text:p>0.0005</text:p>
          </table:table-cell>
          <table:table-cell table:style-name="ce17" office:value-type="float" office:value="0.6718" calcext:value-type="float">
            <text:p>0.6718</text:p>
          </table:table-cell>
          <table:table-cell table:style-name="ce17" office:value-type="float" office:value="0.9247" calcext:value-type="float">
            <text:p>0.9247</text:p>
          </table:table-cell>
          <table:table-cell table:style-name="ce17" office:value-type="float" office:value="0.317" calcext:value-type="float">
            <text:p>0.317</text:p>
          </table:table-cell>
          <table:table-cell table:style-name="ce17" office:value-type="float" office:value="0.6563" calcext:value-type="float">
            <text:p>0.6563</text:p>
          </table:table-cell>
          <table:table-cell table:style-name="ce17" office:value-type="float" office:value="0.6574" calcext:value-type="float">
            <text:p>0.6574</text:p>
          </table:table-cell>
          <table:table-cell table:style-name="ce17" office:value-type="float" office:value="0.8516" calcext:value-type="float">
            <text:p>0.8516</text:p>
          </table:table-cell>
          <table:table-cell table:style-name="ce17" office:value-type="float" office:value="0.3438" calcext:value-type="float">
            <text:p>0.3438</text:p>
          </table:table-cell>
          <table:table-cell table:style-name="ce17" office:value-type="float" office:value="0.5517" calcext:value-type="float">
            <text:p>0.551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NB</text:p>
          </table:table-cell>
          <table:table-cell table:style-name="ce17"/>
          <table:table-cell table:style-name="ce17" office:value-type="float" office:value="0.6258" calcext:value-type="float">
            <text:p>0.6258</text:p>
          </table:table-cell>
          <table:table-cell table:style-name="ce17" office:value-type="float" office:value="0.7215" calcext:value-type="float">
            <text:p>0.7215</text:p>
          </table:table-cell>
          <table:table-cell table:style-name="ce17" office:value-type="float" office:value="0.4914" calcext:value-type="float">
            <text:p>0.4914</text:p>
          </table:table-cell>
          <table:table-cell table:style-name="ce17" office:value-type="float" office:value="0.6745" calcext:value-type="float">
            <text:p>0.6745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7355" calcext:value-type="float">
            <text:p>0.7355</text:p>
          </table:table-cell>
          <table:table-cell table:style-name="ce17" office:value-type="float" office:value="0.4479" calcext:value-type="float">
            <text:p>0.4479</text:p>
          </table:table-cell>
          <table:table-cell table:style-name="ce17" office:value-type="float" office:value="0.6275" calcext:value-type="float">
            <text:p>0.627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kNN</text:p>
          </table:table-cell>
          <table:table-cell table:style-name="ce17"/>
          <table:table-cell table:style-name="ce17" office:value-type="float" office:value="0.5818" calcext:value-type="float">
            <text:p>0.5818</text:p>
          </table:table-cell>
          <table:table-cell table:style-name="ce17" office:value-type="float" office:value="0.6813" calcext:value-type="float">
            <text:p>0.6813</text:p>
          </table:table-cell>
          <table:table-cell table:style-name="ce17" office:value-type="float" office:value="0.4423" calcext:value-type="float">
            <text:p>0.4423</text:p>
          </table:table-cell>
          <table:table-cell table:style-name="ce17" office:value-type="float" office:value="0.5931" calcext:value-type="float">
            <text:p>0.5931</text:p>
          </table:table-cell>
          <table:table-cell table:style-name="ce17" office:value-type="float" office:value="0.6255" calcext:value-type="float">
            <text:p>0.6255</text:p>
          </table:table-cell>
          <table:table-cell table:style-name="ce17" office:value-type="float" office:value="0.7355" calcext:value-type="float">
            <text:p>0.7355</text:p>
          </table:table-cell>
          <table:table-cell table:style-name="ce17" office:value-type="float" office:value="0.4479" calcext:value-type="float">
            <text:p>0.4479</text:p>
          </table:table-cell>
          <table:table-cell table:style-name="ce17" office:value-type="float" office:value="0.6275" calcext:value-type="float">
            <text:p>0.627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CT</text:p>
          </table:table-cell>
          <table:table-cell table:style-name="ce17"/>
          <table:table-cell table:style-name="ce17" office:value-type="float" office:value="0.6155" calcext:value-type="float">
            <text:p>0.6155</text:p>
          </table:table-cell>
          <table:table-cell table:style-name="ce17" office:value-type="float" office:value="0.8319" calcext:value-type="float">
            <text:p>0.8319</text:p>
          </table:table-cell>
          <table:table-cell table:style-name="ce17" office:value-type="float" office:value="0.312" calcext:value-type="float">
            <text:p>0.312</text:p>
          </table:table-cell>
          <table:table-cell table:style-name="ce17" office:value-type="float" office:value="0.6202" calcext:value-type="float">
            <text:p>0.6202</text:p>
          </table:table-cell>
          <table:table-cell table:style-name="ce17" office:value-type="float" office:value="0.6335" calcext:value-type="float">
            <text:p>0.6335</text:p>
          </table:table-cell>
          <table:table-cell table:style-name="ce17" office:value-type="float" office:value="0.8065" calcext:value-type="float">
            <text:p>0.8065</text:p>
          </table:table-cell>
          <table:table-cell table:style-name="ce17" office:value-type="float" office:value="0.3542" calcext:value-type="float">
            <text:p>0.3542</text:p>
          </table:table-cell>
          <table:table-cell table:style-name="ce17" office:value-type="float" office:value="0.5898" calcext:value-type="float">
            <text:p>0.589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RF</text:p>
          </table:table-cell>
          <table:table-cell table:style-name="ce17"/>
          <table:table-cell table:style-name="ce17" office:value-type="float" office:value="0.592" calcext:value-type="float">
            <text:p>0.592</text:p>
          </table:table-cell>
          <table:table-cell table:style-name="ce17" office:value-type="float" office:value="0.9247" calcext:value-type="float">
            <text:p>0.9247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6256" calcext:value-type="float">
            <text:p>0.6256</text:p>
          </table:table-cell>
          <table:table-cell table:style-name="ce17" office:value-type="float" office:value="0.6375" calcext:value-type="float">
            <text:p>0.6375</text:p>
          </table:table-cell>
          <table:table-cell table:style-name="ce17" office:value-type="float" office:value="0.9613" calcext:value-type="float">
            <text:p>0.9613</text:p>
          </table:table-cell>
          <table:table-cell table:style-name="ce17" office:value-type="float" office:value="0.1146" calcext:value-type="float">
            <text:p>0.1146</text:p>
          </table:table-cell>
          <table:table-cell table:style-name="ce17" office:value-type="float" office:value="0.6165" calcext:value-type="float">
            <text:p>0.6165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SVM</text:p>
          </table:table-cell>
          <table:table-cell table:style-name="ce17" office:value-type="float" office:value="0.001" calcext:value-type="float">
            <text:p>0.001</text:p>
          </table:table-cell>
          <table:table-cell table:style-name="ce17" office:value-type="float" office:value="0.6636" calcext:value-type="float">
            <text:p>0.6636</text:p>
          </table:table-cell>
          <table:table-cell table:style-name="ce17" office:value-type="float" office:value="0.9335" calcext:value-type="float">
            <text:p>0.9335</text:p>
          </table:table-cell>
          <table:table-cell table:style-name="ce17" office:value-type="float" office:value="0.285" calcext:value-type="float">
            <text:p>0.285</text:p>
          </table:table-cell>
          <table:table-cell table:style-name="ce17" office:value-type="float" office:value="0.552" calcext:value-type="float">
            <text:p>0.552</text:p>
          </table:table-cell>
          <table:table-cell table:style-name="ce17" office:value-type="float" office:value="0.6494" calcext:value-type="float">
            <text:p>0.6494</text:p>
          </table:table-cell>
          <table:table-cell table:style-name="ce17" office:value-type="float" office:value="0.8645" calcext:value-type="float">
            <text:p>0.8645</text:p>
          </table:table-cell>
          <table:table-cell table:style-name="ce17" office:value-type="float" office:value="0.3021" calcext:value-type="float">
            <text:p>0.3021</text:p>
          </table:table-cell>
          <table:table-cell table:style-name="ce17" office:value-type="float" office:value="0.5172" calcext:value-type="float">
            <text:p>0.5172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NB</text:p>
          </table:table-cell>
          <table:table-cell table:style-name="ce17"/>
          <table:table-cell table:style-name="ce17" office:value-type="float" office:value="0.6217" calcext:value-type="float">
            <text:p>0.6217</text:p>
          </table:table-cell>
          <table:table-cell table:style-name="ce17" office:value-type="float" office:value="0.7496" calcext:value-type="float">
            <text:p>0.7496</text:p>
          </table:table-cell>
          <table:table-cell table:style-name="ce17" office:value-type="float" office:value="0.4423" calcext:value-type="float">
            <text:p>0.4423</text:p>
          </table:table-cell>
          <table:table-cell table:style-name="ce17" office:value-type="float" office:value="0.6614" calcext:value-type="float">
            <text:p>0.6614</text:p>
          </table:table-cell>
          <table:table-cell table:style-name="ce17" office:value-type="float" office:value="0.6215" calcext:value-type="float">
            <text:p>0.6215</text:p>
          </table:table-cell>
          <table:table-cell table:style-name="ce17" office:value-type="float" office:value="0.7484" calcext:value-type="float">
            <text:p>0.7484</text:p>
          </table:table-cell>
          <table:table-cell table:style-name="ce17" office:value-type="float" office:value="0.4167" calcext:value-type="float">
            <text:p>0.4167</text:p>
          </table:table-cell>
          <table:table-cell table:style-name="ce17" office:value-type="float" office:value="0.6034" calcext:value-type="float">
            <text:p>0.6034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kNN</text:p>
          </table:table-cell>
          <table:table-cell table:style-name="ce17"/>
          <table:table-cell table:style-name="ce17" office:value-type="float" office:value="0.5573" calcext:value-type="float">
            <text:p>0.5573</text:p>
          </table:table-cell>
          <table:table-cell table:style-name="ce17" office:value-type="float" office:value="0.662" calcext:value-type="float">
            <text:p>0.662</text:p>
          </table:table-cell>
          <table:table-cell table:style-name="ce17" office:value-type="float" office:value="0.4103" calcext:value-type="float">
            <text:p>0.4103</text:p>
          </table:table-cell>
          <table:table-cell table:style-name="ce17" office:value-type="float" office:value="0.5864" calcext:value-type="float">
            <text:p>0.5864</text:p>
          </table:table-cell>
          <table:table-cell table:style-name="ce17" office:value-type="float" office:value="0.6215" calcext:value-type="float">
            <text:p>0.6215</text:p>
          </table:table-cell>
          <table:table-cell table:style-name="ce17" office:value-type="float" office:value="0.7484" calcext:value-type="float">
            <text:p>0.7484</text:p>
          </table:table-cell>
          <table:table-cell table:style-name="ce17" office:value-type="float" office:value="0.4167" calcext:value-type="float">
            <text:p>0.4167</text:p>
          </table:table-cell>
          <table:table-cell table:style-name="ce17" office:value-type="float" office:value="0.6034" calcext:value-type="float">
            <text:p>0.6034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CT</text:p>
          </table:table-cell>
          <table:table-cell table:style-name="ce17"/>
          <table:table-cell table:style-name="ce17" office:value-type="float" office:value="0.6114" calcext:value-type="float">
            <text:p>0.6114</text:p>
          </table:table-cell>
          <table:table-cell table:style-name="ce17" office:value-type="float" office:value="0.8757" calcext:value-type="float">
            <text:p>0.8757</text:p>
          </table:table-cell>
          <table:table-cell table:style-name="ce17" office:value-type="float" office:value="0.2408" calcext:value-type="float">
            <text:p>0.2408</text:p>
          </table:table-cell>
          <table:table-cell table:style-name="ce17" office:value-type="float" office:value="0.5981" calcext:value-type="float">
            <text:p>0.5981</text:p>
          </table:table-cell>
          <table:table-cell table:style-name="ce17" office:value-type="float" office:value="0.6574" calcext:value-type="float">
            <text:p>0.6574</text:p>
          </table:table-cell>
          <table:table-cell table:style-name="ce17" office:value-type="float" office:value="0.871" calcext:value-type="float">
            <text:p>0.871</text:p>
          </table:table-cell>
          <table:table-cell table:style-name="ce17" office:value-type="float" office:value="0.3125" calcext:value-type="float">
            <text:p>0.3125</text:p>
          </table:table-cell>
          <table:table-cell table:style-name="ce17" office:value-type="float" office:value="0.563" calcext:value-type="float">
            <text:p>0.563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RF</text:p>
          </table:table-cell>
          <table:table-cell table:style-name="ce17"/>
          <table:table-cell table:style-name="ce17" office:value-type="float" office:value="0.6125" calcext:value-type="float">
            <text:p>0.6125</text:p>
          </table:table-cell>
          <table:table-cell table:style-name="ce17" office:value-type="float" office:value="0.9527" calcext:value-type="float">
            <text:p>0.9527</text:p>
          </table:table-cell>
          <table:table-cell table:style-name="ce17" office:value-type="float" office:value="0.1351" calcext:value-type="float">
            <text:p>0.1351</text:p>
          </table:table-cell>
          <table:table-cell table:style-name="ce17" office:value-type="float" office:value="0.6156" calcext:value-type="float">
            <text:p>0.6156</text:p>
          </table:table-cell>
          <table:table-cell table:style-name="ce17" office:value-type="float" office:value="0.6414" calcext:value-type="float">
            <text:p>0.6414</text:p>
          </table:table-cell>
          <table:table-cell table:style-name="ce17" office:value-type="float" office:value="0.9613" calcext:value-type="float">
            <text:p>0.9613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17" office:value-type="float" office:value="0.5982" calcext:value-type="float">
            <text:p>0.5982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SVM</text:p>
          </table:table-cell>
          <table:table-cell table:style-name="ce17" office:value-type="float" office:value="0.002" calcext:value-type="float">
            <text:p>0.002</text:p>
          </table:table-cell>
          <table:table-cell table:style-name="ce17" office:value-type="float" office:value="0.6247" calcext:value-type="float">
            <text:p>0.6247</text:p>
          </table:table-cell>
          <table:table-cell table:style-name="ce17" office:value-type="float" office:value="0.9457" calcext:value-type="float">
            <text:p>0.9457</text:p>
          </table:table-cell>
          <table:table-cell table:style-name="ce17" office:value-type="float" office:value="0.1744" calcext:value-type="float">
            <text:p>0.1744</text:p>
          </table:table-cell>
          <table:table-cell table:style-name="ce17" office:value-type="float" office:value="0.2762" calcext:value-type="float">
            <text:p>0.2762</text:p>
          </table:table-cell>
          <table:table-cell table:style-name="ce17" office:value-type="float" office:value="0.6335" calcext:value-type="float">
            <text:p>0.6335</text:p>
          </table:table-cell>
          <table:table-cell table:style-name="ce17" office:value-type="float" office:value="0.9161" calcext:value-type="float">
            <text:p>0.9161</text:p>
          </table:table-cell>
          <table:table-cell table:style-name="ce17" office:value-type="float" office:value="0.1396" calcext:value-type="float">
            <text:p>0.1396</text:p>
          </table:table-cell>
          <table:table-cell table:style-name="ce17" office:value-type="float" office:value="0.2848" calcext:value-type="float">
            <text:p>0.284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NB</text:p>
          </table:table-cell>
          <table:table-cell table:style-name="ce18"/>
          <table:table-cell table:style-name="ce17" office:value-type="float" office:value="0.6237" calcext:value-type="float">
            <text:p>0.6237</text:p>
          </table:table-cell>
          <table:table-cell table:style-name="ce17" office:value-type="float" office:value="0.9492" calcext:value-type="float">
            <text:p>0.9492</text:p>
          </table:table-cell>
          <table:table-cell table:style-name="ce17" office:value-type="float" office:value="0.1671" calcext:value-type="float">
            <text:p>0.1671</text:p>
          </table:table-cell>
          <table:table-cell table:style-name="ce17" office:value-type="float" office:value="0.6259" calcext:value-type="float">
            <text:p>0.6259</text:p>
          </table:table-cell>
          <table:table-cell table:style-name="ce17" office:value-type="float" office:value="0.6237" calcext:value-type="float">
            <text:p>0.6237</text:p>
          </table:table-cell>
          <table:table-cell table:style-name="ce17" office:value-type="float" office:value="0.9492" calcext:value-type="float">
            <text:p>0.9492</text:p>
          </table:table-cell>
          <table:table-cell table:style-name="ce17" office:value-type="float" office:value="0.1671" calcext:value-type="float">
            <text:p>0.1671</text:p>
          </table:table-cell>
          <table:table-cell table:style-name="ce17" office:value-type="float" office:value="0.6263" calcext:value-type="float">
            <text:p>0.6263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kNN</text:p>
          </table:table-cell>
          <table:table-cell table:style-name="ce18"/>
          <table:table-cell table:style-name="ce17" office:value-type="float" office:value="0.6176" calcext:value-type="float">
            <text:p>0.6176</text:p>
          </table:table-cell>
          <table:table-cell table:style-name="ce17" office:value-type="float" office:value="0.9422" calcext:value-type="float">
            <text:p>0.9422</text:p>
          </table:table-cell>
          <table:table-cell table:style-name="ce17" office:value-type="float" office:value="0.1622" calcext:value-type="float">
            <text:p>0.1622</text:p>
          </table:table-cell>
          <table:table-cell table:style-name="ce17" office:value-type="float" office:value="0.5573" calcext:value-type="float">
            <text:p>0.5573</text:p>
          </table:table-cell>
          <table:table-cell table:style-name="ce17" office:value-type="float" office:value="0.6166" calcext:value-type="float">
            <text:p>0.6166</text:p>
          </table:table-cell>
          <table:table-cell table:style-name="ce17" office:value-type="float" office:value="0.9124" calcext:value-type="float">
            <text:p>0.9124</text:p>
          </table:table-cell>
          <table:table-cell table:style-name="ce17" office:value-type="float" office:value="0.2015" calcext:value-type="float">
            <text:p>0.2015</text:p>
          </table:table-cell>
          <table:table-cell table:style-name="ce17" office:value-type="float" office:value="0.5237" calcext:value-type="float">
            <text:p>0.5237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FP4-CT</text:p>
          </table:table-cell>
          <table:table-cell table:style-name="ce18"/>
          <table:table-cell table:style-name="ce17" office:value-type="float" office:value="0.6155" calcext:value-type="float">
            <text:p>0.6155</text:p>
          </table:table-cell>
          <table:table-cell table:style-name="ce17" office:value-type="float" office:value="0.944" calcext:value-type="float">
            <text:p>0.944</text:p>
          </table:table-cell>
          <table:table-cell table:style-name="ce17" office:value-type="float" office:value="0.1548" calcext:value-type="float">
            <text:p>0.1548</text:p>
          </table:table-cell>
          <table:table-cell table:style-name="ce17" office:value-type="float" office:value="0.5908" calcext:value-type="float">
            <text:p>0.5908</text:p>
          </table:table-cell>
          <table:table-cell table:style-name="ce17" office:value-type="float" office:value="0.6237" calcext:value-type="float">
            <text:p>0.6237</text:p>
          </table:table-cell>
          <table:table-cell table:style-name="ce17" office:value-type="float" office:value="0.9457" calcext:value-type="float">
            <text:p>0.9457</text:p>
          </table:table-cell>
          <table:table-cell table:style-name="ce17" office:value-type="float" office:value="0.172" calcext:value-type="float">
            <text:p>0.172</text:p>
          </table:table-cell>
          <table:table-cell table:style-name="ce17" office:value-type="float" office:value="0.6155" calcext:value-type="float">
            <text:p>0.6155</text:p>
          </table:table-cell>
          <table:table-cell table:number-columns-repeated="1013"/>
        </table:table-row>
        <table:table-row table:style-name="ro4">
          <table:table-cell/>
          <table:table-cell table:style-name="ce14" office:value-type="string" calcext:value-type="string">
            <text:p>FP4-RF</text:p>
          </table:table-cell>
          <table:table-cell table:style-name="ce19"/>
          <table:table-cell table:style-name="ce21" office:value-type="float" office:value="0.6043" calcext:value-type="float">
            <text:p>0.6043</text:p>
          </table:table-cell>
          <table:table-cell table:style-name="ce21" office:value-type="float" office:value="0.972" calcext:value-type="float">
            <text:p>0.972</text:p>
          </table:table-cell>
          <table:table-cell table:style-name="ce21" office:value-type="float" office:value="0.0885" calcext:value-type="float">
            <text:p>0.0885</text:p>
          </table:table-cell>
          <table:table-cell table:style-name="ce21" office:value-type="float" office:value="0.6014" calcext:value-type="float">
            <text:p>0.6014</text:p>
          </table:table-cell>
          <table:table-cell table:style-name="ce21" office:value-type="float" office:value="0.5838" calcext:value-type="float">
            <text:p>0.583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0.6203" calcext:value-type="float">
            <text:p>0.6203</text:p>
          </table:table-cell>
          <table:table-cell table:number-columns-repeated="1013"/>
        </table:table-row>
        <table:table-row table:style-name="ro3" table:number-rows-repeated="104849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 S3" table:style-name="ta3">
        <office:forms form:automatic-focus="false" form:apply-design-mode="false"/>
        <table:table-column table:style-name="co2" table:number-columns-repeated="5" table:default-cell-style-name="Default"/>
        <table:table-column table:style-name="co4" table:default-cell-style-name="ce8"/>
        <table:table-column table:style-name="co5" table:default-cell-style-name="ce8"/>
        <table:table-column table:style-name="co2" table:default-cell-style-name="Default"/>
        <table:table-column table:style-name="co6" table:default-cell-style-name="ce8"/>
        <table:table-column table:style-name="co7" table:default-cell-style-name="ce8"/>
        <table:table-column table:style-name="co2" table:number-columns-repeated="1014" table:default-cell-style-name="Default"/>
        <table:table-row table:style-name="ro1">
          <table:table-cell table:style-name="ce22" office:value-type="string" calcext:value-type="string" table:number-columns-spanned="11" table:number-rows-spanned="1">
            <text:p>The IG values of each pattern in the FP4 fingerprint</text:p>
          </table:table-cell>
          <table:covered-table-cell table:number-columns-repeated="10" table:style-name="ce25"/>
          <table:table-cell table:number-columns-repeated="1013"/>
        </table:table-row>
        <table:table-row table:style-name="ro3">
          <table:table-cell table:style-name="ce23" office:value-type="string" calcext:value-type="string">
            <text:p>Index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SMARTS</text:p>
          </table:table-cell>
          <table:table-cell table:style-name="ce23"/>
          <table:table-cell table:style-name="ce23" office:value-type="string" calcext:value-type="string">
            <text:p>IG</text:p>
          </table:table-cell>
          <table:table-cell table:style-name="ce23" office:value-type="string" calcext:value-type="string">
            <text:p>No. of all positive</text:p>
          </table:table-cell>
          <table:table-cell table:style-name="ce23" office:value-type="string" calcext:value-type="string">
            <text:p>No.fragment in positive</text:p>
          </table:table-cell>
          <table:table-cell table:style-name="ce23" office:value-type="string" calcext:value-type="string">
            <text:p>No. of all negative</text:p>
          </table:table-cell>
          <table:table-cell table:style-name="ce23" office:value-type="string" calcext:value-type="string">
            <text:p>No.of fragment in negative</text:p>
          </table:table-cell>
          <table:table-cell table:style-name="ce23" office:value-type="string" calcext:value-type="string">
            <text:p>Frequency in positive</text:p>
          </table:table-cell>
          <table:table-cell table:style-name="ce23" office:value-type="string" calcext:value-type="string">
            <text:p>Frequency in negative</text:p>
          </table:table-cell>
          <table:table-cell table:style-name="ce29" table:number-columns-repeated="1013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Primary carbon</text:p>
          </table:table-cell>
          <table:table-cell table:style-name="ce27" office:value-type="string" calcext:value-type="string">
            <text:p>[CX4H3][#6]</text:p>
          </table:table-cell>
          <table:table-cell table:style-name="ce24" office:value-type="float" office:value="0.001081" calcext:value-type="float">
            <text:p>0.001081</text:p>
          </table:table-cell>
          <table:table-cell table:style-name="ce24" office:value-type="float" office:value="0.000047" calcext:value-type="float">
            <text:p>0.00004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96" calcext:value-type="float">
            <text:p>39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94" calcext:value-type="float">
            <text:p>294</text:p>
          </table:table-cell>
          <table:table-cell table:style-name="ce24" office:value-type="float" office:value="0.971541501976285" calcext:value-type="float">
            <text:p>0.971541502</text:p>
          </table:table-cell>
          <table:table-cell table:style-name="ce24" office:value-type="float" office:value="1.041075287406" calcext:value-type="float">
            <text:p>1.0410752874</text:p>
          </table:table-cell>
          <table:table-cell table:number-columns-repeated="1013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Secondary carbon</text:p>
          </table:table-cell>
          <table:table-cell table:style-name="ce27" office:value-type="string" calcext:value-type="string">
            <text:p>[CX4H2]([#6])[#6]</text:p>
          </table:table-cell>
          <table:table-cell table:style-name="ce24" office:value-type="float" office:value="0.000399" calcext:value-type="float">
            <text:p>0.000399</text:p>
          </table:table-cell>
          <table:table-cell table:style-name="ce24" office:value-type="float" office:value="0.000011" calcext:value-type="float">
            <text:p>0.00001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97" calcext:value-type="float">
            <text:p>39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0.982538704428657" calcext:value-type="float">
            <text:p>0.9825387044</text:p>
          </table:table-cell>
          <table:table-cell table:style-name="ce24" office:value-type="float" office:value="1.02520258565566" calcext:value-type="float">
            <text:p>1.0252025857</text:p>
          </table:table-cell>
          <table:table-cell table:number-columns-repeated="1013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ertiary carbon</text:p>
          </table:table-cell>
          <table:table-cell table:style-name="ce27" office:value-type="string" calcext:value-type="string">
            <text:p>[CX4H1]([#6])([#6])[#6]</text:p>
          </table:table-cell>
          <table:table-cell table:style-name="ce24" office:value-type="float" office:value="0.001371" calcext:value-type="float">
            <text:p>0.001371</text:p>
          </table:table-cell>
          <table:table-cell table:style-name="ce24" office:value-type="float" office:value="0.00012" calcext:value-type="float">
            <text:p>0.0001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96" calcext:value-type="float">
            <text:p>19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56" calcext:value-type="float">
            <text:p>156</text:p>
          </table:table-cell>
          <table:table-cell table:style-name="ce24" office:value-type="float" office:value="0.942602679689457" calcext:value-type="float">
            <text:p>0.9426026797</text:p>
          </table:table-cell>
          <table:table-cell table:style-name="ce24" office:value-type="float" office:value="1.08284384601482" calcext:value-type="float">
            <text:p>1.082843846</text:p>
          </table:table-cell>
          <table:table-cell table:number-columns-repeated="1013"/>
        </table:table-row>
        <table:table-row table:style-name="ro3"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Quaternary carbon</text:p>
          </table:table-cell>
          <table:table-cell table:style-name="ce27" office:value-type="string" calcext:value-type="string">
            <text:p>[CX4]([#6])([#6])([#6])[#6]</text:p>
          </table:table-cell>
          <table:table-cell table:style-name="ce24" office:value-type="float" office:value="0.007532" calcext:value-type="float">
            <text:p>0.007532</text:p>
          </table:table-cell>
          <table:table-cell table:style-name="ce24" office:value-type="float" office:value="0.002103" calcext:value-type="float">
            <text:p>0.00210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3" calcext:value-type="float">
            <text:p>9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03" calcext:value-type="float">
            <text:p>103</text:p>
          </table:table-cell>
          <table:table-cell table:style-name="ce24" office:value-type="float" office:value="0.803234103558779" calcext:value-type="float">
            <text:p>0.8032341036</text:p>
          </table:table-cell>
          <table:table-cell table:style-name="ce24" office:value-type="float" office:value="1.28400008114578" calcext:value-type="float">
            <text:p>1.2840000811</text:p>
          </table:table-cell>
          <table:table-cell table:number-columns-repeated="1013"/>
        </table:table-row>
        <table:table-row table:style-name="ro3"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Alkene</text:p>
          </table:table-cell>
          <table:table-cell table:style-name="ce27" office:value-type="string" calcext:value-type="string">
            <text:p>[CX3;$([H2]),$([H1][#6]),$(C([#6])[#6])]=[CX3;$([H2]),$([H1][#6]),$(C([#6])[#6])]</text:p>
          </table:table-cell>
          <table:table-cell table:style-name="ce24" office:value-type="float" office:value="0.002645" calcext:value-type="float">
            <text:p>0.002645</text:p>
          </table:table-cell>
          <table:table-cell table:style-name="ce24" office:value-type="float" office:value="0.000454" calcext:value-type="float">
            <text:p>0.00045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0.884698976978557" calcext:value-type="float">
            <text:p>0.884698977</text:p>
          </table:table-cell>
          <table:table-cell table:style-name="ce24" office:value-type="float" office:value="1.16641857398324" calcext:value-type="float">
            <text:p>1.166418574</text:p>
          </table:table-cell>
          <table:table-cell table:number-columns-repeated="1013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Alkyne</text:p>
          </table:table-cell>
          <table:table-cell table:style-name="ce27" office:value-type="string" calcext:value-type="string">
            <text:p>[CX2]#[CX2]</text:p>
          </table:table-cell>
          <table:table-cell table:style-name="ce24" office:value-type="float" office:value="0.000115" calcext:value-type="float">
            <text:p>0.000115</text:p>
          </table:table-cell>
          <table:table-cell table:style-name="ce24" office:value-type="float" office:value="0.000014" calcext:value-type="float">
            <text:p>0.00001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.07726020535938" calcext:value-type="float">
            <text:p>1.0772602054</text:p>
          </table:table-cell>
          <table:table-cell table:style-name="ce24" office:value-type="float" office:value="0.88848725826857" calcext:value-type="float">
            <text:p>0.8884872583</text:p>
          </table:table-cell>
          <table:table-cell table:number-columns-repeated="1013"/>
        </table:table-row>
        <table:table-row table:style-name="ro3">
          <table:table-cell table:style-name="ce24" office:value-type="float" office:value="7" calcext:value-type="float">
            <text:p>7</text:p>
          </table:table-cell>
          <table:table-cell table:style-name="ce27" office:value-type="string" calcext:value-type="string">
            <text:p>Allene</text:p>
          </table:table-cell>
          <table:table-cell table:style-name="ce27" office:value-type="string" calcext:value-type="string">
            <text:p>[CX3]=[CX2]=[CX3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27" office:value-type="string" calcext:value-type="string">
            <text:p>Alkylchloride</text:p>
          </table:table-cell>
          <table:table-cell table:style-name="ce27" office:value-type="string" calcext:value-type="string">
            <text:p>[ClX1][CX4]</text:p>
          </table:table-cell>
          <table:table-cell table:style-name="ce24" office:value-type="float" office:value="0.000085" calcext:value-type="float">
            <text:p>0.000085</text:p>
          </table:table-cell>
          <table:table-cell table:style-name="ce24" office:value-type="float" office:value="0.000006" calcext:value-type="float">
            <text:p>0.00000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.04794700249246" calcext:value-type="float">
            <text:p>1.0479470025</text:p>
          </table:table-cell>
          <table:table-cell table:style-name="ce24" office:value-type="float" office:value="0.930796175328979" calcext:value-type="float">
            <text:p>0.9307961753</text:p>
          </table:table-cell>
          <table:table-cell table:number-columns-repeated="1013"/>
        </table:table-row>
        <table:table-row table:style-name="ro3">
          <table:table-cell table:style-name="ce24" office:value-type="float" office:value="9" calcext:value-type="float">
            <text:p>9</text:p>
          </table:table-cell>
          <table:table-cell table:style-name="ce27" office:value-type="string" calcext:value-type="string">
            <text:p>Alkylfluoride</text:p>
          </table:table-cell>
          <table:table-cell table:style-name="ce27" office:value-type="string" calcext:value-type="string">
            <text:p>[FX1][CX4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.00188339798729" calcext:value-type="float">
            <text:p>1.001883398</text:p>
          </table:table-cell>
          <table:table-cell table:style-name="ce24" office:value-type="float" office:value="0.997281616423905" calcext:value-type="float">
            <text:p>0.9972816164</text:p>
          </table:table-cell>
          <table:table-cell table:number-columns-repeated="1013"/>
        </table:table-row>
        <table:table-row table:style-name="ro3">
          <table:table-cell table:style-name="ce24" office:value-type="float" office:value="10" calcext:value-type="float">
            <text:p>10</text:p>
          </table:table-cell>
          <table:table-cell table:style-name="ce27" office:value-type="string" calcext:value-type="string">
            <text:p>Alkylbromide</text:p>
          </table:table-cell>
          <table:table-cell table:style-name="ce27" office:value-type="string" calcext:value-type="string">
            <text:p>[BrX1][CX4]</text:p>
          </table:table-cell>
          <table:table-cell table:number-columns-repeated="2" table:style-name="ce24" office:value-type="float" office:value="0.002477" calcext:value-type="float">
            <text:p>0.00247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1" calcext:value-type="float">
            <text:p>11</text:p>
          </table:table-cell>
          <table:table-cell table:style-name="ce27" office:value-type="string" calcext:value-type="string">
            <text:p>Alkyliodide</text:p>
          </table:table-cell>
          <table:table-cell table:style-name="ce27" office:value-type="string" calcext:value-type="string">
            <text:p>[IX1][CX4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7" office:value-type="string" calcext:value-type="string">
            <text:p>Alcohol</text:p>
          </table:table-cell>
          <table:table-cell table:style-name="ce27" office:value-type="string" calcext:value-type="string">
            <text:p>[OX2H][CX4;!$(C([OX2H])[O,S,#7,#15])]</text:p>
          </table:table-cell>
          <table:table-cell table:style-name="ce24" office:value-type="float" office:value="0.00169" calcext:value-type="float">
            <text:p>0.00169</text:p>
          </table:table-cell>
          <table:table-cell table:style-name="ce24" office:value-type="float" office:value="0.000163" calcext:value-type="float">
            <text:p>0.00016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97" calcext:value-type="float">
            <text:p>19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0.936766799764757" calcext:value-type="float">
            <text:p>0.9367667998</text:p>
          </table:table-cell>
          <table:table-cell table:style-name="ce24" office:value-type="float" office:value="1.09126700471329" calcext:value-type="float">
            <text:p>1.0912670047</text:p>
          </table:table-cell>
          <table:table-cell table:number-columns-repeated="1013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7" office:value-type="string" calcext:value-type="string">
            <text:p>Primary alcohol</text:p>
          </table:table-cell>
          <table:table-cell table:style-name="ce27" office:value-type="string" calcext:value-type="string">
            <text:p>[OX2H][CX4H2;!$(C([OX2H])[O,S,#7,#15])]</text:p>
          </table:table-cell>
          <table:table-cell table:style-name="ce24" office:value-type="float" office:value="0.000194" calcext:value-type="float">
            <text:p>0.000194</text:p>
          </table:table-cell>
          <table:table-cell table:style-name="ce24" office:value-type="float" office:value="0.000012" calcext:value-type="float">
            <text:p>0.00001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0.959718878115442" calcext:value-type="float">
            <text:p>0.9597188781</text:p>
          </table:table-cell>
          <table:table-cell table:style-name="ce24" office:value-type="float" office:value="1.05813935285922" calcext:value-type="float">
            <text:p>1.0581393529</text:p>
          </table:table-cell>
          <table:table-cell table:number-columns-repeated="1013"/>
        </table:table-row>
        <table:table-row table:style-name="ro3">
          <table:table-cell table:style-name="ce24" office:value-type="float" office:value="14" calcext:value-type="float">
            <text:p>14</text:p>
          </table:table-cell>
          <table:table-cell table:style-name="ce27" office:value-type="string" calcext:value-type="string">
            <text:p>Secondary alcohol</text:p>
          </table:table-cell>
          <table:table-cell table:style-name="ce27" office:value-type="string" calcext:value-type="string">
            <text:p>[OX2H][CX4H;!$(C([OX2H])[O,S,#7,#15])]</text:p>
          </table:table-cell>
          <table:table-cell table:style-name="ce24" office:value-type="float" office:value="0.003399" calcext:value-type="float">
            <text:p>0.003399</text:p>
          </table:table-cell>
          <table:table-cell table:style-name="ce24" office:value-type="float" office:value="0.000564" calcext:value-type="float">
            <text:p>0.00056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0.888903070721253" calcext:value-type="float">
            <text:p>0.8889030707</text:p>
          </table:table-cell>
          <table:table-cell table:style-name="ce24" office:value-type="float" office:value="1.16035063748781" calcext:value-type="float">
            <text:p>1.1603506375</text:p>
          </table:table-cell>
          <table:table-cell table:number-columns-repeated="1013"/>
        </table:table-row>
        <table:table-row table:style-name="ro3">
          <table:table-cell table:style-name="ce24" office:value-type="float" office:value="15" calcext:value-type="float">
            <text:p>15</text:p>
          </table:table-cell>
          <table:table-cell table:style-name="ce27" office:value-type="string" calcext:value-type="string">
            <text:p>Tertiary alcohol</text:p>
          </table:table-cell>
          <table:table-cell table:style-name="ce27" office:value-type="string" calcext:value-type="string">
            <text:p>[OX2H][CX4D4;!$(C([OX2H])[O,S,#7,#15])]</text:p>
          </table:table-cell>
          <table:table-cell table:style-name="ce24" office:value-type="float" office:value="0.0002" calcext:value-type="float">
            <text:p>0.0002</text:p>
          </table:table-cell>
          <table:table-cell table:style-name="ce24" office:value-type="float" office:value="0.000015" calcext:value-type="float">
            <text:p>0.000015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0.952221074380165" calcext:value-type="float">
            <text:p>0.9522210744</text:p>
          </table:table-cell>
          <table:table-cell table:style-name="ce24" office:value-type="float" office:value="1.06896123260437" calcext:value-type="float">
            <text:p>1.0689612326</text:p>
          </table:table-cell>
          <table:table-cell table:number-columns-repeated="1013"/>
        </table:table-row>
        <table:table-row table:style-name="ro3">
          <table:table-cell table:style-name="ce24" office:value-type="float" office:value="16" calcext:value-type="float">
            <text:p>16</text:p>
          </table:table-cell>
          <table:table-cell table:style-name="ce27" office:value-type="string" calcext:value-type="string">
            <text:p>Dialkylether</text:p>
          </table:table-cell>
          <table:table-cell table:style-name="ce27" office:value-type="string" calcext:value-type="string">
            <text:p>[OX2]([CX4;!$(C([OX2])[O,S,#7,#15,F,Cl,Br,I])])[CX4;!$(C([OX2])[O,S,#7,#15])]</text:p>
          </table:table-cell>
          <table:table-cell table:style-name="ce24" office:value-type="float" office:value="0.000018" calcext:value-type="float">
            <text:p>0.0000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0.983675824584915" calcext:value-type="float">
            <text:p>0.9836758246</text:p>
          </table:table-cell>
          <table:table-cell table:style-name="ce24" office:value-type="float" office:value="1.02356133469454" calcext:value-type="float">
            <text:p>1.0235613347</text:p>
          </table:table-cell>
          <table:table-cell table:number-columns-repeated="1013"/>
        </table:table-row>
        <table:table-row table:style-name="ro3">
          <table:table-cell table:style-name="ce24" office:value-type="float" office:value="17" calcext:value-type="float">
            <text:p>17</text:p>
          </table:table-cell>
          <table:table-cell table:style-name="ce27" office:value-type="string" calcext:value-type="string">
            <text:p>Dialkylthioether</text:p>
          </table:table-cell>
          <table:table-cell table:style-name="ce27" office:value-type="string" calcext:value-type="string">
            <text:p>[SX2]([CX4;!$(C([OX2])[O,S,#7,#15,F,Cl,Br,I])])[CX4;!$(C([OX2])[O,S,#7,#15])]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.00512224517906" calcext:value-type="float">
            <text:p>1.0051222452</text:p>
          </table:table-cell>
          <table:table-cell table:style-name="ce24" office:value-type="float" office:value="0.992606858846918" calcext:value-type="float">
            <text:p>0.9926068588</text:p>
          </table:table-cell>
          <table:table-cell table:number-columns-repeated="1013"/>
        </table:table-row>
        <table:table-row table:style-name="ro3">
          <table:table-cell table:style-name="ce24" office:value-type="float" office:value="18" calcext:value-type="float">
            <text:p>18</text:p>
          </table:table-cell>
          <table:table-cell table:style-name="ce27" office:value-type="string" calcext:value-type="string">
            <text:p>Alkylarylether</text:p>
          </table:table-cell>
          <table:table-cell table:style-name="ce27" office:value-type="string" calcext:value-type="string">
            <text:p>[OX2](c)[CX4;!$(C([OX2])[O,S,#7,#15,F,Cl,Br,I])]</text:p>
          </table:table-cell>
          <table:table-cell table:style-name="ce24" office:value-type="float" office:value="0.00029" calcext:value-type="float">
            <text:p>0.00029</text:p>
          </table:table-cell>
          <table:table-cell table:style-name="ce24" office:value-type="float" office:value="0.000018" calcext:value-type="float">
            <text:p>0.0000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1.04029117995598" calcext:value-type="float">
            <text:p>1.04029118</text:p>
          </table:table-cell>
          <table:table-cell table:style-name="ce24" office:value-type="float" office:value="0.941846129924364" calcext:value-type="float">
            <text:p>0.9418461299</text:p>
          </table:table-cell>
          <table:table-cell table:number-columns-repeated="1013"/>
        </table:table-row>
        <table:table-row table:style-name="ro3">
          <table:table-cell table:style-name="ce24" office:value-type="float" office:value="19" calcext:value-type="float">
            <text:p>19</text:p>
          </table:table-cell>
          <table:table-cell table:style-name="ce27" office:value-type="string" calcext:value-type="string">
            <text:p>Diarylether</text:p>
          </table:table-cell>
          <table:table-cell table:style-name="ce27" office:value-type="string" calcext:value-type="string">
            <text:p>[c][OX2][c]</text:p>
          </table:table-cell>
          <table:table-cell table:style-name="ce24" office:value-type="float" office:value="0.000031" calcext:value-type="float">
            <text:p>0.000031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.952221074380165" calcext:value-type="float">
            <text:p>0.9522210744</text:p>
          </table:table-cell>
          <table:table-cell table:style-name="ce24" office:value-type="float" office:value="1.06896123260437" calcext:value-type="float">
            <text:p>1.0689612326</text:p>
          </table:table-cell>
          <table:table-cell table:number-columns-repeated="1013"/>
        </table:table-row>
        <table:table-row table:style-name="ro3">
          <table:table-cell table:style-name="ce24" office:value-type="float" office:value="20" calcext:value-type="float">
            <text:p>20</text:p>
          </table:table-cell>
          <table:table-cell table:style-name="ce27" office:value-type="string" calcext:value-type="string">
            <text:p>Alkylarylthioether</text:p>
          </table:table-cell>
          <table:table-cell table:style-name="ce27" office:value-type="string" calcext:value-type="string">
            <text:p>[SX2](c)[CX4;!$(C([OX2])[O,S,#7,#15,F,Cl,Br,I])]</text:p>
          </table:table-cell>
          <table:table-cell table:style-name="ce24" office:value-type="float" office:value="0.000082" calcext:value-type="float">
            <text:p>0.000082</text:p>
          </table:table-cell>
          <table:table-cell table:style-name="ce24" office:value-type="float" office:value="0.000007" calcext:value-type="float">
            <text:p>0.00000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.940465258647077" calcext:value-type="float">
            <text:p>0.9404652586</text:p>
          </table:table-cell>
          <table:table-cell table:style-name="ce24" office:value-type="float" office:value="1.08592887121714" calcext:value-type="float">
            <text:p>1.0859288712</text:p>
          </table:table-cell>
          <table:table-cell table:number-columns-repeated="1013"/>
        </table:table-row>
        <table:table-row table:style-name="ro3">
          <table:table-cell table:style-name="ce24" office:value-type="float" office:value="21" calcext:value-type="float">
            <text:p>21</text:p>
          </table:table-cell>
          <table:table-cell table:style-name="ce27" office:value-type="string" calcext:value-type="string">
            <text:p>Diarylthioether</text:p>
          </table:table-cell>
          <table:table-cell table:style-name="ce27" office:value-type="string" calcext:value-type="string">
            <text:p>[c][SX2][c]</text:p>
          </table:table-cell>
          <table:table-cell table:style-name="ce24" office:value-type="float" office:value="0.000135" calcext:value-type="float">
            <text:p>0.000135</text:p>
          </table:table-cell>
          <table:table-cell table:style-name="ce24" office:value-type="float" office:value="0.00002" calcext:value-type="float">
            <text:p>0.0000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.09536541889483" calcext:value-type="float">
            <text:p>1.0953654189</text:p>
          </table:table-cell>
          <table:table-cell table:style-name="ce24" office:value-type="float" office:value="0.862355280084201" calcext:value-type="float">
            <text:p>0.8623552801</text:p>
          </table:table-cell>
          <table:table-cell table:number-columns-repeated="1013"/>
        </table:table-row>
        <table:table-row table:style-name="ro3">
          <table:table-cell table:style-name="ce24" office:value-type="float" office:value="22" calcext:value-type="float">
            <text:p>22</text:p>
          </table:table-cell>
          <table:table-cell table:style-name="ce27" office:value-type="string" calcext:value-type="string">
            <text:p>Oxonium</text:p>
          </table:table-cell>
          <table:table-cell table:style-name="ce27" office:value-type="string" calcext:value-type="string">
            <text:p>[O+;!$([O]~[!#6]);!$([S]*~[#7,#8,#15,#16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3" calcext:value-type="float">
            <text:p>23</text:p>
          </table:table-cell>
          <table:table-cell table:style-name="ce27" office:value-type="string" calcext:value-type="string">
            <text:p>Amine</text:p>
          </table:table-cell>
          <table:table-cell table:style-name="ce27" office:value-type="string" calcext:value-type="string">
            <text:p>[NX3+0,NX4+;!$([N]~[!#6]);!$([N]*~[#7,#8,#15,#16])]</text:p>
          </table:table-cell>
          <table:table-cell table:style-name="ce24" office:value-type="float" office:value="0.000185" calcext:value-type="float">
            <text:p>0.000185</text:p>
          </table:table-cell>
          <table:table-cell table:style-name="ce24" office:value-type="float" office:value="0.000005" calcext:value-type="float">
            <text:p>0.000005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80" calcext:value-type="float">
            <text:p>28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02" calcext:value-type="float">
            <text:p>202</text:p>
          </table:table-cell>
          <table:table-cell table:style-name="ce24" office:value-type="float" office:value="0.983391058834288" calcext:value-type="float">
            <text:p>0.9833910588</text:p>
          </table:table-cell>
          <table:table-cell table:style-name="ce24" office:value-type="float" office:value="1.02397234848172" calcext:value-type="float">
            <text:p>1.0239723485</text:p>
          </table:table-cell>
          <table:table-cell table:number-columns-repeated="1013"/>
        </table:table-row>
        <table:table-row table:style-name="ro3">
          <table:table-cell table:style-name="ce24" office:value-type="float" office:value="24" calcext:value-type="float">
            <text:p>24</text:p>
          </table:table-cell>
          <table:table-cell table:style-name="ce27" office:value-type="string" calcext:value-type="string">
            <text:p>Primary aliph amine</text:p>
          </table:table-cell>
          <table:table-cell table:style-name="ce27" office:value-type="string" calcext:value-type="string">
            <text:p>[NX3H2+0,NX4H3+;!$([N][!C]);!$([N]*~[#7,#8,#15,#16])]</text:p>
          </table:table-cell>
          <table:table-cell table:style-name="ce24" office:value-type="float" office:value="0.004598" calcext:value-type="float">
            <text:p>0.004598</text:p>
          </table:table-cell>
          <table:table-cell table:style-name="ce24" office:value-type="float" office:value="0.001506" calcext:value-type="float">
            <text:p>0.00150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0.762706989979717" calcext:value-type="float">
            <text:p>0.76270699</text:p>
          </table:table-cell>
          <table:table-cell table:style-name="ce24" office:value-type="float" office:value="1.34249448364757" calcext:value-type="float">
            <text:p>1.3424944836</text:p>
          </table:table-cell>
          <table:table-cell table:number-columns-repeated="1013"/>
        </table:table-row>
        <table:table-row table:style-name="ro3">
          <table:table-cell table:style-name="ce24" office:value-type="float" office:value="25" calcext:value-type="float">
            <text:p>25</text:p>
          </table:table-cell>
          <table:table-cell table:style-name="ce27" office:value-type="string" calcext:value-type="string">
            <text:p>Secondary aliph amine</text:p>
          </table:table-cell>
          <table:table-cell table:style-name="ce27" office:value-type="string" calcext:value-type="string">
            <text:p>[NX3H1+0,NX4H2+;!$([N][!C]);!$([N]*~[#7,#8,#15,#16])]</text:p>
          </table:table-cell>
          <table:table-cell table:style-name="ce24" office:value-type="float" office:value="0.001314" calcext:value-type="float">
            <text:p>0.001314</text:p>
          </table:table-cell>
          <table:table-cell table:style-name="ce24" office:value-type="float" office:value="0.000224" calcext:value-type="float">
            <text:p>0.00022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.10910040847345" calcext:value-type="float">
            <text:p>1.1091004085</text:p>
          </table:table-cell>
          <table:table-cell table:style-name="ce24" office:value-type="float" office:value="0.84253102077192" calcext:value-type="float">
            <text:p>0.8425310208</text:p>
          </table:table-cell>
          <table:table-cell table:number-columns-repeated="1013"/>
        </table:table-row>
        <table:table-row table:style-name="ro3">
          <table:table-cell table:style-name="ce24" office:value-type="float" office:value="26" calcext:value-type="float">
            <text:p>26</text:p>
          </table:table-cell>
          <table:table-cell table:style-name="ce27" office:value-type="string" calcext:value-type="string">
            <text:p>Tertiary aliph amine</text:p>
          </table:table-cell>
          <table:table-cell table:style-name="ce27" office:value-type="string" calcext:value-type="string">
            <text:p>[NX3H0+0,NX4H1+;!$([N][!C]);!$([N]*~[#7,#8,#15,#16])]</text:p>
          </table:table-cell>
          <table:table-cell table:style-name="ce24" office:value-type="float" office:value="0.000014" calcext:value-type="float">
            <text:p>0.0000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1.00782881670831" calcext:value-type="float">
            <text:p>1.0078288167</text:p>
          </table:table-cell>
          <table:table-cell table:style-name="ce24" office:value-type="float" office:value="0.988700356003514" calcext:value-type="float">
            <text:p>0.988700356</text:p>
          </table:table-cell>
          <table:table-cell table:number-columns-repeated="1013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7" office:value-type="string" calcext:value-type="string">
            <text:p>Quaternary aliph ammonium</text:p>
          </table:table-cell>
          <table:table-cell table:style-name="ce27" office:value-type="string" calcext:value-type="string">
            <text:p>[NX4H0+;!$([N][!C]);!$([N]*~[#7,#8,#15,#16])]</text:p>
          </table:table-cell>
          <table:table-cell table:style-name="ce24" office:value-type="float" office:value="0.008952" calcext:value-type="float">
            <text:p>0.008952</text:p>
          </table:table-cell>
          <table:table-cell table:style-name="ce24" office:value-type="float" office:value="0.006627" calcext:value-type="float">
            <text:p>0.00662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.211604683195592" calcext:value-type="float">
            <text:p>0.2116046832</text:p>
          </table:table-cell>
          <table:table-cell table:style-name="ce24" office:value-type="float" office:value="2.13792246520875" calcext:value-type="float">
            <text:p>2.1379224652</text:p>
          </table:table-cell>
          <table:table-cell table:number-columns-repeated="1013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7" office:value-type="string" calcext:value-type="string">
            <text:p>Primary arom amine</text:p>
          </table:table-cell>
          <table:table-cell table:style-name="ce27" office:value-type="string" calcext:value-type="string">
            <text:p>[NX3H2+0,NX4H3+]c</text:p>
          </table:table-cell>
          <table:table-cell table:style-name="ce24" office:value-type="float" office:value="0.001009" calcext:value-type="float">
            <text:p>0.001009</text:p>
          </table:table-cell>
          <table:table-cell table:style-name="ce24" office:value-type="float" office:value="0.000173" calcext:value-type="float">
            <text:p>0.00017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.10974900520355" calcext:value-type="float">
            <text:p>1.1097490052</text:p>
          </table:table-cell>
          <table:table-cell table:style-name="ce24" office:value-type="float" office:value="0.841594875193285" calcext:value-type="float">
            <text:p>0.8415948752</text:p>
          </table:table-cell>
          <table:table-cell table:number-columns-repeated="1013"/>
        </table:table-row>
        <table:table-row table:style-name="ro3">
          <table:table-cell table:style-name="ce24" office:value-type="float" office:value="29" calcext:value-type="float">
            <text:p>29</text:p>
          </table:table-cell>
          <table:table-cell table:style-name="ce27" office:value-type="string" calcext:value-type="string">
            <text:p>Secondary arom amine</text:p>
          </table:table-cell>
          <table:table-cell table:style-name="ce27" office:value-type="string" calcext:value-type="string">
            <text:p>[NX3H1+0,NX4H2+;!$([N][!c]);!$([N]*~[#7,#8,#15,#16])]</text:p>
          </table:table-cell>
          <table:table-cell table:style-name="ce24" office:value-type="float" office:value="0.001947" calcext:value-type="float">
            <text:p>0.001947</text:p>
          </table:table-cell>
          <table:table-cell table:style-name="ce24" office:value-type="float" office:value="0.001107" calcext:value-type="float">
            <text:p>0.00110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41069788797062" calcext:value-type="float">
            <text:p>1.410697888</text:p>
          </table:table-cell>
          <table:table-cell table:style-name="ce24" office:value-type="float" office:value="0.407223326706428" calcext:value-type="float">
            <text:p>0.4072233267</text:p>
          </table:table-cell>
          <table:table-cell table:number-columns-repeated="1013"/>
        </table:table-row>
        <table:table-row table:style-name="ro3">
          <table:table-cell table:style-name="ce24" office:value-type="float" office:value="30" calcext:value-type="float">
            <text:p>30</text:p>
          </table:table-cell>
          <table:table-cell table:style-name="ce27" office:value-type="string" calcext:value-type="string">
            <text:p>Tertiary arom amine</text:p>
          </table:table-cell>
          <table:table-cell table:style-name="ce27" office:value-type="string" calcext:value-type="string">
            <text:p>[NX3H0+0,NX4H1+;!$([N][!c]);!$([N]*~[#7,#8,#15,#16])]</text:p>
          </table:table-cell>
          <table:table-cell table:style-name="ce24" office:value-type="float" office:value="0.00089" calcext:value-type="float">
            <text:p>0.00089</text:p>
          </table:table-cell>
          <table:table-cell table:style-name="ce24" office:value-type="float" office:value="0.000408" calcext:value-type="float">
            <text:p>0.00040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.634814049586777" calcext:value-type="float">
            <text:p>0.6348140496</text:p>
          </table:table-cell>
          <table:table-cell table:style-name="ce24" office:value-type="float" office:value="1.52708747514911" calcext:value-type="float">
            <text:p>1.5270874751</text:p>
          </table:table-cell>
          <table:table-cell table:number-columns-repeated="1013"/>
        </table:table-row>
        <table:table-row table:style-name="ro3">
          <table:table-cell table:style-name="ce24" office:value-type="float" office:value="31" calcext:value-type="float">
            <text:p>31</text:p>
          </table:table-cell>
          <table:table-cell table:style-name="ce27" office:value-type="string" calcext:value-type="string">
            <text:p>Quaternary arom ammonium</text:p>
          </table:table-cell>
          <table:table-cell table:style-name="ce27" office:value-type="string" calcext:value-type="string">
            <text:p>[NX4H0+;!$([N][!c]);!$([N]*~[#7,#8,#15,#16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32" calcext:value-type="float">
            <text:p>32</text:p>
          </table:table-cell>
          <table:table-cell table:style-name="ce27" office:value-type="string" calcext:value-type="string">
            <text:p>Secondary mixed amine</text:p>
          </table:table-cell>
          <table:table-cell table:style-name="ce27" office:value-type="string" calcext:value-type="string">
            <text:p>[NX3H1+0,NX4H2+;$([N]([c])[C]);!$([N]*~[#7,#8,#15,#16])]</text:p>
          </table:table-cell>
          <table:table-cell table:style-name="ce24" office:value-type="float" office:value="0.000238" calcext:value-type="float">
            <text:p>0.000238</text:p>
          </table:table-cell>
          <table:table-cell table:style-name="ce24" office:value-type="float" office:value="0.000053" calcext:value-type="float">
            <text:p>0.00005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33" calcext:value-type="float">
            <text:p>33</text:p>
          </table:table-cell>
          <table:table-cell table:style-name="ce27" office:value-type="string" calcext:value-type="string">
            <text:p>Tertiary mixed amine</text:p>
          </table:table-cell>
          <table:table-cell table:style-name="ce27" office:value-type="string" calcext:value-type="string">
            <text:p>[NX3H0+0,NX4H1+;$([N]([c])([C])[#6]);!$([N]*~[#7,#8,#15,#16])]</text:p>
          </table:table-cell>
          <table:table-cell table:style-name="ce24" office:value-type="float" office:value="0.002004" calcext:value-type="float">
            <text:p>0.002004</text:p>
          </table:table-cell>
          <table:table-cell table:style-name="ce24" office:value-type="float" office:value="0.000628" calcext:value-type="float">
            <text:p>0.00062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.2045189658826" calcext:value-type="float">
            <text:p>1.2045189659</text:p>
          </table:table-cell>
          <table:table-cell table:style-name="ce24" office:value-type="float" office:value="0.704809603914972" calcext:value-type="float">
            <text:p>0.7048096039</text:p>
          </table:table-cell>
          <table:table-cell table:number-columns-repeated="1013"/>
        </table:table-row>
        <table:table-row table:style-name="ro3">
          <table:table-cell table:style-name="ce24" office:value-type="float" office:value="34" calcext:value-type="float">
            <text:p>34</text:p>
          </table:table-cell>
          <table:table-cell table:style-name="ce27" office:value-type="string" calcext:value-type="string">
            <text:p>Quaternary mixed ammonium</text:p>
          </table:table-cell>
          <table:table-cell table:style-name="ce27" office:value-type="string" calcext:value-type="string">
            <text:p>[NX4H0+;$([N]([c])([C])[#6][#6]);!$([N]*~[#7,#8,#15,#16])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35" calcext:value-type="float">
            <text:p>35</text:p>
          </table:table-cell>
          <table:table-cell table:style-name="ce27" office:value-type="string" calcext:value-type="string">
            <text:p>Ammonium</text:p>
          </table:table-cell>
          <table:table-cell table:style-name="ce27" office:value-type="string" calcext:value-type="string">
            <text:p>[N+;!$([N]~[!#6]);!$(N=*);!$([N]*~[#7,#8,#15,#16])]</text:p>
          </table:table-cell>
          <table:table-cell table:style-name="ce24" office:value-type="float" office:value="0.009914" calcext:value-type="float">
            <text:p>0.009914</text:p>
          </table:table-cell>
          <table:table-cell table:style-name="ce24" office:value-type="float" office:value="0.007111" calcext:value-type="float">
            <text:p>0.00711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0.253925619834711" calcext:value-type="float">
            <text:p>0.2539256198</text:p>
          </table:table-cell>
          <table:table-cell table:style-name="ce24" office:value-type="float" office:value="2.07683896620278" calcext:value-type="float">
            <text:p>2.0768389662</text:p>
          </table:table-cell>
          <table:table-cell table:number-columns-repeated="1013"/>
        </table:table-row>
        <table:table-row table:style-name="ro3">
          <table:table-cell table:style-name="ce24" office:value-type="float" office:value="36" calcext:value-type="float">
            <text:p>36</text:p>
          </table:table-cell>
          <table:table-cell table:style-name="ce27" office:value-type="string" calcext:value-type="string">
            <text:p>Alkylthiol</text:p>
          </table:table-cell>
          <table:table-cell table:style-name="ce27" office:value-type="string" calcext:value-type="string">
            <text:p>[SX2H][CX4;!$(C([SX2H])~[O,S,#7,#15])]</text:p>
          </table:table-cell>
          <table:table-cell table:style-name="ce24" office:value-type="float" office:value="0.001393" calcext:value-type="float">
            <text:p>0.001393</text:p>
          </table:table-cell>
          <table:table-cell table:style-name="ce24" office:value-type="float" office:value="0.00085" calcext:value-type="float">
            <text:p>0.00085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45100354191263" calcext:value-type="float">
            <text:p>1.4510035419</text:p>
          </table:table-cell>
          <table:table-cell table:style-name="ce24" office:value-type="float" office:value="0.349048565748367" calcext:value-type="float">
            <text:p>0.3490485657</text:p>
          </table:table-cell>
          <table:table-cell table:number-columns-repeated="1013"/>
        </table:table-row>
        <table:table-row table:style-name="ro3">
          <table:table-cell table:style-name="ce24" office:value-type="float" office:value="37" calcext:value-type="float">
            <text:p>37</text:p>
          </table:table-cell>
          <table:table-cell table:style-name="ce27" office:value-type="string" calcext:value-type="string">
            <text:p>Dialkylthioether</text:p>
          </table:table-cell>
          <table:table-cell table:style-name="ce27" office:value-type="string" calcext:value-type="string">
            <text:p>[SX2]([CX4;!$(C([SX2])[O,S,#7,#15,F,Cl,Br,I])])[CX4;!$(C([SX2])[O,S,#7,#15])]</text:p>
          </table:table-cell>
          <table:table-cell table:style-name="ce24" office:value-type="float" office:value="0.000003" calcext:value-type="float">
            <text:p>0.0000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.01570247933884" calcext:value-type="float">
            <text:p>1.0157024793</text:p>
          </table:table-cell>
          <table:table-cell table:style-name="ce24" office:value-type="float" office:value="0.977335984095427" calcext:value-type="float">
            <text:p>0.9773359841</text:p>
          </table:table-cell>
          <table:table-cell table:number-columns-repeated="1013"/>
        </table:table-row>
        <table:table-row table:style-name="ro3">
          <table:table-cell table:style-name="ce24" office:value-type="float" office:value="38" calcext:value-type="float">
            <text:p>38</text:p>
          </table:table-cell>
          <table:table-cell table:style-name="ce27" office:value-type="string" calcext:value-type="string">
            <text:p>Alkylarylthioether</text:p>
          </table:table-cell>
          <table:table-cell table:style-name="ce27" office:value-type="string" calcext:value-type="string">
            <text:p>[SX2](c)[CX4;!$(C([SX2])[O,S,#7,#15])]</text:p>
          </table:table-cell>
          <table:table-cell table:style-name="ce24" office:value-type="float" office:value="0.000174" calcext:value-type="float">
            <text:p>0.000174</text:p>
          </table:table-cell>
          <table:table-cell table:style-name="ce24" office:value-type="float" office:value="0.000023" calcext:value-type="float">
            <text:p>0.00002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0.911527866073321" calcext:value-type="float">
            <text:p>0.9115278661</text:p>
          </table:table-cell>
          <table:table-cell table:style-name="ce24" office:value-type="float" office:value="1.12769536626395" calcext:value-type="float">
            <text:p>1.1276953663</text:p>
          </table:table-cell>
          <table:table-cell table:number-columns-repeated="1013"/>
        </table:table-row>
        <table:table-row table:style-name="ro3">
          <table:table-cell table:style-name="ce24" office:value-type="float" office:value="39" calcext:value-type="float">
            <text:p>39</text:p>
          </table:table-cell>
          <table:table-cell table:style-name="ce27" office:value-type="string" calcext:value-type="string">
            <text:p>Disulfide</text:p>
          </table:table-cell>
          <table:table-cell table:style-name="ce27" office:value-type="string" calcext:value-type="string">
            <text:p>[SX2D2][SX2D2]</text:p>
          </table:table-cell>
          <table:table-cell table:style-name="ce24" office:value-type="float" office:value="0.000039" calcext:value-type="float">
            <text:p>0.000039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40" calcext:value-type="float">
            <text:p>40</text:p>
          </table:table-cell>
          <table:table-cell table:style-name="ce27" office:value-type="string" calcext:value-type="string">
            <text:p>1,2-Aminoalcohol</text:p>
          </table:table-cell>
          <table:table-cell table:style-name="ce27" office:value-type="string" calcext:value-type="string">
            <text:p>[OX2H][CX4;!$(C([OX2H])[O,S,#7,#15,F,Cl,Br,I])][CX4;!$(C([N])[O,S,#7,#15])][NX3;!$(NC=[O,S,N])]</text:p>
          </table:table-cell>
          <table:table-cell table:style-name="ce24" office:value-type="float" office:value="0.001845" calcext:value-type="float">
            <text:p>0.001845</text:p>
          </table:table-cell>
          <table:table-cell table:style-name="ce24" office:value-type="float" office:value="0.000392" calcext:value-type="float">
            <text:p>0.00039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0.855144699099713" calcext:value-type="float">
            <text:p>0.8551446991</text:p>
          </table:table-cell>
          <table:table-cell table:style-name="ce24" office:value-type="float" office:value="1.20907544424177" calcext:value-type="float">
            <text:p>1.2090754442</text:p>
          </table:table-cell>
          <table:table-cell table:number-columns-repeated="1013"/>
        </table:table-row>
        <table:table-row table:style-name="ro3">
          <table:table-cell table:style-name="ce24" office:value-type="float" office:value="41" calcext:value-type="float">
            <text:p>41</text:p>
          </table:table-cell>
          <table:table-cell table:style-name="ce27" office:value-type="string" calcext:value-type="string">
            <text:p>1,2-Diol</text:p>
          </table:table-cell>
          <table:table-cell table:style-name="ce27" office:value-type="string" calcext:value-type="string">
            <text:p>[OX2H][CX4;!$(C([OX2H])[O,S,#7,#15])][CX4;!$(C([OX2H])[O,S,#7,#15])][OX2H]</text:p>
          </table:table-cell>
          <table:table-cell table:style-name="ce24" office:value-type="float" office:value="0.000477" calcext:value-type="float">
            <text:p>0.000477</text:p>
          </table:table-cell>
          <table:table-cell table:style-name="ce24" office:value-type="float" office:value="0.000061" calcext:value-type="float">
            <text:p>0.00006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0.915047278683642" calcext:value-type="float">
            <text:p>0.9150472787</text:p>
          </table:table-cell>
          <table:table-cell table:style-name="ce24" office:value-type="float" office:value="1.12261565740691" calcext:value-type="float">
            <text:p>1.1226156574</text:p>
          </table:table-cell>
          <table:table-cell table:number-columns-repeated="1013"/>
        </table:table-row>
        <table:table-row table:style-name="ro3">
          <table:table-cell table:style-name="ce24" office:value-type="float" office:value="42" calcext:value-type="float">
            <text:p>42</text:p>
          </table:table-cell>
          <table:table-cell table:style-name="ce27" office:value-type="string" calcext:value-type="string">
            <text:p>1,1-Diol</text:p>
          </table:table-cell>
          <table:table-cell table:style-name="ce27" office:value-type="string" calcext:value-type="string">
            <text:p>[OX2H][CX4;!$(C([OX2H])([OX2H])[O,S,#7,#15])][OX2H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43" calcext:value-type="float">
            <text:p>43</text:p>
          </table:table-cell>
          <table:table-cell table:style-name="ce27" office:value-type="string" calcext:value-type="string">
            <text:p>Hydroperoxide</text:p>
          </table:table-cell>
          <table:table-cell table:style-name="ce27" office:value-type="string" calcext:value-type="string">
            <text:p>[OX2H][OX2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44" calcext:value-type="float">
            <text:p>44</text:p>
          </table:table-cell>
          <table:table-cell table:style-name="ce27" office:value-type="string" calcext:value-type="string">
            <text:p>Peroxo</text:p>
          </table:table-cell>
          <table:table-cell table:style-name="ce27" office:value-type="string" calcext:value-type="string">
            <text:p>[OX2D2][OX2D2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45" calcext:value-type="float">
            <text:p>45</text:p>
          </table:table-cell>
          <table:table-cell table:style-name="ce27" office:value-type="string" calcext:value-type="string">
            <text:p>Organolithium compounds</text:p>
          </table:table-cell>
          <table:table-cell table:style-name="ce27" office:value-type="string" calcext:value-type="string">
            <text:p>[LiX1][#6,#14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46" calcext:value-type="float">
            <text:p>46</text:p>
          </table:table-cell>
          <table:table-cell table:style-name="ce27" office:value-type="string" calcext:value-type="string">
            <text:p>Organomagnesium compounds</text:p>
          </table:table-cell>
          <table:table-cell table:style-name="ce27" office:value-type="string" calcext:value-type="string">
            <text:p>[MgX2][#6,#14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47" calcext:value-type="float">
            <text:p>47</text:p>
          </table:table-cell>
          <table:table-cell table:style-name="ce27" office:value-type="string" calcext:value-type="string">
            <text:p>Organometallic compounds</text:p>
          </table:table-cell>
          <table:table-cell table:style-name="ce27" office:value-type="string" calcext:value-type="string">
            <text:p>[!#1;!#5;!#6;!#7;!#8;!#9;!#14;!#15;!#16;!#17;!#33;!#34;!#35;!#52;!#53;!#85]~[#6;!-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48" calcext:value-type="float">
            <text:p>48</text:p>
          </table:table-cell>
          <table:table-cell table:style-name="ce27" office:value-type="string" calcext:value-type="string">
            <text:p>Aldehyde</text:p>
          </table:table-cell>
          <table:table-cell table:style-name="ce27" office:value-type="string" calcext:value-type="string">
            <text:p>[$([CX3H][#6]),$([CX3H2])]=[OX1]</text:p>
          </table:table-cell>
          <table:table-cell table:style-name="ce24" office:value-type="float" office:value="0.000434" calcext:value-type="float">
            <text:p>0.000434</text:p>
          </table:table-cell>
          <table:table-cell table:style-name="ce24" office:value-type="float" office:value="0.000182" calcext:value-type="float">
            <text:p>0.00018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677134986225895" calcext:value-type="float">
            <text:p>0.6771349862</text:p>
          </table:table-cell>
          <table:table-cell table:style-name="ce24" office:value-type="float" office:value="1.46600397614314" calcext:value-type="float">
            <text:p>1.4660039761</text:p>
          </table:table-cell>
          <table:table-cell table:number-columns-repeated="1013"/>
        </table:table-row>
        <table:table-row table:style-name="ro3">
          <table:table-cell table:style-name="ce24" office:value-type="float" office:value="49" calcext:value-type="float">
            <text:p>49</text:p>
          </table:table-cell>
          <table:table-cell table:style-name="ce27" office:value-type="string" calcext:value-type="string">
            <text:p>Ketone</text:p>
          </table:table-cell>
          <table:table-cell table:style-name="ce27" office:value-type="string" calcext:value-type="string">
            <text:p>[#6][CX3](=[OX1])[#6]</text:p>
          </table:table-cell>
          <table:table-cell table:style-name="ce24" office:value-type="float" office:value="0.000834" calcext:value-type="float">
            <text:p>0.000834</text:p>
          </table:table-cell>
          <table:table-cell table:style-name="ce24" office:value-type="float" office:value="0.000093" calcext:value-type="float">
            <text:p>0.00009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7" calcext:value-type="float">
            <text:p>8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0.926269556629763" calcext:value-type="float">
            <text:p>0.9262695566</text:p>
          </table:table-cell>
          <table:table-cell table:style-name="ce24" office:value-type="float" office:value="1.10641809520237" calcext:value-type="float">
            <text:p>1.1064180952</text:p>
          </table:table-cell>
          <table:table-cell table:number-columns-repeated="1013"/>
        </table:table-row>
        <table:table-row table:style-name="ro3">
          <table:table-cell table:style-name="ce24" office:value-type="float" office:value="50" calcext:value-type="float">
            <text:p>50</text:p>
          </table:table-cell>
          <table:table-cell table:style-name="ce27" office:value-type="string" calcext:value-type="string">
            <text:p>Thioaldehyde</text:p>
          </table:table-cell>
          <table:table-cell table:style-name="ce27" office:value-type="string" calcext:value-type="string">
            <text:p>[$([CX3H][#6]),$([CX3H2])]=[S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51" calcext:value-type="float">
            <text:p>51</text:p>
          </table:table-cell>
          <table:table-cell table:style-name="ce27" office:value-type="string" calcext:value-type="string">
            <text:p>Thioketone</text:p>
          </table:table-cell>
          <table:table-cell table:style-name="ce27" office:value-type="string" calcext:value-type="string">
            <text:p>[#6][CX3](=[SX1])[#6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52" calcext:value-type="float">
            <text:p>52</text:p>
          </table:table-cell>
          <table:table-cell table:style-name="ce27" office:value-type="string" calcext:value-type="string">
            <text:p>Imine</text:p>
          </table:table-cell>
          <table:table-cell table:style-name="ce27" office:value-type="string" calcext:value-type="string">
            <text:p>[NX2;$([N][#6]),$([NH]);!$([N][CX3]=[#7,#8,#15,#16])]=[CX3;$([CH2]),$([CH][#6]),$([C]([#6])[#6])]</text:p>
          </table:table-cell>
          <table:table-cell table:style-name="ce24" office:value-type="float" office:value="0.008181" calcext:value-type="float">
            <text:p>0.008181</text:p>
          </table:table-cell>
          <table:table-cell table:style-name="ce24" office:value-type="float" office:value="0.005741" calcext:value-type="float">
            <text:p>0.00574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0.282139577594123" calcext:value-type="float">
            <text:p>0.2821395776</text:p>
          </table:table-cell>
          <table:table-cell table:style-name="ce24" office:value-type="float" office:value="2.03611663353214" calcext:value-type="float">
            <text:p>2.0361166335</text:p>
          </table:table-cell>
          <table:table-cell table:number-columns-repeated="1013"/>
        </table:table-row>
        <table:table-row table:style-name="ro3">
          <table:table-cell table:style-name="ce24" office:value-type="float" office:value="53" calcext:value-type="float">
            <text:p>53</text:p>
          </table:table-cell>
          <table:table-cell table:style-name="ce27" office:value-type="string" calcext:value-type="string">
            <text:p>Immonium</text:p>
          </table:table-cell>
          <table:table-cell table:style-name="ce27" office:value-type="string" calcext:value-type="string">
            <text:p>[NX3+;!$([N][!#6]);!$([N][CX3]=[#7,#8,#15,#16])]</text:p>
          </table:table-cell>
          <table:table-cell table:number-columns-repeated="2" table:style-name="ce24" office:value-type="float" office:value="0.0021" calcext:value-type="float">
            <text:p>0.002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54" calcext:value-type="float">
            <text:p>54</text:p>
          </table:table-cell>
          <table:table-cell table:style-name="ce27" office:value-type="string" calcext:value-type="string">
            <text:p>Oxime</text:p>
          </table:table-cell>
          <table:table-cell table:style-name="ce27" office:value-type="string" calcext:value-type="string">
            <text:p>[NX2](=[CX3;$([CH2]),$([CH][#6]),$([C]([#6])[#6])])[OX2H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55" calcext:value-type="float">
            <text:p>55</text:p>
          </table:table-cell>
          <table:table-cell table:style-name="ce27" office:value-type="string" calcext:value-type="string">
            <text:p>Oximether</text:p>
          </table:table-cell>
          <table:table-cell table:style-name="ce27" office:value-type="string" calcext:value-type="string">
            <text:p>[NX2](=[CX3;$([CH2]),$([CH][#6]),$([C]([#6])[#6])])[OX2][#6;!$(C=[#7,#8])]</text:p>
          </table:table-cell>
          <table:table-cell table:style-name="ce24" office:value-type="float" office:value="0.000904" calcext:value-type="float">
            <text:p>0.000904</text:p>
          </table:table-cell>
          <table:table-cell table:style-name="ce24" office:value-type="float" office:value="0.000319" calcext:value-type="float">
            <text:p>0.00031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.740616391184573" calcext:value-type="float">
            <text:p>0.7406163912</text:p>
          </table:table-cell>
          <table:table-cell table:style-name="ce24" office:value-type="float" office:value="1.37437872763419" calcext:value-type="float">
            <text:p>1.3743787276</text:p>
          </table:table-cell>
          <table:table-cell table:number-columns-repeated="1013"/>
        </table:table-row>
        <table:table-row table:style-name="ro3">
          <table:table-cell table:style-name="ce24" office:value-type="float" office:value="56" calcext:value-type="float">
            <text:p>56</text:p>
          </table:table-cell>
          <table:table-cell table:style-name="ce27" office:value-type="string" calcext:value-type="string">
            <text:p>Acetal</text:p>
          </table:table-cell>
          <table:table-cell table:style-name="ce27" office:value-type="string" calcext:value-type="string">
            <text:p>[OX2]([#6;!$(C=[O,S,N])])[CX4;!$(C(O)(O)[!#6])][OX2][#6;!$(C=[O,S,N])]</text:p>
          </table:table-cell>
          <table:table-cell table:style-name="ce24" office:value-type="float" office:value="0.000673" calcext:value-type="float">
            <text:p>0.000673</text:p>
          </table:table-cell>
          <table:table-cell table:style-name="ce24" office:value-type="float" office:value="0.000112" calcext:value-type="float">
            <text:p>0.00011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0.888045883574945" calcext:value-type="float">
            <text:p>0.8880458836</text:p>
          </table:table-cell>
          <table:table-cell table:style-name="ce24" office:value-type="float" office:value="1.16158784994948" calcext:value-type="float">
            <text:p>1.1615878499</text:p>
          </table:table-cell>
          <table:table-cell table:number-columns-repeated="1013"/>
        </table:table-row>
        <table:table-row table:style-name="ro3">
          <table:table-cell table:style-name="ce24" office:value-type="float" office:value="57" calcext:value-type="float">
            <text:p>57</text:p>
          </table:table-cell>
          <table:table-cell table:style-name="ce27" office:value-type="string" calcext:value-type="string">
            <text:p>Hemiacetal</text:p>
          </table:table-cell>
          <table:table-cell table:style-name="ce27" office:value-type="string" calcext:value-type="string">
            <text:p>[OX2H][CX4;!$(C(O)(O)[!#6])][OX2][#6;!$(C=[O,S,N])]</text:p>
          </table:table-cell>
          <table:table-cell table:style-name="ce24" office:value-type="float" office:value="0.000031" calcext:value-type="float">
            <text:p>0.000031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.952221074380165" calcext:value-type="float">
            <text:p>0.9522210744</text:p>
          </table:table-cell>
          <table:table-cell table:style-name="ce24" office:value-type="float" office:value="1.06896123260437" calcext:value-type="float">
            <text:p>1.0689612326</text:p>
          </table:table-cell>
          <table:table-cell table:number-columns-repeated="1013"/>
        </table:table-row>
        <table:table-row table:style-name="ro3">
          <table:table-cell table:style-name="ce24" office:value-type="float" office:value="58" calcext:value-type="float">
            <text:p>58</text:p>
          </table:table-cell>
          <table:table-cell table:style-name="ce27" office:value-type="string" calcext:value-type="string">
            <text:p>Aminal</text:p>
          </table:table-cell>
          <table:table-cell table:style-name="ce27" office:value-type="string" calcext:value-type="string">
            <text:p>[NX3v3;!$(NC=[#7,#8,#15,#16])]([#6])[CX4;!$(C(N)(N)[!#6])][NX3v3;!$(NC=[#7,#8,#15,#16])][#6]</text:p>
          </table:table-cell>
          <table:table-cell table:style-name="ce24" office:value-type="float" office:value="0.000434" calcext:value-type="float">
            <text:p>0.000434</text:p>
          </table:table-cell>
          <table:table-cell table:style-name="ce24" office:value-type="float" office:value="0.000182" calcext:value-type="float">
            <text:p>0.00018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677134986225895" calcext:value-type="float">
            <text:p>0.6771349862</text:p>
          </table:table-cell>
          <table:table-cell table:style-name="ce24" office:value-type="float" office:value="1.46600397614314" calcext:value-type="float">
            <text:p>1.4660039761</text:p>
          </table:table-cell>
          <table:table-cell table:number-columns-repeated="1013"/>
        </table:table-row>
        <table:table-row table:style-name="ro3">
          <table:table-cell table:style-name="ce24" office:value-type="float" office:value="59" calcext:value-type="float">
            <text:p>59</text:p>
          </table:table-cell>
          <table:table-cell table:style-name="ce27" office:value-type="string" calcext:value-type="string">
            <text:p>Hemiaminal</text:p>
          </table:table-cell>
          <table:table-cell table:style-name="ce27" office:value-type="string" calcext:value-type="string">
            <text:p>[NX3v3;!$(NC=[#7,#8,#15,#16])]([#6])[CX4;!$(C(N)(N)[!#6])][OX2H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60" calcext:value-type="float">
            <text:p>60</text:p>
          </table:table-cell>
          <table:table-cell table:style-name="ce27" office:value-type="string" calcext:value-type="string">
            <text:p>Thioacetal</text:p>
          </table:table-cell>
          <table:table-cell table:style-name="ce27" office:value-type="string" calcext:value-type="string">
            <text:p>[SX2]([#6;!$(C=[O,S,N])])[CX4;!$(C(S)(S)[!#6])][SX2][#6;!$(C=[O,S,N])]</text:p>
          </table:table-cell>
          <table:table-cell table:number-columns-repeated="2" table:style-name="ce24" office:value-type="float" office:value="0.000618" calcext:value-type="float">
            <text:p>0.0006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61" calcext:value-type="float">
            <text:p>61</text:p>
          </table:table-cell>
          <table:table-cell table:style-name="ce27" office:value-type="string" calcext:value-type="string">
            <text:p>Thiohemiacetal</text:p>
          </table:table-cell>
          <table:table-cell table:style-name="ce27" office:value-type="string" calcext:value-type="string">
            <text:p>[SX2]([#6;!$(C=[O,S,N])])[CX4;!$(C(S)(S)[!#6])][OX2H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62" calcext:value-type="float">
            <text:p>62</text:p>
          </table:table-cell>
          <table:table-cell table:style-name="ce27" office:value-type="string" calcext:value-type="string">
            <text:p>Halogen acetal like</text:p>
          </table:table-cell>
          <table:table-cell table:style-name="ce27" office:value-type="string" calcext:value-type="string">
            <text:p>[NX3v3,SX2,OX2;!$(*C=[#7,#8,#15,#16])][CX4;!$(C([N,S,O])([N,S,O])[!#6])][FX1,ClX1,BrX1,IX1]</text:p>
          </table:table-cell>
          <table:table-cell table:number-columns-repeated="2" table:style-name="ce24" office:value-type="float" office:value="0.005588" calcext:value-type="float">
            <text:p>0.00558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63" calcext:value-type="float">
            <text:p>63</text:p>
          </table:table-cell>
          <table:table-cell table:style-name="ce27" office:value-type="string" calcext:value-type="string">
            <text:p>Acetal like</text:p>
          </table:table-cell>
          <table:table-cell table:style-name="ce27" office:value-type="string" calcext:value-type="string">
            <text:p>[NX3v3,SX2,OX2;!$(*C=[#7,#8,#15,#16])][CX4;!$(C([N,S,O])([N,S,O])[!#6])][FX1,ClX1,BrX1,IX1,NX3v3,SX2,OX2;!$(*C=[#7,#8,#15,#16])]</text:p>
          </table:table-cell>
          <table:table-cell table:style-name="ce24" office:value-type="float" office:value="0.000146" calcext:value-type="float">
            <text:p>0.000146</text:p>
          </table:table-cell>
          <table:table-cell table:style-name="ce24" office:value-type="float" office:value="0.00001" calcext:value-type="float">
            <text:p>0.0000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.04174613265522" calcext:value-type="float">
            <text:p>1.0417461327</text:p>
          </table:table-cell>
          <table:table-cell table:style-name="ce24" office:value-type="float" office:value="0.939746138553296" calcext:value-type="float">
            <text:p>0.9397461386</text:p>
          </table:table-cell>
          <table:table-cell table:number-columns-repeated="1013"/>
        </table:table-row>
        <table:table-row table:style-name="ro3">
          <table:table-cell table:style-name="ce24" office:value-type="float" office:value="64" calcext:value-type="float">
            <text:p>64</text:p>
          </table:table-cell>
          <table:table-cell table:style-name="ce27" office:value-type="string" calcext:value-type="string">
            <text:p>Halogenmethylen ester and similar</text:p>
          </table:table-cell>
          <table:table-cell table:style-name="ce27" office:value-type="string" calcext:value-type="string">
            <text:p>[NX3v3,SX2,OX2;$(**=[#7,#8,#15,#16])][CX4;!$(C([N,S,O])([N,S,O])[!#6])][FX1,ClX1,BrX1,IX1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65" calcext:value-type="float">
            <text:p>65</text:p>
          </table:table-cell>
          <table:table-cell table:style-name="ce27" office:value-type="string" calcext:value-type="string">
            <text:p>NOS methylen ester and similar</text:p>
          </table:table-cell>
          <table:table-cell table:style-name="ce27" office:value-type="string" calcext:value-type="string">
            <text:p>[NX3v3,SX2,OX2;$(**=[#7,#8,#15,#16])][CX4;!$(C([N,S,O])([N,S,O])[!#6])][NX3v3,SX2,OX2;!$(*C=[#7,#8,#15,#16])]</text:p>
          </table:table-cell>
          <table:table-cell table:style-name="ce24" office:value-type="float" office:value="0.000136" calcext:value-type="float">
            <text:p>0.000136</text:p>
          </table:table-cell>
          <table:table-cell table:style-name="ce24" office:value-type="float" office:value="0.00001" calcext:value-type="float">
            <text:p>0.0000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0.953711248205486" calcext:value-type="float">
            <text:p>0.9537112482</text:p>
          </table:table-cell>
          <table:table-cell table:style-name="ce24" office:value-type="float" office:value="1.06681040517459" calcext:value-type="float">
            <text:p>1.0668104052</text:p>
          </table:table-cell>
          <table:table-cell table:number-columns-repeated="1013"/>
        </table:table-row>
        <table:table-row table:style-name="ro3">
          <table:table-cell table:style-name="ce24" office:value-type="float" office:value="66" calcext:value-type="float">
            <text:p>66</text:p>
          </table:table-cell>
          <table:table-cell table:style-name="ce27" office:value-type="string" calcext:value-type="string">
            <text:p>Hetero methylen ester and similar</text:p>
          </table:table-cell>
          <table:table-cell table:style-name="ce27" office:value-type="string" calcext:value-type="string">
            <text:p>[NX3v3,SX2,OX2;$(**=[#7,#8,#15,#16])][CX4;!$(C([N,S,O])([N,S,O])[!#6])][FX1,ClX1,BrX1,IX1,NX3v3,SX2,OX2;!$(*C=[#7,#8,#15,#16])]</text:p>
          </table:table-cell>
          <table:table-cell table:style-name="ce24" office:value-type="float" office:value="0.000228" calcext:value-type="float">
            <text:p>0.000228</text:p>
          </table:table-cell>
          <table:table-cell table:style-name="ce24" office:value-type="float" office:value="0.000021" calcext:value-type="float">
            <text:p>0.00002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0.940465258647077" calcext:value-type="float">
            <text:p>0.9404652586</text:p>
          </table:table-cell>
          <table:table-cell table:style-name="ce24" office:value-type="float" office:value="1.08592887121714" calcext:value-type="float">
            <text:p>1.0859288712</text:p>
          </table:table-cell>
          <table:table-cell table:number-columns-repeated="1013"/>
        </table:table-row>
        <table:table-row table:style-name="ro3">
          <table:table-cell table:style-name="ce24" office:value-type="float" office:value="67" calcext:value-type="float">
            <text:p>67</text:p>
          </table:table-cell>
          <table:table-cell table:style-name="ce27" office:value-type="string" calcext:value-type="string">
            <text:p>Cyanhydrine</text:p>
          </table:table-cell>
          <table:table-cell table:style-name="ce27" office:value-type="string" calcext:value-type="string">
            <text:p>[NX1]#[CX2][CX4;$([CH2]),$([CH]([CX2])[#6]),$(C([CX2])([#6])[#6])][OX2H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68" calcext:value-type="float">
            <text:p>68</text:p>
          </table:table-cell>
          <table:table-cell table:style-name="ce27" office:value-type="string" calcext:value-type="string">
            <text:p>Chloroalkene</text:p>
          </table:table-cell>
          <table:table-cell table:style-name="ce27" office:value-type="string" calcext:value-type="string">
            <text:p>[ClX1][CX3]=[CX3]</text:p>
          </table:table-cell>
          <table:table-cell table:style-name="ce24" office:value-type="float" office:value="0.000527" calcext:value-type="float">
            <text:p>0.000527</text:p>
          </table:table-cell>
          <table:table-cell table:style-name="ce24" office:value-type="float" office:value="0.000212" calcext:value-type="float">
            <text:p>0.00021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26962809917355" calcext:value-type="float">
            <text:p>1.2696280992</text:p>
          </table:table-cell>
          <table:table-cell table:style-name="ce24" office:value-type="float" office:value="0.610834990059642" calcext:value-type="float">
            <text:p>0.6108349901</text:p>
          </table:table-cell>
          <table:table-cell table:number-columns-repeated="1013"/>
        </table:table-row>
        <table:table-row table:style-name="ro3">
          <table:table-cell table:style-name="ce24" office:value-type="float" office:value="69" calcext:value-type="float">
            <text:p>69</text:p>
          </table:table-cell>
          <table:table-cell table:style-name="ce27" office:value-type="string" calcext:value-type="string">
            <text:p>Fluoroalkene</text:p>
          </table:table-cell>
          <table:table-cell table:style-name="ce27" office:value-type="string" calcext:value-type="string">
            <text:p>[FX1][CX3]=[CX3]</text:p>
          </table:table-cell>
          <table:table-cell table:number-columns-repeated="2" table:style-name="ce24" office:value-type="float" office:value="0.000618" calcext:value-type="float">
            <text:p>0.0006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70" calcext:value-type="float">
            <text:p>70</text:p>
          </table:table-cell>
          <table:table-cell table:style-name="ce27" office:value-type="string" calcext:value-type="string">
            <text:p>Bromoalkene</text:p>
          </table:table-cell>
          <table:table-cell table:style-name="ce27" office:value-type="string" calcext:value-type="string">
            <text:p>[BrX1][CX3]=[CX3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71" calcext:value-type="float">
            <text:p>71</text:p>
          </table:table-cell>
          <table:table-cell table:style-name="ce27" office:value-type="string" calcext:value-type="string">
            <text:p>Iodoalkene</text:p>
          </table:table-cell>
          <table:table-cell table:style-name="ce27" office:value-type="string" calcext:value-type="string">
            <text:p>[IX1][CX3]=[CX3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72" calcext:value-type="float">
            <text:p>72</text:p>
          </table:table-cell>
          <table:table-cell table:style-name="ce27" office:value-type="string" calcext:value-type="string">
            <text:p>Enol</text:p>
          </table:table-cell>
          <table:table-cell table:style-name="ce27" office:value-type="string" calcext:value-type="string">
            <text:p>[OX2H][CX3;$([H1]),$(C[#6])]=[CX3]</text:p>
          </table:table-cell>
          <table:table-cell table:style-name="ce24" office:value-type="float" office:value="0.000042" calcext:value-type="float">
            <text:p>0.000042</text:p>
          </table:table-cell>
          <table:table-cell table:style-name="ce24" office:value-type="float" office:value="0.000003" calcext:value-type="float">
            <text:p>0.00000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.04794700249246" calcext:value-type="float">
            <text:p>1.0479470025</text:p>
          </table:table-cell>
          <table:table-cell table:style-name="ce24" office:value-type="float" office:value="0.930796175328979" calcext:value-type="float">
            <text:p>0.9307961753</text:p>
          </table:table-cell>
          <table:table-cell table:number-columns-repeated="1013"/>
        </table:table-row>
        <table:table-row table:style-name="ro3">
          <table:table-cell table:style-name="ce24" office:value-type="float" office:value="73" calcext:value-type="float">
            <text:p>73</text:p>
          </table:table-cell>
          <table:table-cell table:style-name="ce27" office:value-type="string" calcext:value-type="string">
            <text:p>Endiol</text:p>
          </table:table-cell>
          <table:table-cell table:style-name="ce27" office:value-type="string" calcext:value-type="string">
            <text:p>[OX2H][CX3;$([H1]),$(C[#6])]=[CX3;$([H1]),$(C[#6])][OX2H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74" calcext:value-type="float">
            <text:p>74</text:p>
          </table:table-cell>
          <table:table-cell table:style-name="ce27" office:value-type="string" calcext:value-type="string">
            <text:p>Enolether</text:p>
          </table:table-cell>
          <table:table-cell table:style-name="ce27" office:value-type="string" calcext:value-type="string">
            <text:p>[OX2]([#6;!$(C=[N,O,S])])[CX3;$([H0][#6]),$([H1])]=[CX3]</text:p>
          </table:table-cell>
          <table:table-cell table:style-name="ce24" office:value-type="float" office:value="0.000303" calcext:value-type="float">
            <text:p>0.000303</text:p>
          </table:table-cell>
          <table:table-cell table:style-name="ce24" office:value-type="float" office:value="0.000086" calcext:value-type="float">
            <text:p>0.00008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18498622589532" calcext:value-type="float">
            <text:p>1.1849862259</text:p>
          </table:table-cell>
          <table:table-cell table:style-name="ce24" office:value-type="float" office:value="0.733001988071571" calcext:value-type="float">
            <text:p>0.7330019881</text:p>
          </table:table-cell>
          <table:table-cell table:number-columns-repeated="1013"/>
        </table:table-row>
        <table:table-row table:style-name="ro3">
          <table:table-cell table:style-name="ce24" office:value-type="float" office:value="75" calcext:value-type="float">
            <text:p>75</text:p>
          </table:table-cell>
          <table:table-cell table:style-name="ce27" office:value-type="string" calcext:value-type="string">
            <text:p>Enolester</text:p>
          </table:table-cell>
          <table:table-cell table:style-name="ce27" office:value-type="string" calcext:value-type="string">
            <text:p>[OX2]([CX3]=[OX1])[#6X3;$([#6][#6]),$([H1])]=[#6X3;!$(C[OX2H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76" calcext:value-type="float">
            <text:p>76</text:p>
          </table:table-cell>
          <table:table-cell table:style-name="ce27" office:value-type="string" calcext:value-type="string">
            <text:p>Enamine</text:p>
          </table:table-cell>
          <table:table-cell table:style-name="ce27" office:value-type="string" calcext:value-type="string">
            <text:p>[NX3;$([NH2][CX3]),$([NH1]([CX3])[#6]),$([N]([CX3])([#6])[#6]);!$([N]*=[#7,#8,#15,#16])][CX3;$([CH]),$([C][#6])]=[CX3]</text:p>
          </table:table-cell>
          <table:table-cell table:style-name="ce24" office:value-type="float" office:value="0.000528" calcext:value-type="float">
            <text:p>0.000528</text:p>
          </table:table-cell>
          <table:table-cell table:style-name="ce24" office:value-type="float" office:value="0.000185" calcext:value-type="float">
            <text:p>0.000185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23115452041072" calcext:value-type="float">
            <text:p>1.2311545204</text:p>
          </table:table-cell>
          <table:table-cell table:style-name="ce24" office:value-type="float" office:value="0.666365443701428" calcext:value-type="float">
            <text:p>0.6663654437</text:p>
          </table:table-cell>
          <table:table-cell table:number-columns-repeated="1013"/>
        </table:table-row>
        <table:table-row table:style-name="ro3">
          <table:table-cell table:style-name="ce24" office:value-type="float" office:value="77" calcext:value-type="float">
            <text:p>77</text:p>
          </table:table-cell>
          <table:table-cell table:style-name="ce27" office:value-type="string" calcext:value-type="string">
            <text:p>Thioenol</text:p>
          </table:table-cell>
          <table:table-cell table:style-name="ce27" office:value-type="string" calcext:value-type="string">
            <text:p>[SX2H][CX3;$([H1]),$(C[#6])]=[CX3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78" calcext:value-type="float">
            <text:p>78</text:p>
          </table:table-cell>
          <table:table-cell table:style-name="ce27" office:value-type="string" calcext:value-type="string">
            <text:p>Thioenolether</text:p>
          </table:table-cell>
          <table:table-cell table:style-name="ce27" office:value-type="string" calcext:value-type="string">
            <text:p>[SX2]([#6;!$(C=[N,O,S])])[CX3;$(C[#6]),$([CH])]=[CX3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79" calcext:value-type="float">
            <text:p>79</text:p>
          </table:table-cell>
          <table:table-cell table:style-name="ce27" office:value-type="string" calcext:value-type="string">
            <text:p>Acylchloride</text:p>
          </table:table-cell>
          <table:table-cell table:style-name="ce27" office:value-type="string" calcext:value-type="string">
            <text:p>[CX3;$([R0][#6]),$([H1R0])](=[OX1])[Cl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80" calcext:value-type="float">
            <text:p>80</text:p>
          </table:table-cell>
          <table:table-cell table:style-name="ce27" office:value-type="string" calcext:value-type="string">
            <text:p>Acylfluoride</text:p>
          </table:table-cell>
          <table:table-cell table:style-name="ce27" office:value-type="string" calcext:value-type="string">
            <text:p>[CX3;$([R0][#6]),$([H1R0])](=[OX1])[F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81" calcext:value-type="float">
            <text:p>81</text:p>
          </table:table-cell>
          <table:table-cell table:style-name="ce27" office:value-type="string" calcext:value-type="string">
            <text:p>Acylbromide</text:p>
          </table:table-cell>
          <table:table-cell table:style-name="ce27" office:value-type="string" calcext:value-type="string">
            <text:p>[CX3;$([R0][#6]),$([H1R0])](=[OX1])[Br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82" calcext:value-type="float">
            <text:p>82</text:p>
          </table:table-cell>
          <table:table-cell table:style-name="ce27" office:value-type="string" calcext:value-type="string">
            <text:p>Acyliodide</text:p>
          </table:table-cell>
          <table:table-cell table:style-name="ce27" office:value-type="string" calcext:value-type="string">
            <text:p>[CX3;$([R0][#6]),$([H1R0])](=[OX1])[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83" calcext:value-type="float">
            <text:p>83</text:p>
          </table:table-cell>
          <table:table-cell table:style-name="ce27" office:value-type="string" calcext:value-type="string">
            <text:p>Acylhalide</text:p>
          </table:table-cell>
          <table:table-cell table:style-name="ce27" office:value-type="string" calcext:value-type="string">
            <text:p>[CX3;$([R0][#6]),$([H1R0])](=[OX1])[FX1,ClX1,BrX1,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84" calcext:value-type="float">
            <text:p>84</text:p>
          </table:table-cell>
          <table:table-cell table:style-name="ce27" office:value-type="string" calcext:value-type="string">
            <text:p>Carboxylic acid</text:p>
          </table:table-cell>
          <table:table-cell table:style-name="ce27" office:value-type="string" calcext:value-type="string">
            <text:p>[CX3;$([R0][#6]),$([H1R0])](=[OX1])[$([OX2H]),$([OX1-])]</text:p>
          </table:table-cell>
          <table:table-cell table:style-name="ce24" office:value-type="float" office:value="0.000008" calcext:value-type="float">
            <text:p>0.0000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.00532493165722" calcext:value-type="float">
            <text:p>1.0053249317</text:p>
          </table:table-cell>
          <table:table-cell table:style-name="ce24" office:value-type="float" office:value="0.992314313353595" calcext:value-type="float">
            <text:p>0.9923143134</text:p>
          </table:table-cell>
          <table:table-cell table:number-columns-repeated="1013"/>
        </table:table-row>
        <table:table-row table:style-name="ro3">
          <table:table-cell table:style-name="ce24" office:value-type="float" office:value="85" calcext:value-type="float">
            <text:p>85</text:p>
          </table:table-cell>
          <table:table-cell table:style-name="ce27" office:value-type="string" calcext:value-type="string">
            <text:p>Carboxylic ester</text:p>
          </table:table-cell>
          <table:table-cell table:style-name="ce27" office:value-type="string" calcext:value-type="string">
            <text:p>[CX3;$([R0][#6]),$([H1R0])](=[OX1])[OX2][#6;!$(C=[O,N,S])]</text:p>
          </table:table-cell>
          <table:table-cell table:style-name="ce24" office:value-type="float" office:value="0.009897" calcext:value-type="float">
            <text:p>0.009897</text:p>
          </table:table-cell>
          <table:table-cell table:style-name="ce24" office:value-type="float" office:value="0.003652" calcext:value-type="float">
            <text:p>0.00365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0.725501770956316" calcext:value-type="float">
            <text:p>0.725501771</text:p>
          </table:table-cell>
          <table:table-cell table:style-name="ce24" office:value-type="float" office:value="1.39619426299347" calcext:value-type="float">
            <text:p>1.396194263</text:p>
          </table:table-cell>
          <table:table-cell table:number-columns-repeated="1013"/>
        </table:table-row>
        <table:table-row table:style-name="ro3">
          <table:table-cell table:style-name="ce24" office:value-type="float" office:value="86" calcext:value-type="float">
            <text:p>86</text:p>
          </table:table-cell>
          <table:table-cell table:style-name="ce27" office:value-type="string" calcext:value-type="string">
            <text:p>Lactone</text:p>
          </table:table-cell>
          <table:table-cell table:style-name="ce27" office:value-type="string" calcext:value-type="string">
            <text:p>[#6][#6X3R](=[OX1])[#8X2][#6;!$(C=[O,N,S])]</text:p>
          </table:table-cell>
          <table:table-cell table:style-name="ce24" office:value-type="float" office:value="0.000251" calcext:value-type="float">
            <text:p>0.000251</text:p>
          </table:table-cell>
          <table:table-cell table:style-name="ce24" office:value-type="float" office:value="0.000034" calcext:value-type="float">
            <text:p>0.00003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.08515222151586" calcext:value-type="float">
            <text:p>1.0851522215</text:p>
          </table:table-cell>
          <table:table-cell table:style-name="ce24" office:value-type="float" office:value="0.877096395983076" calcext:value-type="float">
            <text:p>0.877096396</text:p>
          </table:table-cell>
          <table:table-cell table:number-columns-repeated="1013"/>
        </table:table-row>
        <table:table-row table:style-name="ro3">
          <table:table-cell table:style-name="ce24" office:value-type="float" office:value="87" calcext:value-type="float">
            <text:p>87</text:p>
          </table:table-cell>
          <table:table-cell table:style-name="ce27" office:value-type="string" calcext:value-type="string">
            <text:p>Carboxylic anhydride</text:p>
          </table:table-cell>
          <table:table-cell table:style-name="ce27" office:value-type="string" calcext:value-type="string">
            <text:p>[CX3;$([H0][#6]),$([H1])](=[OX1])[#8X2][CX3;$([H0][#6]),$([H1])](=[OX1])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88" calcext:value-type="float">
            <text:p>88</text:p>
          </table:table-cell>
          <table:table-cell table:style-name="ce27" office:value-type="string" calcext:value-type="string">
            <text:p>Carboxylic acid derivative</text:p>
          </table:table-cell>
          <table:table-cell table:style-name="ce27" office:value-type="string" calcext:value-type="string">
            <text:p>[$([#6X3H0][#6]),$([#6X3H])](=[!#6])[!#6]</text:p>
          </table:table-cell>
          <table:table-cell table:style-name="ce24" office:value-type="float" office:value="0.001524" calcext:value-type="float">
            <text:p>0.001524</text:p>
          </table:table-cell>
          <table:table-cell table:style-name="ce24" office:value-type="float" office:value="0.000083" calcext:value-type="float">
            <text:p>0.00008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79" calcext:value-type="float">
            <text:p>37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86" calcext:value-type="float">
            <text:p>286</text:p>
          </table:table-cell>
          <table:table-cell table:style-name="ce24" office:value-type="float" office:value="0.964790074359452" calcext:value-type="float">
            <text:p>0.9647900744</text:p>
          </table:table-cell>
          <table:table-cell table:style-name="ce24" office:value-type="float" office:value="1.05081989267403" calcext:value-type="float">
            <text:p>1.0508198927</text:p>
          </table:table-cell>
          <table:table-cell table:number-columns-repeated="1013"/>
        </table:table-row>
        <table:table-row table:style-name="ro3">
          <table:table-cell table:style-name="ce24" office:value-type="float" office:value="89" calcext:value-type="float">
            <text:p>89</text:p>
          </table:table-cell>
          <table:table-cell table:style-name="ce27" office:value-type="string" calcext:value-type="string">
            <text:p>Carbothioic acid</text:p>
          </table:table-cell>
          <table:table-cell table:style-name="ce27" office:value-type="string" calcext:value-type="string">
            <text:p>[CX3;!R;$([C][#6]),$([CH]);$([C](=[OX1])[$([SX2H]),$([SX1-])]),$([C](=[SX1])[$([OX2H]),$([OX1-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90" calcext:value-type="float">
            <text:p>90</text:p>
          </table:table-cell>
          <table:table-cell table:style-name="ce27" office:value-type="string" calcext:value-type="string">
            <text:p>Carbothioic S ester</text:p>
          </table:table-cell>
          <table:table-cell table:style-name="ce27" office:value-type="string" calcext:value-type="string">
            <text:p>[CX3;$([R0][#6]),$([H1R0])](=[OX1])[SX2][#6;!$(C=[O,N,S])]</text:p>
          </table:table-cell>
          <table:table-cell table:style-name="ce24" office:value-type="float" office:value="0.000039" calcext:value-type="float">
            <text:p>0.000039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91" calcext:value-type="float">
            <text:p>91</text:p>
          </table:table-cell>
          <table:table-cell table:style-name="ce27" office:value-type="string" calcext:value-type="string">
            <text:p>Carbothioic S lactone</text:p>
          </table:table-cell>
          <table:table-cell table:style-name="ce27" office:value-type="string" calcext:value-type="string">
            <text:p>[#6][#6X3R](=[OX1])[#16X2][#6;!$(C=[O,N,S])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92" calcext:value-type="float">
            <text:p>92</text:p>
          </table:table-cell>
          <table:table-cell table:style-name="ce27" office:value-type="string" calcext:value-type="string">
            <text:p>Carbothioic O ester</text:p>
          </table:table-cell>
          <table:table-cell table:style-name="ce27" office:value-type="string" calcext:value-type="string">
            <text:p>[CX3;$([H0][#6]),$([H1])](=[SX1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93" calcext:value-type="float">
            <text:p>93</text:p>
          </table:table-cell>
          <table:table-cell table:style-name="ce27" office:value-type="string" calcext:value-type="string">
            <text:p>Carbothioic O lactone</text:p>
          </table:table-cell>
          <table:table-cell table:style-name="ce27" office:value-type="string" calcext:value-type="string">
            <text:p>[#6][#6X3R](=[SX1])[#8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94" calcext:value-type="float">
            <text:p>94</text:p>
          </table:table-cell>
          <table:table-cell table:style-name="ce27" office:value-type="string" calcext:value-type="string">
            <text:p>Carbothioic halide</text:p>
          </table:table-cell>
          <table:table-cell table:style-name="ce27" office:value-type="string" calcext:value-type="string">
            <text:p>[CX3;$([H0][#6]),$([H1])](=[SX1])[FX1,ClX1,BrX1,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95" calcext:value-type="float">
            <text:p>95</text:p>
          </table:table-cell>
          <table:table-cell table:style-name="ce27" office:value-type="string" calcext:value-type="string">
            <text:p>Carbodithioic acid</text:p>
          </table:table-cell>
          <table:table-cell table:style-name="ce27" office:value-type="string" calcext:value-type="string">
            <text:p>[CX3;!R;$([C][#6]),$([CH]);$([C](=[SX1])[SX2H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96" calcext:value-type="float">
            <text:p>96</text:p>
          </table:table-cell>
          <table:table-cell table:style-name="ce27" office:value-type="string" calcext:value-type="string">
            <text:p>Carbodithioic ester</text:p>
          </table:table-cell>
          <table:table-cell table:style-name="ce27" office:value-type="string" calcext:value-type="string">
            <text:p>[CX3;!R;$([C][#6]),$([CH]);$([C](=[SX1])[SX2]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97" calcext:value-type="float">
            <text:p>97</text:p>
          </table:table-cell>
          <table:table-cell table:style-name="ce27" office:value-type="string" calcext:value-type="string">
            <text:p>Carbodithiolactone</text:p>
          </table:table-cell>
          <table:table-cell table:style-name="ce27" office:value-type="string" calcext:value-type="string">
            <text:p>[#6][#6X3R](=[SX1])[#16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98" calcext:value-type="float">
            <text:p>98</text:p>
          </table:table-cell>
          <table:table-cell table:style-name="ce27" office:value-type="string" calcext:value-type="string">
            <text:p>Amide</text:p>
          </table:table-cell>
          <table:table-cell table:style-name="ce27" office:value-type="string" calcext:value-type="string">
            <text:p>[CX3;$([R0][#6]),$([H1R0])](=[OX1])[#7X3;$([H2]),$([H1][#6;!$(C=[O,N,S])]),$([#7]([#6;!$(C=[O,N,S])])[#6;!$(C=[O,N,S])])]</text:p>
          </table:table-cell>
          <table:table-cell table:style-name="ce24" office:value-type="float" office:value="0.000158" calcext:value-type="float">
            <text:p>0.000158</text:p>
          </table:table-cell>
          <table:table-cell table:style-name="ce24" office:value-type="float" office:value="0.000007" calcext:value-type="float">
            <text:p>0.00000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1.02667457402306" calcext:value-type="float">
            <text:p>1.026674574</text:p>
          </table:table-cell>
          <table:table-cell table:style-name="ce24" office:value-type="float" office:value="0.961499521390178" calcext:value-type="float">
            <text:p>0.9614995214</text:p>
          </table:table-cell>
          <table:table-cell table:number-columns-repeated="1013"/>
        </table:table-row>
        <table:table-row table:style-name="ro3">
          <table:table-cell table:style-name="ce24" office:value-type="float" office:value="99" calcext:value-type="float">
            <text:p>99</text:p>
          </table:table-cell>
          <table:table-cell table:style-name="ce27" office:value-type="string" calcext:value-type="string">
            <text:p>Primary amide</text:p>
          </table:table-cell>
          <table:table-cell table:style-name="ce27" office:value-type="string" calcext:value-type="string">
            <text:p>[CX3;$([R0][#6]),$([H1R0])](=[OX1])[NX3H2]</text:p>
          </table:table-cell>
          <table:table-cell table:style-name="ce24" office:value-type="float" office:value="0.000856" calcext:value-type="float">
            <text:p>0.000856</text:p>
          </table:table-cell>
          <table:table-cell table:style-name="ce24" office:value-type="float" office:value="0.000261" calcext:value-type="float">
            <text:p>0.00026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.19909320477502" calcext:value-type="float">
            <text:p>1.1990932048</text:p>
          </table:table-cell>
          <table:table-cell table:style-name="ce24" office:value-type="float" office:value="0.712640821736249" calcext:value-type="float">
            <text:p>0.7126408217</text:p>
          </table:table-cell>
          <table:table-cell table:number-columns-repeated="1013"/>
        </table:table-row>
        <table:table-row table:style-name="ro3">
          <table:table-cell table:style-name="ce24" office:value-type="float" office:value="100" calcext:value-type="float">
            <text:p>100</text:p>
          </table:table-cell>
          <table:table-cell table:style-name="ce27" office:value-type="string" calcext:value-type="string">
            <text:p>Secondary amide</text:p>
          </table:table-cell>
          <table:table-cell table:style-name="ce27" office:value-type="string" calcext:value-type="string">
            <text:p>[CX3;$([R0][#6]),$([H1R0])](=[OX1])[#7X3H1][#6;!$(C=[O,N,S])]</text:p>
          </table:table-cell>
          <table:table-cell table:style-name="ce24" office:value-type="float" office:value="0.00002" calcext:value-type="float">
            <text:p>0.000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1.01144376873365" calcext:value-type="float">
            <text:p>1.0114437687</text:p>
          </table:table-cell>
          <table:table-cell table:style-name="ce24" office:value-type="float" office:value="0.983482751290996" calcext:value-type="float">
            <text:p>0.9834827513</text:p>
          </table:table-cell>
          <table:table-cell table:number-columns-repeated="1013"/>
        </table:table-row>
        <table:table-row table:style-name="ro3">
          <table:table-cell table:style-name="ce24" office:value-type="float" office:value="101" calcext:value-type="float">
            <text:p>101</text:p>
          </table:table-cell>
          <table:table-cell table:style-name="ce27" office:value-type="string" calcext:value-type="string">
            <text:p>Tertiary amide</text:p>
          </table:table-cell>
          <table:table-cell table:style-name="ce27" office:value-type="string" calcext:value-type="string">
            <text:p>[CX3;$([R0][#6]),$([H1R0])](=[OX1])[#7X3H0]([#6;!$(C=[O,N,S])])[#6;!$(C=[O,N,S])]</text:p>
          </table:table-cell>
          <table:table-cell table:style-name="ce24" office:value-type="float" office:value="0.000119" calcext:value-type="float">
            <text:p>0.000119</text:p>
          </table:table-cell>
          <table:table-cell table:style-name="ce24" office:value-type="float" office:value="0.000011" calcext:value-type="float">
            <text:p>0.00001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.05802341597796" calcext:value-type="float">
            <text:p>1.058023416</text:p>
          </table:table-cell>
          <table:table-cell table:style-name="ce24" office:value-type="float" office:value="0.916252485089463" calcext:value-type="float">
            <text:p>0.9162524851</text:p>
          </table:table-cell>
          <table:table-cell table:number-columns-repeated="1013"/>
        </table:table-row>
        <table:table-row table:style-name="ro3">
          <table:table-cell table:style-name="ce24" office:value-type="float" office:value="102" calcext:value-type="float">
            <text:p>102</text:p>
          </table:table-cell>
          <table:table-cell table:style-name="ce27" office:value-type="string" calcext:value-type="string">
            <text:p>Lactam</text:p>
          </table:table-cell>
          <table:table-cell table:style-name="ce27" office:value-type="string" calcext:value-type="string">
            <text:p>[#6R][#6X3R](=[OX1])[#7X3;$([H1][#6;!$(C=[O,N,S])]),$([H0]([#6;!$(C=[O,N,S])])[#6;!$(C=[O,N,S])])]</text:p>
          </table:table-cell>
          <table:table-cell table:style-name="ce24" office:value-type="float" office:value="0.000563" calcext:value-type="float">
            <text:p>0.000563</text:p>
          </table:table-cell>
          <table:table-cell table:style-name="ce24" office:value-type="float" office:value="0.000058" calcext:value-type="float">
            <text:p>0.00005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5" calcext:value-type="float">
            <text:p>8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1.06586062646669" calcext:value-type="float">
            <text:p>1.0658606265</text:p>
          </table:table-cell>
          <table:table-cell table:style-name="ce24" office:value-type="float" office:value="0.904940726014285" calcext:value-type="float">
            <text:p>0.904940726</text:p>
          </table:table-cell>
          <table:table-cell table:number-columns-repeated="1013"/>
        </table:table-row>
        <table:table-row table:style-name="ro3">
          <table:table-cell table:style-name="ce24" office:value-type="float" office:value="103" calcext:value-type="float">
            <text:p>103</text:p>
          </table:table-cell>
          <table:table-cell table:style-name="ce27" office:value-type="string" calcext:value-type="string">
            <text:p>Alkyl imide</text:p>
          </table:table-cell>
          <table:table-cell table:style-name="ce27" office:value-type="string" calcext:value-type="string">
            <text:p>[#6X3;$([H0][#6]),$([H1])](=[OX1])[#7X3H0]([#6])[#6X3;$([H0][#6]),$([H1])](=[OX1])</text:p>
          </table:table-cell>
          <table:table-cell table:number-columns-repeated="2" table:style-name="ce24" office:value-type="float" office:value="0.001857" calcext:value-type="float">
            <text:p>0.00185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04" calcext:value-type="float">
            <text:p>104</text:p>
          </table:table-cell>
          <table:table-cell table:style-name="ce27" office:value-type="string" calcext:value-type="string">
            <text:p>N hetero imide</text:p>
          </table:table-cell>
          <table:table-cell table:style-name="ce27" office:value-type="string" calcext:value-type="string">
            <text:p>[#6X3;$([H0][#6]),$([H1])](=[OX1])[#7X3H0]([!#6])[#6X3;$([H0][#6]),$([H1])](=[OX1])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05" calcext:value-type="float">
            <text:p>105</text:p>
          </table:table-cell>
          <table:table-cell table:style-name="ce27" office:value-type="string" calcext:value-type="string">
            <text:p>Imide acidic</text:p>
          </table:table-cell>
          <table:table-cell table:style-name="ce27" office:value-type="string" calcext:value-type="string">
            <text:p>[#6X3;$([H0][#6]),$([H1])](=[OX1])[#7X3H1][#6X3;$([H0][#6]),$([H1])](=[OX1])</text:p>
          </table:table-cell>
          <table:table-cell table:style-name="ce24" office:value-type="float" office:value="0.000086" calcext:value-type="float">
            <text:p>0.000086</text:p>
          </table:table-cell>
          <table:table-cell table:style-name="ce24" office:value-type="float" office:value="0.000017" calcext:value-type="float">
            <text:p>0.00001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106" calcext:value-type="float">
            <text:p>106</text:p>
          </table:table-cell>
          <table:table-cell table:style-name="ce27" office:value-type="string" calcext:value-type="string">
            <text:p>Thioamide</text:p>
          </table:table-cell>
          <table:table-cell table:style-name="ce27" office:value-type="string" calcext:value-type="string">
            <text:p>[$([CX3;!R][#6]),$([CX3H;!R])](=[SX1])[#7X3;$([H2]),$([H1][#6;!$(C=[O,N,S])]),$([#7]([#6;!$(C=[O,N,S])])[#6;!$(C=[O,N,S])])]</text:p>
          </table:table-cell>
          <table:table-cell table:style-name="ce24" office:value-type="float" office:value="0.000586" calcext:value-type="float">
            <text:p>0.000586</text:p>
          </table:table-cell>
          <table:table-cell table:style-name="ce24" office:value-type="float" office:value="0.000296" calcext:value-type="float">
            <text:p>0.00029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35426997245179" calcext:value-type="float">
            <text:p>1.3542699725</text:p>
          </table:table-cell>
          <table:table-cell table:style-name="ce24" office:value-type="float" office:value="0.488667992047714" calcext:value-type="float">
            <text:p>0.488667992</text:p>
          </table:table-cell>
          <table:table-cell table:number-columns-repeated="1013"/>
        </table:table-row>
        <table:table-row table:style-name="ro3">
          <table:table-cell table:style-name="ce24" office:value-type="float" office:value="107" calcext:value-type="float">
            <text:p>107</text:p>
          </table:table-cell>
          <table:table-cell table:style-name="ce27" office:value-type="string" calcext:value-type="string">
            <text:p>Thiolactam</text:p>
          </table:table-cell>
          <table:table-cell table:style-name="ce27" office:value-type="string" calcext:value-type="string">
            <text:p>[#6R][#6X3R](=[SX1])[#7X3;$([H1][#6;!$(C=[O,N,S])]),$([H0]([#6;!$(C=[O,N,S])])[#6;!$(C=[O,N,S])])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108" calcext:value-type="float">
            <text:p>108</text:p>
          </table:table-cell>
          <table:table-cell table:style-name="ce27" office:value-type="string" calcext:value-type="string">
            <text:p>Oximester</text:p>
          </table:table-cell>
          <table:table-cell table:style-name="ce27" office:value-type="string" calcext:value-type="string">
            <text:p>[#6X3;$([H0][#6]),$([H1])](=[OX1])[#8X2][#7X2]=,:[#6X3;$([H0]([#6])[#6]),$([H1][#6]),$([H2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09" calcext:value-type="float">
            <text:p>109</text:p>
          </table:table-cell>
          <table:table-cell table:style-name="ce27" office:value-type="string" calcext:value-type="string">
            <text:p>Amidine</text:p>
          </table:table-cell>
          <table:table-cell table:style-name="ce27" office:value-type="string" calcext:value-type="string">
            <text:p>[NX3;!$(NC=[O,S])][CX3;$([CH]),$([C][#6])]=[NX2;!$(NC=[O,S])]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.987488521579431" calcext:value-type="float">
            <text:p>0.9874885216</text:p>
          </table:table-cell>
          <table:table-cell table:style-name="ce24" office:value-type="float" office:value="1.01805831676607" calcext:value-type="float">
            <text:p>1.0180583168</text:p>
          </table:table-cell>
          <table:table-cell table:number-columns-repeated="1013"/>
        </table:table-row>
        <table:table-row table:style-name="ro3">
          <table:table-cell table:style-name="ce24" office:value-type="float" office:value="110" calcext:value-type="float">
            <text:p>110</text:p>
          </table:table-cell>
          <table:table-cell table:style-name="ce27" office:value-type="string" calcext:value-type="string">
            <text:p>Hydroxamic acid</text:p>
          </table:table-cell>
          <table:table-cell table:style-name="ce27" office:value-type="string" calcext:value-type="string">
            <text:p>[CX3;$([H0][#6]),$([H1])](=[OX1])[#7X3;$([H1]),$([H0][#6;!$(C=[O,N,S])])][$([OX2H]),$([OX1-])]</text:p>
          </table:table-cell>
          <table:table-cell table:style-name="ce24" office:value-type="float" office:value="0.000434" calcext:value-type="float">
            <text:p>0.000434</text:p>
          </table:table-cell>
          <table:table-cell table:style-name="ce24" office:value-type="float" office:value="0.000182" calcext:value-type="float">
            <text:p>0.00018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677134986225895" calcext:value-type="float">
            <text:p>0.6771349862</text:p>
          </table:table-cell>
          <table:table-cell table:style-name="ce24" office:value-type="float" office:value="1.46600397614314" calcext:value-type="float">
            <text:p>1.4660039761</text:p>
          </table:table-cell>
          <table:table-cell table:number-columns-repeated="1013"/>
        </table:table-row>
        <table:table-row table:style-name="ro3">
          <table:table-cell table:style-name="ce24" office:value-type="float" office:value="111" calcext:value-type="float">
            <text:p>111</text:p>
          </table:table-cell>
          <table:table-cell table:style-name="ce27" office:value-type="string" calcext:value-type="string">
            <text:p>Hydroxamic acid ester</text:p>
          </table:table-cell>
          <table:table-cell table:style-name="ce27" office:value-type="string" calcext:value-type="string">
            <text:p>[CX3;$([H0][#6]),$([H1])](=[OX1])[#7X3;$([H1]),$([H0][#6;!$(C=[O,N,S])])][OX2][#6;!$(C=[O,N,S])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112" calcext:value-type="float">
            <text:p>112</text:p>
          </table:table-cell>
          <table:table-cell table:style-name="ce27" office:value-type="string" calcext:value-type="string">
            <text:p>Imidoacid</text:p>
          </table:table-cell>
          <table:table-cell table:style-name="ce27" office:value-type="string" calcext:value-type="string">
            <text:p>[CX3R0;$([H0][#6]),$([H1])](=[NX2;$([H1]),$([H0][#6;!$(C=[O,N,S])])])[$([OX2H]),$([OX1-])]</text:p>
          </table:table-cell>
          <table:table-cell table:style-name="ce24" office:value-type="float" office:value="0.000039" calcext:value-type="float">
            <text:p>0.000039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113" calcext:value-type="float">
            <text:p>113</text:p>
          </table:table-cell>
          <table:table-cell table:style-name="ce27" office:value-type="string" calcext:value-type="string">
            <text:p>Imidoacid cyclic</text:p>
          </table:table-cell>
          <table:table-cell table:style-name="ce27" office:value-type="string" calcext:value-type="string">
            <text:p>[#6R][#6X3R](=,:[#7X2;$([H1]),$([H0][#6;!$(C=[O,N,S])])])[$([OX2H]),$([OX1-])]</text:p>
          </table:table-cell>
          <table:table-cell table:style-name="ce24" office:value-type="float" office:value="0.000039" calcext:value-type="float">
            <text:p>0.000039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114" calcext:value-type="float">
            <text:p>114</text:p>
          </table:table-cell>
          <table:table-cell table:style-name="ce27" office:value-type="string" calcext:value-type="string">
            <text:p>Imidoester</text:p>
          </table:table-cell>
          <table:table-cell table:style-name="ce27" office:value-type="string" calcext:value-type="string">
            <text:p>[CX3R0;$([H0][#6]),$([H1])](=[NX2;$([H1]),$([H0][#6;!$(C=[O,N,S])])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15" calcext:value-type="float">
            <text:p>115</text:p>
          </table:table-cell>
          <table:table-cell table:style-name="ce27" office:value-type="string" calcext:value-type="string">
            <text:p>Imidolactone</text:p>
          </table:table-cell>
          <table:table-cell table:style-name="ce27" office:value-type="string" calcext:value-type="string">
            <text:p>[#6R][#6X3R](=,:[#7X2;$([H1]),$([H0][#6;!$(C=[O,N,S])])])[OX2][#6;!$(C=[O,N,S])]</text:p>
          </table:table-cell>
          <table:table-cell table:style-name="ce24" office:value-type="float" office:value="0.00044" calcext:value-type="float">
            <text:p>0.00044</text:p>
          </table:table-cell>
          <table:table-cell table:style-name="ce24" office:value-type="float" office:value="0.000162" calcext:value-type="float">
            <text:p>0.00016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725501770956316" calcext:value-type="float">
            <text:p>0.725501771</text:p>
          </table:table-cell>
          <table:table-cell table:style-name="ce24" office:value-type="float" office:value="1.39619426299347" calcext:value-type="float">
            <text:p>1.396194263</text:p>
          </table:table-cell>
          <table:table-cell table:number-columns-repeated="1013"/>
        </table:table-row>
        <table:table-row table:style-name="ro3">
          <table:table-cell table:style-name="ce24" office:value-type="float" office:value="116" calcext:value-type="float">
            <text:p>116</text:p>
          </table:table-cell>
          <table:table-cell table:style-name="ce27" office:value-type="string" calcext:value-type="string">
            <text:p>Imidothioacid</text:p>
          </table:table-cell>
          <table:table-cell table:style-name="ce27" office:value-type="string" calcext:value-type="string">
            <text:p>[CX3R0;$([H0][#6]),$([H1])](=[NX2;$([H1]),$([H0][#6;!$(C=[O,N,S])])])[$([SX2H]),$([S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17" calcext:value-type="float">
            <text:p>117</text:p>
          </table:table-cell>
          <table:table-cell table:style-name="ce27" office:value-type="string" calcext:value-type="string">
            <text:p>Imidothioacid cyclic</text:p>
          </table:table-cell>
          <table:table-cell table:style-name="ce27" office:value-type="string" calcext:value-type="string">
            <text:p>[#6R][#6X3R](=,:[#7X2;$([H1]),$([H0][#6;!$(C=[O,N,S])])])[$([SX2H]),$([SX1-])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18" calcext:value-type="float">
            <text:p>118</text:p>
          </table:table-cell>
          <table:table-cell table:style-name="ce27" office:value-type="string" calcext:value-type="string">
            <text:p>Imidothioester</text:p>
          </table:table-cell>
          <table:table-cell table:style-name="ce27" office:value-type="string" calcext:value-type="string">
            <text:p>[CX3R0;$([H0][#6]),$([H1])](=[NX2;$([H1]),$([H0][#6;!$(C=[O,N,S])])])[S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19" calcext:value-type="float">
            <text:p>119</text:p>
          </table:table-cell>
          <table:table-cell table:style-name="ce27" office:value-type="string" calcext:value-type="string">
            <text:p>Imidothiolactone</text:p>
          </table:table-cell>
          <table:table-cell table:style-name="ce27" office:value-type="string" calcext:value-type="string">
            <text:p>[#6R][#6X3R](=,:[#7X2;$([H1]),$([H0][#6;!$(C=[O,N,S])])])[SX2][#6;!$(C=[O,N,S])]</text:p>
          </table:table-cell>
          <table:table-cell table:number-columns-repeated="2" table:style-name="ce24" office:value-type="float" office:value="0.000618" calcext:value-type="float">
            <text:p>0.0006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20" calcext:value-type="float">
            <text:p>120</text:p>
          </table:table-cell>
          <table:table-cell table:style-name="ce27" office:value-type="string" calcext:value-type="string">
            <text:p>Amidine</text:p>
          </table:table-cell>
          <table:table-cell table:style-name="ce27" office:value-type="string" calcext:value-type="string">
            <text:p>[#7X3v3;!$(N([#6X3]=[#7X2])C=[O,S])][CX3R0;$([H1]),$([H0][#6])]=[NX2v3;!$(N(=[#6X3][#7X3])C=[O,S])]</text:p>
          </table:table-cell>
          <table:table-cell table:style-name="ce24" office:value-type="float" office:value="0.000043" calcext:value-type="float">
            <text:p>0.000043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121" calcext:value-type="float">
            <text:p>121</text:p>
          </table:table-cell>
          <table:table-cell table:style-name="ce27" office:value-type="string" calcext:value-type="string">
            <text:p>Imidolactam</text:p>
          </table:table-cell>
          <table:table-cell table:style-name="ce27" office:value-type="string" calcext:value-type="string">
            <text:p>[#6][#6X3R;$([H0](=[NX2;!$(N(=[#6X3][#7X3])C=[O,S])])[#7X3;!$(N([#6X3]=[#7X2])C=[O,S])]),$([H0](-[NX3;!$(N([#6X3]=[#7X2])C=[O,S])])=,:[#7X2;!$(N(=[#6X3][#7X3])C=[O,S])])]</text:p>
          </table:table-cell>
          <table:table-cell table:style-name="ce24" office:value-type="float" office:value="0.003385" calcext:value-type="float">
            <text:p>0.003385</text:p>
          </table:table-cell>
          <table:table-cell table:style-name="ce24" office:value-type="float" office:value="0.001128" calcext:value-type="float">
            <text:p>0.00112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.21884297520661" calcext:value-type="float">
            <text:p>1.2188429752</text:p>
          </table:table-cell>
          <table:table-cell table:style-name="ce24" office:value-type="float" office:value="0.684135188866799" calcext:value-type="float">
            <text:p>0.6841351889</text:p>
          </table:table-cell>
          <table:table-cell table:number-columns-repeated="1013"/>
        </table:table-row>
        <table:table-row table:style-name="ro3">
          <table:table-cell table:style-name="ce24" office:value-type="float" office:value="122" calcext:value-type="float">
            <text:p>122</text:p>
          </table:table-cell>
          <table:table-cell table:style-name="ce27" office:value-type="string" calcext:value-type="string">
            <text:p>Imidoylhalide</text:p>
          </table:table-cell>
          <table:table-cell table:style-name="ce27" office:value-type="string" calcext:value-type="string">
            <text:p>[CX3R0;$([H0][#6]),$([H1])](=[NX2;$([H1]),$([H0][#6;!$(C=[O,N,S])])])[FX1,ClX1,BrX1,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23" calcext:value-type="float">
            <text:p>123</text:p>
          </table:table-cell>
          <table:table-cell table:style-name="ce27" office:value-type="string" calcext:value-type="string">
            <text:p>Imidoylhalide cyclic</text:p>
          </table:table-cell>
          <table:table-cell table:style-name="ce27" office:value-type="string" calcext:value-type="string">
            <text:p>[#6R][#6X3R](=,:[#7X2;$([H1]),$([H0][#6;!$(C=[O,N,S])])])[FX1,ClX1,BrX1,IX1]</text:p>
          </table:table-cell>
          <table:table-cell table:style-name="ce24" office:value-type="float" office:value="0.000079" calcext:value-type="float">
            <text:p>0.000079</text:p>
          </table:table-cell>
          <table:table-cell table:style-name="ce24" office:value-type="float" office:value="0.000018" calcext:value-type="float">
            <text:p>0.0000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124" calcext:value-type="float">
            <text:p>124</text:p>
          </table:table-cell>
          <table:table-cell table:style-name="ce27" office:value-type="string" calcext:value-type="string">
            <text:p>Amidrazone</text:p>
          </table:table-cell>
          <table:table-cell table:style-name="ce27" office:value-type="string" calcext:value-type="string">
            <text:p>[$([$([#6X3][#6]),$([#6X3H])](=[#7X2v3])[#7X3v3][#7X3v3]),$([$([#6X3][#6]),$([#6X3H])]([#7X3v3])=[#7X2v3][#7X3v3])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25" calcext:value-type="float">
            <text:p>125</text:p>
          </table:table-cell>
          <table:table-cell table:style-name="ce27" office:value-type="string" calcext:value-type="string">
            <text:p>Alpha aminoacid</text:p>
          </table:table-cell>
          <table:table-cell table:style-name="ce27" office:value-type="string" calcext:value-type="string">
            <text:p>[NX3,NX4+;!$([N]~[!#6]);!$([N]*~[#7,#8,#15,#16])][C][CX3](=[OX1])[OX2H,OX1-]</text:p>
          </table:table-cell>
          <table:table-cell table:style-name="ce24" office:value-type="float" office:value="0.000109" calcext:value-type="float">
            <text:p>0.000109</text:p>
          </table:table-cell>
          <table:table-cell table:style-name="ce24" office:value-type="float" office:value="0.000011" calcext:value-type="float">
            <text:p>0.00001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0.933979291346062" calcext:value-type="float">
            <text:p>0.9339792913</text:p>
          </table:table-cell>
          <table:table-cell table:style-name="ce24" office:value-type="float" office:value="1.0952903270035" calcext:value-type="float">
            <text:p>1.095290327</text:p>
          </table:table-cell>
          <table:table-cell table:number-columns-repeated="1013"/>
        </table:table-row>
        <table:table-row table:style-name="ro3">
          <table:table-cell table:style-name="ce24" office:value-type="float" office:value="126" calcext:value-type="float">
            <text:p>126</text:p>
          </table:table-cell>
          <table:table-cell table:style-name="ce27" office:value-type="string" calcext:value-type="string">
            <text:p>Alpha hydroxyacid</text:p>
          </table:table-cell>
          <table:table-cell table:style-name="ce27" office:value-type="string" calcext:value-type="string">
            <text:p>[OX2H][C][CX3](=[OX1])[OX2H,OX1-]</text:p>
          </table:table-cell>
          <table:table-cell table:style-name="ce24" office:value-type="float" office:value="0.000039" calcext:value-type="float">
            <text:p>0.000039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127" calcext:value-type="float">
            <text:p>127</text:p>
          </table:table-cell>
          <table:table-cell table:style-name="ce27" office:value-type="string" calcext:value-type="string">
            <text:p>Peptide middle</text:p>
          </table:table-cell>
          <table:table-cell table:style-name="ce27" office:value-type="string" calcext:value-type="string">
            <text:p>[NX3;$([N][CX3](=[OX1])[C][NX3,NX4+])][C][CX3](=[OX1])[NX3;$([N][C][CX3](=[OX1])[NX3,OX2,OX1-])]</text:p>
          </table:table-cell>
          <table:table-cell table:style-name="ce24" office:value-type="float" office:value="0.000054" calcext:value-type="float">
            <text:p>0.000054</text:p>
          </table:table-cell>
          <table:table-cell table:style-name="ce24" office:value-type="float" office:value="0.000005" calcext:value-type="float">
            <text:p>0.000005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.940465258647077" calcext:value-type="float">
            <text:p>0.9404652586</text:p>
          </table:table-cell>
          <table:table-cell table:style-name="ce24" office:value-type="float" office:value="1.08592887121714" calcext:value-type="float">
            <text:p>1.0859288712</text:p>
          </table:table-cell>
          <table:table-cell table:number-columns-repeated="1013"/>
        </table:table-row>
        <table:table-row table:style-name="ro3">
          <table:table-cell table:style-name="ce24" office:value-type="float" office:value="128" calcext:value-type="float">
            <text:p>128</text:p>
          </table:table-cell>
          <table:table-cell table:style-name="ce27" office:value-type="string" calcext:value-type="string">
            <text:p>Peptide C term</text:p>
          </table:table-cell>
          <table:table-cell table:style-name="ce27" office:value-type="string" calcext:value-type="string">
            <text:p>[NX3;$([N][CX3](=[OX1])[C][NX3,NX4+])][C][CX3](=[OX1])[OX2H,OX1-]</text:p>
          </table:table-cell>
          <table:table-cell table:style-name="ce24" office:value-type="float" office:value="0.000334" calcext:value-type="float">
            <text:p>0.000334</text:p>
          </table:table-cell>
          <table:table-cell table:style-name="ce24" office:value-type="float" office:value="0.000042" calcext:value-type="float">
            <text:p>0.00004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.07991355561888" calcext:value-type="float">
            <text:p>1.0799135556</text:p>
          </table:table-cell>
          <table:table-cell table:style-name="ce24" office:value-type="float" office:value="0.884657571810516" calcext:value-type="float">
            <text:p>0.8846575718</text:p>
          </table:table-cell>
          <table:table-cell table:number-columns-repeated="1013"/>
        </table:table-row>
        <table:table-row table:style-name="ro3">
          <table:table-cell table:style-name="ce24" office:value-type="float" office:value="129" calcext:value-type="float">
            <text:p>129</text:p>
          </table:table-cell>
          <table:table-cell table:style-name="ce27" office:value-type="string" calcext:value-type="string">
            <text:p>Peptide N term</text:p>
          </table:table-cell>
          <table:table-cell table:style-name="ce27" office:value-type="string" calcext:value-type="string">
            <text:p>[NX3,NX4+;!$([N]~[!#6]);!$([N]*~[#7,#8,#15,#16])][C][CX3](=[OX1])[NX3;$([N][C][CX3](=[OX1])[NX3,OX2,OX1-])]</text:p>
          </table:table-cell>
          <table:table-cell table:style-name="ce24" office:value-type="float" office:value="0.000306" calcext:value-type="float">
            <text:p>0.000306</text:p>
          </table:table-cell>
          <table:table-cell table:style-name="ce24" office:value-type="float" office:value="0.000061" calcext:value-type="float">
            <text:p>0.00006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130" calcext:value-type="float">
            <text:p>130</text:p>
          </table:table-cell>
          <table:table-cell table:style-name="ce27" office:value-type="string" calcext:value-type="string">
            <text:p>Carboxylic orthoester</text:p>
          </table:table-cell>
          <table:table-cell table:style-name="ce27" office:value-type="string" calcext:value-type="string">
            <text:p>[#6][OX2][CX4;$(C[#6]),$([CH])]([OX2][#6])[OX2][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31" calcext:value-type="float">
            <text:p>131</text:p>
          </table:table-cell>
          <table:table-cell table:style-name="ce27" office:value-type="string" calcext:value-type="string">
            <text:p>Ketene</text:p>
          </table:table-cell>
          <table:table-cell table:style-name="ce27" office:value-type="string" calcext:value-type="string">
            <text:p>[CX3]=[CX2]=[O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32" calcext:value-type="float">
            <text:p>132</text:p>
          </table:table-cell>
          <table:table-cell table:style-name="ce27" office:value-type="string" calcext:value-type="string">
            <text:p>Ketenacetal</text:p>
          </table:table-cell>
          <table:table-cell table:style-name="ce27" office:value-type="string" calcext:value-type="string">
            <text:p>[#7X2,#8X3,#16X2;$(*[#6,#14])][#6X3]([#7X2,#8X3,#16X2;$(*[#6,#14])])=[#6X3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33" calcext:value-type="float">
            <text:p>133</text:p>
          </table:table-cell>
          <table:table-cell table:style-name="ce27" office:value-type="string" calcext:value-type="string">
            <text:p>Nitrile</text:p>
          </table:table-cell>
          <table:table-cell table:style-name="ce27" office:value-type="string" calcext:value-type="string">
            <text:p>[NX1]#[CX2]</text:p>
          </table:table-cell>
          <table:table-cell table:style-name="ce24" office:value-type="float" office:value="0.001312" calcext:value-type="float">
            <text:p>0.001312</text:p>
          </table:table-cell>
          <table:table-cell table:style-name="ce24" office:value-type="float" office:value="0.000549" calcext:value-type="float">
            <text:p>0.0005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.677134986225895" calcext:value-type="float">
            <text:p>0.6771349862</text:p>
          </table:table-cell>
          <table:table-cell table:style-name="ce24" office:value-type="float" office:value="1.46600397614314" calcext:value-type="float">
            <text:p>1.4660039761</text:p>
          </table:table-cell>
          <table:table-cell table:number-columns-repeated="1013"/>
        </table:table-row>
        <table:table-row table:style-name="ro3">
          <table:table-cell table:style-name="ce24" office:value-type="float" office:value="134" calcext:value-type="float">
            <text:p>134</text:p>
          </table:table-cell>
          <table:table-cell table:style-name="ce27" office:value-type="string" calcext:value-type="string">
            <text:p>Isonitrile</text:p>
          </table:table-cell>
          <table:table-cell table:style-name="ce27" office:value-type="string" calcext:value-type="string">
            <text:p>[CX1-]#[NX2+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35" calcext:value-type="float">
            <text:p>135</text:p>
          </table:table-cell>
          <table:table-cell table:style-name="ce27" office:value-type="string" calcext:value-type="string">
            <text:p>Vinylogous carbonyl or carboxyl derivative</text:p>
          </table:table-cell>
          <table:table-cell table:style-name="ce27" office:value-type="string" calcext:value-type="string">
            <text:p>[#6X3](=[OX1])[#6X3]=,:[#6X3][#7,#8,#16,F,Cl,Br,I]</text:p>
          </table:table-cell>
          <table:table-cell table:style-name="ce24" office:value-type="float" office:value="0.004858" calcext:value-type="float">
            <text:p>0.004858</text:p>
          </table:table-cell>
          <table:table-cell table:style-name="ce24" office:value-type="float" office:value="0.001137" calcext:value-type="float">
            <text:p>0.0011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.15047206397604" calcext:value-type="float">
            <text:p>1.150472064</text:p>
          </table:table-cell>
          <table:table-cell table:style-name="ce24" office:value-type="float" office:value="0.782817657163813" calcext:value-type="float">
            <text:p>0.7828176572</text:p>
          </table:table-cell>
          <table:table-cell table:number-columns-repeated="1013"/>
        </table:table-row>
        <table:table-row table:style-name="ro3">
          <table:table-cell table:style-name="ce24" office:value-type="float" office:value="136" calcext:value-type="float">
            <text:p>136</text:p>
          </table:table-cell>
          <table:table-cell table:style-name="ce27" office:value-type="string" calcext:value-type="string">
            <text:p>Vinylogous acid</text:p>
          </table:table-cell>
          <table:table-cell table:style-name="ce27" office:value-type="string" calcext:value-type="string">
            <text:p>[#6X3](=[OX1])[#6X3]=,:[#6X3][$([OX2H]),$([OX1-])]</text:p>
          </table:table-cell>
          <table:table-cell table:style-name="ce24" office:value-type="float" office:value="0.00022" calcext:value-type="float">
            <text:p>0.00022</text:p>
          </table:table-cell>
          <table:table-cell table:style-name="ce24" office:value-type="float" office:value="0.000025" calcext:value-type="float">
            <text:p>0.000025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.07097880474504" calcext:value-type="float">
            <text:p>1.0709788047</text:p>
          </table:table-cell>
          <table:table-cell table:style-name="ce24" office:value-type="float" office:value="0.897553454781515" calcext:value-type="float">
            <text:p>0.8975534548</text:p>
          </table:table-cell>
          <table:table-cell table:number-columns-repeated="1013"/>
        </table:table-row>
        <table:table-row table:style-name="ro3">
          <table:table-cell table:style-name="ce24" office:value-type="float" office:value="137" calcext:value-type="float">
            <text:p>137</text:p>
          </table:table-cell>
          <table:table-cell table:style-name="ce27" office:value-type="string" calcext:value-type="string">
            <text:p>Vinylogous ester</text:p>
          </table:table-cell>
          <table:table-cell table:style-name="ce27" office:value-type="string" calcext:value-type="string">
            <text:p>[#6X3](=[OX1])[#6X3]=,:[#6X3][#6;!$(C=[O,N,S])]</text:p>
          </table:table-cell>
          <table:table-cell table:style-name="ce24" office:value-type="float" office:value="0.000332" calcext:value-type="float">
            <text:p>0.000332</text:p>
          </table:table-cell>
          <table:table-cell table:style-name="ce24" office:value-type="float" office:value="0.000014" calcext:value-type="float">
            <text:p>0.00001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05" calcext:value-type="float">
            <text:p>20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52" calcext:value-type="float">
            <text:p>152</text:p>
          </table:table-cell>
          <table:table-cell table:style-name="ce24" office:value-type="float" office:value="0.972077536248659" calcext:value-type="float">
            <text:p>0.9720775362</text:p>
          </table:table-cell>
          <table:table-cell table:style-name="ce24" office:value-type="float" office:value="1.04030160772062" calcext:value-type="float">
            <text:p>1.0403016077</text:p>
          </table:table-cell>
          <table:table-cell table:number-columns-repeated="1013"/>
        </table:table-row>
        <table:table-row table:style-name="ro3">
          <table:table-cell table:style-name="ce24" office:value-type="float" office:value="138" calcext:value-type="float">
            <text:p>138</text:p>
          </table:table-cell>
          <table:table-cell table:style-name="ce27" office:value-type="string" calcext:value-type="string">
            <text:p>Vinylogous amide</text:p>
          </table:table-cell>
          <table:table-cell table:style-name="ce27" office:value-type="string" calcext:value-type="string">
            <text:p>[#6X3](=[OX1])[#6X3]=,:[#6X3][#7X3;$([H2]),$([H1][#6;!$(C=[O,N,S])]),$([#7]([#6;!$(C=[O,N,S])])[#6;!$(C=[O,N,S])])]</text:p>
          </table:table-cell>
          <table:table-cell table:style-name="ce24" office:value-type="float" office:value="0.008076" calcext:value-type="float">
            <text:p>0.008076</text:p>
          </table:table-cell>
          <table:table-cell table:style-name="ce24" office:value-type="float" office:value="0.003474" calcext:value-type="float">
            <text:p>0.00347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.29144301496691" calcext:value-type="float">
            <text:p>1.291443015</text:p>
          </table:table-cell>
          <table:table-cell table:style-name="ce24" office:value-type="float" office:value="0.579348650365846" calcext:value-type="float">
            <text:p>0.5793486504</text:p>
          </table:table-cell>
          <table:table-cell table:number-columns-repeated="1013"/>
        </table:table-row>
        <table:table-row table:style-name="ro3">
          <table:table-cell table:style-name="ce24" office:value-type="float" office:value="139" calcext:value-type="float">
            <text:p>139</text:p>
          </table:table-cell>
          <table:table-cell table:style-name="ce27" office:value-type="string" calcext:value-type="string">
            <text:p>Vinylogous halide</text:p>
          </table:table-cell>
          <table:table-cell table:style-name="ce27" office:value-type="string" calcext:value-type="string">
            <text:p>[#6X3](=[OX1])[#6X3]=,:[#6X3][FX1,ClX1,BrX1,IX1]</text:p>
          </table:table-cell>
          <table:table-cell table:style-name="ce24" office:value-type="float" office:value="0.000198" calcext:value-type="float">
            <text:p>0.000198</text:p>
          </table:table-cell>
          <table:table-cell table:style-name="ce24" office:value-type="float" office:value="0.000044" calcext:value-type="float">
            <text:p>0.00004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140" calcext:value-type="float">
            <text:p>140</text:p>
          </table:table-cell>
          <table:table-cell table:style-name="ce27" office:value-type="string" calcext:value-type="string">
            <text:p>Carbonic acid dieester</text:p>
          </table:table-cell>
          <table:table-cell table:style-name="ce27" office:value-type="string" calcext:value-type="string">
            <text:p>[#6;!$(C=[O,N,S])][#8X2][#6X3](=[OX1])[#8X2][#6;!$(C=[O,N,S])]</text:p>
          </table:table-cell>
          <table:table-cell table:style-name="ce24" office:value-type="float" office:value="0.001127" calcext:value-type="float">
            <text:p>0.001127</text:p>
          </table:table-cell>
          <table:table-cell table:style-name="ce24" office:value-type="float" office:value="0.000698" calcext:value-type="float">
            <text:p>0.00069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423209366391185" calcext:value-type="float">
            <text:p>0.4232093664</text:p>
          </table:table-cell>
          <table:table-cell table:style-name="ce24" office:value-type="float" office:value="1.83250497017893" calcext:value-type="float">
            <text:p>1.8325049702</text:p>
          </table:table-cell>
          <table:table-cell table:number-columns-repeated="1013"/>
        </table:table-row>
        <table:table-row table:style-name="ro3">
          <table:table-cell table:style-name="ce24" office:value-type="float" office:value="141" calcext:value-type="float">
            <text:p>141</text:p>
          </table:table-cell>
          <table:table-cell table:style-name="ce27" office:value-type="string" calcext:value-type="string">
            <text:p>Carbonic acid esterhalide</text:p>
          </table:table-cell>
          <table:table-cell table:style-name="ce27" office:value-type="string" calcext:value-type="string">
            <text:p>[#6;!$(C=[O,N,S])][OX2;!R][CX3](=[OX1])[OX2][FX1,ClX1,BrX1,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42" calcext:value-type="float">
            <text:p>142</text:p>
          </table:table-cell>
          <table:table-cell table:style-name="ce27" office:value-type="string" calcext:value-type="string">
            <text:p>Carbonic acid monoester</text:p>
          </table:table-cell>
          <table:table-cell table:style-name="ce27" office:value-type="string" calcext:value-type="string">
            <text:p>[#6;!$(C=[O,N,S])][OX2;!R][CX3](=[OX1])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43" calcext:value-type="float">
            <text:p>143</text:p>
          </table:table-cell>
          <table:table-cell table:style-name="ce27" office:value-type="string" calcext:value-type="string">
            <text:p>Carbonic acid derivatives</text:p>
          </table:table-cell>
          <table:table-cell table:style-name="ce27" office:value-type="string" calcext:value-type="string">
            <text:p>[!#6][#6X3](=[!#6])[!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0.998583898226391" calcext:value-type="float">
            <text:p>0.9985838982</text:p>
          </table:table-cell>
          <table:table-cell table:style-name="ce24" office:value-type="float" office:value="1.00204391627762" calcext:value-type="float">
            <text:p>1.0020439163</text:p>
          </table:table-cell>
          <table:table-cell table:number-columns-repeated="1013"/>
        </table:table-row>
        <table:table-row table:style-name="ro3">
          <table:table-cell table:style-name="ce24" office:value-type="float" office:value="144" calcext:value-type="float">
            <text:p>144</text:p>
          </table:table-cell>
          <table:table-cell table:style-name="ce27" office:value-type="string" calcext:value-type="string">
            <text:p>Thiocarbonic acid dieester</text:p>
          </table:table-cell>
          <table:table-cell table:style-name="ce27" office:value-type="string" calcext:value-type="string">
            <text:p>[#6;!$(C=[O,N,S])][#8X2][#6X3](=[SX1])[#8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45" calcext:value-type="float">
            <text:p>145</text:p>
          </table:table-cell>
          <table:table-cell table:style-name="ce27" office:value-type="string" calcext:value-type="string">
            <text:p>Thiocarbonic acid esterhalide</text:p>
          </table:table-cell>
          <table:table-cell table:style-name="ce27" office:value-type="string" calcext:value-type="string">
            <text:p>[#6;!$(C=[O,N,S])][OX2;!R][CX3](=[SX1])[OX2][FX1,ClX1,BrX1,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46" calcext:value-type="float">
            <text:p>146</text:p>
          </table:table-cell>
          <table:table-cell table:style-name="ce27" office:value-type="string" calcext:value-type="string">
            <text:p>Thiocarbonic acid monoester</text:p>
          </table:table-cell>
          <table:table-cell table:style-name="ce27" office:value-type="string" calcext:value-type="string">
            <text:p>[#6;!$(C=[O,N,S])][OX2;!R][CX3](=[SX1])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47" calcext:value-type="float">
            <text:p>147</text:p>
          </table:table-cell>
          <table:table-cell table:style-name="ce27" office:value-type="string" calcext:value-type="string">
            <text:p>Urea</text:p>
          </table:table-cell>
          <table:table-cell table:style-name="ce27" office:value-type="string" calcext:value-type="string">
            <text:p>[#7X3;!$([#7][!#6])][#6X3](=[OX1])[#7X3;!$([#7][!#6])]</text:p>
          </table:table-cell>
          <table:table-cell table:style-name="ce24" office:value-type="float" office:value="0.000008" calcext:value-type="float">
            <text:p>0.00000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0.987488521579431" calcext:value-type="float">
            <text:p>0.9874885216</text:p>
          </table:table-cell>
          <table:table-cell table:style-name="ce24" office:value-type="float" office:value="1.01805831676607" calcext:value-type="float">
            <text:p>1.0180583168</text:p>
          </table:table-cell>
          <table:table-cell table:number-columns-repeated="1013"/>
        </table:table-row>
        <table:table-row table:style-name="ro3">
          <table:table-cell table:style-name="ce24" office:value-type="float" office:value="148" calcext:value-type="float">
            <text:p>148</text:p>
          </table:table-cell>
          <table:table-cell table:style-name="ce27" office:value-type="string" calcext:value-type="string">
            <text:p>Thiourea</text:p>
          </table:table-cell>
          <table:table-cell table:style-name="ce27" office:value-type="string" calcext:value-type="string">
            <text:p>[#7X3;!$([#7][!#6])][#6X3](=[SX1])[#7X3;!$([#7][!#6])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49" calcext:value-type="float">
            <text:p>149</text:p>
          </table:table-cell>
          <table:table-cell table:style-name="ce27" office:value-type="string" calcext:value-type="string">
            <text:p>Isourea</text:p>
          </table:table-cell>
          <table:table-cell table:style-name="ce27" office:value-type="string" calcext:value-type="string">
            <text:p>[#7X2;!$([#7][!#6])]=,:[#6X3]([#8X2&amp;!$([#8][!#6]),OX1-])[#7X3;!$([#7][!#6])]</text:p>
          </table:table-cell>
          <table:table-cell table:style-name="ce24" office:value-type="float" office:value="0.000001" calcext:value-type="float">
            <text:p>0.00000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01570247933884" calcext:value-type="float">
            <text:p>1.0157024793</text:p>
          </table:table-cell>
          <table:table-cell table:style-name="ce24" office:value-type="float" office:value="0.977335984095427" calcext:value-type="float">
            <text:p>0.9773359841</text:p>
          </table:table-cell>
          <table:table-cell table:number-columns-repeated="1013"/>
        </table:table-row>
        <table:table-row table:style-name="ro3">
          <table:table-cell table:style-name="ce24" office:value-type="float" office:value="150" calcext:value-type="float">
            <text:p>150</text:p>
          </table:table-cell>
          <table:table-cell table:style-name="ce27" office:value-type="string" calcext:value-type="string">
            <text:p>Isothiourea</text:p>
          </table:table-cell>
          <table:table-cell table:style-name="ce27" office:value-type="string" calcext:value-type="string">
            <text:p>[#7X2;!$([#7][!#6])]=,:[#6X3]([#16X2&amp;!$([#16][!#6]),SX1-])[#7X3;!$([#7][!#6])]</text:p>
          </table:table-cell>
          <table:table-cell table:style-name="ce24" office:value-type="float" office:value="0.000006" calcext:value-type="float">
            <text:p>0.0000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.98006379585327" calcext:value-type="float">
            <text:p>0.9800637959</text:p>
          </table:table-cell>
          <table:table-cell table:style-name="ce24" office:value-type="float" office:value="1.02877472010045" calcext:value-type="float">
            <text:p>1.0287747201</text:p>
          </table:table-cell>
          <table:table-cell table:number-columns-repeated="1013"/>
        </table:table-row>
        <table:table-row table:style-name="ro3">
          <table:table-cell table:style-name="ce24" office:value-type="float" office:value="151" calcext:value-type="float">
            <text:p>151</text:p>
          </table:table-cell>
          <table:table-cell table:style-name="ce27" office:value-type="string" calcext:value-type="string">
            <text:p>Guanidine</text:p>
          </table:table-cell>
          <table:table-cell table:style-name="ce27" office:value-type="string" calcext:value-type="string">
            <text:p>[N;v3X3,v4X4+][CX3](=[N;v3X2,v4X3+])[N;v3X3,v4X4+]</text:p>
          </table:table-cell>
          <table:table-cell table:style-name="ce24" office:value-type="float" office:value="0.002681" calcext:value-type="float">
            <text:p>0.002681</text:p>
          </table:table-cell>
          <table:table-cell table:style-name="ce24" office:value-type="float" office:value="0.00119" calcext:value-type="float">
            <text:p>0.0011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.651091332909515" calcext:value-type="float">
            <text:p>0.6510913329</text:p>
          </table:table-cell>
          <table:table-cell table:style-name="ce24" office:value-type="float" office:value="1.50359382168527" calcext:value-type="float">
            <text:p>1.5035938217</text:p>
          </table:table-cell>
          <table:table-cell table:number-columns-repeated="1013"/>
        </table:table-row>
        <table:table-row table:style-name="ro3">
          <table:table-cell table:style-name="ce24" office:value-type="float" office:value="152" calcext:value-type="float">
            <text:p>152</text:p>
          </table:table-cell>
          <table:table-cell table:style-name="ce27" office:value-type="string" calcext:value-type="string">
            <text:p>Carbaminic acid</text:p>
          </table:table-cell>
          <table:table-cell table:style-name="ce27" office:value-type="string" calcext:value-type="string">
            <text:p>[NX3]C(=[OX1])[O;X2H,X1-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53" calcext:value-type="float">
            <text:p>153</text:p>
          </table:table-cell>
          <table:table-cell table:style-name="ce27" office:value-type="string" calcext:value-type="string">
            <text:p>Urethan</text:p>
          </table:table-cell>
          <table:table-cell table:style-name="ce27" office:value-type="string" calcext:value-type="string">
            <text:p>[#7X3][#6](=[OX1])[#8X2][#6]</text:p>
          </table:table-cell>
          <table:table-cell table:style-name="ce24" office:value-type="float" office:value="0.000291" calcext:value-type="float">
            <text:p>0.000291</text:p>
          </table:table-cell>
          <table:table-cell table:style-name="ce24" office:value-type="float" office:value="0.00004" calcext:value-type="float">
            <text:p>0.0000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.08825265643447" calcext:value-type="float">
            <text:p>1.0882526564</text:p>
          </table:table-cell>
          <table:table-cell table:style-name="ce24" office:value-type="float" office:value="0.872621414370917" calcext:value-type="float">
            <text:p>0.8726214144</text:p>
          </table:table-cell>
          <table:table-cell table:number-columns-repeated="1013"/>
        </table:table-row>
        <table:table-row table:style-name="ro3">
          <table:table-cell table:style-name="ce24" office:value-type="float" office:value="154" calcext:value-type="float">
            <text:p>154</text:p>
          </table:table-cell>
          <table:table-cell table:style-name="ce27" office:value-type="string" calcext:value-type="string">
            <text:p>Biuret</text:p>
          </table:table-cell>
          <table:table-cell table:style-name="ce27" office:value-type="string" calcext:value-type="string">
            <text:p>[#7X3][#6](=[OX1])[#7X3][#6](=[OX1])[#7X3]</text:p>
          </table:table-cell>
          <table:table-cell table:style-name="ce24" office:value-type="float" office:value="0.000043" calcext:value-type="float">
            <text:p>0.000043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155" calcext:value-type="float">
            <text:p>155</text:p>
          </table:table-cell>
          <table:table-cell table:style-name="ce27" office:value-type="string" calcext:value-type="string">
            <text:p>Semicarbazide</text:p>
          </table:table-cell>
          <table:table-cell table:style-name="ce27" office:value-type="string" calcext:value-type="string">
            <text:p>[#7X3][#7X3][#6X3]([#7X3;!$([#7][#7])])=[OX1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56" calcext:value-type="float">
            <text:p>156</text:p>
          </table:table-cell>
          <table:table-cell table:style-name="ce27" office:value-type="string" calcext:value-type="string">
            <text:p>Carbazide</text:p>
          </table:table-cell>
          <table:table-cell table:style-name="ce27" office:value-type="string" calcext:value-type="string">
            <text:p>[#7X3][#7X3][#6X3]([#7X3][#7X3])=[O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57" calcext:value-type="float">
            <text:p>157</text:p>
          </table:table-cell>
          <table:table-cell table:style-name="ce27" office:value-type="string" calcext:value-type="string">
            <text:p>Semicarbazone</text:p>
          </table:table-cell>
          <table:table-cell table:style-name="ce27" office:value-type="string" calcext:value-type="string">
            <text:p>[#7X2](=[#6])[#7X3][#6X3]([#7X3;!$([#7][#7])])=[OX1]</text:p>
          </table:table-cell>
          <table:table-cell table:style-name="ce24" office:value-type="float" office:value="0.000043" calcext:value-type="float">
            <text:p>0.000043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158" calcext:value-type="float">
            <text:p>158</text:p>
          </table:table-cell>
          <table:table-cell table:style-name="ce27" office:value-type="string" calcext:value-type="string">
            <text:p>Carbazone</text:p>
          </table:table-cell>
          <table:table-cell table:style-name="ce27" office:value-type="string" calcext:value-type="string">
            <text:p>[#7X2](=[#6])[#7X3][#6X3]([#7X3][#7X3])=[O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59" calcext:value-type="float">
            <text:p>159</text:p>
          </table:table-cell>
          <table:table-cell table:style-name="ce27" office:value-type="string" calcext:value-type="string">
            <text:p>Thiosemicarbazide</text:p>
          </table:table-cell>
          <table:table-cell table:style-name="ce27" office:value-type="string" calcext:value-type="string">
            <text:p>[#7X3][#7X3][#6X3]([#7X3;!$([#7][#7])])=[S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0" calcext:value-type="float">
            <text:p>160</text:p>
          </table:table-cell>
          <table:table-cell table:style-name="ce27" office:value-type="string" calcext:value-type="string">
            <text:p>Thiocarbazide</text:p>
          </table:table-cell>
          <table:table-cell table:style-name="ce27" office:value-type="string" calcext:value-type="string">
            <text:p>[#7X3][#7X3][#6X3]([#7X3][#7X3])=[S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1" calcext:value-type="float">
            <text:p>161</text:p>
          </table:table-cell>
          <table:table-cell table:style-name="ce27" office:value-type="string" calcext:value-type="string">
            <text:p>Thiosemicarbazone</text:p>
          </table:table-cell>
          <table:table-cell table:style-name="ce27" office:value-type="string" calcext:value-type="string">
            <text:p>[#7X2](=[#6])[#7X3][#6X3]([#7X3;!$([#7][#7])])=[S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2" calcext:value-type="float">
            <text:p>162</text:p>
          </table:table-cell>
          <table:table-cell table:style-name="ce27" office:value-type="string" calcext:value-type="string">
            <text:p>Thiocarbazone</text:p>
          </table:table-cell>
          <table:table-cell table:style-name="ce27" office:value-type="string" calcext:value-type="string">
            <text:p>[#7X2](=[#6])[#7X3][#6X3]([#7X3][#7X3])=[S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3" calcext:value-type="float">
            <text:p>163</text:p>
          </table:table-cell>
          <table:table-cell table:style-name="ce27" office:value-type="string" calcext:value-type="string">
            <text:p>Isocyanate</text:p>
          </table:table-cell>
          <table:table-cell table:style-name="ce27" office:value-type="string" calcext:value-type="string">
            <text:p>[NX2]=[CX2]=[O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4" calcext:value-type="float">
            <text:p>164</text:p>
          </table:table-cell>
          <table:table-cell table:style-name="ce27" office:value-type="string" calcext:value-type="string">
            <text:p>Cyanate</text:p>
          </table:table-cell>
          <table:table-cell table:style-name="ce27" office:value-type="string" calcext:value-type="string">
            <text:p>[OX2][CX2]#[N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5" calcext:value-type="float">
            <text:p>165</text:p>
          </table:table-cell>
          <table:table-cell table:style-name="ce27" office:value-type="string" calcext:value-type="string">
            <text:p>Isothiocyanate</text:p>
          </table:table-cell>
          <table:table-cell table:style-name="ce27" office:value-type="string" calcext:value-type="string">
            <text:p>[NX2]=[CX2]=[SX1]</text:p>
          </table:table-cell>
          <table:table-cell table:style-name="ce24" office:value-type="float" office:value="0.000043" calcext:value-type="float">
            <text:p>0.000043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166" calcext:value-type="float">
            <text:p>166</text:p>
          </table:table-cell>
          <table:table-cell table:style-name="ce27" office:value-type="string" calcext:value-type="string">
            <text:p>Thiocyanate</text:p>
          </table:table-cell>
          <table:table-cell table:style-name="ce27" office:value-type="string" calcext:value-type="string">
            <text:p>[SX2][CX2]#[N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7" calcext:value-type="float">
            <text:p>167</text:p>
          </table:table-cell>
          <table:table-cell table:style-name="ce27" office:value-type="string" calcext:value-type="string">
            <text:p>Carbodiimide</text:p>
          </table:table-cell>
          <table:table-cell table:style-name="ce27" office:value-type="string" calcext:value-type="string">
            <text:p>[NX2]=[CX2]=[NX2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8" calcext:value-type="float">
            <text:p>168</text:p>
          </table:table-cell>
          <table:table-cell table:style-name="ce27" office:value-type="string" calcext:value-type="string">
            <text:p>Orthocarbonic derivatives</text:p>
          </table:table-cell>
          <table:table-cell table:style-name="ce27" office:value-type="string" calcext:value-type="string">
            <text:p>[CX4H0]([O,S,#7])([O,S,#7])([O,S,#7])[O,S,#7,F,Cl,Br,I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69" calcext:value-type="float">
            <text:p>169</text:p>
          </table:table-cell>
          <table:table-cell table:style-name="ce27" office:value-type="string" calcext:value-type="string">
            <text:p>Phenol</text:p>
          </table:table-cell>
          <table:table-cell table:style-name="ce27" office:value-type="string" calcext:value-type="string">
            <text:p>[OX2H][c]</text:p>
          </table:table-cell>
          <table:table-cell table:style-name="ce24" office:value-type="float" office:value="0.000065" calcext:value-type="float">
            <text:p>0.000065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0.979503439194691" calcext:value-type="float">
            <text:p>0.9795034392</text:p>
          </table:table-cell>
          <table:table-cell table:style-name="ce24" office:value-type="float" office:value="1.02958350525776" calcext:value-type="float">
            <text:p>1.0295835053</text:p>
          </table:table-cell>
          <table:table-cell table:number-columns-repeated="1013"/>
        </table:table-row>
        <table:table-row table:style-name="ro3">
          <table:table-cell table:style-name="ce24" office:value-type="float" office:value="170" calcext:value-type="float">
            <text:p>170</text:p>
          </table:table-cell>
          <table:table-cell table:style-name="ce27" office:value-type="string" calcext:value-type="string">
            <text:p>1,2-Diphenol</text:p>
          </table:table-cell>
          <table:table-cell table:style-name="ce27" office:value-type="string" calcext:value-type="string">
            <text:p>[OX2H][c][c][OX2H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0.995786744449846" calcext:value-type="float">
            <text:p>0.9957867444</text:p>
          </table:table-cell>
          <table:table-cell table:style-name="ce24" office:value-type="float" office:value="1.00608116009823" calcext:value-type="float">
            <text:p>1.0060811601</text:p>
          </table:table-cell>
          <table:table-cell table:number-columns-repeated="1013"/>
        </table:table-row>
        <table:table-row table:style-name="ro3">
          <table:table-cell table:style-name="ce24" office:value-type="float" office:value="171" calcext:value-type="float">
            <text:p>171</text:p>
          </table:table-cell>
          <table:table-cell table:style-name="ce27" office:value-type="string" calcext:value-type="string">
            <text:p>Arylchloride</text:p>
          </table:table-cell>
          <table:table-cell table:style-name="ce27" office:value-type="string" calcext:value-type="string">
            <text:p>[Cl][c]</text:p>
          </table:table-cell>
          <table:table-cell table:style-name="ce24" office:value-type="float" office:value="0.0003" calcext:value-type="float">
            <text:p>0.0003</text:p>
          </table:table-cell>
          <table:table-cell table:style-name="ce24" office:value-type="float" office:value="0.000022" calcext:value-type="float">
            <text:p>0.00002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6" calcext:value-type="float">
            <text:p>8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1.04736706502567" calcext:value-type="float">
            <text:p>1.047367065</text:p>
          </table:table-cell>
          <table:table-cell table:style-name="ce24" office:value-type="float" office:value="0.931633222249238" calcext:value-type="float">
            <text:p>0.9316332222</text:p>
          </table:table-cell>
          <table:table-cell table:number-columns-repeated="1013"/>
        </table:table-row>
        <table:table-row table:style-name="ro3">
          <table:table-cell table:style-name="ce24" office:value-type="float" office:value="172" calcext:value-type="float">
            <text:p>172</text:p>
          </table:table-cell>
          <table:table-cell table:style-name="ce27" office:value-type="string" calcext:value-type="string">
            <text:p>Arylfluoride</text:p>
          </table:table-cell>
          <table:table-cell table:style-name="ce27" office:value-type="string" calcext:value-type="string">
            <text:p>[F][c]</text:p>
          </table:table-cell>
          <table:table-cell table:style-name="ce24" office:value-type="float" office:value="0.005793" calcext:value-type="float">
            <text:p>0.005793</text:p>
          </table:table-cell>
          <table:table-cell table:style-name="ce24" office:value-type="float" office:value="0.002696" calcext:value-type="float">
            <text:p>0.00269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.31983937993183" calcext:value-type="float">
            <text:p>1.3198393799</text:p>
          </table:table-cell>
          <table:table-cell table:style-name="ce24" office:value-type="float" office:value="0.538363042086464" calcext:value-type="float">
            <text:p>0.5383630421</text:p>
          </table:table-cell>
          <table:table-cell table:number-columns-repeated="1013"/>
        </table:table-row>
        <table:table-row table:style-name="ro3">
          <table:table-cell table:style-name="ce24" office:value-type="float" office:value="173" calcext:value-type="float">
            <text:p>173</text:p>
          </table:table-cell>
          <table:table-cell table:style-name="ce27" office:value-type="string" calcext:value-type="string">
            <text:p>Arylbromide</text:p>
          </table:table-cell>
          <table:table-cell table:style-name="ce27" office:value-type="string" calcext:value-type="string">
            <text:p>[Br][c]</text:p>
          </table:table-cell>
          <table:table-cell table:style-name="ce24" office:value-type="float" office:value="0.000592" calcext:value-type="float">
            <text:p>0.000592</text:p>
          </table:table-cell>
          <table:table-cell table:style-name="ce24" office:value-type="float" office:value="0.00017" calcext:value-type="float">
            <text:p>0.0001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.796629395559877" calcext:value-type="float">
            <text:p>0.7966293956</text:p>
          </table:table-cell>
          <table:table-cell table:style-name="ce24" office:value-type="float" office:value="1.2935329201263" calcext:value-type="float">
            <text:p>1.2935329201</text:p>
          </table:table-cell>
          <table:table-cell table:number-columns-repeated="1013"/>
        </table:table-row>
        <table:table-row table:style-name="ro3">
          <table:table-cell table:style-name="ce24" office:value-type="float" office:value="174" calcext:value-type="float">
            <text:p>174</text:p>
          </table:table-cell>
          <table:table-cell table:style-name="ce27" office:value-type="string" calcext:value-type="string">
            <text:p>Aryliodide</text:p>
          </table:table-cell>
          <table:table-cell table:style-name="ce27" office:value-type="string" calcext:value-type="string">
            <text:p>[I][c]</text:p>
          </table:table-cell>
          <table:table-cell table:style-name="ce24" office:value-type="float" office:value="0.001312" calcext:value-type="float">
            <text:p>0.001312</text:p>
          </table:table-cell>
          <table:table-cell table:style-name="ce24" office:value-type="float" office:value="0.000549" calcext:value-type="float">
            <text:p>0.0005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.677134986225895" calcext:value-type="float">
            <text:p>0.6771349862</text:p>
          </table:table-cell>
          <table:table-cell table:style-name="ce24" office:value-type="float" office:value="1.46600397614314" calcext:value-type="float">
            <text:p>1.4660039761</text:p>
          </table:table-cell>
          <table:table-cell table:number-columns-repeated="1013"/>
        </table:table-row>
        <table:table-row table:style-name="ro3">
          <table:table-cell table:style-name="ce24" office:value-type="float" office:value="175" calcext:value-type="float">
            <text:p>175</text:p>
          </table:table-cell>
          <table:table-cell table:style-name="ce27" office:value-type="string" calcext:value-type="string">
            <text:p>Arylthiol</text:p>
          </table:table-cell>
          <table:table-cell table:style-name="ce27" office:value-type="string" calcext:value-type="string">
            <text:p>[SX2H][c]</text:p>
          </table:table-cell>
          <table:table-cell table:number-columns-repeated="2" table:style-name="ce24" office:value-type="float" office:value="0.001857" calcext:value-type="float">
            <text:p>0.00185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76" calcext:value-type="float">
            <text:p>176</text:p>
          </table:table-cell>
          <table:table-cell table:style-name="ce27" office:value-type="string" calcext:value-type="string">
            <text:p>Iminoarene</text:p>
          </table:table-cell>
          <table:table-cell table:style-name="ce27" office:value-type="string" calcext:value-type="string">
            <text:p>[c]=[NX2;$([H1]),$([H0][#6;!$([C]=[N,S,O])])]</text:p>
          </table:table-cell>
          <table:table-cell table:number-columns-repeated="2" table:style-name="ce24" office:value-type="float" office:value="0.002477" calcext:value-type="float">
            <text:p>0.00247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77" calcext:value-type="float">
            <text:p>177</text:p>
          </table:table-cell>
          <table:table-cell table:style-name="ce27" office:value-type="string" calcext:value-type="string">
            <text:p>Oxoarene</text:p>
          </table:table-cell>
          <table:table-cell table:style-name="ce27" office:value-type="string" calcext:value-type="string">
            <text:p>[c]=[OX1]</text:p>
          </table:table-cell>
          <table:table-cell table:style-name="ce24" office:value-type="float" office:value="0.00493" calcext:value-type="float">
            <text:p>0.00493</text:p>
          </table:table-cell>
          <table:table-cell table:style-name="ce24" office:value-type="float" office:value="0.001639" calcext:value-type="float">
            <text:p>0.00163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.21821013877089" calcext:value-type="float">
            <text:p>1.2182101388</text:p>
          </table:table-cell>
          <table:table-cell table:style-name="ce24" office:value-type="float" office:value="0.685048586982776" calcext:value-type="float">
            <text:p>0.685048587</text:p>
          </table:table-cell>
          <table:table-cell table:number-columns-repeated="1013"/>
        </table:table-row>
        <table:table-row table:style-name="ro3">
          <table:table-cell table:style-name="ce24" office:value-type="float" office:value="178" calcext:value-type="float">
            <text:p>178</text:p>
          </table:table-cell>
          <table:table-cell table:style-name="ce27" office:value-type="string" calcext:value-type="string">
            <text:p>Thioarene</text:p>
          </table:table-cell>
          <table:table-cell table:style-name="ce27" office:value-type="string" calcext:value-type="string">
            <text:p>[c]=[SX1]</text:p>
          </table:table-cell>
          <table:table-cell table:style-name="ce24" office:value-type="float" office:value="0.000043" calcext:value-type="float">
            <text:p>0.000043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179" calcext:value-type="float">
            <text:p>179</text:p>
          </table:table-cell>
          <table:table-cell table:style-name="ce27" office:value-type="string" calcext:value-type="string">
            <text:p>Hetero N basic H</text:p>
          </table:table-cell>
          <table:table-cell table:style-name="ce27" office:value-type="string" calcext:value-type="string">
            <text:p>[nX3H1+0]</text:p>
          </table:table-cell>
          <table:table-cell table:style-name="ce24" office:value-type="float" office:value="0.000693" calcext:value-type="float">
            <text:p>0.000693</text:p>
          </table:table-cell>
          <table:table-cell table:style-name="ce24" office:value-type="float" office:value="0.000092" calcext:value-type="float">
            <text:p>0.00009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.08473080317741" calcext:value-type="float">
            <text:p>1.0847308032</text:p>
          </table:table-cell>
          <table:table-cell table:style-name="ce24" office:value-type="float" office:value="0.877704645910942" calcext:value-type="float">
            <text:p>0.8777046459</text:p>
          </table:table-cell>
          <table:table-cell table:number-columns-repeated="1013"/>
        </table:table-row>
        <table:table-row table:style-name="ro3">
          <table:table-cell table:style-name="ce24" office:value-type="float" office:value="180" calcext:value-type="float">
            <text:p>180</text:p>
          </table:table-cell>
          <table:table-cell table:style-name="ce27" office:value-type="string" calcext:value-type="string">
            <text:p>Hetero N basic no H</text:p>
          </table:table-cell>
          <table:table-cell table:style-name="ce27" office:value-type="string" calcext:value-type="string">
            <text:p>[nX3H0+0]</text:p>
          </table:table-cell>
          <table:table-cell table:style-name="ce24" office:value-type="float" office:value="0.001078" calcext:value-type="float">
            <text:p>0.001078</text:p>
          </table:table-cell>
          <table:table-cell table:style-name="ce24" office:value-type="float" office:value="0.000137" calcext:value-type="float">
            <text:p>0.0001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.0809685021076" calcext:value-type="float">
            <text:p>1.0809685021</text:p>
          </table:table-cell>
          <table:table-cell table:style-name="ce24" office:value-type="float" office:value="0.883134925387434" calcext:value-type="float">
            <text:p>0.8831349254</text:p>
          </table:table-cell>
          <table:table-cell table:number-columns-repeated="1013"/>
        </table:table-row>
        <table:table-row table:style-name="ro3">
          <table:table-cell table:style-name="ce24" office:value-type="float" office:value="181" calcext:value-type="float">
            <text:p>181</text:p>
          </table:table-cell>
          <table:table-cell table:style-name="ce27" office:value-type="string" calcext:value-type="string">
            <text:p>Hetero N nonbasic</text:p>
          </table:table-cell>
          <table:table-cell table:style-name="ce27" office:value-type="string" calcext:value-type="string">
            <text:p>[nX2,nX3+]</text:p>
          </table:table-cell>
          <table:table-cell table:style-name="ce24" office:value-type="float" office:value="0.004151" calcext:value-type="float">
            <text:p>0.004151</text:p>
          </table:table-cell>
          <table:table-cell table:style-name="ce24" office:value-type="float" office:value="0.000714" calcext:value-type="float">
            <text:p>0.00071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98" calcext:value-type="float">
            <text:p>19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.10987357013847" calcext:value-type="float">
            <text:p>1.1098735701</text:p>
          </table:table-cell>
          <table:table-cell table:style-name="ce24" office:value-type="float" office:value="0.84141508564507" calcext:value-type="float">
            <text:p>0.8414150856</text:p>
          </table:table-cell>
          <table:table-cell table:number-columns-repeated="1013"/>
        </table:table-row>
        <table:table-row table:style-name="ro3">
          <table:table-cell table:style-name="ce24" office:value-type="float" office:value="182" calcext:value-type="float">
            <text:p>182</text:p>
          </table:table-cell>
          <table:table-cell table:style-name="ce27" office:value-type="string" calcext:value-type="string">
            <text:p>Hetero O</text:p>
          </table:table-cell>
          <table:table-cell table:style-name="ce27" office:value-type="string" calcext:value-type="string">
            <text:p>[o]</text:p>
          </table:table-cell>
          <table:table-cell table:style-name="ce24" office:value-type="float" office:value="0.000005" calcext:value-type="float">
            <text:p>0.00000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.990150215707677" calcext:value-type="float">
            <text:p>0.9901502157</text:p>
          </table:table-cell>
          <table:table-cell table:style-name="ce24" office:value-type="float" office:value="1.01421658726884" calcext:value-type="float">
            <text:p>1.0142165873</text:p>
          </table:table-cell>
          <table:table-cell table:number-columns-repeated="1013"/>
        </table:table-row>
        <table:table-row table:style-name="ro3">
          <table:table-cell table:style-name="ce24" office:value-type="float" office:value="183" calcext:value-type="float">
            <text:p>183</text:p>
          </table:table-cell>
          <table:table-cell table:style-name="ce27" office:value-type="string" calcext:value-type="string">
            <text:p>Hetero S</text:p>
          </table:table-cell>
          <table:table-cell table:style-name="ce27" office:value-type="string" calcext:value-type="string">
            <text:p>[sX2]</text:p>
          </table:table-cell>
          <table:table-cell table:style-name="ce24" office:value-type="float" office:value="0.000235" calcext:value-type="float">
            <text:p>0.000235</text:p>
          </table:table-cell>
          <table:table-cell table:style-name="ce24" office:value-type="float" office:value="0.000024" calcext:value-type="float">
            <text:p>0.00002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.0648493735004" calcext:value-type="float">
            <text:p>1.0648493735</text:p>
          </table:table-cell>
          <table:table-cell table:style-name="ce24" office:value-type="float" office:value="0.906400307830437" calcext:value-type="float">
            <text:p>0.9064003078</text:p>
          </table:table-cell>
          <table:table-cell table:number-columns-repeated="1013"/>
        </table:table-row>
        <table:table-row table:style-name="ro3">
          <table:table-cell table:style-name="ce24" office:value-type="float" office:value="184" calcext:value-type="float">
            <text:p>184</text:p>
          </table:table-cell>
          <table:table-cell table:style-name="ce27" office:value-type="string" calcext:value-type="string">
            <text:p>Heteroaromatic</text:p>
          </table:table-cell>
          <table:table-cell table:style-name="ce27" office:value-type="string" calcext:value-type="string">
            <text:p>[a;!c]</text:p>
          </table:table-cell>
          <table:table-cell table:style-name="ce24" office:value-type="float" office:value="0.00252" calcext:value-type="float">
            <text:p>0.00252</text:p>
          </table:table-cell>
          <table:table-cell table:style-name="ce24" office:value-type="float" office:value="0.000264" calcext:value-type="float">
            <text:p>0.00026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71" calcext:value-type="float">
            <text:p>27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59" calcext:value-type="float">
            <text:p>159</text:p>
          </table:table-cell>
          <table:table-cell table:style-name="ce24" office:value-type="float" office:value="1.06688128643731" calcext:value-type="float">
            <text:p>1.0668812864</text:p>
          </table:table-cell>
          <table:table-cell table:style-name="ce24" office:value-type="float" office:value="0.903467566692866" calcext:value-type="float">
            <text:p>0.9034675667</text:p>
          </table:table-cell>
          <table:table-cell table:number-columns-repeated="1013"/>
        </table:table-row>
        <table:table-row table:style-name="ro3">
          <table:table-cell table:style-name="ce24" office:value-type="float" office:value="185" calcext:value-type="float">
            <text:p>185</text:p>
          </table:table-cell>
          <table:table-cell table:style-name="ce27" office:value-type="string" calcext:value-type="string">
            <text:p>Nitrite</text:p>
          </table:table-cell>
          <table:table-cell table:style-name="ce27" office:value-type="string" calcext:value-type="string">
            <text:p>[NX2](=[OX1])[O;$([X2]),$([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86" calcext:value-type="float">
            <text:p>186</text:p>
          </table:table-cell>
          <table:table-cell table:style-name="ce27" office:value-type="string" calcext:value-type="string">
            <text:p>Thionitrite</text:p>
          </table:table-cell>
          <table:table-cell table:style-name="ce27" office:value-type="string" calcext:value-type="string">
            <text:p>[SX2][NX2]=[O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87" calcext:value-type="float">
            <text:p>187</text:p>
          </table:table-cell>
          <table:table-cell table:style-name="ce27" office:value-type="string" calcext:value-type="string">
            <text:p>Nitrate</text:p>
          </table:table-cell>
          <table:table-cell table:style-name="ce27" office:value-type="string" calcext:value-type="string">
            <text:p>[$([NX3](=[OX1])(=[OX1])[O;$([X2]),$([X1-])]),$([NX3+]([OX1-])(=[OX1])[O;$([X2]),$([X1-])])]</text:p>
          </table:table-cell>
          <table:table-cell table:style-name="ce24" office:value-type="float" office:value="0.000079" calcext:value-type="float">
            <text:p>0.000079</text:p>
          </table:table-cell>
          <table:table-cell table:style-name="ce24" office:value-type="float" office:value="0.000018" calcext:value-type="float">
            <text:p>0.0000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188" calcext:value-type="float">
            <text:p>188</text:p>
          </table:table-cell>
          <table:table-cell table:style-name="ce27" office:value-type="string" calcext:value-type="string">
            <text:p>Nitro</text:p>
          </table:table-cell>
          <table:table-cell table:style-name="ce27" office:value-type="string" calcext:value-type="string">
            <text:p>[$([NX3](=O)=O),$([NX3+](=O)[O-])][!#8]</text:p>
          </table:table-cell>
          <table:table-cell table:style-name="ce24" office:value-type="float" office:value="0.001367" calcext:value-type="float">
            <text:p>0.001367</text:p>
          </table:table-cell>
          <table:table-cell table:style-name="ce24" office:value-type="float" office:value="0.000452" calcext:value-type="float">
            <text:p>0.00045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.21672692837466" calcext:value-type="float">
            <text:p>1.2167269284</text:p>
          </table:table-cell>
          <table:table-cell table:style-name="ce24" office:value-type="float" office:value="0.687189363817097" calcext:value-type="float">
            <text:p>0.6871893638</text:p>
          </table:table-cell>
          <table:table-cell table:number-columns-repeated="1013"/>
        </table:table-row>
        <table:table-row table:style-name="ro3">
          <table:table-cell table:style-name="ce24" office:value-type="float" office:value="189" calcext:value-type="float">
            <text:p>189</text:p>
          </table:table-cell>
          <table:table-cell table:style-name="ce27" office:value-type="string" calcext:value-type="string">
            <text:p>Nitroso</text:p>
          </table:table-cell>
          <table:table-cell table:style-name="ce27" office:value-type="string" calcext:value-type="string">
            <text:p>[NX2](=[OX1])[!#7;!#8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90" calcext:value-type="float">
            <text:p>190</text:p>
          </table:table-cell>
          <table:table-cell table:style-name="ce27" office:value-type="string" calcext:value-type="string">
            <text:p>Azide</text:p>
          </table:table-cell>
          <table:table-cell table:style-name="ce27" office:value-type="string" calcext:value-type="string">
            <text:p>[NX1]~[NX2]~[NX2,N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91" calcext:value-type="float">
            <text:p>191</text:p>
          </table:table-cell>
          <table:table-cell table:style-name="ce27" office:value-type="string" calcext:value-type="string">
            <text:p>Acylazide</text:p>
          </table:table-cell>
          <table:table-cell table:style-name="ce27" office:value-type="string" calcext:value-type="string">
            <text:p>[CX3](=[OX1])[NX2]~[NX2]~[N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92" calcext:value-type="float">
            <text:p>192</text:p>
          </table:table-cell>
          <table:table-cell table:style-name="ce27" office:value-type="string" calcext:value-type="string">
            <text:p>Diazo</text:p>
          </table:table-cell>
          <table:table-cell table:style-name="ce27" office:value-type="string" calcext:value-type="string">
            <text:p>[$([#6]=[NX2+]=[NX1-]),$([#6-]-[NX2+]#[NX1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93" calcext:value-type="float">
            <text:p>193</text:p>
          </table:table-cell>
          <table:table-cell table:style-name="ce27" office:value-type="string" calcext:value-type="string">
            <text:p>Diazonium</text:p>
          </table:table-cell>
          <table:table-cell table:style-name="ce27" office:value-type="string" calcext:value-type="string">
            <text:p>[#6][NX2+]#[NX1]</text:p>
          </table:table-cell>
          <table:table-cell table:number-columns-repeated="2" table:style-name="ce24" office:value-type="float" office:value="0.000618" calcext:value-type="float">
            <text:p>0.0006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94" calcext:value-type="float">
            <text:p>194</text:p>
          </table:table-cell>
          <table:table-cell table:style-name="ce27" office:value-type="string" calcext:value-type="string">
            <text:p>Nitrosamine</text:p>
          </table:table-cell>
          <table:table-cell table:style-name="ce27" office:value-type="string" calcext:value-type="string">
            <text:p>[#7;!$(N*=O)][NX2]=[O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195" calcext:value-type="float">
            <text:p>195</text:p>
          </table:table-cell>
          <table:table-cell table:style-name="ce27" office:value-type="string" calcext:value-type="string">
            <text:p>Nitrosamide</text:p>
          </table:table-cell>
          <table:table-cell table:style-name="ce27" office:value-type="string" calcext:value-type="string">
            <text:p>[NX2](=[OX1])N-*=O</text:p>
          </table:table-cell>
          <table:table-cell table:style-name="ce24" office:value-type="float" office:value="0.000043" calcext:value-type="float">
            <text:p>0.000043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196" calcext:value-type="float">
            <text:p>196</text:p>
          </table:table-cell>
          <table:table-cell table:style-name="ce27" office:value-type="string" calcext:value-type="string">
            <text:p>N-Oxide</text:p>
          </table:table-cell>
          <table:table-cell table:style-name="ce27" office:value-type="string" calcext:value-type="string">
            <text:p>[$([#7+][OX1-]),$([#7v5]=[OX1]);!$([#7](~[O])~[O]);!$([#7]=[#7])]</text:p>
          </table:table-cell>
          <table:table-cell table:number-columns-repeated="2" table:style-name="ce24" office:value-type="float" office:value="0.000618" calcext:value-type="float">
            <text:p>0.0006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197" calcext:value-type="float">
            <text:p>197</text:p>
          </table:table-cell>
          <table:table-cell table:style-name="ce27" office:value-type="string" calcext:value-type="string">
            <text:p>Hydrazine</text:p>
          </table:table-cell>
          <table:table-cell table:style-name="ce27" office:value-type="string" calcext:value-type="string">
            <text:p>[NX3;$([H2]),$([H1][#6]),$([H0]([#6])[#6]);!$(NC=[O,N,S])][NX3;$([H2]),$([H1][#6]),$([H0]([#6])[#6]);!$(NC=[O,N,S])]</text:p>
          </table:table-cell>
          <table:table-cell table:style-name="ce24" office:value-type="float" office:value="0.000263" calcext:value-type="float">
            <text:p>0.000263</text:p>
          </table:table-cell>
          <table:table-cell table:style-name="ce24" office:value-type="float" office:value="0.000106" calcext:value-type="float">
            <text:p>0.00010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26962809917355" calcext:value-type="float">
            <text:p>1.2696280992</text:p>
          </table:table-cell>
          <table:table-cell table:style-name="ce24" office:value-type="float" office:value="0.610834990059642" calcext:value-type="float">
            <text:p>0.6108349901</text:p>
          </table:table-cell>
          <table:table-cell table:number-columns-repeated="1013"/>
        </table:table-row>
        <table:table-row table:style-name="ro3">
          <table:table-cell table:style-name="ce24" office:value-type="float" office:value="198" calcext:value-type="float">
            <text:p>198</text:p>
          </table:table-cell>
          <table:table-cell table:style-name="ce27" office:value-type="string" calcext:value-type="string">
            <text:p>Hydrazone</text:p>
          </table:table-cell>
          <table:table-cell table:style-name="ce27" office:value-type="string" calcext:value-type="string">
            <text:p>[NX3;$([H2]),$([H1][#6]),$([H0]([#6])[#6]);!$(NC=[O,N,S])][NX2]=[#6]</text:p>
          </table:table-cell>
          <table:table-cell table:style-name="ce24" office:value-type="float" office:value="0.000434" calcext:value-type="float">
            <text:p>0.000434</text:p>
          </table:table-cell>
          <table:table-cell table:style-name="ce24" office:value-type="float" office:value="0.000182" calcext:value-type="float">
            <text:p>0.00018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677134986225895" calcext:value-type="float">
            <text:p>0.6771349862</text:p>
          </table:table-cell>
          <table:table-cell table:style-name="ce24" office:value-type="float" office:value="1.46600397614314" calcext:value-type="float">
            <text:p>1.4660039761</text:p>
          </table:table-cell>
          <table:table-cell table:number-columns-repeated="1013"/>
        </table:table-row>
        <table:table-row table:style-name="ro3">
          <table:table-cell table:style-name="ce24" office:value-type="float" office:value="199" calcext:value-type="float">
            <text:p>199</text:p>
          </table:table-cell>
          <table:table-cell table:style-name="ce27" office:value-type="string" calcext:value-type="string">
            <text:p>Hydroxylamine</text:p>
          </table:table-cell>
          <table:table-cell table:style-name="ce27" office:value-type="string" calcext:value-type="string">
            <text:p>[NX3;$([H2]),$([H1][#6]),$([H0]([#6])[#6]);!$(NC=[O,N,S])][OX2;$([H1]),$(O[#6;!$(C=[N,O,S])])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200" calcext:value-type="float">
            <text:p>200</text:p>
          </table:table-cell>
          <table:table-cell table:style-name="ce27" office:value-type="string" calcext:value-type="string">
            <text:p>Sulfon</text:p>
          </table:table-cell>
          <table:table-cell table:style-name="ce27" office:value-type="string" calcext:value-type="string">
            <text:p>[$([SX4](=[OX1])(=[OX1])([#6])[#6]),$([SX4+2]([OX1-])([OX1-])([#6])[#6])]</text:p>
          </table:table-cell>
          <table:table-cell table:style-name="ce24" office:value-type="float" office:value="0.000528" calcext:value-type="float">
            <text:p>0.000528</text:p>
          </table:table-cell>
          <table:table-cell table:style-name="ce24" office:value-type="float" office:value="0.000185" calcext:value-type="float">
            <text:p>0.000185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23115452041072" calcext:value-type="float">
            <text:p>1.2311545204</text:p>
          </table:table-cell>
          <table:table-cell table:style-name="ce24" office:value-type="float" office:value="0.666365443701428" calcext:value-type="float">
            <text:p>0.6663654437</text:p>
          </table:table-cell>
          <table:table-cell table:number-columns-repeated="1013"/>
        </table:table-row>
        <table:table-row table:style-name="ro3">
          <table:table-cell table:style-name="ce24" office:value-type="float" office:value="201" calcext:value-type="float">
            <text:p>201</text:p>
          </table:table-cell>
          <table:table-cell table:style-name="ce27" office:value-type="string" calcext:value-type="string">
            <text:p>Sulfoxide</text:p>
          </table:table-cell>
          <table:table-cell table:style-name="ce27" office:value-type="string" calcext:value-type="string">
            <text:p>[$([SX3](=[OX1])([#6])[#6]),$([SX3+]([OX1-])([#6])[#6])]</text:p>
          </table:table-cell>
          <table:table-cell table:number-columns-repeated="2" table:style-name="ce24" office:value-type="float" office:value="0.005588" calcext:value-type="float">
            <text:p>0.00558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202" calcext:value-type="float">
            <text:p>202</text:p>
          </table:table-cell>
          <table:table-cell table:style-name="ce27" office:value-type="string" calcext:value-type="string">
            <text:p>Sulfonium</text:p>
          </table:table-cell>
          <table:table-cell table:style-name="ce27" office:value-type="string" calcext:value-type="string">
            <text:p>[S+;!$([S]~[!#6]);!$([S]*~[#7,#8,#15,#16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03" calcext:value-type="float">
            <text:p>203</text:p>
          </table:table-cell>
          <table:table-cell table:style-name="ce27" office:value-type="string" calcext:value-type="string">
            <text:p>Sulfuric acid</text:p>
          </table:table-cell>
          <table:table-cell table:style-name="ce27" office:value-type="string" calcext:value-type="string">
            <text:p>[SX4](=[OX1])(=[OX1])([$([OX2H]),$([OX1-])])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04" calcext:value-type="float">
            <text:p>204</text:p>
          </table:table-cell>
          <table:table-cell table:style-name="ce27" office:value-type="string" calcext:value-type="string">
            <text:p>Sulfuric monoester</text:p>
          </table:table-cell>
          <table:table-cell table:style-name="ce27" office:value-type="string" calcext:value-type="string">
            <text:p>[SX4](=[OX1])(=[OX1])([$([OX2H]),$([OX1-])])[OX2][#6;!$(C=[O,N,S])]</text:p>
          </table:table-cell>
          <table:table-cell table:style-name="ce24" office:value-type="float" office:value="0.000001" calcext:value-type="float">
            <text:p>0.00000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01570247933884" calcext:value-type="float">
            <text:p>1.0157024793</text:p>
          </table:table-cell>
          <table:table-cell table:style-name="ce24" office:value-type="float" office:value="0.977335984095427" calcext:value-type="float">
            <text:p>0.9773359841</text:p>
          </table:table-cell>
          <table:table-cell table:number-columns-repeated="1013"/>
        </table:table-row>
        <table:table-row table:style-name="ro3">
          <table:table-cell table:style-name="ce24" office:value-type="float" office:value="205" calcext:value-type="float">
            <text:p>205</text:p>
          </table:table-cell>
          <table:table-cell table:style-name="ce27" office:value-type="string" calcext:value-type="string">
            <text:p>Sulfuric diester</text:p>
          </table:table-cell>
          <table:table-cell table:style-name="ce27" office:value-type="string" calcext:value-type="string">
            <text:p>[SX4](=[OX1])(=[OX1])([OX2][#6;!$(C=[O,N,S])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06" calcext:value-type="float">
            <text:p>206</text:p>
          </table:table-cell>
          <table:table-cell table:style-name="ce27" office:value-type="string" calcext:value-type="string">
            <text:p>Sulfuric monoamide</text:p>
          </table:table-cell>
          <table:table-cell table:style-name="ce27" office:value-type="string" calcext:value-type="string">
            <text:p>[SX4](=[OX1])(=[OX1])([#7X3;$([H2]),$([H1][#6;!$(C=[O,N,S])]),$([#7]([#6;!$(C=[O,N,S])])[#6;!$(C=[O,N,S])])])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07" calcext:value-type="float">
            <text:p>207</text:p>
          </table:table-cell>
          <table:table-cell table:style-name="ce27" office:value-type="string" calcext:value-type="string">
            <text:p>Sulfuric diamide</text:p>
          </table:table-cell>
          <table:table-cell table:style-name="ce27" office:value-type="string" calcext:value-type="string">
            <text:p>[SX4](=[OX1])(=[OX1])([#7X3;$([H2]),$([H1][#6;!$(C=[O,N,S])]),$([#7]([#6;!$(C=[O,N,S])])[#6;!$(C=[O,N,S])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08" calcext:value-type="float">
            <text:p>208</text:p>
          </table:table-cell>
          <table:table-cell table:style-name="ce27" office:value-type="string" calcext:value-type="string">
            <text:p>Sulfuric esteramide</text:p>
          </table:table-cell>
          <table:table-cell table:style-name="ce27" office:value-type="string" calcext:value-type="string">
            <text:p>[SX4](=[OX1])(=[OX1])([#7X3][#6;!$(C=[O,N,S])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09" calcext:value-type="float">
            <text:p>209</text:p>
          </table:table-cell>
          <table:table-cell table:style-name="ce27" office:value-type="string" calcext:value-type="string">
            <text:p>Sulfuric derivative</text:p>
          </table:table-cell>
          <table:table-cell table:style-name="ce27" office:value-type="string" calcext:value-type="string">
            <text:p>[SX4D4](=[!#6])(=[!#6])([!#6])[!#6]</text:p>
          </table:table-cell>
          <table:table-cell table:style-name="ce24" office:value-type="float" office:value="0.000303" calcext:value-type="float">
            <text:p>0.000303</text:p>
          </table:table-cell>
          <table:table-cell table:style-name="ce24" office:value-type="float" office:value="0.000086" calcext:value-type="float">
            <text:p>0.00008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18498622589532" calcext:value-type="float">
            <text:p>1.1849862259</text:p>
          </table:table-cell>
          <table:table-cell table:style-name="ce24" office:value-type="float" office:value="0.733001988071571" calcext:value-type="float">
            <text:p>0.7330019881</text:p>
          </table:table-cell>
          <table:table-cell table:number-columns-repeated="1013"/>
        </table:table-row>
        <table:table-row table:style-name="ro3">
          <table:table-cell table:style-name="ce24" office:value-type="float" office:value="210" calcext:value-type="float">
            <text:p>210</text:p>
          </table:table-cell>
          <table:table-cell table:style-name="ce27" office:value-type="string" calcext:value-type="string">
            <text:p>Sulfonic acid</text:p>
          </table:table-cell>
          <table:table-cell table:style-name="ce27" office:value-type="string" calcext:value-type="string">
            <text:p>[SX4;$([H1]),$([H0][#6])](=[OX1])(=[OX1])[$([OX2H]),$([OX1-])]</text:p>
          </table:table-cell>
          <table:table-cell table:style-name="ce24" office:value-type="float" office:value="0.000006" calcext:value-type="float">
            <text:p>0.0000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967335694608422" calcext:value-type="float">
            <text:p>0.9673356946</text:p>
          </table:table-cell>
          <table:table-cell table:style-name="ce24" office:value-type="float" office:value="1.0471456972451" calcext:value-type="float">
            <text:p>1.0471456972</text:p>
          </table:table-cell>
          <table:table-cell table:number-columns-repeated="1013"/>
        </table:table-row>
        <table:table-row table:style-name="ro3">
          <table:table-cell table:style-name="ce24" office:value-type="float" office:value="211" calcext:value-type="float">
            <text:p>211</text:p>
          </table:table-cell>
          <table:table-cell table:style-name="ce27" office:value-type="string" calcext:value-type="string">
            <text:p>Sulfonamide</text:p>
          </table:table-cell>
          <table:table-cell table:style-name="ce27" office:value-type="string" calcext:value-type="string">
            <text:p>[SX4;$([H1]),$([H0][#6])](=[OX1])(=[OX1])[#7X3;$([H2]),$([H1][#6;!$(C=[O,N,S])]),$([#7]([#6;!$(C=[O,N,S])])[#6;!$(C=[O,N,S])])]</text:p>
          </table:table-cell>
          <table:table-cell table:style-name="ce24" office:value-type="float" office:value="0.000946" calcext:value-type="float">
            <text:p>0.000946</text:p>
          </table:table-cell>
          <table:table-cell table:style-name="ce24" office:value-type="float" office:value="0.000227" calcext:value-type="float">
            <text:p>0.00022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.15420736288505" calcext:value-type="float">
            <text:p>1.1542073629</text:p>
          </table:table-cell>
          <table:table-cell table:style-name="ce24" office:value-type="float" office:value="0.777426350984999" calcext:value-type="float">
            <text:p>0.777426351</text:p>
          </table:table-cell>
          <table:table-cell table:number-columns-repeated="1013"/>
        </table:table-row>
        <table:table-row table:style-name="ro3">
          <table:table-cell table:style-name="ce24" office:value-type="float" office:value="212" calcext:value-type="float">
            <text:p>212</text:p>
          </table:table-cell>
          <table:table-cell table:style-name="ce27" office:value-type="string" calcext:value-type="string">
            <text:p>Sulfonic ester</text:p>
          </table:table-cell>
          <table:table-cell table:style-name="ce27" office:value-type="string" calcext:value-type="string">
            <text:p>[SX4;$([H1]),$([H0][#6])](=[OX1])(=[OX1])[OX2][#6;!$(C=[O,N,S])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213" calcext:value-type="float">
            <text:p>213</text:p>
          </table:table-cell>
          <table:table-cell table:style-name="ce27" office:value-type="string" calcext:value-type="string">
            <text:p>Sulfonic halide</text:p>
          </table:table-cell>
          <table:table-cell table:style-name="ce27" office:value-type="string" calcext:value-type="string">
            <text:p>[SX4;$([H1]),$([H0][#6])](=[OX1])(=[OX1])[FX1,ClX1,BrX1,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14" calcext:value-type="float">
            <text:p>214</text:p>
          </table:table-cell>
          <table:table-cell table:style-name="ce27" office:value-type="string" calcext:value-type="string">
            <text:p>Sulfonic derivative</text:p>
          </table:table-cell>
          <table:table-cell table:style-name="ce27" office:value-type="string" calcext:value-type="string">
            <text:p>[SX4;$([H1]),$([H0][#6])](=[!#6])(=[!#6])[!#6]</text:p>
          </table:table-cell>
          <table:table-cell table:style-name="ce24" office:value-type="float" office:value="0.0009" calcext:value-type="float">
            <text:p>0.0009</text:p>
          </table:table-cell>
          <table:table-cell table:style-name="ce24" office:value-type="float" office:value="0.000169" calcext:value-type="float">
            <text:p>0.00016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.12026008750608" calcext:value-type="float">
            <text:p>1.1202600875</text:p>
          </table:table-cell>
          <table:table-cell table:style-name="ce24" office:value-type="float" office:value="0.826423810080692" calcext:value-type="float">
            <text:p>0.8264238101</text:p>
          </table:table-cell>
          <table:table-cell table:number-columns-repeated="1013"/>
        </table:table-row>
        <table:table-row table:style-name="ro3">
          <table:table-cell table:style-name="ce24" office:value-type="float" office:value="215" calcext:value-type="float">
            <text:p>215</text:p>
          </table:table-cell>
          <table:table-cell table:style-name="ce27" office:value-type="string" calcext:value-type="string">
            <text:p>Sulfinic acid</text:p>
          </table:table-cell>
          <table:table-cell table:style-name="ce27" office:value-type="string" calcext:value-type="string">
            <text:p>[SX3;$([H1]),$([H0][#6])](=[OX1])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16" calcext:value-type="float">
            <text:p>216</text:p>
          </table:table-cell>
          <table:table-cell table:style-name="ce27" office:value-type="string" calcext:value-type="string">
            <text:p>Sulfinic amide</text:p>
          </table:table-cell>
          <table:table-cell table:style-name="ce27" office:value-type="string" calcext:value-type="string">
            <text:p>[SX3;$([H1]),$([H0][#6])](=[OX1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17" calcext:value-type="float">
            <text:p>217</text:p>
          </table:table-cell>
          <table:table-cell table:style-name="ce27" office:value-type="string" calcext:value-type="string">
            <text:p>Sulfinic ester</text:p>
          </table:table-cell>
          <table:table-cell table:style-name="ce27" office:value-type="string" calcext:value-type="string">
            <text:p>[SX3;$([H1]),$([H0][#6])](=[OX1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18" calcext:value-type="float">
            <text:p>218</text:p>
          </table:table-cell>
          <table:table-cell table:style-name="ce27" office:value-type="string" calcext:value-type="string">
            <text:p>Sulfinic halide</text:p>
          </table:table-cell>
          <table:table-cell table:style-name="ce27" office:value-type="string" calcext:value-type="string">
            <text:p>[SX3;$([H1]),$([H0][#6])](=[OX1])[FX1,ClX1,BrX1,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19" calcext:value-type="float">
            <text:p>219</text:p>
          </table:table-cell>
          <table:table-cell table:style-name="ce27" office:value-type="string" calcext:value-type="string">
            <text:p>Sulfinic derivative</text:p>
          </table:table-cell>
          <table:table-cell table:style-name="ce27" office:value-type="string" calcext:value-type="string">
            <text:p>[SX3;$([H1]),$([H0][#6])](=[!#6])[!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0" calcext:value-type="float">
            <text:p>220</text:p>
          </table:table-cell>
          <table:table-cell table:style-name="ce27" office:value-type="string" calcext:value-type="string">
            <text:p>Sulfenic acid</text:p>
          </table:table-cell>
          <table:table-cell table:style-name="ce27" office:value-type="string" calcext:value-type="string">
            <text:p>[SX2;$([H1]),$([H0][#6])]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1" calcext:value-type="float">
            <text:p>221</text:p>
          </table:table-cell>
          <table:table-cell table:style-name="ce27" office:value-type="string" calcext:value-type="string">
            <text:p>Sulfenic amide</text:p>
          </table:table-cell>
          <table:table-cell table:style-name="ce27" office:value-type="string" calcext:value-type="string">
            <text:p>[SX2;$([H1]),$([H0][#6])]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2" calcext:value-type="float">
            <text:p>222</text:p>
          </table:table-cell>
          <table:table-cell table:style-name="ce27" office:value-type="string" calcext:value-type="string">
            <text:p>Sulfenic ester</text:p>
          </table:table-cell>
          <table:table-cell table:style-name="ce27" office:value-type="string" calcext:value-type="string">
            <text:p>[SX2;$([H1]),$([H0][#6])]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3" calcext:value-type="float">
            <text:p>223</text:p>
          </table:table-cell>
          <table:table-cell table:style-name="ce27" office:value-type="string" calcext:value-type="string">
            <text:p>Sulfenic halide</text:p>
          </table:table-cell>
          <table:table-cell table:style-name="ce27" office:value-type="string" calcext:value-type="string">
            <text:p>[SX2;$([H1]),$([H0][#6])][FX1,ClX1,BrX1,IX1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4" calcext:value-type="float">
            <text:p>224</text:p>
          </table:table-cell>
          <table:table-cell table:style-name="ce27" office:value-type="string" calcext:value-type="string">
            <text:p>Sulfenic derivative</text:p>
          </table:table-cell>
          <table:table-cell table:style-name="ce27" office:value-type="string" calcext:value-type="string">
            <text:p>[SX2;$([H1]),$([H0][#6])][!#6]</text:p>
          </table:table-cell>
          <table:table-cell table:style-name="ce24" office:value-type="float" office:value="0.001883" calcext:value-type="float">
            <text:p>0.001883</text:p>
          </table:table-cell>
          <table:table-cell table:style-name="ce24" office:value-type="float" office:value="0.001262" calcext:value-type="float">
            <text:p>0.00126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338567493112948" calcext:value-type="float">
            <text:p>0.3385674931</text:p>
          </table:table-cell>
          <table:table-cell table:style-name="ce24" office:value-type="float" office:value="1.95467196819086" calcext:value-type="float">
            <text:p>1.9546719682</text:p>
          </table:table-cell>
          <table:table-cell table:number-columns-repeated="1013"/>
        </table:table-row>
        <table:table-row table:style-name="ro3">
          <table:table-cell table:style-name="ce24" office:value-type="float" office:value="225" calcext:value-type="float">
            <text:p>225</text:p>
          </table:table-cell>
          <table:table-cell table:style-name="ce27" office:value-type="string" calcext:value-type="string">
            <text:p>Phosphine</text:p>
          </table:table-cell>
          <table:table-cell table:style-name="ce27" office:value-type="string" calcext:value-type="string">
            <text:p>[PX3;$([H3]),$([H2][#6]),$([H1]([#6])[#6]),$([H0]([#6])([#6])[#6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6" calcext:value-type="float">
            <text:p>226</text:p>
          </table:table-cell>
          <table:table-cell table:style-name="ce27" office:value-type="string" calcext:value-type="string">
            <text:p>Phosphine oxide</text:p>
          </table:table-cell>
          <table:table-cell table:style-name="ce27" office:value-type="string" calcext:value-type="string">
            <text:p>[PX4;$([H3]=[OX1]),$([H2](=[OX1])[#6]),$([H1](=[OX1])([#6])[#6]),$([H0](=[OX1])([#6])([#6])[#6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7" calcext:value-type="float">
            <text:p>227</text:p>
          </table:table-cell>
          <table:table-cell table:style-name="ce27" office:value-type="string" calcext:value-type="string">
            <text:p>Phosphonium</text:p>
          </table:table-cell>
          <table:table-cell table:style-name="ce27" office:value-type="string" calcext:value-type="string">
            <text:p>[P+;!$([P]~[!#6]);!$([P]*~[#7,#8,#15,#16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8" calcext:value-type="float">
            <text:p>228</text:p>
          </table:table-cell>
          <table:table-cell table:style-name="ce27" office:value-type="string" calcext:value-type="string">
            <text:p>Phosphorylen</text:p>
          </table:table-cell>
          <table:table-cell table:style-name="ce27" office:value-type="string" calcext:value-type="string">
            <text:p>[PX4;$([H3]=[CX3]),$([H2](=[CX3])[#6]),$([H1](=[CX3])([#6])[#6]),$([H0](=[CX3])([#6])([#6])[#6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29" calcext:value-type="float">
            <text:p>229</text:p>
          </table:table-cell>
          <table:table-cell table:style-name="ce27" office:value-type="string" calcext:value-type="string">
            <text:p>Phosphonic acid</text:p>
          </table:table-cell>
          <table:table-cell table:style-name="ce27" office:value-type="string" calcext:value-type="string">
            <text:p>[PX4;$([H1]),$([H0][#6])](=[OX1])([$([OX2H]),$([OX1-])])[$([OX2H]),$([OX1-])]</text:p>
          </table:table-cell>
          <table:table-cell table:style-name="ce24" office:value-type="float" office:value="0.000023" calcext:value-type="float">
            <text:p>0.000023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.05802341597796" calcext:value-type="float">
            <text:p>1.058023416</text:p>
          </table:table-cell>
          <table:table-cell table:style-name="ce24" office:value-type="float" office:value="0.916252485089463" calcext:value-type="float">
            <text:p>0.9162524851</text:p>
          </table:table-cell>
          <table:table-cell table:number-columns-repeated="1013"/>
        </table:table-row>
        <table:table-row table:style-name="ro3">
          <table:table-cell table:style-name="ce24" office:value-type="float" office:value="230" calcext:value-type="float">
            <text:p>230</text:p>
          </table:table-cell>
          <table:table-cell table:style-name="ce27" office:value-type="string" calcext:value-type="string">
            <text:p>Phosphonic monoester</text:p>
          </table:table-cell>
          <table:table-cell table:style-name="ce27" office:value-type="string" calcext:value-type="string">
            <text:p>[PX4;$([H1]),$([H0][#6])](=[OX1])([$([OX2H]),$([OX1-])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31" calcext:value-type="float">
            <text:p>231</text:p>
          </table:table-cell>
          <table:table-cell table:style-name="ce27" office:value-type="string" calcext:value-type="string">
            <text:p>Phosphonic diester</text:p>
          </table:table-cell>
          <table:table-cell table:style-name="ce27" office:value-type="string" calcext:value-type="string">
            <text:p>[PX4;$([H1]),$([H0][#6])](=[OX1])([OX2][#6;!$(C=[O,N,S])])[OX2][#6;!$(C=[O,N,S])]</text:p>
          </table:table-cell>
          <table:table-cell table:style-name="ce24" office:value-type="float" office:value="0.000039" calcext:value-type="float">
            <text:p>0.000039</text:p>
          </table:table-cell>
          <table:table-cell table:style-name="ce24" office:value-type="float" office:value="0.000009" calcext:value-type="float">
            <text:p>0.00000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232" calcext:value-type="float">
            <text:p>232</text:p>
          </table:table-cell>
          <table:table-cell table:style-name="ce27" office:value-type="string" calcext:value-type="string">
            <text:p>Phosphonic monoamide</text:p>
          </table:table-cell>
          <table:table-cell table:style-name="ce27" office:value-type="string" calcext:value-type="string">
            <text:p>[PX4;$([H1]),$([H0][#6])](=[OX1])([$([OX2H]),$([OX1-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33" calcext:value-type="float">
            <text:p>233</text:p>
          </table:table-cell>
          <table:table-cell table:style-name="ce27" office:value-type="string" calcext:value-type="string">
            <text:p>Phosphonic diamide</text:p>
          </table:table-cell>
          <table:table-cell table:style-name="ce27" office:value-type="string" calcext:value-type="string">
            <text:p>[PX4;$([H1]),$([H0][#6])](=[OX1])([#7X3;$([H2]),$([H1][#6;!$(C=[O,N,S])]),$([#7]([#6;!$(C=[O,N,S])])[#6;!$(C=[O,N,S])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34" calcext:value-type="float">
            <text:p>234</text:p>
          </table:table-cell>
          <table:table-cell table:style-name="ce27" office:value-type="string" calcext:value-type="string">
            <text:p>Phosphonic esteramide</text:p>
          </table:table-cell>
          <table:table-cell table:style-name="ce27" office:value-type="string" calcext:value-type="string">
            <text:p>[PX4;$([H1]),$([H0][#6])](=[OX1])([OX2][#6;!$(C=[O,N,S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35" calcext:value-type="float">
            <text:p>235</text:p>
          </table:table-cell>
          <table:table-cell table:style-name="ce27" office:value-type="string" calcext:value-type="string">
            <text:p>Phosphonic acid derivative</text:p>
          </table:table-cell>
          <table:table-cell table:style-name="ce27" office:value-type="string" calcext:value-type="string">
            <text:p>[PX4;$([H1]),$([H0][#6])](=[!#6])([!#6])[!#6]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.01570247933884" calcext:value-type="float">
            <text:p>1.0157024793</text:p>
          </table:table-cell>
          <table:table-cell table:style-name="ce24" office:value-type="float" office:value="0.977335984095427" calcext:value-type="float">
            <text:p>0.9773359841</text:p>
          </table:table-cell>
          <table:table-cell table:number-columns-repeated="1013"/>
        </table:table-row>
        <table:table-row table:style-name="ro3">
          <table:table-cell table:style-name="ce24" office:value-type="float" office:value="236" calcext:value-type="float">
            <text:p>236</text:p>
          </table:table-cell>
          <table:table-cell table:style-name="ce27" office:value-type="string" calcext:value-type="string">
            <text:p>Phosphoric acid</text:p>
          </table:table-cell>
          <table:table-cell table:style-name="ce27" office:value-type="string" calcext:value-type="string">
            <text:p>[PX4D4](=[OX1])([$([OX2H]),$([OX1-])])([$([OX2H]),$([OX1-])])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37" calcext:value-type="float">
            <text:p>237</text:p>
          </table:table-cell>
          <table:table-cell table:style-name="ce27" office:value-type="string" calcext:value-type="string">
            <text:p>Phosphoric monoester</text:p>
          </table:table-cell>
          <table:table-cell table:style-name="ce27" office:value-type="string" calcext:value-type="string">
            <text:p>[PX4D4](=[OX1])([$([OX2H]),$([OX1-])])([$([OX2H]),$([OX1-])])[OX2][#6;!$(C=[O,N,S])]</text:p>
          </table:table-cell>
          <table:table-cell table:style-name="ce24" office:value-type="float" office:value="0.000086" calcext:value-type="float">
            <text:p>0.000086</text:p>
          </table:table-cell>
          <table:table-cell table:style-name="ce24" office:value-type="float" office:value="0.000017" calcext:value-type="float">
            <text:p>0.00001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.12855831037649" calcext:value-type="float">
            <text:p>1.1285583104</text:p>
          </table:table-cell>
          <table:table-cell table:style-name="ce24" office:value-type="float" office:value="0.814446653412856" calcext:value-type="float">
            <text:p>0.8144466534</text:p>
          </table:table-cell>
          <table:table-cell table:number-columns-repeated="1013"/>
        </table:table-row>
        <table:table-row table:style-name="ro3">
          <table:table-cell table:style-name="ce24" office:value-type="float" office:value="238" calcext:value-type="float">
            <text:p>238</text:p>
          </table:table-cell>
          <table:table-cell table:style-name="ce27" office:value-type="string" calcext:value-type="string">
            <text:p>Phosphoric diester</text:p>
          </table:table-cell>
          <table:table-cell table:style-name="ce27" office:value-type="string" calcext:value-type="string">
            <text:p>[PX4D4](=[OX1])([$([OX2H]),$([OX1-])])([OX2][#6;!$(C=[O,N,S])])[OX2][#6;!$(C=[O,N,S])]</text:p>
          </table:table-cell>
          <table:table-cell table:number-columns-repeated="2" table:style-name="ce24" office:value-type="float" office:value="0.001857" calcext:value-type="float">
            <text:p>0.00185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239" calcext:value-type="float">
            <text:p>239</text:p>
          </table:table-cell>
          <table:table-cell table:style-name="ce27" office:value-type="string" calcext:value-type="string">
            <text:p>Phosphoric triester</text:p>
          </table:table-cell>
          <table:table-cell table:style-name="ce27" office:value-type="string" calcext:value-type="string">
            <text:p>[PX4D4](=[OX1])([OX2][#6;!$(C=[O,N,S])])([OX2][#6;!$(C=[O,N,S])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40" calcext:value-type="float">
            <text:p>240</text:p>
          </table:table-cell>
          <table:table-cell table:style-name="ce27" office:value-type="string" calcext:value-type="string">
            <text:p>Phosphoric monoamide</text:p>
          </table:table-cell>
          <table:table-cell table:style-name="ce27" office:value-type="string" calcext:value-type="string">
            <text:p>[PX4D4](=[OX1])([$([OX2H]),$([OX1-])])([$([OX2H]),$([OX1-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41" calcext:value-type="float">
            <text:p>241</text:p>
          </table:table-cell>
          <table:table-cell table:style-name="ce27" office:value-type="string" calcext:value-type="string">
            <text:p>Phosphoric diamide</text:p>
          </table:table-cell>
          <table:table-cell table:style-name="ce27" office:value-type="string" calcext:value-type="string">
            <text:p>[PX4D4](=[OX1])([$([OX2H]),$([OX1-])])([#7X3;$([H2]),$([H1][#6;!$(C=[O,N,S])]),$([#7]([#6;!$(C=[O,N,S])])[#6;!$(C=[O,N,S])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42" calcext:value-type="float">
            <text:p>242</text:p>
          </table:table-cell>
          <table:table-cell table:style-name="ce27" office:value-type="string" calcext:value-type="string">
            <text:p>Phosphoric triamide</text:p>
          </table:table-cell>
          <table:table-cell table:style-name="ce28" office:value-type="string" calcext:value-type="string">
            <text:p>[PX4D4](=[OX1])([#7X3;$([H2]),$([H1][#6;!$(C=[O,N,S])]),$([#7]([#6;!$(C=[O,N,S])])[#6;!$(C=[O,N,S])])])([#7X3;$([H2]),$([H1][#6;!$(C=[O,N,S])]),$([#7]([#6;!$(C=[O,N,S])])[#6;!$(C=[O,N,S])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43" calcext:value-type="float">
            <text:p>243</text:p>
          </table:table-cell>
          <table:table-cell table:style-name="ce27" office:value-type="string" calcext:value-type="string">
            <text:p>Phosphoric monoestermonoamide</text:p>
          </table:table-cell>
          <table:table-cell table:style-name="ce27" office:value-type="string" calcext:value-type="string">
            <text:p>[PX4D4](=[OX1])([$([OX2H]),$([OX1-])])([OX2][#6;!$(C=[O,N,S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44" calcext:value-type="float">
            <text:p>244</text:p>
          </table:table-cell>
          <table:table-cell table:style-name="ce27" office:value-type="string" calcext:value-type="string">
            <text:p>Phosphoric diestermonoamide</text:p>
          </table:table-cell>
          <table:table-cell table:style-name="ce27" office:value-type="string" calcext:value-type="string">
            <text:p>[PX4D4](=[OX1])([OX2][#6;!$(C=[O,N,S])])([OX2][#6;!$(C=[O,N,S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45" calcext:value-type="float">
            <text:p>245</text:p>
          </table:table-cell>
          <table:table-cell table:style-name="ce27" office:value-type="string" calcext:value-type="string">
            <text:p>Phosphoric monoesterdiamide</text:p>
          </table:table-cell>
          <table:table-cell table:style-name="ce27" office:value-type="string" calcext:value-type="string">
            <text:p>[PX4D4](=[OX1])([OX2][#6;!$(C=[O,N,S])])([#7X3;$([H2]),$([H1][#6;!$(C=[O,N,S])]),$([#7]([#6;!$(C=[O,N,S])])[#6;!$(C=[O,N,S])])])[#7X3;$([H2]),$([H1][#6;!$(C=[O,N,S])]),$([#7]([#6;!$(C=[O,N,S])])[#6;!$(C=[O,N,S])])]</text:p>
          </table:table-cell>
          <table:table-cell table:number-columns-repeated="2" table:style-name="ce24" office:value-type="float" office:value="0.001237" calcext:value-type="float">
            <text:p>0.00123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246" calcext:value-type="float">
            <text:p>246</text:p>
          </table:table-cell>
          <table:table-cell table:style-name="ce27" office:value-type="string" calcext:value-type="string">
            <text:p>Phosphoric acid derivative</text:p>
          </table:table-cell>
          <table:table-cell table:style-name="ce27" office:value-type="string" calcext:value-type="string">
            <text:p>[PX4D4](=[!#6])([!#6])([!#6])[!#6]</text:p>
          </table:table-cell>
          <table:table-cell table:style-name="ce24" office:value-type="float" office:value="0.000155" calcext:value-type="float">
            <text:p>0.000155</text:p>
          </table:table-cell>
          <table:table-cell table:style-name="ce24" office:value-type="float" office:value="0.000024" calcext:value-type="float">
            <text:p>0.00002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.896208070004862" calcext:value-type="float">
            <text:p>0.89620807</text:p>
          </table:table-cell>
          <table:table-cell table:style-name="ce24" office:value-type="float" office:value="1.14980704011227" calcext:value-type="float">
            <text:p>1.1498070401</text:p>
          </table:table-cell>
          <table:table-cell table:number-columns-repeated="1013"/>
        </table:table-row>
        <table:table-row table:style-name="ro3">
          <table:table-cell table:style-name="ce24" office:value-type="float" office:value="247" calcext:value-type="float">
            <text:p>247</text:p>
          </table:table-cell>
          <table:table-cell table:style-name="ce27" office:value-type="string" calcext:value-type="string">
            <text:p>Phosphinic acid</text:p>
          </table:table-cell>
          <table:table-cell table:style-name="ce27" office:value-type="string" calcext:value-type="string">
            <text:p>[PX4;$([H2]),$([H1][#6]),$([H0]([#6])[#6])](=[OX1])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48" calcext:value-type="float">
            <text:p>248</text:p>
          </table:table-cell>
          <table:table-cell table:style-name="ce27" office:value-type="string" calcext:value-type="string">
            <text:p>Phosphinic ester</text:p>
          </table:table-cell>
          <table:table-cell table:style-name="ce27" office:value-type="string" calcext:value-type="string">
            <text:p>[PX4;$([H2]),$([H1][#6]),$([H0]([#6])[#6])](=[OX1])[OX2][#6;!$(C=[O,N,S])]</text:p>
          </table:table-cell>
          <table:table-cell table:number-columns-repeated="2" table:style-name="ce24" office:value-type="float" office:value="0.000618" calcext:value-type="float">
            <text:p>0.0006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249" calcext:value-type="float">
            <text:p>249</text:p>
          </table:table-cell>
          <table:table-cell table:style-name="ce27" office:value-type="string" calcext:value-type="string">
            <text:p>Phosphinic amide</text:p>
          </table:table-cell>
          <table:table-cell table:style-name="ce27" office:value-type="string" calcext:value-type="string">
            <text:p>[PX4;$([H2]),$([H1][#6]),$([H0]([#6])[#6])](=[OX1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0" calcext:value-type="float">
            <text:p>250</text:p>
          </table:table-cell>
          <table:table-cell table:style-name="ce27" office:value-type="string" calcext:value-type="string">
            <text:p>Phosphinic acid derivative</text:p>
          </table:table-cell>
          <table:table-cell table:style-name="ce27" office:value-type="string" calcext:value-type="string">
            <text:p>[PX4;$([H2]),$([H1][#6]),$([H0]([#6])[#6])](=[!#6])[!#6]</text:p>
          </table:table-cell>
          <table:table-cell table:number-columns-repeated="2" table:style-name="ce24" office:value-type="float" office:value="0.000618" calcext:value-type="float">
            <text:p>0.0006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251" calcext:value-type="float">
            <text:p>251</text:p>
          </table:table-cell>
          <table:table-cell table:style-name="ce27" office:value-type="string" calcext:value-type="string">
            <text:p>Phosphonous acid</text:p>
          </table:table-cell>
          <table:table-cell table:style-name="ce27" office:value-type="string" calcext:value-type="string">
            <text:p>[PX3;$([H1]),$([H0][#6])]([$([OX2H]),$([OX1-])])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2" calcext:value-type="float">
            <text:p>252</text:p>
          </table:table-cell>
          <table:table-cell table:style-name="ce27" office:value-type="string" calcext:value-type="string">
            <text:p>Phosphonous monoester</text:p>
          </table:table-cell>
          <table:table-cell table:style-name="ce27" office:value-type="string" calcext:value-type="string">
            <text:p>[PX3;$([H1]),$([H0][#6])]([$([OX2H]),$([OX1-])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3" calcext:value-type="float">
            <text:p>253</text:p>
          </table:table-cell>
          <table:table-cell table:style-name="ce27" office:value-type="string" calcext:value-type="string">
            <text:p>Phosphonous diester</text:p>
          </table:table-cell>
          <table:table-cell table:style-name="ce27" office:value-type="string" calcext:value-type="string">
            <text:p>[PX3;$([H1]),$([H0][#6])]([OX2][#6;!$(C=[O,N,S])])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4" calcext:value-type="float">
            <text:p>254</text:p>
          </table:table-cell>
          <table:table-cell table:style-name="ce27" office:value-type="string" calcext:value-type="string">
            <text:p>Phosphonous monoamide</text:p>
          </table:table-cell>
          <table:table-cell table:style-name="ce27" office:value-type="string" calcext:value-type="string">
            <text:p>[PX3;$([H1]),$([H0][#6])]([$([OX2H]),$([OX1-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5" calcext:value-type="float">
            <text:p>255</text:p>
          </table:table-cell>
          <table:table-cell table:style-name="ce27" office:value-type="string" calcext:value-type="string">
            <text:p>Phosphonous diamide</text:p>
          </table:table-cell>
          <table:table-cell table:style-name="ce27" office:value-type="string" calcext:value-type="string">
            <text:p>[PX3;$([H1]),$([H0][#6])]([#7X3;$([H2]),$([H1][#6;!$(C=[O,N,S])]),$([#7]([#6;!$(C=[O,N,S])])[#6;!$(C=[O,N,S])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6" calcext:value-type="float">
            <text:p>256</text:p>
          </table:table-cell>
          <table:table-cell table:style-name="ce27" office:value-type="string" calcext:value-type="string">
            <text:p>Phosphonous esteramide</text:p>
          </table:table-cell>
          <table:table-cell table:style-name="ce27" office:value-type="string" calcext:value-type="string">
            <text:p>[PX3;$([H1]),$([H0][#6])]([OX2][#6;!$(C=[O,N,S])])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7" calcext:value-type="float">
            <text:p>257</text:p>
          </table:table-cell>
          <table:table-cell table:style-name="ce27" office:value-type="string" calcext:value-type="string">
            <text:p>Phosphonous derivatives</text:p>
          </table:table-cell>
          <table:table-cell table:style-name="ce27" office:value-type="string" calcext:value-type="string">
            <text:p>[PX3;$([D2]),$([D3][#6])]([!#6])[!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8" calcext:value-type="float">
            <text:p>258</text:p>
          </table:table-cell>
          <table:table-cell table:style-name="ce27" office:value-type="string" calcext:value-type="string">
            <text:p>Phosphinous acid</text:p>
          </table:table-cell>
          <table:table-cell table:style-name="ce27" office:value-type="string" calcext:value-type="string">
            <text:p>[PX3;$([H2]),$([H1][#6]),$([H0]([#6])[#6])][$([OX2H]),$([OX1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59" calcext:value-type="float">
            <text:p>259</text:p>
          </table:table-cell>
          <table:table-cell table:style-name="ce27" office:value-type="string" calcext:value-type="string">
            <text:p>Phosphinous ester</text:p>
          </table:table-cell>
          <table:table-cell table:style-name="ce27" office:value-type="string" calcext:value-type="string">
            <text:p>[PX3;$([H2]),$([H1][#6]),$([H0]([#6])[#6])][OX2][#6;!$(C=[O,N,S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0" calcext:value-type="float">
            <text:p>260</text:p>
          </table:table-cell>
          <table:table-cell table:style-name="ce27" office:value-type="string" calcext:value-type="string">
            <text:p>Phosphinous amide</text:p>
          </table:table-cell>
          <table:table-cell table:style-name="ce27" office:value-type="string" calcext:value-type="string">
            <text:p>[PX3;$([H2]),$([H1][#6]),$([H0]([#6])[#6])][#7X3;$([H2]),$([H1][#6;!$(C=[O,N,S])]),$([#7]([#6;!$(C=[O,N,S])])[#6;!$(C=[O,N,S]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1" calcext:value-type="float">
            <text:p>261</text:p>
          </table:table-cell>
          <table:table-cell table:style-name="ce27" office:value-type="string" calcext:value-type="string">
            <text:p>Phosphinous derivatives</text:p>
          </table:table-cell>
          <table:table-cell table:style-name="ce27" office:value-type="string" calcext:value-type="string">
            <text:p>[PX3;$([H2]),$([H1][#6]),$([H0]([#6])[#6])][!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2" calcext:value-type="float">
            <text:p>262</text:p>
          </table:table-cell>
          <table:table-cell table:style-name="ce27" office:value-type="string" calcext:value-type="string">
            <text:p>Quart silane</text:p>
          </table:table-cell>
          <table:table-cell table:style-name="ce27" office:value-type="string" calcext:value-type="string">
            <text:p>[SiX4]([#6])([#6])([#6])[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3" calcext:value-type="float">
            <text:p>263</text:p>
          </table:table-cell>
          <table:table-cell table:style-name="ce27" office:value-type="string" calcext:value-type="string">
            <text:p>Non-quart silane</text:p>
          </table:table-cell>
          <table:table-cell table:style-name="ce27" office:value-type="string" calcext:value-type="string">
            <text:p>[SiX4;$([H1]([#6])([#6])[#6]),$([H2]([#6])[#6]),$([H3][#6]),$([H4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4" calcext:value-type="float">
            <text:p>264</text:p>
          </table:table-cell>
          <table:table-cell table:style-name="ce27" office:value-type="string" calcext:value-type="string">
            <text:p>Silylmonohalide</text:p>
          </table:table-cell>
          <table:table-cell table:style-name="ce27" office:value-type="string" calcext:value-type="string">
            <text:p>[SiX4]([FX1,ClX1,BrX1,IX1])([#6])([#6])[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5" calcext:value-type="float">
            <text:p>265</text:p>
          </table:table-cell>
          <table:table-cell table:style-name="ce27" office:value-type="string" calcext:value-type="string">
            <text:p>Het trialkylsilane</text:p>
          </table:table-cell>
          <table:table-cell table:style-name="ce27" office:value-type="string" calcext:value-type="string">
            <text:p>[SiX4]([!#6])([#6])([#6])[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6" calcext:value-type="float">
            <text:p>266</text:p>
          </table:table-cell>
          <table:table-cell table:style-name="ce27" office:value-type="string" calcext:value-type="string">
            <text:p>Dihet dialkylsilane</text:p>
          </table:table-cell>
          <table:table-cell table:style-name="ce27" office:value-type="string" calcext:value-type="string">
            <text:p>[SiX4]([!#6])([!#6])([#6])[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7" calcext:value-type="float">
            <text:p>267</text:p>
          </table:table-cell>
          <table:table-cell table:style-name="ce27" office:value-type="string" calcext:value-type="string">
            <text:p>Trihet alkylsilane</text:p>
          </table:table-cell>
          <table:table-cell table:style-name="ce27" office:value-type="string" calcext:value-type="string">
            <text:p>[SiX4]([!#6])([!#6])([!#6])[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8" calcext:value-type="float">
            <text:p>268</text:p>
          </table:table-cell>
          <table:table-cell table:style-name="ce27" office:value-type="string" calcext:value-type="string">
            <text:p>Silicic acid derivative</text:p>
          </table:table-cell>
          <table:table-cell table:style-name="ce27" office:value-type="string" calcext:value-type="string">
            <text:p>[SiX4]([!#6])([!#6])([!#6])[!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69" calcext:value-type="float">
            <text:p>269</text:p>
          </table:table-cell>
          <table:table-cell table:style-name="ce27" office:value-type="string" calcext:value-type="string">
            <text:p>Trialkylborane</text:p>
          </table:table-cell>
          <table:table-cell table:style-name="ce27" office:value-type="string" calcext:value-type="string">
            <text:p>[BX3]([#6])([#6])[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70" calcext:value-type="float">
            <text:p>270</text:p>
          </table:table-cell>
          <table:table-cell table:style-name="ce27" office:value-type="string" calcext:value-type="string">
            <text:p>Boric acid derivatives</text:p>
          </table:table-cell>
          <table:table-cell table:style-name="ce27" office:value-type="string" calcext:value-type="string">
            <text:p>[BX3]([!#6])([!#6])[!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71" calcext:value-type="float">
            <text:p>271</text:p>
          </table:table-cell>
          <table:table-cell table:style-name="ce27" office:value-type="string" calcext:value-type="string">
            <text:p>Boronic acid derivative</text:p>
          </table:table-cell>
          <table:table-cell table:style-name="ce27" office:value-type="string" calcext:value-type="string">
            <text:p>[BX3]([!#6])([!#6])[!#6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72" calcext:value-type="float">
            <text:p>272</text:p>
          </table:table-cell>
          <table:table-cell table:style-name="ce27" office:value-type="string" calcext:value-type="string">
            <text:p>Borohydride</text:p>
          </table:table-cell>
          <table:table-cell table:style-name="ce27" office:value-type="string" calcext:value-type="string">
            <text:p>[BH1,BH2,BH3,BH4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73" calcext:value-type="float">
            <text:p>273</text:p>
          </table:table-cell>
          <table:table-cell table:style-name="ce27" office:value-type="string" calcext:value-type="string">
            <text:p>Quaternary boron</text:p>
          </table:table-cell>
          <table:table-cell table:style-name="ce27" office:value-type="string" calcext:value-type="string">
            <text:p>[BX4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74" calcext:value-type="float">
            <text:p>274</text:p>
          </table:table-cell>
          <table:table-cell table:style-name="ce27" office:value-type="string" calcext:value-type="string">
            <text:p>Aromatic</text:p>
          </table:table-cell>
          <table:table-cell table:style-name="ce27" office:value-type="string" calcext:value-type="string">
            <text:p>a</text:p>
          </table:table-cell>
          <table:table-cell table:style-name="ce24" office:value-type="float" office:value="0.003414" calcext:value-type="float">
            <text:p>0.003414</text:p>
          </table:table-cell>
          <table:table-cell table:style-name="ce24" office:value-type="float" office:value="0.000176" calcext:value-type="float">
            <text:p>0.00017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65" calcext:value-type="float">
            <text:p>56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61" calcext:value-type="float">
            <text:p>361</text:p>
          </table:table-cell>
          <table:table-cell table:style-name="ce24" office:value-type="float" office:value="1.03288679054436" calcext:value-type="float">
            <text:p>1.0328867905</text:p>
          </table:table-cell>
          <table:table-cell table:style-name="ce24" office:value-type="float" office:value="0.95253318104333" calcext:value-type="float">
            <text:p>0.952533181</text:p>
          </table:table-cell>
          <table:table-cell table:number-columns-repeated="1013"/>
        </table:table-row>
        <table:table-row table:style-name="ro3">
          <table:table-cell table:style-name="ce24" office:value-type="float" office:value="275" calcext:value-type="float">
            <text:p>275</text:p>
          </table:table-cell>
          <table:table-cell table:style-name="ce27" office:value-type="string" calcext:value-type="string">
            <text:p>Heterocyclic</text:p>
          </table:table-cell>
          <table:table-cell table:style-name="ce27" office:value-type="string" calcext:value-type="string">
            <text:p>[!#6;!R0]</text:p>
          </table:table-cell>
          <table:table-cell table:style-name="ce24" office:value-type="float" office:value="0.001165" calcext:value-type="float">
            <text:p>0.001165</text:p>
          </table:table-cell>
          <table:table-cell table:style-name="ce24" office:value-type="float" office:value="0.000048" calcext:value-type="float">
            <text:p>0.00004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59" calcext:value-type="float">
            <text:p>45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98" calcext:value-type="float">
            <text:p>298</text:p>
          </table:table-cell>
          <table:table-cell table:style-name="ce24" office:value-type="float" office:value="1.02643645534242" calcext:value-type="float">
            <text:p>1.0264364553</text:p>
          </table:table-cell>
          <table:table-cell table:style-name="ce24" office:value-type="float" office:value="0.961843207597217" calcext:value-type="float">
            <text:p>0.9618432076</text:p>
          </table:table-cell>
          <table:table-cell table:number-columns-repeated="1013"/>
        </table:table-row>
        <table:table-row table:style-name="ro3">
          <table:table-cell table:style-name="ce24" office:value-type="float" office:value="276" calcext:value-type="float">
            <text:p>276</text:p>
          </table:table-cell>
          <table:table-cell table:style-name="ce27" office:value-type="string" calcext:value-type="string">
            <text:p>Epoxide</text:p>
          </table:table-cell>
          <table:table-cell table:style-name="ce27" office:value-type="string" calcext:value-type="string">
            <text:p>[OX2r3]1[#6r3][#6r3]1</text:p>
          </table:table-cell>
          <table:table-cell table:style-name="ce24" office:value-type="float" office:value="0.000118" calcext:value-type="float">
            <text:p>0.000118</text:p>
          </table:table-cell>
          <table:table-cell table:style-name="ce24" office:value-type="float" office:value="0.000027" calcext:value-type="float">
            <text:p>0.00002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277" calcext:value-type="float">
            <text:p>277</text:p>
          </table:table-cell>
          <table:table-cell table:style-name="ce27" office:value-type="string" calcext:value-type="string">
            <text:p>NH aziridine</text:p>
          </table:table-cell>
          <table:table-cell table:style-name="ce27" office:value-type="string" calcext:value-type="string">
            <text:p>[NX3H1r3]1[#6r3][#6r3]1</text:p>
          </table:table-cell>
          <table:table-cell table:number-columns-repeated="2" table:style-name="ce24" office:value-type="float" office:value="0.000618" calcext:value-type="float">
            <text:p>0.00061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.69283746556474" calcext:value-type="float">
            <text:p>1.6928374656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24" office:value-type="float" office:value="278" calcext:value-type="float">
            <text:p>278</text:p>
          </table:table-cell>
          <table:table-cell table:style-name="ce27" office:value-type="string" calcext:value-type="string">
            <text:p>Spiro</text:p>
          </table:table-cell>
          <table:table-cell table:style-name="ce27" office:value-type="string" calcext:value-type="string">
            <text:p>[D4R;$(*(@*)(@*)(@*)@*)]</text:p>
          </table:table-cell>
          <table:table-cell table:style-name="ce24" office:value-type="float" office:value="0.000065" calcext:value-type="float">
            <text:p>0.000065</text:p>
          </table:table-cell>
          <table:table-cell table:style-name="ce24" office:value-type="float" office:value="0.000005" calcext:value-type="float">
            <text:p>0.000005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.05072670276432" calcext:value-type="float">
            <text:p>1.0507267028</text:p>
          </table:table-cell>
          <table:table-cell table:style-name="ce24" office:value-type="float" office:value="0.926784122849112" calcext:value-type="float">
            <text:p>0.9267841228</text:p>
          </table:table-cell>
          <table:table-cell table:number-columns-repeated="1013"/>
        </table:table-row>
        <table:table-row table:style-name="ro3">
          <table:table-cell table:style-name="ce24" office:value-type="float" office:value="279" calcext:value-type="float">
            <text:p>279</text:p>
          </table:table-cell>
          <table:table-cell table:style-name="ce27" office:value-type="string" calcext:value-type="string">
            <text:p>Annelated rings</text:p>
          </table:table-cell>
          <table:table-cell table:style-name="ce27" office:value-type="string" calcext:value-type="string">
            <text:p>[R;$(*(@*)(@*)@*);!$([R2;$(*(@*)(@*)(@*)@*)])]@[R;$(*(@*)(@*)@*);!$([R2;$(*(@*)(@*)(@*)@*)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0.999349487721581" calcext:value-type="float">
            <text:p>0.9993494877</text:p>
          </table:table-cell>
          <table:table-cell table:style-name="ce24" office:value-type="float" office:value="1.00093891036607" calcext:value-type="float">
            <text:p>1.0009389104</text:p>
          </table:table-cell>
          <table:table-cell table:number-columns-repeated="1013"/>
        </table:table-row>
        <table:table-row table:style-name="ro3">
          <table:table-cell table:style-name="ce24" office:value-type="float" office:value="280" calcext:value-type="float">
            <text:p>280</text:p>
          </table:table-cell>
          <table:table-cell table:style-name="ce27" office:value-type="string" calcext:value-type="string">
            <text:p>Bridged rings</text:p>
          </table:table-cell>
          <table:table-cell table:style-name="ce27" office:value-type="string" calcext:value-type="string">
            <text:p>[R;$(*(@*)(@*)@*);!$([D4R;$(*(@*)(@*)(@*)@*)]);!$([R;$(*(@*)(@*)@*);!$([R2;$(*(@*)(@*)(@*)@*)])]@[R;$(*(@*)(@*)@*);!$([R2;$(*(@*)(@*)(@*)@*)])])]</text:p>
          </table:table-cell>
          <table:table-cell table:style-name="ce24" office:value-type="float" office:value="0.001378" calcext:value-type="float">
            <text:p>0.001378</text:p>
          </table:table-cell>
          <table:table-cell table:style-name="ce24" office:value-type="float" office:value="0.000479" calcext:value-type="float">
            <text:p>0.00047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0.744848484848485" calcext:value-type="float">
            <text:p>0.7448484848</text:p>
          </table:table-cell>
          <table:table-cell table:style-name="ce24" office:value-type="float" office:value="1.3682703777336" calcext:value-type="float">
            <text:p>1.3682703777</text:p>
          </table:table-cell>
          <table:table-cell table:number-columns-repeated="1013"/>
        </table:table-row>
        <table:table-row table:style-name="ro3">
          <table:table-cell table:style-name="ce24" office:value-type="float" office:value="281" calcext:value-type="float">
            <text:p>281</text:p>
          </table:table-cell>
          <table:table-cell table:style-name="ce27" office:value-type="string" calcext:value-type="string">
            <text:p>Sugar pattern 1</text:p>
          </table:table-cell>
          <table:table-cell table:style-name="ce27" office:value-type="string" calcext:value-type="string">
            <text:p>[OX2;$([r5]1@C@C@C(O)@C1),$([r6]1@C@C@C(O)@C(O)@C1)]</text:p>
          </table:table-cell>
          <table:table-cell table:style-name="ce24" office:value-type="float" office:value="0.000051" calcext:value-type="float">
            <text:p>0.000051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0.973381542699724" calcext:value-type="float">
            <text:p>0.9733815427</text:p>
          </table:table-cell>
          <table:table-cell table:style-name="ce24" office:value-type="float" office:value="1.03841948310139" calcext:value-type="float">
            <text:p>1.0384194831</text:p>
          </table:table-cell>
          <table:table-cell table:number-columns-repeated="1013"/>
        </table:table-row>
        <table:table-row table:style-name="ro3">
          <table:table-cell table:style-name="ce24" office:value-type="float" office:value="282" calcext:value-type="float">
            <text:p>282</text:p>
          </table:table-cell>
          <table:table-cell table:style-name="ce27" office:value-type="string" calcext:value-type="string">
            <text:p>Sugar pattern 2</text:p>
          </table:table-cell>
          <table:table-cell table:style-name="ce27" office:value-type="string" calcext:value-type="string">
            <text:p>[OX2;$([r5]1@C(!@[OX2,NX3,SX2,FX1,ClX1,BrX1,IX1])@C@C@C1),$([r6]1@C(!@[OX2,NX3,SX2,FX1,ClX1,BrX1,IX1])@C@C@C@C1)]</text:p>
          </table:table-cell>
          <table:table-cell table:style-name="ce24" office:value-type="float" office:value="0.000833" calcext:value-type="float">
            <text:p>0.000833</text:p>
          </table:table-cell>
          <table:table-cell table:style-name="ce24" office:value-type="float" office:value="0.000168" calcext:value-type="float">
            <text:p>0.00016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0.8630151785232" calcext:value-type="float">
            <text:p>0.8630151785</text:p>
          </table:table-cell>
          <table:table-cell table:style-name="ce24" office:value-type="float" office:value="1.19771566678361" calcext:value-type="float">
            <text:p>1.1977156668</text:p>
          </table:table-cell>
          <table:table-cell table:number-columns-repeated="1013"/>
        </table:table-row>
        <table:table-row table:style-name="ro3">
          <table:table-cell table:style-name="ce24" office:value-type="float" office:value="283" calcext:value-type="float">
            <text:p>283</text:p>
          </table:table-cell>
          <table:table-cell table:style-name="ce27" office:value-type="string" calcext:value-type="string">
            <text:p>Sugar pattern combi</text:p>
          </table:table-cell>
          <table:table-cell table:style-name="ce27" office:value-type="string" calcext:value-type="string">
            <text:p>[OX2;$([r5]1@C(!@[OX2,NX3,SX2,FX1,ClX1,BrX1,IX1])@C@C(O)@C1),$([r6]1@C(!@[OX2,NX3,SX2,FX1,ClX1,BrX1,IX1])@C@C(O)@C(O)@C1)]</text:p>
          </table:table-cell>
          <table:table-cell table:style-name="ce24" office:value-type="float" office:value="0.000165" calcext:value-type="float">
            <text:p>0.000165</text:p>
          </table:table-cell>
          <table:table-cell table:style-name="ce24" office:value-type="float" office:value="0.000017" calcext:value-type="float">
            <text:p>0.00001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0.931060606060606" calcext:value-type="float">
            <text:p>0.9310606061</text:p>
          </table:table-cell>
          <table:table-cell table:style-name="ce24" office:value-type="float" office:value="1.09950298210736" calcext:value-type="float">
            <text:p>1.0995029821</text:p>
          </table:table-cell>
          <table:table-cell table:number-columns-repeated="1013"/>
        </table:table-row>
        <table:table-row table:style-name="ro3">
          <table:table-cell table:style-name="ce24" office:value-type="float" office:value="284" calcext:value-type="float">
            <text:p>284</text:p>
          </table:table-cell>
          <table:table-cell table:style-name="ce27" office:value-type="string" calcext:value-type="string">
            <text:p>Sugar pattern 2 reducing</text:p>
          </table:table-cell>
          <table:table-cell table:style-name="ce27" office:value-type="string" calcext:value-type="string">
            <text:p>[OX2;$([r5]1@C(!@[OX2H1])@C@C@C1),$([r6]1@C(!@[OX2H1])@C@C@C@C1)]</text:p>
          </table:table-cell>
          <table:table-cell table:style-name="ce24" office:value-type="float" office:value="0.000003" calcext:value-type="float">
            <text:p>0.00000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.01570247933884" calcext:value-type="float">
            <text:p>1.0157024793</text:p>
          </table:table-cell>
          <table:table-cell table:style-name="ce24" office:value-type="float" office:value="0.977335984095427" calcext:value-type="float">
            <text:p>0.9773359841</text:p>
          </table:table-cell>
          <table:table-cell table:number-columns-repeated="1013"/>
        </table:table-row>
        <table:table-row table:style-name="ro3">
          <table:table-cell table:style-name="ce24" office:value-type="float" office:value="285" calcext:value-type="float">
            <text:p>285</text:p>
          </table:table-cell>
          <table:table-cell table:style-name="ce27" office:value-type="string" calcext:value-type="string">
            <text:p>Sugar pattern 2 alpha</text:p>
          </table:table-cell>
          <table:table-cell table:style-name="ce27" office:value-type="string" calcext:value-type="string">
            <text:p>[OX2;$([r5]1@[C@@](!@[OX2,NX3,SX2,FX1,ClX1,BrX1,IX1])@C@C@C1),$([r6]1@[C@@](!@[OX2,NX3,SX2,FX1,ClX1,BrX1,IX1])@C@C@C@C1)]</text:p>
          </table:table-cell>
          <table:table-cell table:style-name="ce24" office:value-type="float" office:value="0.001914" calcext:value-type="float">
            <text:p>0.001914</text:p>
          </table:table-cell>
          <table:table-cell table:style-name="ce24" office:value-type="float" office:value="0.000993" calcext:value-type="float">
            <text:p>0.00099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.564279155188246" calcext:value-type="float">
            <text:p>0.5642791552</text:p>
          </table:table-cell>
          <table:table-cell table:style-name="ce24" office:value-type="float" office:value="1.62889330682571" calcext:value-type="float">
            <text:p>1.6288933068</text:p>
          </table:table-cell>
          <table:table-cell table:number-columns-repeated="1013"/>
        </table:table-row>
        <table:table-row table:style-name="ro3">
          <table:table-cell table:style-name="ce24" office:value-type="float" office:value="286" calcext:value-type="float">
            <text:p>286</text:p>
          </table:table-cell>
          <table:table-cell table:style-name="ce27" office:value-type="string" calcext:value-type="string">
            <text:p>Sugar pattern 2 beta</text:p>
          </table:table-cell>
          <table:table-cell table:style-name="ce27" office:value-type="string" calcext:value-type="string">
            <text:p>[OX2;$([r5]1@[C@](!@[OX2,NX3,SX2,FX1,ClX1,BrX1,IX1])@C@C@C1),$([r6]1@[C@](!@[OX2,NX3,SX2,FX1,ClX1,BrX1,IX1])@C@C@C@C1)]</text:p>
          </table:table-cell>
          <table:table-cell table:style-name="ce24" office:value-type="float" office:value="0.000319" calcext:value-type="float">
            <text:p>0.000319</text:p>
          </table:table-cell>
          <table:table-cell table:style-name="ce24" office:value-type="float" office:value="0.000071" calcext:value-type="float">
            <text:p>0.000071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287" calcext:value-type="float">
            <text:p>287</text:p>
          </table:table-cell>
          <table:table-cell table:style-name="ce27" office:value-type="string" calcext:value-type="string">
            <text:p>Conjugated double bond</text:p>
          </table:table-cell>
          <table:table-cell table:style-name="ce27" office:value-type="string" calcext:value-type="string">
            <text:p>*=*[*]=,#,:[*]</text:p>
          </table:table-cell>
          <table:table-cell table:style-name="ce24" office:value-type="float" office:value="0.000671" calcext:value-type="float">
            <text:p>0.000671</text:p>
          </table:table-cell>
          <table:table-cell table:style-name="ce24" office:value-type="float" office:value="0.000028" calcext:value-type="float">
            <text:p>0.00002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53" calcext:value-type="float">
            <text:p>35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1.02675537000748" calcext:value-type="float">
            <text:p>1.02675537</text:p>
          </table:table-cell>
          <table:table-cell table:style-name="ce24" office:value-type="float" office:value="0.961382905317237" calcext:value-type="float">
            <text:p>0.9613829053</text:p>
          </table:table-cell>
          <table:table-cell table:number-columns-repeated="1013"/>
        </table:table-row>
        <table:table-row table:style-name="ro3">
          <table:table-cell table:style-name="ce24" office:value-type="float" office:value="288" calcext:value-type="float">
            <text:p>288</text:p>
          </table:table-cell>
          <table:table-cell table:style-name="ce27" office:value-type="string" calcext:value-type="string">
            <text:p>Conjugated tripple bond</text:p>
          </table:table-cell>
          <table:table-cell table:style-name="ce27" office:value-type="string" calcext:value-type="string">
            <text:p>*#*[*]=,#,:[*]</text:p>
          </table:table-cell>
          <table:table-cell table:style-name="ce24" office:value-type="float" office:value="0.000027" calcext:value-type="float">
            <text:p>0.000027</text:p>
          </table:table-cell>
          <table:table-cell table:style-name="ce24" office:value-type="float" office:value="0.000002" calcext:value-type="float">
            <text:p>0.00000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.940465258647077" calcext:value-type="float">
            <text:p>0.9404652586</text:p>
          </table:table-cell>
          <table:table-cell table:style-name="ce24" office:value-type="float" office:value="1.08592887121714" calcext:value-type="float">
            <text:p>1.0859288712</text:p>
          </table:table-cell>
          <table:table-cell table:number-columns-repeated="1013"/>
        </table:table-row>
        <table:table-row table:style-name="ro3">
          <table:table-cell table:style-name="ce24" office:value-type="float" office:value="289" calcext:value-type="float">
            <text:p>289</text:p>
          </table:table-cell>
          <table:table-cell table:style-name="ce27" office:value-type="string" calcext:value-type="string">
            <text:p>Cis double bond</text:p>
          </table:table-cell>
          <table:table-cell table:style-name="ce27" office:value-type="string" calcext:value-type="string">
            <text:p>*&amp;#47[D2]=[D2]/*</text:p>
          </table:table-cell>
          <table:table-cell table:style-name="ce24" office:value-type="float" office:value="0.000718" calcext:value-type="float">
            <text:p>0.000718</text:p>
          </table:table-cell>
          <table:table-cell table:style-name="ce24" office:value-type="float" office:value="0.000099" calcext:value-type="float">
            <text:p>0.00009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0.908786428882123" calcext:value-type="float">
            <text:p>0.9087864289</text:p>
          </table:table-cell>
          <table:table-cell table:style-name="ce24" office:value-type="float" office:value="1.1316521921105" calcext:value-type="float">
            <text:p>1.1316521921</text:p>
          </table:table-cell>
          <table:table-cell table:number-columns-repeated="1013"/>
        </table:table-row>
        <table:table-row table:style-name="ro3">
          <table:table-cell table:style-name="ce24" office:value-type="float" office:value="290" calcext:value-type="float">
            <text:p>290</text:p>
          </table:table-cell>
          <table:table-cell table:style-name="ce27" office:value-type="string" calcext:value-type="string">
            <text:p>Trans double bond</text:p>
          </table:table-cell>
          <table:table-cell table:style-name="ce27" office:value-type="string" calcext:value-type="string">
            <text:p>*&amp;#47[D2]=[D2]/*</text:p>
          </table:table-cell>
          <table:table-cell table:style-name="ce24" office:value-type="float" office:value="0.000718" calcext:value-type="float">
            <text:p>0.000718</text:p>
          </table:table-cell>
          <table:table-cell table:style-name="ce24" office:value-type="float" office:value="0.000099" calcext:value-type="float">
            <text:p>0.00009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1" calcext:value-type="float">
            <text:p>5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0.908786428882123" calcext:value-type="float">
            <text:p>0.9087864289</text:p>
          </table:table-cell>
          <table:table-cell table:style-name="ce24" office:value-type="float" office:value="1.1316521921105" calcext:value-type="float">
            <text:p>1.1316521921</text:p>
          </table:table-cell>
          <table:table-cell table:number-columns-repeated="1013"/>
        </table:table-row>
        <table:table-row table:style-name="ro3">
          <table:table-cell table:style-name="ce24" office:value-type="float" office:value="291" calcext:value-type="float">
            <text:p>291</text:p>
          </table:table-cell>
          <table:table-cell table:style-name="ce27" office:value-type="string" calcext:value-type="string">
            <text:p>Mixed anhydrides</text:p>
          </table:table-cell>
          <table:table-cell table:style-name="ce27" office:value-type="string" calcext:value-type="string">
            <text:p>[$(*=O),$([#16,#14,#5]),$([#7]([#6]=[OX1]))][#8X2][$(*=O),$([#16,#14,#5]),$([#7]([#6]=[OX1]))]</text:p>
          </table:table-cell>
          <table:table-cell table:number-columns-repeated="2" table:style-name="ce24" office:value-type="float" office:value="0.004206" calcext:value-type="float">
            <text:p>0.00420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292" calcext:value-type="float">
            <text:p>292</text:p>
          </table:table-cell>
          <table:table-cell table:style-name="ce27" office:value-type="string" calcext:value-type="string">
            <text:p>Halogen on hetero</text:p>
          </table:table-cell>
          <table:table-cell table:style-name="ce27" office:value-type="string" calcext:value-type="string">
            <text:p>[FX1,ClX1,BrX1,IX1][!#6]</text:p>
          </table:table-cell>
          <table:table-cell table:number-columns-repeated="2" table:style-name="ce24" office:value-type="float" office:value="0.001049" calcext:value-type="float">
            <text:p>0.00104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.44333996023857" calcext:value-type="float">
            <text:p>2.4433399602</text:p>
          </table:table-cell>
          <table:table-cell table:number-columns-repeated="1013"/>
        </table:table-row>
        <table:table-row table:style-name="ro3">
          <table:table-cell table:style-name="ce24" office:value-type="float" office:value="293" calcext:value-type="float">
            <text:p>293</text:p>
          </table:table-cell>
          <table:table-cell table:style-name="ce27" office:value-type="string" calcext:value-type="string">
            <text:p>Halogen multi subst</text:p>
          </table:table-cell>
          <table:table-cell table:style-name="ce27" office:value-type="string" calcext:value-type="string">
            <text:p>[F,Cl,Br,I;!$([X1]);!$([X0-])]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294" calcext:value-type="float">
            <text:p>294</text:p>
          </table:table-cell>
          <table:table-cell table:style-name="ce27" office:value-type="string" calcext:value-type="string">
            <text:p>Trifluoromethyl</text:p>
          </table:table-cell>
          <table:table-cell table:style-name="ce27" office:value-type="string" calcext:value-type="string">
            <text:p>[FX1][CX4;!$([H0][Cl,Br,I]);!$([F][C]([F])([F])[F])]([FX1])([FX1])</text:p>
          </table:table-cell>
          <table:table-cell table:style-name="ce24" office:value-type="float" office:value="0.001345" calcext:value-type="float">
            <text:p>0.001345</text:p>
          </table:table-cell>
          <table:table-cell table:style-name="ce24" office:value-type="float" office:value="0.000462" calcext:value-type="float">
            <text:p>0.000462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.22584781989171" calcext:value-type="float">
            <text:p>1.2258478199</text:p>
          </table:table-cell>
          <table:table-cell table:style-name="ce24" office:value-type="float" office:value="0.674024816617536" calcext:value-type="float">
            <text:p>0.6740248166</text:p>
          </table:table-cell>
          <table:table-cell table:number-columns-repeated="1013"/>
        </table:table-row>
        <table:table-row table:style-name="ro3">
          <table:table-cell table:style-name="ce24" office:value-type="float" office:value="295" calcext:value-type="float">
            <text:p>295</text:p>
          </table:table-cell>
          <table:table-cell table:style-name="ce27" office:value-type="string" calcext:value-type="string">
            <text:p>C ONS bond</text:p>
          </table:table-cell>
          <table:table-cell table:style-name="ce27" office:value-type="string" calcext:value-type="string">
            <text:p>[#6]~[#7,#8,#16]</text:p>
          </table:table-cell>
          <table:table-cell table:style-name="ce24" office:value-type="float" office:value="0.002933" calcext:value-type="float">
            <text:p>0.002933</text:p>
          </table:table-cell>
          <table:table-cell table:style-name="ce24" office:value-type="float" office:value="0.000028" calcext:value-type="float">
            <text:p>0.000028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711" calcext:value-type="float">
            <text:p>71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00" calcext:value-type="float">
            <text:p>500</text:p>
          </table:table-cell>
          <table:table-cell table:style-name="ce24" office:value-type="float" office:value="0.993895489691601" calcext:value-type="float">
            <text:p>0.9938954897</text:p>
          </table:table-cell>
          <table:table-cell table:style-name="ce24" office:value-type="float" office:value="1.0088108836658" calcext:value-type="float">
            <text:p>1.0088108837</text:p>
          </table:table-cell>
          <table:table-cell table:number-columns-repeated="1013"/>
        </table:table-row>
        <table:table-row table:style-name="ro3">
          <table:table-cell table:style-name="ce24" office:value-type="float" office:value="296" calcext:value-type="float">
            <text:p>296</text:p>
          </table:table-cell>
          <table:table-cell table:style-name="ce27" office:value-type="string" calcext:value-type="string">
            <text:p>Charged</text:p>
          </table:table-cell>
          <table:table-cell table:style-name="ce27" office:value-type="string" calcext:value-type="string">
            <text:p>[!+0]</text:p>
          </table:table-cell>
          <table:table-cell table:style-name="ce24" office:value-type="float" office:value="0.000074" calcext:value-type="float">
            <text:p>0.000074</text:p>
          </table:table-cell>
          <table:table-cell table:style-name="ce24" office:value-type="float" office:value="0.000004" calcext:value-type="float">
            <text:p>0.00000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0.967335694608422" calcext:value-type="float">
            <text:p>0.9673356946</text:p>
          </table:table-cell>
          <table:table-cell table:style-name="ce24" office:value-type="float" office:value="1.0471456972451" calcext:value-type="float">
            <text:p>1.0471456972</text:p>
          </table:table-cell>
          <table:table-cell table:number-columns-repeated="1013"/>
        </table:table-row>
        <table:table-row table:style-name="ro3">
          <table:table-cell table:style-name="ce24" office:value-type="float" office:value="297" calcext:value-type="float">
            <text:p>297</text:p>
          </table:table-cell>
          <table:table-cell table:style-name="ce27" office:value-type="string" calcext:value-type="string">
            <text:p>Anion</text:p>
          </table:table-cell>
          <table:table-cell table:style-name="ce27" office:value-type="string" calcext:value-type="string">
            <text:p>[-1,-2,-3,-4,-5,-6,-7]</text:p>
          </table:table-cell>
          <table:table-cell table:style-name="ce24" office:value-type="float" office:value="0.003586" calcext:value-type="float">
            <text:p>0.003586</text:p>
          </table:table-cell>
          <table:table-cell table:style-name="ce24" office:value-type="float" office:value="0.001527" calcext:value-type="float">
            <text:p>0.00152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.28802850640795" calcext:value-type="float">
            <text:p>1.2880285064</text:p>
          </table:table-cell>
          <table:table-cell table:style-name="ce24" office:value-type="float" office:value="0.584276947013571" calcext:value-type="float">
            <text:p>0.584276947</text:p>
          </table:table-cell>
          <table:table-cell table:number-columns-repeated="1013"/>
        </table:table-row>
        <table:table-row table:style-name="ro3">
          <table:table-cell table:style-name="ce24" office:value-type="float" office:value="298" calcext:value-type="float">
            <text:p>298</text:p>
          </table:table-cell>
          <table:table-cell table:style-name="ce27" office:value-type="string" calcext:value-type="string">
            <text:p>Kation</text:p>
          </table:table-cell>
          <table:table-cell table:style-name="ce27" office:value-type="string" calcext:value-type="string">
            <text:p>[+1,+2,+3,+4,+5,+6,+7]</text:p>
          </table:table-cell>
          <table:table-cell table:style-name="ce24" office:value-type="float" office:value="0.000088" calcext:value-type="float">
            <text:p>0.000088</text:p>
          </table:table-cell>
          <table:table-cell table:style-name="ce24" office:value-type="float" office:value="0.000006" calcext:value-type="float">
            <text:p>0.00000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0.959274563820018" calcext:value-type="float">
            <text:p>0.9592745638</text:p>
          </table:table-cell>
          <table:table-cell table:style-name="ce24" office:value-type="float" office:value="1.05878064943671" calcext:value-type="float">
            <text:p>1.0587806494</text:p>
          </table:table-cell>
          <table:table-cell table:number-columns-repeated="1013"/>
        </table:table-row>
        <table:table-row table:style-name="ro3">
          <table:table-cell table:style-name="ce24" office:value-type="float" office:value="299" calcext:value-type="float">
            <text:p>299</text:p>
          </table:table-cell>
          <table:table-cell table:style-name="ce27" office:value-type="string" calcext:value-type="string">
            <text:p>Salt</text:p>
          </table:table-cell>
          <table:table-cell table:style-name="ce27" office:value-type="string" calcext:value-type="string">
            <text:p>([-1,-2,-3,-4,-5,-6,-7]).([+1,+2,+3,+4,+5,+6,+7])</text:p>
          </table:table-cell>
          <table:table-cell table:style-name="ce24" office:value-type="float" office:value="0.003586" calcext:value-type="float">
            <text:p>0.003586</text:p>
          </table:table-cell>
          <table:table-cell table:style-name="ce24" office:value-type="float" office:value="0.001527" calcext:value-type="float">
            <text:p>0.001527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.28802850640795" calcext:value-type="float">
            <text:p>1.2880285064</text:p>
          </table:table-cell>
          <table:table-cell table:style-name="ce24" office:value-type="float" office:value="0.584276947013571" calcext:value-type="float">
            <text:p>0.584276947</text:p>
          </table:table-cell>
          <table:table-cell table:number-columns-repeated="1013"/>
        </table:table-row>
        <table:table-row table:style-name="ro3">
          <table:table-cell table:style-name="ce24" office:value-type="float" office:value="300" calcext:value-type="float">
            <text:p>300</text:p>
          </table:table-cell>
          <table:table-cell table:style-name="ce27" office:value-type="string" calcext:value-type="string">
            <text:p>1,3-Tautomerizable</text:p>
          </table:table-cell>
          <table:table-cell table:style-name="ce27" office:value-type="string" calcext:value-type="string">
            <text:p>[$([#7X2,OX1,SX1]=*[!H0;!$([a;!n])]),$([#7X3,OX2,SX2;!H0]*=*),$([#7X3,OX2,SX2;!H0]*:n)]</text:p>
          </table:table-cell>
          <table:table-cell table:style-name="ce24" office:value-type="float" office:value="0.000049" calcext:value-type="float">
            <text:p>0.00004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05" calcext:value-type="float">
            <text:p>50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346" calcext:value-type="float">
            <text:p>346</text:p>
          </table:table-cell>
          <table:table-cell table:style-name="ce24" office:value-type="float" office:value="1.00456277333748" calcext:value-type="float">
            <text:p>1.0045627733</text:p>
          </table:table-cell>
          <table:table-cell table:style-name="ce24" office:value-type="float" office:value="0.993414366912509" calcext:value-type="float">
            <text:p>0.9934143669</text:p>
          </table:table-cell>
          <table:table-cell table:number-columns-repeated="1013"/>
        </table:table-row>
        <table:table-row table:style-name="ro3">
          <table:table-cell table:style-name="ce24" office:value-type="float" office:value="301" calcext:value-type="float">
            <text:p>301</text:p>
          </table:table-cell>
          <table:table-cell table:style-name="ce27" office:value-type="string" calcext:value-type="string">
            <text:p>1,5-Tautomerizable</text:p>
          </table:table-cell>
          <table:table-cell table:style-name="ce27" office:value-type="string" calcext:value-type="string">
            <text:p>[$([#7X2,OX1,SX1]=,:**=,:*[!H0;!$([a;!n])]),$([#7X3,OX2,SX2;!H0]*=**=*),$([#7X3,OX2,SX2;!H0]*=,:**:n)]</text:p>
          </table:table-cell>
          <table:table-cell table:style-name="ce24" office:value-type="float" office:value="0.000326" calcext:value-type="float">
            <text:p>0.000326</text:p>
          </table:table-cell>
          <table:table-cell table:style-name="ce24" office:value-type="float" office:value="0.000013" calcext:value-type="float">
            <text:p>0.00001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253" calcext:value-type="float">
            <text:p>25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165" calcext:value-type="float">
            <text:p>165</text:p>
          </table:table-cell>
          <table:table-cell table:style-name="ce24" office:value-type="float" office:value="1.02461215021024" calcext:value-type="float">
            <text:p>1.0246121502</text:p>
          </table:table-cell>
          <table:table-cell table:style-name="ce24" office:value-type="float" office:value="0.964476300094172" calcext:value-type="float">
            <text:p>0.9644763001</text:p>
          </table:table-cell>
          <table:table-cell table:number-columns-repeated="1013"/>
        </table:table-row>
        <table:table-row table:style-name="ro3">
          <table:table-cell table:style-name="ce24" office:value-type="float" office:value="302" calcext:value-type="float">
            <text:p>302</text:p>
          </table:table-cell>
          <table:table-cell table:style-name="ce27" office:value-type="string" calcext:value-type="string">
            <text:p>Rotatable bond</text:p>
          </table:table-cell>
          <table:table-cell table:style-name="ce27" office:value-type="string" calcext:value-type="string">
            <text:p>[!$(*#*)&amp;!D1]-!@[!$(*#*)&amp;!D1]</text:p>
          </table:table-cell>
          <table:table-cell table:style-name="ce24" office:value-type="float" office:value="0.001962" calcext:value-type="float">
            <text:p>0.001962</text:p>
          </table:table-cell>
          <table:table-cell table:style-name="ce24" office:value-type="float" office:value="0.000036" calcext:value-type="float">
            <text:p>0.000036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666" calcext:value-type="float">
            <text:p>666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75" calcext:value-type="float">
            <text:p>475</text:p>
          </table:table-cell>
          <table:table-cell table:style-name="ce24" office:value-type="float" office:value="0.988106706455842" calcext:value-type="float">
            <text:p>0.9881067065</text:p>
          </table:table-cell>
          <table:table-cell table:style-name="ce24" office:value-type="float" office:value="1.01716606583113" calcext:value-type="float">
            <text:p>1.0171660658</text:p>
          </table:table-cell>
          <table:table-cell table:number-columns-repeated="1013"/>
        </table:table-row>
        <table:table-row table:style-name="ro3">
          <table:table-cell table:style-name="ce24" office:value-type="float" office:value="303" calcext:value-type="float">
            <text:p>303</text:p>
          </table:table-cell>
          <table:table-cell table:style-name="ce27" office:value-type="string" calcext:value-type="string">
            <text:p>Michael acceptor</text:p>
          </table:table-cell>
          <table:table-cell table:style-name="ce27" office:value-type="string" calcext:value-type="string">
            <text:p>[CX3]=[CX3][$([CX3]=[O,N,S]),$(C#[N]),$([S,P]=[OX1]),$([NX3]=O),$([NX3+](=O)[O-])]</text:p>
          </table:table-cell>
          <table:table-cell table:style-name="ce24" office:value-type="float" office:value="0.003144" calcext:value-type="float">
            <text:p>0.003144</text:p>
          </table:table-cell>
          <table:table-cell table:style-name="ce24" office:value-type="float" office:value="0.000659" calcext:value-type="float">
            <text:p>0.000659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1" calcext:value-type="float">
            <text:p>8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79" calcext:value-type="float">
            <text:p>79</text:p>
          </table:table-cell>
          <table:table-cell table:style-name="ce24" office:value-type="float" office:value="0.856998966942149" calcext:value-type="float">
            <text:p>0.8569989669</text:p>
          </table:table-cell>
          <table:table-cell table:style-name="ce24" office:value-type="float" office:value="1.20639910536779" calcext:value-type="float">
            <text:p>1.2063991054</text:p>
          </table:table-cell>
          <table:table-cell table:number-columns-repeated="1013"/>
        </table:table-row>
        <table:table-row table:style-name="ro3">
          <table:table-cell table:style-name="ce24" office:value-type="float" office:value="304" calcext:value-type="float">
            <text:p>304</text:p>
          </table:table-cell>
          <table:table-cell table:style-name="ce27" office:value-type="string" calcext:value-type="string">
            <text:p>Dicarbodiazene</text:p>
          </table:table-cell>
          <table:table-cell table:style-name="ce27" office:value-type="string" calcext:value-type="string">
            <text:p>[CX3](=[OX1])[NX2]=[NX2][CX3](=[OX1])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style-name="ce24" table:formula="of:=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3">
          <table:table-cell table:style-name="ce24" office:value-type="float" office:value="305" calcext:value-type="float">
            <text:p>305</text:p>
          </table:table-cell>
          <table:table-cell table:style-name="ce27" office:value-type="string" calcext:value-type="string">
            <text:p>CH-acidic</text:p>
          </table:table-cell>
          <table:table-cell table:style-name="ce27" office:value-type="string" calcext:value-type="string">
            <text:p>[$([CX4;!$([H0]);!$(C[!#6;!$([P,S]=O);!$(N(~O)~O)])][$([CX3]=[O,N,S]),$(C#[N]),$([S,P]=[OX1]),$([NX3]=O),$([NX3+](=O)[O-]);!$(*[S,O,N;H1,H2]);!$([*+0][S,O;X1-])]),$([CX4;!$([H0])]1[CX3]=[CX3][CX3]=[CX3]1)]</text:p>
          </table:table-cell>
          <table:table-cell table:style-name="ce24" office:value-type="float" office:value="0.000247" calcext:value-type="float">
            <text:p>0.000247</text:p>
          </table:table-cell>
          <table:table-cell table:style-name="ce24" office:value-type="float" office:value="0.000013" calcext:value-type="float">
            <text:p>0.00001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91" calcext:value-type="float">
            <text:p>91</text:p>
          </table:table-cell>
          <table:table-cell table:style-name="ce24" office:value-type="float" office:value="0.966194968553459" calcext:value-type="float">
            <text:p>0.9661949686</text:p>
          </table:table-cell>
          <table:table-cell table:style-name="ce24" office:value-type="float" office:value="1.04879215274391" calcext:value-type="float">
            <text:p>1.0487921527</text:p>
          </table:table-cell>
          <table:table-cell table:number-columns-repeated="1013"/>
        </table:table-row>
        <table:table-row table:style-name="ro3">
          <table:table-cell table:style-name="ce24" office:value-type="float" office:value="306" calcext:value-type="float">
            <text:p>306</text:p>
          </table:table-cell>
          <table:table-cell table:style-name="ce27" office:value-type="string" calcext:value-type="string">
            <text:p>CH-acidic strong</text:p>
          </table:table-cell>
          <table:table-cell table:style-name="ce28" office:value-type="string" calcext:value-type="string">
            <text:p>[CX4;!$([H0]);!$(C[!#6;!$([P,S]=O);!$(N(~O)~O)])]([$([CX3]=[O,N,S]),$(C#[N]),$([S,P]=[OX1]),$([NX3]=O),$([NX3+](=O)[O-]);!$(*[S,O,N;H1,H2]);!$([*+0][S,O;X1-])])[$([CX3]=[O,N,S]),$(C#[N]),$([S,P]=[OX1]),$([NX3]=O),$([NX3+](=O)[O-]);!$(*[S,O,N;H1,H2]);!$([*+0][S,O;X1-])]</text:p>
          </table:table-cell>
          <table:table-cell table:style-name="ce24" office:value-type="float" office:value="0.000198" calcext:value-type="float">
            <text:p>0.000198</text:p>
          </table:table-cell>
          <table:table-cell table:style-name="ce24" office:value-type="float" office:value="0.000044" calcext:value-type="float">
            <text:p>0.000044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.846418732782369" calcext:value-type="float">
            <text:p>0.8464187328</text:p>
          </table:table-cell>
          <table:table-cell table:style-name="ce24" office:value-type="float" office:value="1.22166998011928" calcext:value-type="float">
            <text:p>1.2216699801</text:p>
          </table:table-cell>
          <table:table-cell table:number-columns-repeated="1013"/>
        </table:table-row>
        <table:table-row table:style-name="ro3">
          <table:table-cell table:style-name="ce24" office:value-type="float" office:value="307" calcext:value-type="float">
            <text:p>307</text:p>
          </table:table-cell>
          <table:table-cell table:style-name="ce27" office:value-type="string" calcext:value-type="string">
            <text:p>Chiral center specified</text:p>
          </table:table-cell>
          <table:table-cell table:style-name="ce27" office:value-type="string" calcext:value-type="string">
            <text:p>[$([*@](~*)(~*)(*)*),$([*@H](*)(*)*),$([*@](~*)(*)*),$([*@H](~*)~*)]</text:p>
          </table:table-cell>
          <table:table-cell table:style-name="ce24" office:value-type="float" office:value="0.000525" calcext:value-type="float">
            <text:p>0.000525</text:p>
          </table:table-cell>
          <table:table-cell table:style-name="ce24" office:value-type="float" office:value="0.000053" calcext:value-type="float">
            <text:p>0.000053</text:p>
          </table:table-cell>
          <table:table-cell table:style-name="ce24" office:value-type="float" office:value="726" calcext:value-type="float">
            <text:p>726</text:p>
          </table:table-cell>
          <table:table-cell table:style-name="ce24" office:value-type="float" office:value="83" calcext:value-type="float">
            <text:p>83</text:p>
          </table:table-cell>
          <table:table-cell table:style-name="ce24" office:value-type="float" office:value="503" calcext:value-type="float">
            <text:p>50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.0644356791051" calcext:value-type="float">
            <text:p>1.0644356791</text:p>
          </table:table-cell>
          <table:table-cell table:style-name="ce24" office:value-type="float" office:value="0.906997409482499" calcext:value-type="float">
            <text:p>0.9069974095</text:p>
          </table:table-cell>
          <table:table-cell table:number-columns-repeated="1013"/>
        </table:table-row>
        <table:table-row table:style-name="ro3" table:number-rows-repeated="10482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¥</number:text>
      <number:number number:decimal-places="0" loext:min-decimal-places="0" number:min-integer-digits="1" number:grouping="true"/>
    </number:number-style>
    <number:number-style style:name="N121">
      <number:text>¥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loext:min-decimal-places="2" number:min-integer-digits="1" number:grouping="true"/>
    </number:number-style>
    <number:number-style style:name="N123">
      <number:text>¥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¥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 style:vertical-align="middle"/>
      <style:text-properties fo:color="#000000" style:font-name="宋体" fo:font-family="宋体" fo:font-size="11pt" style:font-name-asian="Noto Sans CJK SC Regular" style:font-family-asian="'Noto Sans CJK SC Regular'" style:font-family-generic-asian="system" style:font-pitch-asian="variable" style:font-size-asian="11pt" style:font-name-complex="宋体" style:font-family-complex="宋体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强调文字颜色_20_1" style:display-name="Excel_BuiltIn_20% - 强调文字颜色 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20_25__20_-_20_强调文字颜色_20_2" style:display-name="Excel_BuiltIn_20% - 强调文字颜色 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20_25__20_-_20_强调文字颜色_20_3" style:display-name="Excel_BuiltIn_20% - 强调文字颜色 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20_25__20_-_20_强调文字颜色_20_4" style:display-name="Excel_BuiltIn_20% - 强调文字颜色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20_25__20_-_20_强调文字颜色_20_5" style:display-name="Excel_BuiltIn_20% - 强调文字颜色 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20_25__20_-_20_强调文字颜色_20_6" style:display-name="Excel_BuiltIn_20% - 强调文字颜色 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40_25__20_-_20_强调文字颜色_20_1" style:display-name="Excel_BuiltIn_40% - 强调文字颜色 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40_25__20_-_20_强调文字颜色_20_2" style:display-name="Excel_BuiltIn_40% - 强调文字颜色 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40_25__20_-_20_强调文字颜色_20_3" style:display-name="Excel_BuiltIn_40% - 强调文字颜色 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40_25__20_-_20_强调文字颜色_20_4" style:display-name="Excel_BuiltIn_40% - 强调文字颜色 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40_25__20_-_20_强调文字颜色_20_5" style:display-name="Excel_BuiltIn_40% - 强调文字颜色 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40_25__20_-_20_强调文字颜色_20_6" style:display-name="Excel_BuiltIn_40% - 强调文字颜色 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60_25__20_-_20_强调文字颜色_20_1" style:display-name="Excel_BuiltIn_60% - 强调文字颜色 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60_25__20_-_20_强调文字颜色_20_2" style:display-name="Excel_BuiltIn_60% - 强调文字颜色 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60_25__20_-_20_强调文字颜色_20_3" style:display-name="Excel_BuiltIn_60% - 强调文字颜色 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60_25__20_-_20_强调文字颜色_20_4" style:display-name="Excel_BuiltIn_60% - 强调文字颜色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60_25__20_-_20_强调文字颜色_20_5" style:display-name="Excel_BuiltIn_60% - 强调文字颜色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60_25__20_-_20_强调文字颜色_20_6" style:display-name="Excel_BuiltIn_60% - 强调文字颜色 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差" style:display-name="Excel_BuiltIn_差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强调文字颜色_20_1" style:display-name="Excel_BuiltIn_强调文字颜色 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强调文字颜色_20_2" style:display-name="Excel_BuiltIn_强调文字颜色 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强调文字颜色_20_3" style:display-name="Excel_BuiltIn_强调文字颜色 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强调文字颜色_20_4" style:display-name="Excel_BuiltIn_强调文字颜色 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强调文字颜色_20_5" style:display-name="Excel_BuiltIn_强调文字颜色 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强调文字颜色_20_6" style:display-name="Excel_BuiltIn_强调文字颜色 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标题" style:display-name="Excel_BuiltIn_标题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宋体" fo:font-family="宋体" fo:font-size="18pt" fo:font-style="normal" fo:text-shadow="none" style:text-underline-style="none" fo:font-weight="bold" style:font-size-asian="18pt" style:font-style-asian="normal" style:font-weight-asian="bold" style:font-name-complex="宋体" style:font-family-complex="宋体" style:font-size-complex="18pt" style:font-style-complex="normal" style:font-weight-complex="bold"/>
    </style:style>
    <style:style style:name="Excel_5f_BuiltIn_5f_标题_20_1" style:display-name="Excel_BuiltIn_标题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宋体" fo:font-family="宋体" fo:font-size="15pt" fo:font-style="normal" fo:text-shadow="none" style:text-underline-style="none" fo:font-weight="bold" style:font-size-asian="15pt" style:font-style-asian="normal" style:font-weight-asian="bold" style:font-name-complex="宋体" style:font-family-complex="宋体" style:font-size-complex="15pt" style:font-style-complex="normal" style:font-weight-complex="bold"/>
    </style:style>
    <style:style style:name="Excel_5f_BuiltIn_5f_标题_20_2" style:display-name="Excel_BuiltIn_标题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宋体" fo:font-family="宋体" fo:font-size="13pt" fo:font-style="normal" fo:text-shadow="none" style:text-underline-style="none" fo:font-weight="bold" style:font-size-asian="13pt" style:font-style-asian="normal" style:font-weight-asian="bold" style:font-name-complex="宋体" style:font-family-complex="宋体" style:font-size-complex="13pt" style:font-style-complex="normal" style:font-weight-complex="bold"/>
    </style:style>
    <style:style style:name="Excel_5f_BuiltIn_5f_标题_20_3" style:display-name="Excel_BuiltIn_标题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Excel_5f_BuiltIn_5f_标题_20_4" style:display-name="Excel_BuiltIn_标题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Excel_5f_BuiltIn_5f_检查单元格" style:display-name="Excel_BuiltIn_检查单元格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Excel_5f_BuiltIn_5f_汇总" style:display-name="Excel_BuiltIn_汇总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Excel_5f_BuiltIn_5f_注释" style:display-name="Excel_BuiltIn_注释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Excel_5f_BuiltIn_5f_解释性文本" style:display-name="Excel_BuiltIn_解释性文本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宋体" fo:font-family="宋体" fo:font-size="11pt" fo:font-style="italic" fo:text-shadow="none" style:text-underline-style="none" fo:font-weight="normal" style:font-size-asian="11pt" style:font-style-asian="italic" style:font-weight-asian="normal" style:font-name-complex="宋体" style:font-family-complex="宋体" style:font-size-complex="11pt" style:font-style-complex="italic" style:font-weight-complex="normal"/>
    </style:style>
    <style:style style:name="Excel_5f_BuiltIn_5f_警告文本" style:display-name="Excel_BuiltIn_警告文本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计算" style:display-name="Excel_BuiltIn_计算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Excel_5f_BuiltIn_5f_输入" style:display-name="Excel_BuiltIn_输入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输出" style:display-name="Excel_BuiltIn_输出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宋体" fo:font-family="宋体" fo:font-size="11pt" fo:font-style="normal" fo:text-shadow="none" style:text-underline-style="none" fo:font-weight="bold" style:font-size-asian="11pt" style:font-style-asian="normal" style:font-weight-asian="bold" style:font-name-complex="宋体" style:font-family-complex="宋体" style:font-size-complex="11pt" style:font-style-complex="normal" style:font-weight-complex="bold"/>
    </style:style>
    <style:style style:name="Excel_5f_BuiltIn_5f_适中" style:display-name="Excel_BuiltIn_适中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  <style:style style:name="Excel_5f_BuiltIn_5f_链接单元格" style:display-name="Excel_BuiltIn_链接单元格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name-complex="宋体" style:font-family-complex="宋体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S1" style:display-name="PageStyle_Table S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S2" style:display-name="PageStyle_Table S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S3" style:display-name="PageStyle_Table S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chen</meta:initial-creator>
    <meta:creation-date>2014-07-29T21:26:56</meta:creation-date>
    <dc:creator>czhang</dc:creator>
    <dc:date>2015-12-11T16:27:48</dc:date>
    <meta:document-statistic meta:table-count="3" meta:cell-count="8046" meta:object-count="0"/>
    <meta:generator>LibreOffice/5.1.6.2$Linux_X86_64 LibreOffice_project/10m0$Build-2</meta:generator>
  </office:meta>
</office:document-meta>
</file>